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Pictures/10000201000000270000002E8DAA7536F83369FC.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tillium Web" svg:font-family="'Titillium Web'"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style:font-face style:name="Noto Sans" svg:font-family="'Noto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standard" style:list-style-name="L1">
      <style:graphic-properties draw:stroke="none" draw:stroke-dash="Fine_20_Dashed" svg:stroke-width="0.053cm" svg:stroke-color="#8f187c" draw:marker-start-width="0.279cm" draw:marker-end-width="0.279cm" draw:fill="solid" draw:fill-color="#cccccc" fo:min-height="1.653cm" fo:padding-top="0.151cm" fo:padding-bottom="0.151cm" fo:padding-left="0.276cm" fo:padding-right="0.276cm"/>
    </style:style>
    <style:style style:name="gr2" style:family="graphic" style:parent-style-name="standard">
      <style:graphic-properties draw:stroke="none" svg:stroke-color="#000000" draw:fill="none" draw:fill-color="#ffffff" fo:min-height="1.821cm"/>
    </style:style>
    <style:style style:name="gr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gradient" draw:fill-color="#cfe7f5" draw:fill-gradient-name="Gradient_20_3" draw:textarea-horizontal-align="justify" draw:textarea-vertical-align="middle" draw:auto-grow-height="false" fo:min-height="2.114cm" fo:min-width="4.926cm" fo:padding-top="0.1cm" fo:padding-bottom="0.1cm" fo:padding-left="0.225cm" fo:padding-right="0.225cm" fo:wrap-option="no-wrap" draw:shadow="hidden" draw:shadow-offset-x="0.2cm" draw:shadow-offset-y="0.2cm" draw:shadow-color="#808080"/>
    </style:style>
    <style:style style:name="gr4" style:family="graphic" style:parent-style-name="standard">
      <style:graphic-properties draw:stroke="dash" draw:stroke-dash="Fine_20_Dashed" svg:stroke-width="0.053cm" svg:stroke-color="#8f187c" draw:marker-start-width="0.279cm" draw:marker-end-width="0.279cm" draw:fill="none" draw:fill-color="#ffffff" draw:opacity="72%" fo:min-height="1.114cm" fo:padding-top="0.151cm" fo:padding-bottom="0.151cm" fo:padding-left="0.276cm" fo:padding-right="0.276cm"/>
    </style:style>
    <style:style style:name="gr5" style:family="graphic" style:parent-style-name="standard">
      <style:graphic-properties svg:stroke-width="0.053cm" svg:stroke-color="#ed1c24" draw:marker-start-width="0.279cm" draw:marker-end-width="0.279cm" draw:textarea-vertical-align="middle" fo:padding-top="0.151cm" fo:padding-bottom="0.151cm" fo:padding-left="0.276cm" fo:padding-right="0.276cm"/>
    </style:style>
    <style:style style:name="gr6" style:family="graphic" style:parent-style-name="standard">
      <style:graphic-properties svg:stroke-width="0.053cm" svg:stroke-color="#00a65d" draw:marker-start-width="0.279cm" draw:marker-end-width="0.279cm" draw:textarea-vertical-align="middle" fo:padding-top="0.151cm" fo:padding-bottom="0.151cm" fo:padding-left="0.276cm" fo:padding-right="0.276cm"/>
    </style:style>
    <style:style style:name="gr7" style:family="graphic" style:parent-style-name="standard">
      <style:graphic-properties svg:stroke-width="0.053cm" svg:stroke-color="#0066b3" draw:marker-start-width="0.28cm" draw:marker-end-width="0.28cm" draw:textarea-vertical-align="middle" fo:padding-top="0.152cm" fo:padding-bottom="0.152cm" fo:padding-left="0.277cm" fo:padding-right="0.277cm"/>
    </style:style>
    <style:style style:name="gr8" style:family="graphic" style:parent-style-name="standard">
      <style:graphic-properties svg:stroke-width="0.053cm" svg:stroke-color="#8f187c" draw:marker-start-width="0.28cm" draw:marker-end-width="0.28cm" draw:textarea-vertical-align="middle" fo:padding-top="0.152cm" fo:padding-bottom="0.152cm" fo:padding-left="0.277cm" fo:padding-right="0.277cm"/>
    </style:style>
    <style:style style:name="gr9" style:family="graphic" style:parent-style-name="standard">
      <style:graphic-properties draw:stroke="none" svg:stroke-color="#000000" draw:fill="none" draw:fill-color="#ffffff" fo:min-height="1.288cm"/>
    </style:style>
    <style:style style:name="gr10" style:family="graphic" style:parent-style-name="standard">
      <style:graphic-properties draw:stroke="none" svg:stroke-color="#000000" draw:fill="none" draw:fill-color="#ffffff" fo:min-height="1.067cm"/>
    </style:style>
    <style:style style:name="gr11"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standard">
      <style:graphic-properties draw:stroke="none" draw:stroke-dash="Dashed_20__28_var_29__20_1" svg:stroke-width="0cm" svg:stroke-color="#233c4c" draw:marker-start="" draw:marker-start-center="false" draw:marker-end="" draw:marker-end-center="false" svg:stroke-opacity="100%" draw:stroke-linejoin="round" svg:stroke-linecap="butt" draw:fill="solid"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30" style:family="graphic" style:parent-style-name="standard">
      <style:graphic-properties draw:stroke="none" draw:stroke-dash="Dashed_20__28_var_29__20_1" svg:stroke-width="0cm" svg:stroke-color="#233c4c" draw:marker-start="" draw:marker-start-width="0.321cm" draw:marker-start-center="false" draw:marker-end="" draw:marker-end-width="0.321cm" draw:marker-end-center="false" svg:stroke-opacity="100%" draw:stroke-linejoin="round" svg:stroke-linecap="butt" draw:fill="solid" draw:fill-color="#ff8f00"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634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31" style:family="graphic" style:parent-style-name="standard">
      <style:graphic-properties draw:stroke="none" draw:stroke-dash="Dashed_20__28_var_29__20_1" svg:stroke-width="0cm" svg:stroke-color="#233c4c" draw:marker-start="" draw:marker-start-width="0.321cm" draw:marker-start-center="false" draw:marker-end="" draw:marker-end-width="0.321cm" draw:marker-end-center="false" svg:stroke-opacity="100%" draw:stroke-linejoin="round" svg:stroke-linecap="butt" draw:fill="solid" draw:fill-color="#233c4c"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675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32" style:family="graphic" style:parent-style-name="standard">
      <style:graphic-properties draw:stroke="none" draw:stroke-dash="Dashed_20__28_var_29__20_1" svg:stroke-width="0cm" svg:stroke-color="#233c4c" draw:marker-start="" draw:marker-start-width="0.442cm" draw:marker-start-center="false" draw:marker-end="" draw:marker-end-width="0.442cm" draw:marker-end-center="false" svg:stroke-opacity="100%" draw:stroke-linejoin="round" svg:stroke-linecap="butt" draw:fill="solid" draw:fill-color="#ff8f00"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675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33" style:family="graphic" style:parent-style-name="standard">
      <style:graphic-properties draw:stroke="none" draw:stroke-dash="Dashed_20__28_var_29__20_1" svg:stroke-width="0cm" svg:stroke-color="#233c4c" draw:marker-start="" draw:marker-start-width="0.442cm" draw:marker-start-center="false" draw:marker-end="" draw:marker-end-width="0.442cm" draw:marker-end-center="false" svg:stroke-opacity="100%" draw:stroke-linejoin="round" svg:stroke-linecap="butt" draw:fill="solid" draw:fill-color="#233c4c"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716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34" style:family="graphic" style:parent-style-name="standard">
      <style:graphic-properties draw:stroke="none" draw:stroke-dash="Dashed_20__28_var_29__20_1" svg:stroke-width="0cm" svg:stroke-color="#233c4c" draw:marker-start="" draw:marker-start-width="0.805cm" draw:marker-start-center="false" draw:marker-end="" draw:marker-end-width="0.805cm" draw:marker-end-center="false" svg:stroke-opacity="100%" draw:stroke-linejoin="round" svg:stroke-linecap="butt" draw:fill="solid"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716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35" style:family="graphic" style:parent-style-name="standard">
      <style:graphic-properties draw:stroke="none" draw:stroke-dash="Dashed_20__28_var_29__20_1" svg:stroke-width="0cm" svg:stroke-color="#233c4c" draw:marker-start="" draw:marker-start-width="0.805cm" draw:marker-start-center="false" draw:marker-end="" draw:marker-end-width="0.805cm" draw:marker-end-center="false" svg:stroke-opacity="100%" draw:stroke-linejoin="round" svg:stroke-linecap="butt" draw:fill="solid" draw:fill-color="#233c4c"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756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36" style:family="graphic" style:parent-style-name="standard">
      <style:graphic-properties draw:stroke="none" draw:stroke-dash="Dashed_20__28_var_29__20_1" svg:stroke-width="0cm" svg:stroke-color="#233c4c" draw:marker-start="" draw:marker-start-width="0.926cm" draw:marker-start-center="false" draw:marker-end="" draw:marker-end-width="0.926cm" draw:marker-end-center="false" svg:stroke-opacity="100%" draw:stroke-linejoin="round" svg:stroke-linecap="butt" draw:fill="solid" draw:fill-color="#ff8f00"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756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37" style:family="graphic" style:parent-style-name="standard">
      <style:graphic-properties draw:stroke="none" draw:stroke-dash="Dashed_20__28_var_29__20_1" svg:stroke-width="0cm" svg:stroke-color="#233c4c" draw:marker-start="" draw:marker-start-width="0.926cm" draw:marker-start-center="false" draw:marker-end="" draw:marker-end-width="0.926cm" draw:marker-end-center="false" svg:stroke-opacity="100%" draw:stroke-linejoin="round" svg:stroke-linecap="butt" draw:fill="solid" draw:fill-color="#233c4c"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797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38" style:family="graphic" style:parent-style-name="standard">
      <style:graphic-properties draw:stroke="none" draw:stroke-dash="Dashed_20__28_var_29__20_1" svg:stroke-width="0cm" svg:stroke-color="#233c4c" draw:marker-start="" draw:marker-start-width="1.047cm" draw:marker-start-center="false" draw:marker-end="" draw:marker-end-width="1.047cm" draw:marker-end-center="false" svg:stroke-opacity="100%" draw:stroke-linejoin="round" svg:stroke-linecap="butt" draw:fill="solid" draw:fill-color="#ff8f00"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797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39" style:family="graphic" style:parent-style-name="standard">
      <style:graphic-properties draw:stroke="none" draw:stroke-dash="Dashed_20__28_var_29__20_1" svg:stroke-width="0cm" svg:stroke-color="#233c4c" draw:marker-start="" draw:marker-start-width="1.047cm" draw:marker-start-center="false" draw:marker-end="" draw:marker-end-width="1.047cm" draw:marker-end-center="false" svg:stroke-opacity="100%" draw:stroke-linejoin="round" svg:stroke-linecap="butt" draw:fill="solid" draw:fill-color="#233c4c"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838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40" style:family="graphic" style:parent-style-name="standard">
      <style:graphic-properties draw:stroke="none" draw:stroke-dash="Dashed_20__28_var_29__20_1" svg:stroke-width="0cm" svg:stroke-color="#233c4c" draw:marker-start="" draw:marker-start-width="1.289cm" draw:marker-start-center="false" draw:marker-end="" draw:marker-end-width="1.289cm" draw:marker-end-center="false" svg:stroke-opacity="100%" draw:stroke-linejoin="round" svg:stroke-linecap="butt" draw:fill="solid" draw:fill-color="#ff8f00"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838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41" style:family="graphic" style:parent-style-name="standard">
      <style:graphic-properties draw:stroke="none" draw:stroke-dash="Dashed_20__28_var_29__20_1" svg:stroke-width="0cm" svg:stroke-color="#233c4c" draw:marker-start="" draw:marker-start-width="1.289cm" draw:marker-start-center="false" draw:marker-end="" draw:marker-end-width="1.289cm" draw:marker-end-center="false" svg:stroke-opacity="100%" draw:stroke-linejoin="round" svg:stroke-linecap="butt" draw:fill="solid" draw:fill-color="#233c4c"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879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42" style:family="graphic" style:parent-style-name="standard">
      <style:graphic-properties draw:stroke="none" draw:stroke-dash="Dashed_20__28_var_29__20_1" svg:stroke-width="0cm" svg:stroke-color="#233c4c" draw:marker-start="" draw:marker-start-width="1.168cm" draw:marker-start-center="false" draw:marker-end="" draw:marker-end-width="1.168cm" draw:marker-end-center="false" svg:stroke-opacity="100%" draw:stroke-linejoin="round" svg:stroke-linecap="butt" draw:fill="solid" draw:fill-color="#ff8f00"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879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43" style:family="graphic" style:parent-style-name="standard">
      <style:graphic-properties draw:stroke="none" draw:stroke-dash="Dashed_20__28_var_29__20_1" svg:stroke-width="0cm" svg:stroke-color="#233c4c" draw:marker-start="" draw:marker-start-width="1.168cm" draw:marker-start-center="false" draw:marker-end="" draw:marker-end-width="1.168cm" draw:marker-end-center="false" svg:stroke-opacity="100%" draw:stroke-linejoin="round" svg:stroke-linecap="butt" draw:fill="solid" draw:fill-color="#233c4c"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92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44" style:family="graphic" style:parent-style-name="standard">
      <style:graphic-properties draw:stroke="none" draw:stroke-dash="Dashed_20__28_var_29__20_1" svg:stroke-width="0cm" svg:stroke-color="#233c4c" draw:marker-start="" draw:marker-start-width="0.563cm" draw:marker-start-center="false" draw:marker-end="" draw:marker-end-width="0.563cm" draw:marker-end-center="false" svg:stroke-opacity="100%" draw:stroke-linejoin="round" svg:stroke-linecap="butt" draw:fill="solid" draw:fill-color="#ff8f00"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92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45" style:family="graphic" style:parent-style-name="standard">
      <style:graphic-properties draw:stroke="none" draw:stroke-dash="Dashed_20__28_var_29__20_1" svg:stroke-width="0cm" svg:stroke-color="#233c4c" draw:marker-start="" draw:marker-start-width="0.563cm" draw:marker-start-center="false" draw:marker-end="" draw:marker-end-width="0.563cm" draw:marker-end-center="false" svg:stroke-opacity="100%" draw:stroke-linejoin="round" svg:stroke-linecap="butt" draw:fill="solid" draw:fill-color="#233c4c"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961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46" style:family="graphic" style:parent-style-name="standard">
      <style:graphic-properties draw:stroke="none" draw:stroke-dash="Dashed_20__28_var_29__20_1" svg:stroke-width="0cm" svg:stroke-color="#233c4c" draw:marker-start="" draw:marker-start-width="0.684cm" draw:marker-start-center="false" draw:marker-end="" draw:marker-end-width="0.684cm" draw:marker-end-center="false" svg:stroke-opacity="100%" draw:stroke-linejoin="round" svg:stroke-linecap="butt" draw:fill="solid" draw:fill-color="#ff8f00"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961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47" style:family="graphic" style:parent-style-name="standard">
      <style:graphic-properties draw:stroke="none" draw:stroke-dash="Dashed_20__28_var_29__20_1" svg:stroke-width="0cm" svg:stroke-color="#233c4c" draw:marker-start="" draw:marker-start-width="0.684cm" draw:marker-start-center="false" draw:marker-end="" draw:marker-end-width="0.684cm" draw:marker-end-center="false" svg:stroke-opacity="100%" draw:stroke-linejoin="round" svg:stroke-linecap="butt" draw:fill="solid" draw:fill-color="#233c4c"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2.002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48" style:family="graphic" style:parent-style-name="standard">
      <style:graphic-properties draw:stroke="dash" draw:stroke-dash="Fine_20_Dashed" svg:stroke-width="0.053cm" svg:stroke-color="#8f187c" draw:marker-start="Small_20_Arrow" draw:marker-start-width="0.279cm" draw:marker-end="" draw:marker-end-width="0.279cm" draw:textarea-vertical-align="middle" fo:padding-top="0.151cm" fo:padding-bottom="0.151cm" fo:padding-left="0.276cm" fo:padding-right="0.276cm"/>
    </style:style>
    <style:style style:name="gr49"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list-style-name="L1">
      <style:graphic-properties draw:stroke="solid" draw:stroke-dash="Dashed_20__28_var_29__20_2" svg:stroke-width="0.05cm" svg:stroke-color="#ffffff" draw:marker-start="" draw:marker-start-width="0.2cm" draw:marker-start-center="false" draw:marker-end="" draw:marker-end-width="0.2cm" draw:marker-end-center="false" svg:stroke-opacity="100%" draw:stroke-linejoin="round" draw:fill="gradient" draw:fill-color="#7f7f7f" draw:secondary-fill-color="#99ccff"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 style:family="graphic" style:parent-style-name="standard" style:list-style-name="L1">
      <style:graphic-properties draw:stroke="solid" draw:stroke-dash="Dashed_20__28_var_29__20_2" svg:stroke-width="0.05cm" svg:stroke-color="#ffffff" draw:marker-start="" draw:marker-start-width="0.2cm" draw:marker-start-center="false" draw:marker-end="" draw:marker-end-width="0.2cm" draw:marker-end-center="false" svg:stroke-opacity="100%" draw:stroke-linejoin="round" draw:fill="gradient" draw:fill-color="#7f7f7f" draw:secondary-fill-color="#99ccff"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1">
      <style:graphic-properties draw:stroke="solid" draw:stroke-dash="Dashed_20__28_var_29__20_2" svg:stroke-width="0.05cm" svg:stroke-color="#ffffff" draw:marker-start="" draw:marker-start-width="0.2cm" draw:marker-start-center="false" draw:marker-end="" draw:marker-end-width="0.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1">
      <style:graphic-properties draw:stroke="solid" draw:stroke-dash="Dashed_20__28_var_29__20_2" svg:stroke-width="0.05cm" svg:stroke-color="#ffffff" draw:marker-start="" draw:marker-start-width="0.2cm" draw:marker-start-center="false" draw:marker-end="" draw:marker-end-width="0.2cm" draw:marker-end-center="false" svg:stroke-opacity="100%" draw:stroke-linejoin="round" draw:fill="gradient" draw:fill-color="#7f7f7f" draw:secondary-fill-color="#99ccff"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1">
      <style:graphic-properties draw:stroke="solid" draw:stroke-dash="Dashed_20__28_var_29__20_2" svg:stroke-width="0.05cm" svg:stroke-color="#ffffff" draw:marker-start="" draw:marker-start-width="0.2cm" draw:marker-start-center="false" draw:marker-end="" draw:marker-end-width="0.2cm" draw:marker-end-center="false" svg:stroke-opacity="100%" draw:stroke-linejoin="round" draw:fill="gradient" draw:fill-color="#7f7f7f" draw:secondary-fill-color="#99ccff" draw:fill-gradient-name="Greysca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1">
      <style:graphic-properties draw:stroke="solid" draw:stroke-dash="Dashed_20__28_var_29__20_2" svg:stroke-width="0.05cm" svg:stroke-color="#ffffff" draw:marker-start="" draw:marker-start-width="0.2cm" draw:marker-start-center="false" draw:marker-end="" draw:marker-end-width="0.2cm" draw:marker-end-center="false" svg:stroke-opacity="100%" draw:stroke-linejoin="round" draw:fill="gradient" draw:fill-color="#7f7f7f" draw:secondary-fill-color="#99ccff"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list-style-name="L1">
      <style:graphic-properties draw:stroke="solid" draw:stroke-dash="Dashed_20__28_var_29__20_2" svg:stroke-width="0.05cm" svg:stroke-color="#000000" draw:marker-start="" draw:marker-start-width="0.2cm" draw:marker-start-center="false" draw:marker-end="" draw:marker-end-width="0.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 style:family="graphic" style:parent-style-name="standard" style:list-style-name="L1">
      <style:graphic-properties draw:stroke="solid" draw:stroke-dash="Dashed_20__28_var_29__20_2" svg:stroke-width="0.05cm" svg:stroke-color="#808080" draw:marker-start="" draw:marker-start-width="0.2cm" draw:marker-start-center="false" draw:marker-end="" draw:marker-end-width="0.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 style:family="graphic" style:parent-style-name="objectwithoutfill">
      <style:graphic-properties draw:stroke="dash" draw:stroke-dash="Fine_20_Dashed" svg:stroke-width="0.053cm" svg:stroke-color="#8f187c" draw:marker-start-width="0.279cm" draw:marker-end="Arrow" draw:marker-end-width="0.379cm" draw:fill="none" draw:textarea-vertical-align="middle" fo:padding-top="0.151cm" fo:padding-bottom="0.151cm" fo:padding-left="0.276cm" fo:padding-right="0.276cm"/>
    </style:style>
    <style:style style:name="gr76"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graphic-properties draw:stroke="none" svg:stroke-color="#000000" draw:fill="none" draw:fill-color="#ffffff" fo:min-height="0.534cm"/>
    </style:style>
    <style:style style:name="gr88"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gradient" draw:fill-color="#cfe7f5" draw:fill-gradient-name="Light_20_Red_20_Axial_20_H" draw:textarea-horizontal-align="justify" draw:textarea-vertical-align="middle" draw:auto-grow-height="false" fo:padding-top="0.134cm" fo:padding-bottom="0.134cm" fo:padding-left="0.259cm" fo:padding-right="0.259cm" draw:shadow="hidden" draw:shadow-offset-x="0.2cm" draw:shadow-offset-y="0.2cm" draw:shadow-color="#808080"/>
    </style:style>
    <style:style style:name="gr108" style:family="graphic" style:parent-style-name="standard" style:list-style-name="L1">
      <style:graphic-properties draw:stroke="solid" svg:stroke-width="0.028cm" svg:stroke-color="#ffffff" draw:marker-start="" draw:marker-start-width="0.242cm" draw:marker-start-center="false" draw:marker-end="" draw:marker-end-width="0.242cm" draw:marker-end-center="false" draw:fill="gradient" draw:fill-color="#cfe7f5" draw:fill-gradient-name="VRT_20_Light_20_Linear_20_T" draw:textarea-horizontal-align="justify" draw:textarea-vertical-align="middle" draw:auto-grow-height="false" fo:padding-top="0.139cm" fo:padding-bottom="0.139cm" fo:padding-left="0.264cm" fo:padding-right="0.264cm" draw:shadow="hidden" draw:shadow-offset-x="0.2cm" draw:shadow-offset-y="0.2cm" draw:shadow-color="#808080"/>
    </style:style>
    <style:style style:name="gr109"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solid" draw:fill-color="#ffffff" draw:textarea-horizontal-align="justify" draw:textarea-vertical-align="middle" draw:auto-grow-height="false" fo:padding-top="0.134cm" fo:padding-bottom="0.134cm" fo:padding-left="0.259cm" fo:padding-right="0.259cm" draw:shadow="hidden" draw:shadow-offset-x="0.2cm" draw:shadow-offset-y="0.2cm" draw:shadow-color="#808080"/>
    </style:style>
    <style:style style:name="gr110"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solid" draw:fill-color="#ffffff" draw:textarea-horizontal-align="justify" draw:textarea-vertical-align="middle" draw:auto-grow-height="false" fo:padding-top="0.134cm" fo:padding-bottom="0.134cm" fo:padding-left="0.259cm" fo:padding-right="0.259cm" draw:shadow="hidden" draw:shadow-offset-x="0.2cm" draw:shadow-offset-y="0.2cm" draw:shadow-color="#808080"/>
    </style:style>
    <style:style style:name="gr111"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solid" draw:fill-color="#ffffff" draw:textarea-horizontal-align="justify" draw:textarea-vertical-align="middle" draw:auto-grow-height="false" fo:padding-top="0.134cm" fo:padding-bottom="0.134cm" fo:padding-left="0.259cm" fo:padding-right="0.259cm" draw:shadow="hidden" draw:shadow-offset-x="0.2cm" draw:shadow-offset-y="0.2cm" draw:shadow-color="#808080"/>
    </style:style>
    <style:style style:name="gr112"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solid" draw:fill-color="#ffffff" draw:textarea-horizontal-align="justify" draw:textarea-vertical-align="middle" draw:auto-grow-height="false" fo:padding-top="0.134cm" fo:padding-bottom="0.134cm" fo:padding-left="0.259cm" fo:padding-right="0.259cm" draw:shadow="hidden" draw:shadow-offset-x="0.2cm" draw:shadow-offset-y="0.2cm" draw:shadow-color="#808080"/>
    </style:style>
    <style:style style:name="gr113"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gradient" draw:fill-color="#cfe7f5" draw:fill-gradient-name="VRT_20_Light_20_Linear_20_T" draw:textarea-horizontal-align="justify" draw:textarea-vertical-align="middle" draw:auto-grow-height="false" fo:padding-top="0.134cm" fo:padding-bottom="0.134cm" fo:padding-left="0.259cm" fo:padding-right="0.259cm" draw:shadow="hidden" draw:shadow-offset-x="0.2cm" draw:shadow-offset-y="0.2cm" draw:shadow-color="#808080"/>
    </style:style>
    <style:style style:name="gr114"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115"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116"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117"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118" style:family="graphic" style:parent-style-name="standard" style:list-style-name="L1">
      <style:graphic-properties draw:stroke="solid" svg:stroke-width="0.028cm" svg:stroke-color="#ffffff" draw:marker-start="" draw:marker-start-width="0.242cm" draw:marker-start-center="false" draw:marker-end="" draw:marker-end-width="0.242cm" draw:marker-end-center="false" draw:fill="none" draw:fill-color="#729fcf" draw:textarea-horizontal-align="justify" draw:textarea-vertical-align="middle" fo:padding-top="0.014cm" fo:padding-bottom="0.014cm" fo:padding-left="0.014cm" fo:padding-right="0.014cm" draw:shadow="hidden" draw:shadow-offset-x="0.2cm" draw:shadow-offset-y="0.2cm" draw:shadow-color="#808080"/>
    </style:style>
    <style:style style:name="gr119"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120"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121"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122"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123"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124"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125"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126"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127"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128"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129"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gradient" draw:fill-color="#cfe7f5" draw:fill-gradient-name="VRT_20_Light_20_Linear_20_T" draw:textarea-horizontal-align="justify" draw:textarea-vertical-align="middle" draw:auto-grow-height="false" fo:padding-top="0.134cm" fo:padding-bottom="0.134cm" fo:padding-left="0.259cm" fo:padding-right="0.259cm" draw:shadow="hidden" draw:shadow-offset-x="0.2cm" draw:shadow-offset-y="0.2cm" draw:shadow-color="#808080"/>
    </style:style>
    <style:style style:name="gr130"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none" draw:fill-color="#729fcf" draw:textarea-horizontal-align="justify" draw:textarea-vertical-align="middle" fo:padding-top="0.025cm" fo:padding-bottom="0.025cm" fo:padding-left="0.025cm" fo:padding-right="0.025cm" draw:shadow="hidden" draw:shadow-offset-x="0.2cm" draw:shadow-offset-y="0.2cm" draw:shadow-color="#808080"/>
    </style:style>
    <style:style style:name="gr131"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132"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133"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134"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135"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136"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137"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138"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none" draw:fill-color="#cfe7f5"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39"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gradient" draw:fill-color="#cfe7f5" draw:fill-gradient-name="VRT_20_Light_20_Axial_20_V" draw:textarea-horizontal-align="justify" draw:textarea-vertical-align="middle" draw:auto-grow-height="false" fo:min-height="0.916cm" fo:min-width="2.164cm" fo:padding-top="0.1cm" fo:padding-bottom="0.1cm" fo:padding-left="0.225cm" fo:padding-right="0.225cm" fo:wrap-option="no-wrap" draw:shadow="hidden" draw:shadow-offset-x="0.2cm" draw:shadow-offset-y="0.2cm" draw:shadow-color="#808080"/>
    </style:style>
    <style:style style:name="gr140" style:family="graphic" style:parent-style-name="standard">
      <style:graphic-properties draw:stroke="none" draw:stroke-dash="Dashed_20__28_var_29__20_1" svg:stroke-width="0cm" draw:stroke-linejoin="none" svg:stroke-linecap="butt" draw:fill="solid" draw:fill-color="#cccccc" draw:textarea-horizontal-align="center" draw:textarea-vertical-align="middle"/>
    </style:style>
    <style:style style:name="gr141" style:family="graphic" style:parent-style-name="standard">
      <style:graphic-properties draw:stroke="none" draw:fill="none" draw:fill-color="#ffffff" draw:textarea-horizontal-align="left" draw:auto-grow-width="true" fo:min-height="0.535cm" fo:min-width="1.92cm" fo:padding-top="0cm" fo:padding-bottom="0cm" fo:padding-left="0cm" fo:padding-right="0cm"/>
    </style:style>
    <style:style style:name="gr142" style:family="graphic" style:parent-style-name="standard">
      <style:graphic-properties draw:stroke="none" draw:fill="none" draw:fill-color="#ffffff" draw:textarea-horizontal-align="left" draw:auto-grow-width="true" fo:min-height="0.535cm" fo:min-width="2.312cm" fo:padding-top="0cm" fo:padding-bottom="0cm" fo:padding-left="0cm" fo:padding-right="0cm"/>
    </style:style>
    <style:style style:name="gr143" style:family="graphic" style:parent-style-name="standard">
      <style:graphic-properties draw:stroke="none" draw:fill="none" draw:fill-color="#ffffff" draw:textarea-horizontal-align="left" draw:auto-grow-width="true" fo:min-height="0.755cm" fo:min-width="3.279cm" fo:padding-top="0cm" fo:padding-bottom="0cm" fo:padding-left="0cm" fo:padding-right="0cm"/>
    </style:style>
    <style:style style:name="gr144" style:family="graphic" style:parent-style-name="standard">
      <style:graphic-properties draw:stroke="none" draw:fill="none" draw:fill-color="#ffffff" draw:textarea-horizontal-align="left" draw:auto-grow-width="true" fo:min-height="0.535cm" fo:min-width="1.782cm" fo:padding-top="0cm" fo:padding-bottom="0cm" fo:padding-left="0cm" fo:padding-right="0cm"/>
    </style:style>
    <style:style style:name="gr145" style:family="graphic" style:parent-style-name="standard">
      <style:graphic-properties draw:stroke="none" draw:fill="none" draw:fill-color="#ffffff" draw:textarea-horizontal-align="left" draw:auto-grow-width="true" fo:min-height="0.755cm" fo:min-width="1.738cm" fo:padding-top="0cm" fo:padding-bottom="0cm" fo:padding-left="0cm" fo:padding-right="0cm"/>
    </style:style>
    <style:style style:name="gr146" style:family="graphic" style:parent-style-name="standard">
      <style:graphic-properties draw:stroke="none" draw:fill="none" draw:fill-color="#ffffff" draw:textarea-horizontal-align="left" draw:auto-grow-width="true" fo:min-height="0.535cm" fo:min-width="1.039cm" fo:padding-top="0cm" fo:padding-bottom="0cm" fo:padding-left="0cm" fo:padding-right="0cm"/>
    </style:style>
    <style:style style:name="gr147" style:family="graphic" style:parent-style-name="standard">
      <style:graphic-properties draw:stroke="none" draw:stroke-dash="Dashed_20__28_var_29__20_1" svg:stroke-width="0cm" svg:stroke-color="#ffffff" draw:stroke-linejoin="none" svg:stroke-linecap="butt" draw:fill="solid" draw:fill-color="#e5e5e5" draw:textarea-horizontal-align="center" draw:textarea-vertical-align="middle"/>
    </style:style>
    <style:style style:name="gr148" style:family="graphic" style:parent-style-name="standard">
      <style:graphic-properties draw:stroke="none" draw:fill="gradient" draw:fill-gradient-name="Light_20_Red_20_Axial_20_H" draw:textarea-horizontal-align="center" draw:textarea-vertical-align="middle"/>
    </style:style>
    <style:style style:name="gr149" style:family="graphic" style:parent-style-name="standard">
      <style:graphic-properties draw:stroke="solid" draw:stroke-dash="Dashed_20__28_var_29__20_1" svg:stroke-width="0.05cm" svg:stroke-color="#ffffff" draw:stroke-linejoin="round" svg:stroke-linecap="butt" draw:fill="none" draw:fill-color="#e5e5e5" draw:textarea-horizontal-align="center" draw:textarea-vertical-align="middle" fo:padding-top="0.025cm" fo:padding-bottom="0.025cm" fo:padding-left="0.025cm" fo:padding-right="0.025cm"/>
    </style:style>
    <style:style style:name="gr150" style:family="graphic" style:parent-style-name="standard">
      <style:graphic-properties draw:stroke="none" draw:fill="gradient" draw:fill-gradient-name="VRT_20_Light_20_Linear_20_T" draw:textarea-horizontal-align="center" draw:textarea-vertical-align="middle"/>
    </style:style>
    <style:style style:name="gr151" style:family="graphic" style:parent-style-name="standard">
      <style:graphic-properties draw:stroke="none" draw:stroke-dash="Dashed_20__28_var_29__20_1" svg:stroke-width="0cm" svg:stroke-color="#ffffff" draw:stroke-linejoin="none" svg:stroke-linecap="butt" draw:fill="solid" draw:fill-color="#ffffff" draw:textarea-horizontal-align="center" draw:textarea-vertical-align="middle"/>
    </style:style>
    <style:style style:name="gr152" style:family="graphic" style:parent-style-name="standard">
      <style:graphic-properties draw:stroke="solid" draw:stroke-dash="Dashed_20__28_var_29__20_1" svg:stroke-width="0.05cm" svg:stroke-color="#ffffff" draw:stroke-linejoin="round" svg:stroke-linecap="butt" draw:fill="none" draw:fill-color="#ffffff" draw:textarea-horizontal-align="center" draw:textarea-vertical-align="middle" fo:padding-top="0.025cm" fo:padding-bottom="0.025cm" fo:padding-left="0.025cm" fo:padding-right="0.025cm"/>
    </style:style>
    <style:style style:name="gr153" style:family="graphic" style:parent-style-name="standard">
      <style:graphic-properties draw:stroke="solid" draw:stroke-dash="Dashed_20__28_var_29__20_1" svg:stroke-width="0.05cm" svg:stroke-color="#ffffff" draw:stroke-linejoin="round" svg:stroke-linecap="butt" draw:textarea-horizontal-align="center" draw:textarea-vertical-align="middle" fo:padding-top="0.025cm" fo:padding-bottom="0.025cm" fo:padding-left="0.025cm" fo:padding-right="0.025cm"/>
    </style:style>
    <style:style style:name="gr154" style:family="graphic" style:parent-style-name="standard">
      <style:graphic-properties draw:stroke="solid" draw:stroke-dash="Dashed_20__28_var_29__20_1" svg:stroke-width="0.05cm" svg:stroke-color="#000000" draw:stroke-linejoin="round" svg:stroke-linecap="butt" draw:fill="none" draw:fill-color="#ffffff" draw:textarea-horizontal-align="center" draw:textarea-vertical-align="middle" fo:padding-top="0.025cm" fo:padding-bottom="0.025cm" fo:padding-left="0.025cm" fo:padding-right="0.025cm"/>
    </style:style>
    <style:style style:name="gr155" style:family="graphic" style:parent-style-name="standard">
      <style:graphic-properties draw:stroke="none" draw:fill="gradient" draw:fill-gradient-name="Gradient_20_3" draw:textarea-horizontal-align="center" draw:textarea-vertical-align="middle"/>
    </style:style>
    <style:style style:name="gr156" style:family="graphic" style:parent-style-name="standard">
      <style:graphic-properties draw:stroke="solid" draw:stroke-dash="Dashed_20__28_var_29__20_1" svg:stroke-width="0.05cm" svg:stroke-color="#000000" draw:stroke-linejoin="round" svg:stroke-linecap="butt" draw:textarea-horizontal-align="center" draw:textarea-vertical-align="middle" fo:padding-top="0.025cm" fo:padding-bottom="0.025cm" fo:padding-left="0.025cm" fo:padding-right="0.025cm"/>
    </style:style>
    <style:style style:name="gr157" style:family="graphic" style:parent-style-name="standard">
      <style:graphic-properties draw:stroke="none" draw:fill="none" draw:fill-color="#ffffff" draw:textarea-horizontal-align="left" draw:auto-grow-width="true" fo:min-height="0.535cm" fo:min-width="2.916cm" fo:padding-top="0cm" fo:padding-bottom="0cm" fo:padding-left="0cm" fo:padding-right="0cm"/>
    </style:style>
    <style:style style:name="gr158" style:family="graphic" style:parent-style-name="standard">
      <style:graphic-properties draw:stroke="none" draw:fill="none" draw:fill-color="#ffffff" draw:textarea-horizontal-align="left" draw:auto-grow-width="true" fo:min-height="0.535cm" fo:min-width="3.46cm" fo:padding-top="0cm" fo:padding-bottom="0cm" fo:padding-left="0cm" fo:padding-right="0cm"/>
    </style:style>
    <style:style style:name="gr159" style:family="graphic" style:parent-style-name="standard">
      <style:graphic-properties draw:stroke="solid" draw:stroke-dash="Dashed_20__28_var_29__20_1" svg:stroke-width="0.053cm" svg:stroke-color="#ed1c24" draw:stroke-linejoin="round" svg:stroke-linecap="butt" draw:textarea-horizontal-align="center" draw:textarea-vertical-align="middle" fo:padding-top="0.026cm" fo:padding-bottom="0.026cm" fo:padding-left="0.026cm" fo:padding-right="0.026cm"/>
    </style:style>
    <style:style style:name="gr160" style:family="graphic" style:parent-style-name="standard">
      <style:graphic-properties draw:stroke="solid" draw:stroke-dash="Dashed_20__28_var_29__20_1" svg:stroke-width="0.053cm" svg:stroke-color="#00a65d" draw:stroke-linejoin="round" svg:stroke-linecap="butt" draw:textarea-horizontal-align="center" draw:textarea-vertical-align="middle" fo:padding-top="0.026cm" fo:padding-bottom="0.026cm" fo:padding-left="0.026cm" fo:padding-right="0.026cm"/>
    </style:style>
    <style:style style:name="gr161" style:family="graphic" style:parent-style-name="standard">
      <style:graphic-properties draw:stroke="solid" draw:stroke-dash="Dashed_20__28_var_29__20_1" svg:stroke-width="0.053cm" svg:stroke-color="#0066b3" draw:stroke-linejoin="round" svg:stroke-linecap="butt" draw:textarea-horizontal-align="center" draw:textarea-vertical-align="middle" fo:padding-top="0.026cm" fo:padding-bottom="0.026cm" fo:padding-left="0.026cm" fo:padding-right="0.026cm"/>
    </style:style>
    <style:style style:name="gr162" style:family="graphic" style:parent-style-name="standard">
      <style:graphic-properties draw:stroke="none" draw:fill="none" draw:fill-color="#ffffff" draw:textarea-horizontal-align="left" draw:auto-grow-width="true" fo:min-height="0.535cm" fo:min-width="2.399cm" fo:padding-top="0cm" fo:padding-bottom="0cm" fo:padding-left="0cm" fo:padding-right="0cm"/>
    </style:style>
    <style:style style:name="gr163" style:family="graphic" style:parent-style-name="standard">
      <style:graphic-properties draw:stroke="none" draw:fill="none" draw:fill-color="#ffffff" draw:textarea-horizontal-align="left" draw:auto-grow-width="true" fo:min-height="0.755cm" fo:min-width="1.395cm" fo:padding-top="0cm" fo:padding-bottom="0cm" fo:padding-left="0cm" fo:padding-right="0cm"/>
    </style:style>
    <style:style style:name="gr164" style:family="graphic" style:parent-style-name="standard">
      <style:graphic-properties draw:stroke="none" draw:fill="none" draw:fill-color="#ffffff" draw:textarea-horizontal-align="left" draw:auto-grow-width="true" fo:min-height="0.535cm" fo:min-width="4.901cm" fo:padding-top="0cm" fo:padding-bottom="0cm" fo:padding-left="0cm" fo:padding-right="0cm"/>
    </style:style>
    <style:style style:name="gr165" style:family="graphic" style:parent-style-name="standard">
      <style:graphic-properties draw:stroke="none" draw:fill="none" draw:fill-color="#ffffff" draw:textarea-horizontal-align="left" draw:auto-grow-width="true" fo:min-height="0.535cm" fo:min-width="4.751cm" fo:padding-top="0cm" fo:padding-bottom="0cm" fo:padding-left="0cm" fo:padding-right="0cm"/>
    </style:style>
    <style:style style:name="gr166" style:family="graphic" style:parent-style-name="standard">
      <style:graphic-properties draw:stroke="none" draw:stroke-dash="Dashed_20__28_var_29__20_1" svg:stroke-width="0cm" svg:stroke-color="#0066b3" draw:stroke-linejoin="none" svg:stroke-linecap="butt" draw:fill="solid" draw:fill-color="#e5e5e5" draw:textarea-horizontal-align="center" draw:textarea-vertical-align="middle"/>
    </style:style>
    <style:style style:name="gr167" style:family="graphic" style:parent-style-name="standard">
      <style:graphic-properties draw:stroke="none" draw:fill="gradient" draw:fill-gradient-name="Light_20_Grey_20_Linear_20_L" draw:textarea-horizontal-align="center" draw:textarea-vertical-align="middle"/>
    </style:style>
    <style:style style:name="gr168" style:family="graphic" style:parent-style-name="standard">
      <style:graphic-properties draw:stroke="none" draw:fill="gradient" draw:fill-gradient-name="Light_20_Grey_20_Square_20_BR" draw:textarea-horizontal-align="center" draw:textarea-vertical-align="middle"/>
    </style:style>
    <style:style style:name="gr169" style:family="graphic" style:parent-style-name="standard">
      <style:graphic-properties draw:stroke="none" draw:fill="gradient" draw:fill-gradient-name="Light_20_Grey_20_Linear_20_T" draw:textarea-horizontal-align="center" draw:textarea-vertical-align="middle"/>
    </style:style>
    <style:style style:name="gr170" style:family="graphic" style:parent-style-name="standard">
      <style:graphic-properties draw:stroke="solid" draw:stroke-dash="Dashed_20__28_var_29__20_1" svg:stroke-width="0.05cm" svg:stroke-color="#7f7f7f" draw:stroke-linejoin="round" svg:stroke-linecap="butt" draw:textarea-horizontal-align="center" draw:textarea-vertical-align="middle" fo:padding-top="0.025cm" fo:padding-bottom="0.025cm" fo:padding-left="0.025cm" fo:padding-right="0.025cm"/>
    </style:style>
    <style:style style:name="gr171" style:family="graphic" style:parent-style-name="standard">
      <style:graphic-properties draw:stroke="none" draw:stroke-dash="Dashed_20__28_var_29__20_1" svg:stroke-width="0cm" svg:stroke-color="#000000" draw:stroke-linejoin="none" svg:stroke-linecap="butt" draw:fill="solid" draw:fill-color="#39b54a" draw:textarea-horizontal-align="center" draw:textarea-vertical-align="middle"/>
    </style:style>
    <style:style style:name="gr172" style:family="graphic" style:parent-style-name="standard">
      <style:graphic-properties draw:stroke="solid" draw:stroke-dash="Dashed_20__28_var_29__20_1" svg:stroke-width="0.05cm" svg:stroke-color="#000000" draw:stroke-linejoin="round" svg:stroke-linecap="butt" draw:fill="none" draw:fill-color="#39b54a" draw:textarea-horizontal-align="center" draw:textarea-vertical-align="middle" fo:padding-top="0.025cm" fo:padding-bottom="0.025cm" fo:padding-left="0.025cm" fo:padding-right="0.025cm"/>
    </style:style>
    <style:style style:name="gr173" style:family="graphic" style:parent-style-name="standard">
      <style:graphic-properties draw:stroke="solid" draw:stroke-dash="Dashed_20__28_var_29__20_1" svg:stroke-width="0.05cm" svg:stroke-color="#ffffff" draw:stroke-linejoin="round" svg:stroke-linecap="butt" draw:fill="none" draw:fill-color="#39b54a" draw:textarea-horizontal-align="center" draw:textarea-vertical-align="middle" fo:padding-top="0.025cm" fo:padding-bottom="0.025cm" fo:padding-left="0.025cm" fo:padding-right="0.025cm"/>
    </style:style>
    <style:style style:name="gr174"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175" style:family="graphic" style:parent-style-name="standard">
      <style:graphic-properties draw:stroke="none" draw:fill="gradient" draw:fill-gradient-name="Light_20_Red_20_Linear_20_T" draw:textarea-horizontal-align="center" draw:textarea-vertical-align="middle"/>
    </style:style>
    <style:style style:name="gr176" style:family="graphic" style:parent-style-name="standard">
      <style:graphic-properties draw:stroke="none" draw:fill="gradient" draw:fill-gradient-name="Light_20_Red_20_Linear_20_L" draw:textarea-horizontal-align="center" draw:textarea-vertical-align="middle"/>
    </style:style>
    <style:style style:name="gr177" style:family="graphic" style:parent-style-name="standard">
      <style:graphic-properties draw:stroke="none" draw:fill="gradient" draw:fill-gradient-name="Greyscale_20_Linear_20_T" draw:textarea-horizontal-align="center" draw:textarea-vertical-align="middle"/>
    </style:style>
    <style:style style:name="gr178" style:family="graphic" style:parent-style-name="standard">
      <style:graphic-properties draw:stroke="none" draw:fill="gradient" draw:fill-gradient-name="Light_20_Red_20_Square_20_BR" draw:textarea-horizontal-align="center" draw:textarea-vertical-align="middle"/>
    </style:style>
    <style:style style:name="gr179" style:family="graphic" style:parent-style-name="standard">
      <style:graphic-properties draw:stroke="solid" draw:stroke-dash="Dashed_20__28_var_29__20_1" svg:stroke-width="0.05cm" svg:stroke-color="#808080" draw:stroke-linejoin="round" svg:stroke-linecap="butt" draw:fill="none" draw:fill-color="#39b54a" draw:textarea-horizontal-align="center" draw:textarea-vertical-align="middle" fo:padding-top="0.025cm" fo:padding-bottom="0.025cm" fo:padding-left="0.025cm" fo:padding-right="0.025cm"/>
    </style:style>
    <style:style style:name="gr180" style:family="graphic" style:parent-style-name="standard">
      <style:graphic-properties draw:stroke="dash" draw:stroke-dash="Fine_20_Dashed" svg:stroke-width="0.053cm" svg:stroke-color="#21409a" draw:marker-start-width="0.279cm" draw:marker-end-width="0.279cm" draw:fill="none" draw:fill-color="#ffffff" draw:opacity="72%" fo:min-height="1.147cm" fo:padding-top="0.151cm" fo:padding-bottom="0.151cm" fo:padding-left="0.276cm" fo:padding-right="0.276cm"/>
    </style:style>
    <style:style style:name="gr181" style:family="graphic" style:parent-style-name="objectwithoutfill">
      <style:graphic-properties draw:stroke="dash" draw:stroke-dash="Fine_20_Dashed" svg:stroke-width="0.053cm" svg:stroke-color="#0066b3" draw:marker-start-width="0.279cm" draw:marker-end="Arrow" draw:marker-end-width="0.379cm" draw:fill="none" draw:textarea-vertical-align="middle" fo:padding-top="0.151cm" fo:padding-bottom="0.151cm" fo:padding-left="0.276cm" fo:padding-right="0.276cm"/>
    </style:style>
    <style:style style:name="gr182" style:family="graphic" style:parent-style-name="objectwithoutfill">
      <style:graphic-properties draw:stroke="dash" draw:stroke-dash="Fine_20_Dashed" svg:stroke-width="0.053cm" svg:stroke-color="#0066b3" draw:marker-start-width="0.279cm" draw:marker-end="" draw:marker-end-width="0.379cm" draw:fill="none" draw:textarea-vertical-align="middle" fo:padding-top="0.151cm" fo:padding-bottom="0.151cm" fo:padding-left="0.276cm" fo:padding-right="0.276cm"/>
    </style:style>
    <style:style style:name="gr183" style:family="graphic" style:parent-style-name="standard">
      <style:graphic-properties draw:stroke="dash" draw:stroke-dash="Fine_20_Dashed" svg:stroke-width="0.053cm" svg:stroke-color="#0066b3" draw:marker-start="Small_20_Arrow" draw:marker-start-width="0.279cm" draw:marker-end="" draw:marker-end-width="0.279cm" draw:textarea-vertical-align="middle" fo:padding-top="0.151cm" fo:padding-bottom="0.151cm" fo:padding-left="0.276cm" fo:padding-right="0.276cm"/>
    </style:style>
    <style:style style:name="gr184"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5"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6"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7"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8"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9"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0"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1"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2"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3"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4"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gradient" draw:fill-color="#cfe7f5" draw:fill-gradient-name="VRT_20_Light_20_Axial_20_V" draw:textarea-horizontal-align="justify" draw:textarea-vertical-align="middle" draw:auto-grow-height="false" fo:min-height="0.916cm" fo:min-width="2.164cm" fo:padding-top="0.1cm" fo:padding-bottom="0.1cm" fo:padding-left="0.225cm" fo:padding-right="0.225cm" fo:wrap-option="no-wrap" draw:shadow="hidden" draw:shadow-offset-x="0.2cm" draw:shadow-offset-y="0.2cm" draw:shadow-color="#808080"/>
    </style:style>
    <style:style style:name="gr196" style:family="graphic" style:parent-style-name="standard" style:list-style-name="L1">
      <style:graphic-properties draw:stroke="none" draw:stroke-dash="Fine_20_Dashed" svg:stroke-width="0.053cm" svg:stroke-color="#8f187c" draw:marker-start-width="0.279cm" draw:marker-end-width="0.279cm" draw:fill="solid" draw:fill-color="#cccccc" fo:min-height="1.653cm" fo:padding-top="0.151cm" fo:padding-bottom="0.151cm" fo:padding-left="0.276cm" fo:padding-right="0.276cm"/>
    </style:style>
    <style:style style:name="gr19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gradient" draw:fill-color="#cfe7f5" draw:fill-gradient-name="Gradient_20_3" draw:textarea-horizontal-align="justify" draw:textarea-vertical-align="middle" draw:auto-grow-height="false" fo:min-height="2.114cm" fo:min-width="4.926cm" fo:padding-top="0.1cm" fo:padding-bottom="0.1cm" fo:padding-left="0.225cm" fo:padding-right="0.225cm" fo:wrap-option="no-wrap" draw:shadow="hidden" draw:shadow-offset-x="0.2cm" draw:shadow-offset-y="0.2cm" draw:shadow-color="#808080"/>
    </style:style>
    <style:style style:name="gr198" style:family="graphic" style:parent-style-name="standard">
      <style:graphic-properties draw:stroke="dash" draw:stroke-dash="Fine_20_Dashed" svg:stroke-width="0.053cm" svg:stroke-color="#ed1c24" draw:marker-start-width="0.279cm" draw:marker-end-width="0.279cm" draw:fill="none" draw:fill-color="#ffffff" draw:opacity="72%" fo:min-height="1.114cm" fo:padding-top="0.151cm" fo:padding-bottom="0.151cm" fo:padding-left="0.276cm" fo:padding-right="0.276cm"/>
    </style:style>
    <style:style style:name="gr199" style:family="graphic" style:parent-style-name="standard">
      <style:graphic-properties svg:stroke-width="0.053cm" svg:stroke-color="#ed1c24" draw:marker-start-width="0.28cm" draw:marker-end-width="0.28cm" draw:textarea-vertical-align="middle" fo:padding-top="0.152cm" fo:padding-bottom="0.152cm" fo:padding-left="0.277cm" fo:padding-right="0.277cm"/>
    </style:style>
    <style:style style:name="gr200"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2"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4"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5"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6"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7"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8"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9"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0"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1"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2"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3"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4"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5"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6"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7"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8" style:family="graphic" style:parent-style-name="standard">
      <style:graphic-properties draw:stroke="dash" draw:stroke-dash="Fine_20_Dashed" svg:stroke-width="0.053cm" svg:stroke-color="#ed1c24" draw:marker-start="Small_20_Arrow" draw:marker-start-width="0.279cm" draw:marker-end="" draw:marker-end-width="0.279cm" draw:textarea-vertical-align="middle" fo:padding-top="0.151cm" fo:padding-bottom="0.151cm" fo:padding-left="0.276cm" fo:padding-right="0.276cm"/>
    </style:style>
    <style:style style:name="gr219"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0"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2"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3"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4"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5"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6"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7"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8"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9"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0"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1"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2"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3"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4"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5"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6"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7" style:family="graphic" style:parent-style-name="standard" style:list-style-name="L1">
      <style:graphic-properties draw:stroke="solid" draw:stroke-dash="Dashed_20__28_var_29__20_2" svg:stroke-width="0.05cm" svg:stroke-color="#ffffff" draw:marker-start="" draw:marker-start-width="0.2cm" draw:marker-start-center="false" draw:marker-end="" draw:marker-end-width="0.2cm" draw:marker-end-center="false" svg:stroke-opacity="100%" draw:stroke-linejoin="round" draw:fill="gradient" draw:fill-color="#7f7f7f" draw:secondary-fill-color="#99ccff"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8" style:family="graphic" style:parent-style-name="standard" style:list-style-name="L1">
      <style:graphic-properties draw:stroke="solid" draw:stroke-dash="Dashed_20__28_var_29__20_2" svg:stroke-width="0.05cm" svg:stroke-color="#ffffff" draw:marker-start="" draw:marker-start-width="0.2cm" draw:marker-start-center="false" draw:marker-end="" draw:marker-end-width="0.2cm" draw:marker-end-center="false" svg:stroke-opacity="100%" draw:stroke-linejoin="round" draw:fill="gradient" draw:fill-color="#7f7f7f" draw:secondary-fill-color="#99ccff"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9" style:family="graphic" style:parent-style-name="standard" style:list-style-name="L1">
      <style:graphic-properties draw:stroke="solid" draw:stroke-dash="Dashed_20__28_var_29__20_2" svg:stroke-width="0.05cm" svg:stroke-color="#ffffff" draw:marker-start="" draw:marker-start-width="0.2cm" draw:marker-start-center="false" draw:marker-end="" draw:marker-end-width="0.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0" style:family="graphic" style:parent-style-name="standard" style:list-style-name="L1">
      <style:graphic-properties draw:stroke="solid" draw:stroke-dash="Dashed_20__28_var_29__20_2" svg:stroke-width="0.05cm" svg:stroke-color="#ffffff" draw:marker-start="" draw:marker-start-width="0.2cm" draw:marker-start-center="false" draw:marker-end="" draw:marker-end-width="0.2cm" draw:marker-end-center="false" svg:stroke-opacity="100%" draw:stroke-linejoin="round" draw:fill="gradient" draw:fill-color="#7f7f7f" draw:secondary-fill-color="#99ccff"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1" style:family="graphic" style:parent-style-name="standard" style:list-style-name="L1">
      <style:graphic-properties draw:stroke="solid" draw:stroke-dash="Dashed_20__28_var_29__20_2" svg:stroke-width="0.05cm" svg:stroke-color="#ffffff" draw:marker-start="" draw:marker-start-width="0.2cm" draw:marker-start-center="false" draw:marker-end="" draw:marker-end-width="0.2cm" draw:marker-end-center="false" svg:stroke-opacity="100%" draw:stroke-linejoin="round" draw:fill="gradient" draw:fill-color="#7f7f7f" draw:secondary-fill-color="#99ccff" draw:fill-gradient-name="Greysca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2" style:family="graphic" style:parent-style-name="standard" style:list-style-name="L1">
      <style:graphic-properties draw:stroke="solid" draw:stroke-dash="Dashed_20__28_var_29__20_2" svg:stroke-width="0.05cm" svg:stroke-color="#ffffff" draw:marker-start="" draw:marker-start-width="0.2cm" draw:marker-start-center="false" draw:marker-end="" draw:marker-end-width="0.2cm" draw:marker-end-center="false" svg:stroke-opacity="100%" draw:stroke-linejoin="round" draw:fill="gradient" draw:fill-color="#7f7f7f" draw:secondary-fill-color="#99ccff"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3" style:family="graphic" style:parent-style-name="standard" style:list-style-name="L1">
      <style:graphic-properties draw:stroke="solid" draw:stroke-dash="Dashed_20__28_var_29__20_2" svg:stroke-width="0.05cm" svg:stroke-color="#000000" draw:marker-start="" draw:marker-start-width="0.2cm" draw:marker-start-center="false" draw:marker-end="" draw:marker-end-width="0.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4" style:family="graphic" style:parent-style-name="standard" style:list-style-name="L1">
      <style:graphic-properties draw:stroke="solid" draw:stroke-dash="Dashed_20__28_var_29__20_2" svg:stroke-width="0.05cm" svg:stroke-color="#808080" draw:marker-start="" draw:marker-start-width="0.2cm" draw:marker-start-center="false" draw:marker-end="" draw:marker-end-width="0.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5" style:family="graphic" style:parent-style-name="objectwithoutfill">
      <style:graphic-properties draw:stroke="dash" draw:stroke-dash="Fine_20_Dashed" svg:stroke-width="0.053cm" svg:stroke-color="#ed1c24" draw:marker-start-width="0.279cm" draw:marker-end="" draw:marker-end-width="0.379cm" draw:fill="none" draw:textarea-vertical-align="middle" fo:padding-top="0.151cm" fo:padding-bottom="0.151cm" fo:padding-left="0.276cm" fo:padding-right="0.276cm"/>
    </style:style>
    <style:style style:name="gr246" style:family="graphic" style:parent-style-name="objectwithoutfill">
      <style:graphic-properties draw:stroke="dash" draw:stroke-dash="Fine_20_Dashed" svg:stroke-width="0.053cm" svg:stroke-color="#ed1c24" draw:marker-start-width="0.279cm" draw:marker-end="Arrow" draw:marker-end-width="0.379cm" draw:fill="none" draw:textarea-vertical-align="middle" fo:padding-top="0.151cm" fo:padding-bottom="0.151cm" fo:padding-left="0.276cm" fo:padding-right="0.276cm"/>
    </style:style>
    <style:style style:name="gr247"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8"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9"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0"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1"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2"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3"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4"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5"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6"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7"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8"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9"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0"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2"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4"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5"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6"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7"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8"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9"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0"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1"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2"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4"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5"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6"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7"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gradient" draw:fill-color="#cfe7f5" draw:fill-gradient-name="Light_20_Red_20_Axial_20_H" draw:textarea-horizontal-align="justify" draw:textarea-vertical-align="middle" draw:auto-grow-height="false" fo:padding-top="0.134cm" fo:padding-bottom="0.134cm" fo:padding-left="0.259cm" fo:padding-right="0.259cm" draw:shadow="hidden" draw:shadow-offset-x="0.2cm" draw:shadow-offset-y="0.2cm" draw:shadow-color="#808080"/>
    </style:style>
    <style:style style:name="gr278" style:family="graphic" style:parent-style-name="standard" style:list-style-name="L1">
      <style:graphic-properties draw:stroke="solid" svg:stroke-width="0.028cm" svg:stroke-color="#ffffff" draw:marker-start="" draw:marker-start-width="0.242cm" draw:marker-start-center="false" draw:marker-end="" draw:marker-end-width="0.242cm" draw:marker-end-center="false" draw:fill="gradient" draw:fill-color="#cfe7f5" draw:fill-gradient-name="VRT_20_Light_20_Linear_20_T" draw:textarea-horizontal-align="justify" draw:textarea-vertical-align="middle" draw:auto-grow-height="false" fo:padding-top="0.139cm" fo:padding-bottom="0.139cm" fo:padding-left="0.264cm" fo:padding-right="0.264cm" draw:shadow="hidden" draw:shadow-offset-x="0.2cm" draw:shadow-offset-y="0.2cm" draw:shadow-color="#808080"/>
    </style:style>
    <style:style style:name="gr279"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solid" draw:fill-color="#ffffff" draw:textarea-horizontal-align="justify" draw:textarea-vertical-align="middle" draw:auto-grow-height="false" fo:padding-top="0.134cm" fo:padding-bottom="0.134cm" fo:padding-left="0.259cm" fo:padding-right="0.259cm" draw:shadow="hidden" draw:shadow-offset-x="0.2cm" draw:shadow-offset-y="0.2cm" draw:shadow-color="#808080"/>
    </style:style>
    <style:style style:name="gr280"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solid" draw:fill-color="#ffffff" draw:textarea-horizontal-align="justify" draw:textarea-vertical-align="middle" draw:auto-grow-height="false" fo:padding-top="0.134cm" fo:padding-bottom="0.134cm" fo:padding-left="0.259cm" fo:padding-right="0.259cm" draw:shadow="hidden" draw:shadow-offset-x="0.2cm" draw:shadow-offset-y="0.2cm" draw:shadow-color="#808080"/>
    </style:style>
    <style:style style:name="gr281"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solid" draw:fill-color="#ffffff" draw:textarea-horizontal-align="justify" draw:textarea-vertical-align="middle" draw:auto-grow-height="false" fo:padding-top="0.134cm" fo:padding-bottom="0.134cm" fo:padding-left="0.259cm" fo:padding-right="0.259cm" draw:shadow="hidden" draw:shadow-offset-x="0.2cm" draw:shadow-offset-y="0.2cm" draw:shadow-color="#808080"/>
    </style:style>
    <style:style style:name="gr282"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solid" draw:fill-color="#ffffff" draw:textarea-horizontal-align="justify" draw:textarea-vertical-align="middle" draw:auto-grow-height="false" fo:padding-top="0.134cm" fo:padding-bottom="0.134cm" fo:padding-left="0.259cm" fo:padding-right="0.259cm" draw:shadow="hidden" draw:shadow-offset-x="0.2cm" draw:shadow-offset-y="0.2cm" draw:shadow-color="#808080"/>
    </style:style>
    <style:style style:name="gr283"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gradient" draw:fill-color="#cfe7f5" draw:fill-gradient-name="VRT_20_Light_20_Linear_20_T" draw:textarea-horizontal-align="justify" draw:textarea-vertical-align="middle" draw:auto-grow-height="false" fo:padding-top="0.134cm" fo:padding-bottom="0.134cm" fo:padding-left="0.259cm" fo:padding-right="0.259cm" draw:shadow="hidden" draw:shadow-offset-x="0.2cm" draw:shadow-offset-y="0.2cm" draw:shadow-color="#808080"/>
    </style:style>
    <style:style style:name="gr284"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285"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286"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287"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288" style:family="graphic" style:parent-style-name="standard" style:list-style-name="L1">
      <style:graphic-properties draw:stroke="solid" svg:stroke-width="0.028cm" svg:stroke-color="#ffffff" draw:marker-start="" draw:marker-start-width="0.242cm" draw:marker-start-center="false" draw:marker-end="" draw:marker-end-width="0.242cm" draw:marker-end-center="false" draw:fill="none" draw:fill-color="#729fcf" draw:textarea-horizontal-align="justify" draw:textarea-vertical-align="middle" fo:padding-top="0.014cm" fo:padding-bottom="0.014cm" fo:padding-left="0.014cm" fo:padding-right="0.014cm" draw:shadow="hidden" draw:shadow-offset-x="0.2cm" draw:shadow-offset-y="0.2cm" draw:shadow-color="#808080"/>
    </style:style>
    <style:style style:name="gr289"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290"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291"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292"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293"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294"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295"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296"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297"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298"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299"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gradient" draw:fill-color="#cfe7f5" draw:fill-gradient-name="VRT_20_Light_20_Linear_20_T" draw:textarea-horizontal-align="justify" draw:textarea-vertical-align="middle" draw:auto-grow-height="false" fo:padding-top="0.134cm" fo:padding-bottom="0.134cm" fo:padding-left="0.259cm" fo:padding-right="0.259cm" draw:shadow="hidden" draw:shadow-offset-x="0.2cm" draw:shadow-offset-y="0.2cm" draw:shadow-color="#808080"/>
    </style:style>
    <style:style style:name="gr300"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none" draw:fill-color="#729fcf" draw:textarea-horizontal-align="justify" draw:textarea-vertical-align="middle" fo:padding-top="0.025cm" fo:padding-bottom="0.025cm" fo:padding-left="0.025cm" fo:padding-right="0.025cm" draw:shadow="hidden" draw:shadow-offset-x="0.2cm" draw:shadow-offset-y="0.2cm" draw:shadow-color="#808080"/>
    </style:style>
    <style:style style:name="gr301"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302"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303"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304"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305"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306"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307"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308"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none" draw:fill-color="#cfe7f5"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309"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gradient" draw:fill-color="#cfe7f5" draw:fill-gradient-name="VRT_20_Light_20_Axial_20_V" draw:textarea-horizontal-align="justify" draw:textarea-vertical-align="middle" draw:auto-grow-height="false" fo:min-height="0.916cm" fo:min-width="2.164cm" fo:padding-top="0.1cm" fo:padding-bottom="0.1cm" fo:padding-left="0.225cm" fo:padding-right="0.225cm" fo:wrap-option="no-wrap" draw:shadow="hidden" draw:shadow-offset-x="0.2cm" draw:shadow-offset-y="0.2cm" draw:shadow-color="#808080"/>
    </style:style>
    <style:style style:name="P1" style:family="paragraph">
      <style:paragraph-properties fo:margin-left="0cm" fo:margin-right="0cm" fo:text-align="center" fo:text-indent="0cm"/>
    </style:style>
    <style:style style:name="P2" style:family="paragraph">
      <loext:graphic-properties draw:fill="solid" draw:fill-color="#cccccc"/>
      <style:paragraph-properties fo:margin-left="0cm" fo:margin-right="0cm" fo:text-align="center" fo:text-indent="0cm"/>
      <style:text-properties fo:color="#8f187c" style:font-name="Titillium Web" fo:font-size="10pt" fo:font-weight="bold" style:letter-kerning="true" style:font-name-asian="Noto Sans CJK SC Regular" style:font-size-asian="12pt" style:font-name-complex="Noto Sans Devanagari" style:font-size-complex="12pt" style:font-relief="none"/>
    </style:style>
    <style:style style:name="P3" style:family="paragraph">
      <style:paragraph-properties fo:text-align="center"/>
    </style:style>
    <style:style style:name="P4" style:family="paragraph">
      <loext:graphic-properties draw:fill="none" draw:fill-color="#ffffff"/>
      <style:paragraph-properties fo:text-align="center"/>
      <style:text-properties style:font-name="Titillium Web" fo:font-size="10pt" style:font-size-asian="12pt" style:font-size-complex="12pt"/>
    </style:style>
    <style:style style:name="P5" style:family="paragraph">
      <style:paragraph-properties fo:margin-left="0cm" fo:margin-right="0cm" fo:margin-top="0cm" fo:margin-bottom="0cm" fo:line-height="100%" fo:text-align="center" fo:text-indent="0cm"/>
    </style:style>
    <style:style style:name="P6" style:family="paragraph">
      <loext:graphic-properties draw:fill="gradient" draw:fill-color="#cfe7f5" draw:fill-gradient-name="Gradient_20_3"/>
      <style:paragraph-properties fo:margin-left="0cm" fo:margin-right="0cm" fo:margin-top="0cm" fo:margin-bottom="0cm" fo:line-height="100%" fo:text-align="center" fo:text-indent="0cm"/>
      <style:text-properties fo:font-variant="normal" fo:text-transform="none" fo:color="#000000" style:text-outline="false" style:text-line-through-style="none" style:text-line-through-type="none" style:font-name="Titillium Web" fo:font-size="10pt" fo:font-style="normal" fo:text-shadow="none" style:text-underline-style="none" fo:font-weight="bold" style:letter-kerning="true" fo:background-color="transparent" style:font-name-asian="DejaVu Sans" style:font-size-asian="13pt" style:font-style-asian="normal" style:font-weight-asian="bold" style:font-name-complex="Lohit Hindi" style:font-size-complex="13pt" style:font-style-complex="normal" style:font-weight-complex="bold" style:text-emphasize="none" style:font-relief="none" style:text-overline-style="none" style:text-overline-color="font-color"/>
    </style:style>
    <style:style style:name="P7" style:family="paragraph">
      <loext:graphic-properties draw:fill="none" draw:fill-color="#ffffff" draw:opacity="72%"/>
      <style:paragraph-properties fo:text-align="center"/>
      <style:text-properties fo:color="#8f187c" style:font-name="Titillium Web" fo:font-size="10pt" fo:font-weight="bold" style:font-size-asian="12pt" style:font-size-complex="12pt" style:font-relief="none"/>
    </style:style>
    <style:style style:name="P8" style:family="paragraph">
      <style:paragraph-properties fo:text-align="start"/>
    </style:style>
    <style:style style:name="P9" style:family="paragraph">
      <loext:graphic-properties draw:fill="none" draw:fill-color="#ffffff"/>
      <style:paragraph-properties fo:text-align="start"/>
      <style:text-properties style:font-name="Titillium Web" fo:font-size="10pt" style:font-size-asian="12pt" style:font-size-complex="12pt"/>
    </style:style>
    <style:style style:name="P10" style:family="paragraph">
      <loext:graphic-properties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1" style:family="paragraph">
      <loext:graphic-properties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2" style:family="paragraph">
      <loext:graphic-properties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3" style:family="paragraph">
      <loext:graphic-properties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4" style:family="paragraph">
      <loext:graphic-properties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5" style:family="paragraph">
      <loext:graphic-properties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6"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7" style:family="paragraph">
      <loext:graphic-properties draw:fill="gradient" draw:fill-color="#7f7f7f" draw:secondary-fill-color="#99ccff"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8" style:family="paragraph">
      <loext:graphic-properties draw:fill="gradient" draw:fill-color="#7f7f7f" draw:secondary-fill-color="#99ccff"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9" style:family="paragraph">
      <loext:graphic-properties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0" style:family="paragraph">
      <loext:graphic-properties draw:fill="gradient" draw:fill-color="#7f7f7f" draw:secondary-fill-color="#99ccff"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1" style:family="paragraph">
      <loext:graphic-properties draw:fill="gradient" draw:fill-color="#7f7f7f" draw:secondary-fill-color="#99ccff" draw:fill-gradient-name="Greyscale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2" style:family="paragraph">
      <loext:graphic-properties draw:fill="gradient" draw:fill-color="#7f7f7f" draw:secondary-fill-color="#99ccff"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3" style:family="paragraph">
      <loext:graphic-properties draw:fill="none"/>
      <style:paragraph-properties fo:text-align="center"/>
    </style:style>
    <style:style style:name="P24" style:family="paragraph">
      <loext:graphic-properties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5" style:family="paragraph">
      <loext:graphic-properties draw:fill="none" draw:fill-color="#729fc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6" style:family="paragraph">
      <loext:graphic-properties draw:fill="gradient" draw:fill-color="#cfe7f5" draw:fill-gradient-name="Light_20_Red_20_Axial_20_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7" style:family="paragraph">
      <loext:graphic-properties draw:fill="gradient" draw:fill-color="#cfe7f5" draw:fill-gradient-name="VRT_20_Light_20_Linear_20_T"/>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8"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0" style:family="paragraph">
      <loext:graphic-properties draw:fill="none" draw:fill-color="#cfe7f5"/>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1" style:family="paragraph">
      <loext:graphic-properties draw:fill="gradient" draw:fill-color="#cfe7f5" draw:fill-gradient-name="VRT_20_Light_20_Axial_20_V"/>
      <style:paragraph-properties fo:margin-left="0cm" fo:margin-right="0cm" fo:margin-top="0cm" fo:margin-bottom="0cm" fo:line-height="100%" fo:text-align="center" fo:text-indent="0cm"/>
      <style:text-properties fo:font-variant="normal" fo:text-transform="none" fo:color="#ffffff" style:text-outline="false" style:text-line-through-style="none" style:text-line-through-type="none" style:font-name="Titillium Web" fo:font-size="10pt" fo:font-style="normal" fo:text-shadow="none" style:text-underline-style="none" fo:font-weight="bold" style:letter-kerning="true" style:font-name-asian="DejaVu Sans" style:font-size-asian="13pt" style:font-style-asian="normal" style:font-weight-asian="bold" style:font-name-complex="Lohit Hindi" style:font-size-complex="13pt" style:font-style-complex="normal" style:font-weight-complex="bold" style:text-emphasize="none" style:font-relief="none" style:text-overline-style="none" style:text-overline-color="font-color"/>
    </style:style>
    <style:style style:name="P32" style:family="paragraph">
      <loext:graphic-properties draw:fill="solid" draw:fill-color="#cccccc"/>
      <style:paragraph-properties fo:text-align="center"/>
    </style:style>
    <style:style style:name="P33" style:family="paragraph">
      <loext:graphic-properties draw:fill="none" draw:fill-color="#ffffff"/>
      <style:text-properties fo:color="#0066b3" style:text-outline="false" style:text-line-through-style="none" style:text-line-through-type="none" style:font-name="Titillium Web" fo:font-size="10pt" fo:font-style="normal" fo:text-shadow="none" style:text-underline-style="none" fo:font-weight="bold" style:text-underline-mode="continuous" style:text-overline-mode="continuous" style:text-line-through-mode="continuous" style:font-name-asian="Titillium Web" style:font-size-asian="10pt" style:font-name-complex="Titillium Web" style:font-size-complex="10pt" style:text-scale="100%" style:text-overline-style="none" style:text-overline-color="font-color"/>
    </style:style>
    <style:style style:name="P34" style:family="paragraph">
      <loext:graphic-properties draw:fill="none" draw:fill-color="#ffffff"/>
      <style:text-properties fo:color="#000000" style:text-outline="false" style:text-line-through-style="none" style:text-line-through-type="none" style:font-name="Titillium Web" fo:font-size="10pt" fo:font-style="normal" fo:text-shadow="none" style:text-underline-style="none" fo:font-weight="normal" style:text-underline-mode="continuous" style:text-overline-mode="continuous" style:text-line-through-mode="continuous" style:font-name-asian="Titillium Web" style:font-size-asian="10pt" style:font-name-complex="Titillium Web" style:font-size-complex="10pt" style:text-scale="100%" style:text-overline-style="none" style:text-overline-color="font-color"/>
    </style:style>
    <style:style style:name="P35" style:family="paragraph">
      <loext:graphic-properties draw:fill="none" draw:fill-color="#ffffff"/>
      <style:text-properties fo:color="#000000" style:text-outline="false" style:text-line-through-style="none" style:text-line-through-type="none" style:font-name="Titillium Web" fo:font-size="14pt" fo:font-style="normal" fo:text-shadow="none" style:text-underline-style="none" fo:font-weight="bold" style:text-underline-mode="continuous" style:text-overline-mode="continuous" style:text-line-through-mode="continuous" style:font-name-asian="Titillium Web" style:font-size-asian="14pt" style:font-name-complex="Titillium Web" style:font-size-complex="14pt" style:text-scale="100%" style:text-overline-style="none" style:text-overline-color="font-color"/>
    </style:style>
    <style:style style:name="P36" style:family="paragraph">
      <loext:graphic-properties draw:fill="solid" draw:fill-color="#e5e5e5"/>
      <style:paragraph-properties fo:text-align="center"/>
    </style:style>
    <style:style style:name="P37" style:family="paragraph">
      <loext:graphic-properties draw:fill="gradient" draw:fill-gradient-name="Light_20_Red_20_Axial_20_H"/>
      <style:paragraph-properties fo:text-align="center"/>
    </style:style>
    <style:style style:name="P38" style:family="paragraph">
      <loext:graphic-properties draw:fill="none" draw:fill-color="#e5e5e5"/>
      <style:paragraph-properties fo:text-align="center"/>
    </style:style>
    <style:style style:name="P39" style:family="paragraph">
      <loext:graphic-properties draw:fill="gradient" draw:fill-gradient-name="VRT_20_Light_20_Linear_20_T"/>
      <style:paragraph-properties fo:text-align="center"/>
    </style:style>
    <style:style style:name="P40" style:family="paragraph">
      <loext:graphic-properties draw:fill="solid" draw:fill-color="#ffffff"/>
      <style:paragraph-properties fo:text-align="center"/>
    </style:style>
    <style:style style:name="P41" style:family="paragraph">
      <loext:graphic-properties draw:fill="none" draw:fill-color="#ffffff"/>
      <style:paragraph-properties fo:text-align="center"/>
    </style:style>
    <style:style style:name="P42" style:family="paragraph">
      <loext:graphic-properties draw:fill="gradient" draw:fill-gradient-name="Gradient_20_3"/>
      <style:paragraph-properties fo:text-align="center"/>
    </style:style>
    <style:style style:name="P43" style:family="paragraph">
      <loext:graphic-properties draw:fill="none" draw:fill-color="#ffffff"/>
      <style:text-properties fo:color="#000000" style:text-outline="false" style:text-line-through-style="none" style:text-line-through-type="none" style:font-name="Titillium Web" fo:font-size="10pt" fo:font-style="normal" fo:text-shadow="none" style:text-underline-style="none" fo:font-weight="bold" style:text-underline-mode="continuous" style:text-overline-mode="continuous" style:text-line-through-mode="continuous" style:font-name-asian="Titillium Web" style:font-size-asian="10pt" style:font-name-complex="Titillium Web" style:font-size-complex="10pt" style:text-scale="100%" style:text-overline-style="none" style:text-overline-color="font-color"/>
    </style:style>
    <style:style style:name="P44" style:family="paragraph">
      <loext:graphic-properties draw:fill="gradient" draw:fill-gradient-name="Light_20_Grey_20_Linear_20_L"/>
      <style:paragraph-properties fo:text-align="center"/>
    </style:style>
    <style:style style:name="P45" style:family="paragraph">
      <loext:graphic-properties draw:fill="gradient" draw:fill-gradient-name="Light_20_Grey_20_Square_20_BR"/>
      <style:paragraph-properties fo:text-align="center"/>
    </style:style>
    <style:style style:name="P46" style:family="paragraph">
      <loext:graphic-properties draw:fill="gradient" draw:fill-gradient-name="Light_20_Grey_20_Linear_20_T"/>
      <style:paragraph-properties fo:text-align="center"/>
    </style:style>
    <style:style style:name="P47" style:family="paragraph">
      <loext:graphic-properties draw:fill="solid" draw:fill-color="#39b54a"/>
      <style:paragraph-properties fo:text-align="center"/>
    </style:style>
    <style:style style:name="P48" style:family="paragraph">
      <loext:graphic-properties draw:fill="none" draw:fill-color="#39b54a"/>
      <style:paragraph-properties fo:text-align="center"/>
    </style:style>
    <style:style style:name="P49" style:family="paragraph">
      <loext:graphic-properties draw:fill="gradient" draw:fill-gradient-name="Light_20_Red_20_Linear_20_T"/>
      <style:paragraph-properties fo:text-align="center"/>
    </style:style>
    <style:style style:name="P50" style:family="paragraph">
      <loext:graphic-properties draw:fill="gradient" draw:fill-gradient-name="Light_20_Red_20_Linear_20_L"/>
      <style:paragraph-properties fo:text-align="center"/>
    </style:style>
    <style:style style:name="P51" style:family="paragraph">
      <loext:graphic-properties draw:fill="gradient" draw:fill-gradient-name="Greyscale_20_Linear_20_T"/>
      <style:paragraph-properties fo:text-align="center"/>
    </style:style>
    <style:style style:name="P52" style:family="paragraph">
      <loext:graphic-properties draw:fill="gradient" draw:fill-gradient-name="Light_20_Red_20_Square_20_BR"/>
      <style:paragraph-properties fo:text-align="center"/>
    </style:style>
    <style:style style:name="P53" style:family="paragraph">
      <loext:graphic-properties draw:fill="none" draw:fill-color="#ffffff" draw:opacity="72%"/>
      <style:paragraph-properties fo:text-align="center"/>
      <style:text-properties fo:color="#0066b3" style:font-name="Titillium Web" fo:font-size="10pt" fo:font-weight="bold" style:font-size-asian="12pt" style:font-size-complex="12pt" style:font-relief="none"/>
    </style:style>
    <style:style style:name="P54" style:family="paragraph">
      <loext:graphic-properties draw:fill="solid" draw:fill-color="#cccccc"/>
      <style:paragraph-properties fo:margin-left="0cm" fo:margin-right="0cm" fo:text-align="center" fo:text-indent="0cm"/>
      <style:text-properties fo:color="#ed1c24" style:font-name="Titillium Web" fo:font-size="10pt" fo:font-weight="bold" style:letter-kerning="true" style:font-name-asian="Noto Sans CJK SC Regular" style:font-size-asian="12pt" style:font-name-complex="Noto Sans Devanagari" style:font-size-complex="12pt" style:font-relief="none"/>
    </style:style>
    <style:style style:name="P55" style:family="paragraph">
      <loext:graphic-properties draw:fill="none" draw:fill-color="#ffffff" draw:opacity="72%"/>
      <style:paragraph-properties fo:text-align="center"/>
      <style:text-properties fo:color="#ed1c24" style:font-name="Titillium Web" fo:font-size="10pt" fo:font-weight="bold" style:font-size-asian="12pt" style:font-size-complex="12pt" style:font-relief="none"/>
    </style:style>
    <style:style style:name="T1" style:family="text">
      <style:text-properties fo:color="#8f187c" style:font-name="Titillium Web" fo:font-size="10pt" fo:font-weight="bold" style:letter-kerning="true" style:font-name-asian="Noto Sans CJK SC Regular" style:font-size-asian="12pt" style:font-name-complex="Noto Sans Devanagari" style:font-size-complex="12pt" style:font-relief="none"/>
    </style:style>
    <style:style style:name="T2" style:family="text">
      <style:text-properties style:font-name="Titillium Web" fo:font-size="10pt" style:font-size-asian="12pt" style:font-size-complex="12pt"/>
    </style:style>
    <style:style style:name="T3" style:family="text">
      <style:text-properties style:font-name="Titillium Web" fo:font-size="14pt" fo:font-weight="bold" style:font-size-asian="14pt" style:font-weight-asian="bold" style:font-size-complex="14pt" style:font-weight-complex="bold"/>
    </style:style>
    <style:style style:name="T4" style:family="text">
      <style:text-properties fo:font-variant="normal" fo:text-transform="none" fo:color="#000000" style:text-outline="false" style:text-line-through-style="none" style:text-line-through-type="none" style:font-name="Titillium Web" fo:font-size="10pt" fo:font-style="normal" fo:text-shadow="none" style:text-underline-style="none" fo:font-weight="bold" style:letter-kerning="true" fo:background-color="transparent" style:font-name-asian="DejaVu Sans" style:font-size-asian="13pt" style:font-style-asian="normal" style:font-weight-asian="bold" style:font-name-complex="Lohit Hindi" style:font-size-complex="13pt" style:font-style-complex="normal" style:font-weight-complex="bold" style:text-emphasize="none" style:font-relief="none" style:text-overline-style="none" style:text-overline-color="font-color"/>
    </style:style>
    <style:style style:name="T5" style:family="text">
      <style:text-properties fo:color="#8f187c" style:font-name="Titillium Web" fo:font-size="10pt" fo:font-weight="bold" style:font-size-asian="12pt" style:font-size-complex="12pt" style:font-relief="none"/>
    </style:style>
    <style:style style:name="T6" style:family="text">
      <style:text-properties fo:font-variant="normal" fo:text-transform="none" fo:color="#ffffff" style:text-outline="false" style:text-line-through-style="none" style:text-line-through-type="none" style:font-name="Titillium Web" fo:font-size="10pt" fo:font-style="normal" fo:text-shadow="none" style:text-underline-style="none" fo:font-weight="bold" style:letter-kerning="true" style:font-name-asian="DejaVu Sans" style:font-size-asian="13pt" style:font-style-asian="normal" style:font-weight-asian="bold" style:font-name-complex="Lohit Hindi" style:font-size-complex="13pt" style:font-style-complex="normal" style:font-weight-complex="bold" style:text-emphasize="none" style:font-relief="none" style:text-overline-style="none" style:text-overline-color="font-color"/>
    </style:style>
    <style:style style:name="T7" style:family="text">
      <style:text-properties fo:color="#0066b3" style:text-outline="false" style:text-line-through-style="none" style:text-line-through-type="none" style:font-name="Titillium Web" fo:font-size="10pt" fo:font-style="normal" fo:text-shadow="none" style:text-underline-style="none" fo:font-weight="bold" style:text-underline-mode="continuous" style:text-overline-mode="continuous" style:text-line-through-mode="continuous" style:font-name-asian="Titillium Web" style:font-size-asian="10pt" style:font-name-complex="Titillium Web" style:font-size-complex="10pt" style:text-scale="100%" style:text-overline-style="none" style:text-overline-color="font-color"/>
    </style:style>
    <style:style style:name="T8" style:family="text">
      <style:text-properties fo:color="#000000" style:text-outline="false" style:text-line-through-style="none" style:text-line-through-type="none" style:font-name="Titillium Web" fo:font-size="10pt" fo:font-style="normal" fo:text-shadow="none" style:text-underline-style="none" fo:font-weight="normal" style:text-underline-mode="continuous" style:text-overline-mode="continuous" style:text-line-through-mode="continuous" style:font-name-asian="Titillium Web" style:font-size-asian="10pt" style:font-name-complex="Titillium Web" style:font-size-complex="10pt" style:text-scale="100%" style:text-overline-style="none" style:text-overline-color="font-color"/>
    </style:style>
    <style:style style:name="T9" style:family="text">
      <style:text-properties fo:color="#000000" style:text-outline="false" style:text-line-through-style="none" style:text-line-through-type="none" style:font-name="Titillium Web" fo:font-size="14pt" fo:font-style="normal" fo:text-shadow="none" style:text-underline-style="none" fo:font-weight="bold" style:text-underline-mode="continuous" style:text-overline-mode="continuous" style:text-line-through-mode="continuous" style:font-name-asian="Titillium Web" style:font-size-asian="14pt" style:font-name-complex="Titillium Web" style:font-size-complex="14pt" style:text-scale="100%" style:text-overline-style="none" style:text-overline-color="font-color"/>
    </style:style>
    <style:style style:name="T10" style:family="text">
      <style:text-properties fo:color="#000000" style:text-outline="false" style:text-line-through-style="none" style:text-line-through-type="none" style:font-name="Titillium Web" fo:font-size="10pt" fo:font-style="normal" fo:text-shadow="none" style:text-underline-style="none" fo:font-weight="bold" style:text-underline-mode="continuous" style:text-overline-mode="continuous" style:text-line-through-mode="continuous" style:font-name-asian="Titillium Web" style:font-size-asian="10pt" style:font-name-complex="Titillium Web" style:font-size-complex="10pt" style:text-scale="100%" style:text-overline-style="none" style:text-overline-color="font-color"/>
    </style:style>
    <style:style style:name="T11" style:family="text">
      <style:text-properties fo:color="#0066b3" style:font-name="Titillium Web" fo:font-size="10pt" fo:font-weight="bold" style:font-size-asian="12pt" style:font-size-complex="12pt" style:font-relief="none"/>
    </style:style>
    <style:style style:name="T12" style:family="text">
      <style:text-properties fo:color="#ed1c24" style:font-name="Titillium Web" fo:font-size="10pt" fo:font-weight="bold" style:letter-kerning="true" style:font-name-asian="Noto Sans CJK SC Regular" style:font-size-asian="12pt" style:font-name-complex="Noto Sans Devanagari" style:font-size-complex="12pt" style:font-relief="none"/>
    </style:style>
    <style:style style:name="T13" style:family="text">
      <style:text-properties fo:color="#ed1c24" style:font-name="Titillium Web" fo:font-size="10pt" fo:font-weight="bold" style:font-size-asian="12pt" style:font-size-complex="12pt" style:font-relief="no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chillispot-coova_blue" draw:style-name="dp1" draw:master-page-name="Standard">
        <draw:frame draw:style-name="gr1" draw:text-style-name="P2" draw:layer="layout" svg:width="4.518cm" svg:height="1.955cm" svg:x="4.758cm" svg:y="8.175cm">
          <draw:text-box>
            <text:p text:style-name="P1"><text:span text:style-name="T1">LDAPs AUTH</text:span></text:p>
            <text:p text:style-name="P1"><text:span text:style-name="T1">IPFire muss das von</text:span><text:span text:style-name="T1"><text:line-break/></text:span><text:span text:style-name="T1">Blau nach Grün erlauben!</text:span></text:p>
          </draw:text-box>
        </draw:frame>
        <draw:frame draw:style-name="gr2" draw:text-style-name="P4" draw:layer="layout" svg:width="5.291cm" svg:height="2.071cm" svg:x="11.099cm" svg:y="8.335cm">
          <draw:text-box>
            <text:p text:style-name="P3"><text:span text:style-name="T2">linuxmuster.net</text:span><text:span text:style-name="T2"><text:line-break/></text:span><text:span text:style-name="T3">Captive Portal</text:span><text:span text:style-name="T2"><text:line-break/></text:span><text:span text:style-name="T2">(CoovaChilli)</text:span></text:p>
          </draw:text-box>
        </draw:frame>
        <draw:frame draw:style-name="gr2" draw:text-style-name="P4" draw:layer="layout" svg:width="2.916cm" svg:height="2.071cm" svg:x="0.006cm" svg:y="8.271cm">
          <draw:text-box>
            <text:p text:style-name="P3"><text:span text:style-name="T2">linuxmuster.net</text:span><text:span text:style-name="T2"><text:line-break/></text:span><text:span text:style-name="T3">Firewall</text:span><text:span text:style-name="T2"><text:line-break/></text:span><text:span text:style-name="T2">(IPFire)</text:span></text:p>
          </draw:text-box>
        </draw:frame>
        <draw:custom-shape draw:style-name="gr3" draw:text-style-name="P6" xml:id="id3" draw:id="id3" draw:layer="layout" svg:width="8.228cm" svg:height="3.567cm" svg:x="8.556cm" svg:y="1.081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5"><text:span text:style-name="T4">Externe Clients via:</text:span><text:span text:style-name="T4"><text:line-break/></text:span><text:span text:style-name="T4">WLAN und/oder Wired</text:span><text:span text:style-name="T4"><text:line-break/></text:span><text:span text:style-name="T4"><text:line-break/></text:span><text:span text:style-name="T4"/></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7" draw:layer="layout" svg:width="4.694cm" svg:height="1.416cm" svg:x="10.917cm" svg:y="2.845cm">
          <draw:text-box>
            <text:p text:style-name="P3"><text:span text:style-name="T5">Auth im Browser</text:span><text:span text:style-name="T5"><text:line-break/></text:span><text:span text:style-name="T5">mit den Schulcredentials</text:span></text:p>
          </draw:text-box>
        </draw:frame>
        <draw:connector draw:style-name="gr5" draw:text-style-name="P3" draw:layer="layout" svg:x1="3.221cm" svg:y1="1.927cm" svg:x2="3.221cm" svg:y2="5.773cm" svg:d="M3221 1927v3846" svg:viewBox="0 0 1 3847">
          <text:p/>
        </draw:connector>
        <draw:connector draw:style-name="gr6" draw:text-style-name="P3" draw:layer="layout" svg:x1="3.221cm" svg:y1="8.294cm" svg:x2="3.218cm" svg:y2="12.249cm" draw:end-shape="id1" draw:end-glue-point="5" svg:d="M3221 8294v1617h-3v2338" svg:viewBox="0 0 4 3956">
          <text:p/>
        </draw:connector>
        <draw:connector draw:style-name="gr7" draw:text-style-name="P3" draw:layer="layout" svg:x1="8.621cm" svg:y1="7.426cm" svg:x2="4.386cm" svg:y2="7.427cm" draw:start-shape="id2" draw:start-glue-point="3" svg:d="M8621 7426h-2380v1h-1855" svg:viewBox="0 0 4236 2">
          <text:p/>
        </draw:connector>
        <draw:connector draw:style-name="gr8" draw:text-style-name="P3" draw:layer="layout" svg:x1="10.959cm" svg:y1="6.018cm" svg:x2="12.67cm" svg:y2="4.648cm" draw:start-shape="id2" draw:start-glue-point="5" svg:d="M10959 6018v-1048h1711v-322" svg:viewBox="0 0 1712 1371">
          <text:p/>
        </draw:connector>
        <draw:g>
          <draw:frame draw:style-name="gr9" draw:text-style-name="P4" draw:layer="layout" svg:width="5.481cm" svg:height="1.538cm" svg:x="3.379cm" svg:y="14.306cm">
            <draw:text-box>
              <text:p text:style-name="P3"><text:span text:style-name="T2">Linuxmuster.net</text:span><text:span text:style-name="T2"><text:line-break/></text:span><text:span text:style-name="T3">Server</text:span></text:p>
            </draw:text-box>
          </draw:frame>
          <draw:frame draw:style-name="gr10" draw:text-style-name="P9" draw:layer="layout" svg:width="5.481cm" svg:height="1.317cm" svg:x="3.379cm" svg:y="15.527cm">
            <draw:text-box>
              <text:p text:style-name="P8"><text:span text:style-name="T2">- Zugangskontrolle über Gruppen</text:span></text:p>
              <text:p text:style-name="P8"><text:span text:style-name="T2">- Management via Schulkonsole</text:span></text:p>
            </draw:text-box>
          </draw:frame>
        </draw:g>
        <draw:g xml:id="id1" draw:id="id1">
          <draw:glue-point draw:id="4" svg:x="3.641cm" svg:y="0.37cm"/>
          <draw:glue-point draw:id="5" svg:x="0.043cm" svg:y="-4.398cm"/>
          <draw:glue-point draw:id="6" svg:x="0.802cm" svg:y="-3.728cm"/>
          <draw:glue-point draw:id="7" svg:x="0.375cm" svg:y="-0.853cm"/>
          <draw:glue-point draw:id="8" svg:x="-0.381cm" svg:y="-0.786cm"/>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glue-point draw:id="16" svg:x="3.422cm" svg:y="0.266cm"/>
            <draw:glue-point draw:id="17" svg:x="4.305cm" svg:y="0.673cm"/>
            <draw:glue-point draw:id="18" svg:x="4.272cm" svg:y="0.673cm"/>
            <draw:path draw:style-name="gr11" draw:text-style-name="P10" draw:layer="layout" svg:width="2.115cm" svg:height="1.369cm" svg:x="3.39cm" svg:y="13.904cm" svg:viewBox="0 0 2116 1370" svg:d="M2 1370c175 0 2114-851 2114-1111 0-259-273-259-449-259 0 111-1729 555-1665 1370z">
              <text:p/>
            </draw:path>
            <draw:g>
              <draw:polygon draw:style-name="gr12" draw:text-style-name="P11" draw:layer="layout" svg:width="2.241cm" svg:height="2.036cm" svg:x="1.021cm" svg:y="13.163cm" svg:viewBox="0 0 2242 2037" draw:points="0,741 0,0 2242,1296 2242,2037">
                <text:p/>
              </draw:polygon>
              <draw:polygon draw:style-name="gr13" draw:text-style-name="P12" draw:layer="layout" svg:width="1.921cm" svg:height="1.851cm" svg:x="3.263cm" svg:y="13.348cm" svg:viewBox="0 0 1922 1852" draw:points="0,1852 0,1111 1922,0 1922,741">
                <text:p/>
              </draw:polygon>
              <draw:polygon draw:style-name="gr14" draw:text-style-name="P13" draw:layer="layout" svg:width="4.163cm" svg:height="2.406cm" svg:x="1.021cm" svg:y="12.052cm" svg:viewBox="0 0 4164 2407" draw:points="2242,2407 0,1111 1922,0 4164,1296">
                <text:p/>
              </draw:polygon>
              <draw:line draw:style-name="gr15" draw:text-style-name="P14" draw:layer="layout" svg:x1="1.79cm" svg:y1="13.755cm" svg:x2="1.79cm" svg:y2="14.2cm">
                <text:p/>
              </draw:line>
              <draw:line draw:style-name="gr16" draw:text-style-name="P14" draw:layer="layout" svg:x1="3.2cm" svg:y1="14.704cm" svg:x2="2.175cm" svg:y2="14.111cm">
                <text:p/>
              </draw:line>
              <draw:line draw:style-name="gr17" draw:text-style-name="P14" draw:layer="layout" svg:x1="2.169cm" svg:y1="13.978cm" svg:x2="2.169cm" svg:y2="14.126cm">
                <text:p/>
              </draw:line>
              <draw:line draw:style-name="gr18" draw:text-style-name="P14" draw:layer="layout" svg:x1="3.194cm" svg:y1="14.57cm" svg:x2="3.194cm" svg:y2="14.718cm">
                <text:p/>
              </draw:line>
              <draw:line draw:style-name="gr19" draw:text-style-name="P14" draw:layer="layout" svg:x1="3.194cm" svg:y1="14.571cm" svg:x2="2.169cm" svg:y2="13.978cm">
                <text:p/>
              </draw:line>
              <draw:polygon draw:style-name="gr20" draw:text-style-name="P15" draw:layer="layout" svg:width="0.127cm" svg:height="0.221cm" svg:x="1.918cm" svg:y="13.83cm" svg:viewBox="0 0 128 222" draw:points="0,148 0,0 128,74 128,222">
                <text:p/>
              </draw:polygon>
              <draw:line draw:style-name="gr21" draw:text-style-name="P14" draw:layer="layout" svg:x1="1.662cm" svg:y1="13.681cm" svg:x2="1.662cm" svg:y2="14.126cm">
                <text:p/>
              </draw:line>
              <draw:line draw:style-name="gr22" draw:text-style-name="P14" draw:layer="layout" svg:x1="1.534cm" svg:y1="13.607cm" svg:x2="1.534cm" svg:y2="14.052cm">
                <text:p/>
              </draw:line>
              <draw:line draw:style-name="gr23" draw:text-style-name="P14" draw:layer="layout" svg:x1="1.406cm" svg:y1="13.533cm" svg:x2="1.406cm" svg:y2="13.978cm">
                <text:p/>
              </draw:line>
              <draw:line draw:style-name="gr24" draw:text-style-name="P14" draw:layer="layout" svg:x1="1.277cm" svg:y1="13.459cm" svg:x2="1.277cm" svg:y2="13.904cm">
                <text:p/>
              </draw:line>
              <draw:line draw:style-name="gr25" draw:text-style-name="P14" draw:layer="layout" svg:x1="1.149cm" svg:y1="13.385cm" svg:x2="1.149cm" svg:y2="13.83cm">
                <text:p/>
              </draw:line>
              <draw:polygon draw:style-name="gr26" draw:text-style-name="P11" draw:layer="layout" svg:width="0.127cm" svg:height="0.814cm" svg:x="0.893cm" svg:y="13.089cm" svg:viewBox="0 0 128 815" draw:points="0,741 0,0 128,74 128,815">
                <text:p/>
              </draw:polygon>
              <draw:polygon draw:style-name="gr27" draw:text-style-name="P11" draw:layer="layout" svg:width="0.127cm" svg:height="0.814cm" svg:x="3.263cm" svg:y="14.459cm" svg:viewBox="0 0 128 815" draw:points="0,741 0,0 128,74 128,815">
                <text:p/>
              </draw:polygon>
              <draw:polygon draw:style-name="gr28" draw:text-style-name="P16" draw:layer="layout" svg:width="4.292cm" svg:height="3.221cm" svg:x="0.893cm" svg:y="12.052cm" svg:viewBox="0 0 4293 3222" draw:points="0,1778 0,1037 128,1111 2050,0 4293,1296 4293,2037 2498,3074 2498,3222">
                <text:p/>
              </draw:polygon>
            </draw:g>
          </draw:g>
          <dr3d:scene draw:style-name="gr29" svg:width="1cm" svg:height="1.2cm" svg:x="3.856cm" svg:y="14.121cm" dr3d:transform="matrix (0.837123314319008 -0.390635556508692 0.382920903862281 0.189848429669158 0.863985519837924 0.466354581045959 -0.513012797477524 -0.317699360247298 0.797423968866467 -3.41910397843089cm 20.8373287219321cm 5.07012406014246cm)" dr3d:vrp="(0 0 26988.5714285714)" dr3d:vpn="(0 0 24988.5714285714)" dr3d:projection="perspective" dr3d:distance="2cm" dr3d:focal-length="10cm" dr3d:shadow-slant="1" dr3d:shade-mode="phong" dr3d:ambient-color="#ffffff" dr3d:lighting-mode="false">
            <dr3d:light dr3d:diffuse-color="#cccccc" dr3d:direction="(0.57735026918963 0.57735026918963 0.57735026918963)" dr3d:enabled="fals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0" draw:layer="layout" svg:viewBox="4724 -17387 2069 2069" svg:d="M5758-15318l108.18212890625-5.17431640625 104.49365234375-15.22021484375 100.35107421875-24.81201171875 95.75439453125-33.94970703125 90.70361328125-42.63330078125 85.19873046875-50.86279296875 79.23974609375-58.63818359375 72.82666015625-65.95947265625 65.95947265625-72.82666015625 58.63818359375-79.23974609375 50.86279296875-85.19873046875 42.63330078125-90.70361328125 33.94970703125-95.75439453125 24.81201171875-100.35107421875 15.22021484375-104.49365234375 5.17431640625-108.18212890625-5.17431640625-108.18212890625-15.22021484375-104.49365234375-24.81201171875-100.35107421875-33.94970703125-95.75439453125-42.63330078125-90.70361328125-50.86279296875-85.19873046875-58.63818359375-79.23974609375-65.95947265625-72.82666015625-72.82666015625-65.95947265625-79.23974609375-58.63818359375-85.19873046875-50.86279296875-90.70361328125-42.63330078125-95.75439453125-33.94970703125-100.35107421875-24.81201171875-104.49365234375-15.22021484375-108.18212890625-5.17431640625-108.18212890625 5.17431640625-104.49365234375 15.22021484375-100.35107421875 24.81201171875-95.75439453125 33.94970703125-90.70361328125 42.63330078125-85.19873046875 50.86279296875-79.23974609375 58.63818359375-72.82666015625 65.95947265625-65.95947265625 72.82666015625-58.63818359375 79.23974609375-50.86279296875 85.19873046875-42.63330078125 90.70361328125-33.94970703125 95.75439453125-24.81201171875 100.35107421875-15.22021484375 104.49365234375-5.17431640625 108.18212890625 5.17431640625 108.18212890625 15.22021484375 104.49365234375 24.81201171875 100.35107421875 33.94970703125 95.75439453125 42.63330078125 90.70361328125 50.86279296875 85.19873046875 58.63818359375 79.23974609375 65.95947265625 72.82666015625 72.82666015625 65.95947265625 79.23974609375 58.63818359375 85.19873046875 50.86279296875 90.70361328125 42.63330078125 95.75439453125 33.94970703125 100.35107421875 24.81201171875 104.49365234375 15.22021484375zM4724-15318zM6793-17387z"/>
            <dr3d:extrude draw:style-name="gr31" draw:layer="layout" svg:viewBox="4683.5 -17426.5 2149 2149" svg:d="M5758-15277.5l1.93489002627939-0.0462461496317701 108.18212890625-5.17431640625 0.999003331737185-0.0586956975421344 0.957112675086137-0.0798010349481046 0.954707891772159-0.104717330843414 0.991788981792524-0.133444585228062 104.49365234375-15.22021484375 0.997865503061803-0.156569075221341 0.953680310738491-0.173896987065746 0.948776084993369-0.19892269288539 0.983152825825528-0.23164619268573 100.35107421875-24.81201171875 0.983612946782159-0.254777123003805 0.937636120099342-0.267921552278494 0.930218515908564-0.29263794106555 0.961360134208917-0.328926289364972 95.7543945312491-33.94970703125 0.957040571148355-0.351322706343126 0.90980696189672-0.35999298464958 0.899928746768637-0.384020712532219 0.927405925759558-0.423405889994683 90.70361328125-42.63330078125 0.783997713021563-0.37760822319251 0.744541261308768-0.378349897586304 0.735774885679348-0.395127387559114 0.757698586131482-0.427940693107303 0.510063511002954-0.29947259414439 85.1987304687509-50.86279296875 0.87135919186403-0.533426105474064 0.82321124479131-0.532701840784284 0.808746780615365-0.554415592825535 0.827965799338926-0.598567361601454 79.23974609375-58.63818359375 0.814515079668126-0.616886836945923 0.766668525418027-0.611414414044702 0.750128454445076-0.631597589766898 0.764894866749273-0.677436364116147 72.82666015625-65.95947265625 0.749626226375767-0.694272567478038 0.702554562726618-0.684103343093739 0.684103343095558-0.702554562725709 0.694272567477128-0.749626226377586 65.9594726562491-72.82666015625 0.677436364116147-0.764894866748364 0.631597589767807-0.750128454445076 0.611414414043793-0.766668525417117 0.616886836945923-0.814515079668126 58.63818359375-79.23974609375 0.598567361601454-0.827965799338926 0.554415592825535-0.808746780616275 0.532701840782465-0.82321124479131 0.533426105475883-0.87135919186403 50.86279296875-85.19873046875 0.299472594143481-0.510063511002954 0.427940693108212-0.757698586134211 0.395127387559114-0.735774885677529 0.378349897587213-0.744541261308768 0.37760822319251-0.783997713020653 42.63330078125-90.70361328125 0.423405889992864-0.927405925758649 0.384020712534948-0.899928746768637 0.359992984650489-0.90980696189763 0.351322706340397-0.957040571149264 33.94970703125-95.75439453125 0.328926289364972-0.961360134209826 0.29263794106555-0.930218515906745 0.267921552276675-0.937636120101161 0.254777123004715-0.98361294678034 24.81201171875-100.35107421875 0.23164619268664-0.983152825825528 0.198922692886299-0.948776084993369 0.173896987064836-0.95368031074031 0.156569075221341-0.997865503060893 15.22021484375-104.49365234375 0.133444585228062-0.991788981791615 0.104717330843414-0.95470789177125 0.0798010349481046-0.957112675087046 0.0586956975421344-0.999003331737185 5.17431640625-108.18212890625 0.0462461496317701-1.93489002627939-0.0462461496317701-1.93489002627939-5.17431640625-108.182128906248-0.0586956975421344-0.999003331737185-0.0798010349481046-0.957112675088865-0.104717330843414-0.954707891767612-0.133444585228062-0.991788981795253-15.22021484375-104.49365234375-0.156569075221341-0.997865503060893-0.173896987064836-0.953680310736672-0.198922692886299-0.948776084995188-0.23164619268664-0.983152825825528-24.81201171875-100.35107421875-0.254777123004715-0.983612946776702-0.267921552276675-0.93763612010298-0.29263794106555-0.930218515906745-0.328926289364972-0.961360134213464-33.94970703125-95.75439453125-0.351322706340397-0.957040571149264-0.359992984650489-0.909806961899449-0.384020712534948-0.89992874676318-0.423405889992864-0.927405925762287-42.63330078125-90.70361328125-0.37760822319251-0.783997713020653-0.378349897587213-0.744541261308768-0.395127387559114-0.735774885681167-0.427940693108212-0.757698586130573-0.299472594143481-0.510063511002954-50.86279296875-85.19873046875-0.533426105475883-0.871359191867668-0.532701840782465-0.823211244787672-0.554415592825535-0.808746780618094-0.598567361601454-0.827965799337107-58.63818359375-79.23974609375-0.616886836945923-0.814515079666307-0.611414414043793-0.766668525418936-0.631597589767807-0.750128454445076-0.677436364116147-0.764894866748364-65.9594726562491-72.82666015625-0.694272567477128-0.749626226373948-0.684103343095558-0.702554562725709-0.702554562726618-0.684103343097377-0.749626226375767-0.694272567478038-72.82666015625-65.95947265625-0.764894866749273-0.677436364116147-0.750128454445076-0.631597589766898-0.766668525418027-0.61141441404834-0.814515079668126-0.616886836942285-79.23974609375-58.63818359375-0.827965799338926-0.598567361601454-0.808746780615365-0.554415592821897-0.82321124479131-0.532701840784284-0.87135919186403-0.533426105477702-85.1987304687509-50.86279296875-0.510063511002954-0.299472594142571-0.757698586131482-0.427940693109122-0.735774885679348-0.395127387560933-0.744541261308768-0.378349897586304-0.783997713021563-0.37760822319251-90.70361328125-42.63330078125-0.927405925759558-0.423405889992864-0.899928746768637-0.384020712535857-0.90980696189672-0.359992984645942-0.957040571148355-0.351322706341307-95.7543945312491-33.94970703125-0.961360134209826-0.328926289366791-0.930218515909473-0.292637941067369-0.937636120099342-0.267921552276675-0.983612946782159-0.254777123001986-100.35107421875-24.8120117187464-0.983152825825528-0.23164619268573-0.94877608499246-0.198922692889028-0.953680310737582-0.173896987063927-0.997865503060893-0.156569075221341-104.49365234375-15.2202148437536-0.991788981793434-0.133444585226243-0.95470789177125-0.104717330847052-0.957112675087046-0.0798010349462857-0.999003331737185-0.0586956975421344-108.18212890625-5.17431640625-1.93489002627939-0.0462461496317701-1.93489002627939 0.0462461496317701-108.18212890625 5.17431640625-0.999003331737185 0.0586956975421344-0.957112675087046 0.0798010349462857-0.95470789177125 0.104717330847052-0.991788981793434 0.133444585226243-104.49365234375 15.2202148437536-0.997865503060893 0.156569075221341-0.953680310737582 0.173896987063927-0.94877608499246 0.198922692889028-0.983152825825528 0.23164619268573-100.35107421875 24.8120117187464-0.983612946782159 0.254777123001986-0.937636120099342 0.267921552276675-0.930218515908564 0.292637941067369-0.961360134209826 0.328926289366791-95.7543945312509 33.94970703125-0.957040571148355 0.351322706341307-0.90980696189763 0.359992984645942-0.899928746768637 0.384020712535857-0.927405925759558 0.423405889992864-90.70361328125 42.63330078125-0.783997713021563 0.37760822319251-0.744541261308768 0.378349897586304-0.735774885679348 0.395127387560933-0.757698586131482 0.427940693109122-0.510063511002954 0.299472594142571-85.1987304687491 50.86279296875-0.87135919186403 0.533426105477702-0.82321124479131 0.532701840784284-0.808746780615365 0.554415592821897-0.827965799338926 0.598567361601454-79.23974609375 58.63818359375-0.814515079668126 0.616886836942285-0.766668525418027 0.61141441404834-0.750128454445076 0.631597589766898-0.764894866749273 0.677436364116147-72.82666015625 65.95947265625-0.749626226375767 0.694272567478038-0.702554562726618 0.684103343097377-0.684103343094648 0.702554562725709-0.694272567477128 0.749626226373948-65.9594726562509 72.82666015625-0.677436364115238 0.764894866748364-0.631597589768717 0.750128454441438-0.611414414044702 0.766668525422574-0.616886836945923 0.814515079666307-58.6381835937491 79.23974609375-0.598567361600544 0.827965799337107-0.554415592825535 0.808746780618094-0.532701840782465 0.823211244787672-0.533426105475883 0.871359191867668-50.86279296875 85.19873046875-0.299472594143481 0.510063511002954-0.427940693108212 0.757698586130573-0.395127387559114 0.735774885681167-0.378349897586304 0.744541261308768-0.37760822319251 0.783997713020653-42.6333007812509 90.70361328125-0.423405889993774 0.927405925762287-0.384020712534038 0.89992874676318-0.359992984650489 0.909806961899449-0.351322706341307 0.957040571149264-33.9497070312491 95.75439453125-0.328926289364972 0.961360134213464-0.29263794106555 0.930218515906745-0.267921552276675 0.93763612010298-0.254777123004715 0.983612946776702-24.81201171875 100.35107421875-0.23164619268664 0.983152825825528-0.198922692886299 0.948776084995188-0.173896987064836 0.953680310736672-0.156569075221341 0.997865503060893-15.2202148437509 104.49365234375-0.133444585228972 0.991788981795253-0.104717330842504 0.954707891767612-0.0798010349481046 0.957112675088865-0.0586956975421344 0.999003331737185-5.17431640624909 108.182128906248-0.0462461496317701 1.93489002627939 0.0462461496317701 1.93489002627939 5.17431640624909 108.18212890625 0.0586956975421344 0.999003331737185 0.0798010349481046 0.957112675087046 0.104717330842504 0.954707891773069 0.133444585228972 0.991788981791615 15.2202148437509 104.49365234375 0.156569075221341 0.997865503060893 0.173896987064836 0.953680310738491 0.198922692886299 0.948776084993369 0.23164619268664 0.983152825825528 24.81201171875 100.35107421875 0.254777123004715 0.98361294678034 0.267921552276675 0.937636120101161 0.29263794106555 0.930218515906745 0.328926289364972 0.961360134209826 33.9497070312491 95.75439453125 0.351322706341307 0.957040571149264 0.359992984650489 0.90980696189763 0.384020712534038 0.899928746768637 0.423405889993774 0.927405925758649 42.6333007812509 90.70361328125 0.37760822319251 0.783997713020653 0.378349897586304 0.744541261308768 0.395127387559114 0.735774885677529 0.427940693108212 0.757698586134211 0.299472594143481 0.510063511002954 50.86279296875 85.19873046875 0.533426105475883 0.87135919186403 0.532701840782465 0.82321124479131 0.554415592825535 0.808746780618094 0.598567361600544 0.827965799337107 58.6381835937491 79.23974609375 0.616886836945923 0.814515079668126 0.611414414044702 0.766668525418936 0.631597589768717 0.750128454445076 0.677436364115238 0.764894866748364 65.9594726562509 72.82666015625 0.694272567477128 0.749626226375767 0.684103343094648 0.702554562725709 0.702554562726618 0.684103343093739 0.749626226375767 0.694272567478038 72.82666015625 65.95947265625 0.764894866749273 0.677436364116147 0.750128454445076 0.631597589766898 0.766668525418027 0.611414414044702 0.814515079668126 0.616886836945923 79.23974609375 58.63818359375 0.827965799338926 0.598567361601454 0.808746780615365 0.554415592825535 0.82321124479131 0.532701840784284 0.87135919186403 0.533426105474064 85.1987304687491 50.86279296875 0.510063511002954 0.29947259414439 0.757698586131482 0.427940693107303 0.735774885679348 0.395127387559114 0.744541261308768 0.378349897586304 0.783997713021563 0.37760822319251 90.70361328125 42.63330078125 0.927405925759558 0.423405889994683 0.899928746768637 0.384020712532219 0.90980696189763 0.35999298464958 0.957040571148355 0.351322706343126 95.7543945312509 33.94970703125 0.961360134209826 0.328926289364972 0.930218515907654 0.29263794106555 0.937636120098432 0.267921552278494 0.983612946782159 0.254777123003805 100.35107421875 24.81201171875 0.983152825825528 0.23164619268573 0.948776084993369 0.19892269288539 0.953680310738491 0.173896987065746 0.997865503061803 0.156569075221341 104.49365234375 15.22021484375 0.991788981792524 0.133444585228062 0.954707891772159 0.104717330843414 0.957112675086137 0.0798010349481046 0.999003331737185 0.0586956975421344 108.18212890625 5.17431640625zM6151.36286259119-17269.3401309546l87.0815295303146 40.9308174906473 81.7585991914211 48.8090688817683 76.0181235005885 56.2541515088378 69.8560249037155 63.2689533561643 63.268953356157 69.8560249037073 56.2541515088515 76.0181235006021 48.8090688817674 81.7585991914239 40.9308174906355 87.0815295302855 32.6155912544937 91.9915506186262 23.8581897442646 96.4933838050129 14.6517846734541 100.591122372498 4.98800435558496 104.286805795073-4.98800435558496 104.286805795073-14.6517846734532 100.591122372494-23.8581897442673 96.4933838050201-32.6155912544918 91.9915506186208-40.9308174906355 87.0815295302873-48.8090688817674 81.758599191422-56.2541515088515 76.0181235006021-63.268953356157 69.8560249037091-69.8560249037164 63.2689533561643-76.0181235005875 56.2541515088396-81.7585991914357 48.8090688817738-87.0815295302682 40.9308174906273-91.9915506186271 32.6155912544946-96.4933838050329 23.8581897442709-100.591122372487 14.6517846734514-104.286805795072 4.98800435558587-104.286805795072-4.98800435558587-100.591122372487-14.6517846734514-96.4933838050365-23.8581897442727-91.9915506186226-32.6155912544909-87.0815295302709-40.9308174906291-81.7585991914339-48.8090688817738-76.0181235005875-56.2541515088396-69.8560249037128-63.2689533561606-63.2689533561652-69.8560249037164-56.2541515088506-76.0181235006039-48.8090688817683-81.7585991914239-40.9308174906291-87.0815295302709-32.6155912544937-91.9915506186299-23.8581897442673-96.4933838050183-14.6517846734541-100.591122372498-4.98800435558405-104.286805795071 4.98800435558405-104.286805795073 14.6517846734541-100.591122372498 23.8581897442655-96.4933838050129 32.6155912544955-91.9915506186335 40.9308174906291-87.0815295302709 48.8090688817683-81.7585991914239 56.2541515088578-76.018123500613 63.2689533561488-69.8560249037 69.8560249037219-63.2689533561679 76.0181235005875-56.2541515088415 81.7585991914193-48.8090688817647 87.0815295303173-40.9308174906473 91.9915506185944-32.6155912544855 96.4933838050092-23.85818974426 100.591122372512-14.6517846734605 104.28680579507-4.98800435558223 104.28680579507 4.98800435558223 100.591122372512 14.6517846734605 96.4933838050065 23.85818974426z"/>
            <dr3d:extrude draw:style-name="gr32" draw:layer="layout" svg:viewBox="6373 -19000 2069 2069" svg:d="M7407-16931l108.18212890625-5.17431640625 104.49365234375-15.22021484375 100.35107421875-24.81201171875 95.75439453125-33.94970703125 90.70361328125-42.63330078125 85.19873046875-50.86279296875 79.23974609375-58.63818359375 72.82666015625-65.95947265625 65.95947265625-72.82666015625 58.63818359375-79.23974609375 50.86279296875-85.19873046875 42.63330078125-90.70361328125 33.94970703125-95.75439453125 24.81201171875-100.35107421875 15.22021484375-104.49365234375 5.17431640625-108.18212890625-5.17431640625-108.18212890625-15.22021484375-104.49365234375-24.81201171875-100.35107421875-33.94970703125-95.75439453125-42.63330078125-90.70361328125-50.86279296875-85.19873046875-58.63818359375-79.23974609375-65.95947265625-72.82666015625-72.82666015625-65.95947265625-79.23974609375-58.63818359375-85.19873046875-50.86279296875-90.70361328125-42.63330078125-95.75439453125-33.94970703125-100.35107421875-24.81201171875-104.49365234375-15.22021484375-108.18212890625-5.17431640625-108.18212890625 5.17431640625-104.49365234375 15.22021484375-100.35107421875 24.81201171875-95.75439453125 33.94970703125-90.70361328125 42.63330078125-85.19873046875 50.86279296875-79.23974609375 58.63818359375-72.82666015625 65.95947265625-65.95947265625 72.82666015625-58.63818359375 79.23974609375-50.86279296875 85.19873046875-42.63330078125 90.70361328125-33.94970703125 95.75439453125-24.81201171875 100.35107421875-15.22021484375 104.49365234375-5.17431640625 108.18212890625 5.17431640625 108.18212890625 15.22021484375 104.49365234375 24.81201171875 100.35107421875 33.94970703125 95.75439453125 42.63330078125 90.70361328125 50.86279296875 85.19873046875 58.63818359375 79.23974609375 65.95947265625 72.82666015625 72.82666015625 65.95947265625 79.23974609375 58.63818359375 85.19873046875 50.86279296875 90.70361328125 42.63330078125 95.75439453125 33.94970703125 100.35107421875 24.81201171875 104.49365234375 15.22021484375zM6373-16931zM8442-19000z"/>
            <dr3d:extrude draw:style-name="gr33" draw:layer="layout" svg:viewBox="6332.5 -19039.5 2149 2149" svg:d="M7407-16890.5l1.93489002627939-0.0462461496317701 108.18212890625-5.17431640625 0.999003331737185-0.0586956975421344 0.957112675086137-0.0798010349462857 0.954707891772159-0.104717330847052 0.991788981792524-0.133444585226243 104.49365234375-15.22021484375 0.997865503061803-0.156569075217703 0.953680310738491-0.173896987067565 0.948776084993369-0.19892269288539 0.983152825825528-0.231646192689368 100.351074218749-24.81201171875 0.98361294678125-0.254777123001986 0.937636120099342-0.267921552276675 0.930218515908564-0.292637941067369 0.961360134208917-0.328926289366791 95.75439453125-33.94970703125 0.957040571148355-0.351322706341307 0.90980696189763-0.359992984645942 0.899928746767728-0.384020712535857 0.927405925759558-0.423405889992864 90.70361328125-42.6333007812464 0.783997713021563-0.37760822319251 0.744541261309678-0.378349897586304 0.735774885679348-0.395127387557295 0.757698586131482-0.42794069311276 0.510063511002954-0.299472594142571 85.19873046875-50.86279296875 0.871359191863121-0.533426105474064 0.823211244792219-0.532701840784284 0.808746780615365-0.554415592825535 0.827965799338926-0.598567361601454 79.2397460937509-58.63818359375 0.814515079669036-0.616886836945923 0.766668525418936-0.611414414044702 0.750128454445076-0.631597589766898 0.764894866748364-0.677436364116147 72.82666015625-65.9594726562536 0.749626226374858-0.694272567478038 0.702554562727528-0.684103343097377 0.684103343094648-0.702554562725709 0.694272567476219-0.749626226373948 65.95947265625-72.8266601562464 0.677436364116147-0.764894866744726 0.631597589768717-0.750128454448713 0.611414414044702-0.766668525415298 0.616886836945923-0.814515079669945 58.63818359375-79.2397460937536 0.598567361599635-0.827965799337107 0.554415592825535-0.808746780618094 0.532701840784284-0.823211244787672 0.533426105474064-0.871359191867668 50.86279296875-85.19873046875 0.29947259414439-0.510063511002954 0.427940693107303-0.757698586130573 0.395127387559114-0.735774885681167 0.378349897586304-0.744541261308768 0.37760822319251-0.783997713020653 42.63330078125-90.7036132812464 0.423405889994683-0.927405925758649 0.384020712532219-0.899928746770456 0.35999298464958-0.909806961899449 0.351322706343126-0.957040571145626 33.94970703125-95.7543945312536 0.328926289364972-0.961360134213464 0.29263794106555-0.930218515906745 0.267921552278494-0.93763612010298 0.254777123003805-0.983612946776702 24.8120117187482-100.35107421875 0.23164619268573-0.983152825825528 0.19892269288539-0.948776084995188 0.173896987063927-0.953680310736672 0.15656907522316-0.997865503060893 15.2202148437518-104.49365234375 0.133444585228062-0.991788981795253 0.104717330843414-0.954707891767612 0.0798010349481046-0.957112675088865 0.0586956975421344-0.999003331737185 5.17431640624818-108.18212890625 0.0462461496317701-1.93489002627757-0.0462461496317701-1.93489002627757-5.17431640624818-108.18212890625-0.0586956975421344-0.999003331737185-0.0798010349481046-0.957112675088865-0.104717330843414-0.954707891767612-0.133444585228062-0.991788981795253-15.2202148437518-104.49365234375-0.15656907522316-0.997865503060893-0.173896987063927-0.953680310736672-0.19892269288539-0.948776084995188-0.23164619268573-0.983152825825528-24.8120117187482-100.35107421875-0.254777123003805-0.983612946776702-0.267921552278494-0.93763612010298-0.29263794106555-0.930218515906745-0.328926289364972-0.961360134213464-33.94970703125-95.75439453125-0.351322706343126-0.957040571149264-0.35999298464958-0.909806961899449-0.384020712532219-0.89992874676318-0.423405889994683-0.927405925762287-42.63330078125-90.7036132812464-0.37760822319251-0.783997713020653-0.378349897586304-0.744541261308768-0.395127387559114-0.735774885677529-0.427940693107303-0.757698586134211-0.29947259414439-0.510063511002954-50.86279296875-85.19873046875-0.533426105474064-0.87135919186403-0.532701840784284-0.82321124479131-0.554415592825535-0.808746780614456-0.598567361599635-0.827965799340745-58.63818359375-79.2397460937536-0.616886836945923-0.814515079666307-0.611414414044702-0.766668525422574-0.631597589768717-0.750128454441438-0.677436364116147-0.764894866748364-65.95947265625-72.82666015625-0.694272567477128-0.749626226373948-0.684103343094648-0.702554562725709-0.702554562726618-0.684103343097377-0.749626226375767-0.694272567478038-72.82666015625-65.95947265625-0.764894866749273-0.677436364116147-0.750128454445076-0.631597589766898-0.766668525418936-0.61141441404834-0.814515079668126-0.616886836942285-79.2397460937509-58.6381835937464-0.827965799338017-0.598567361601454-0.808746780615365-0.554415592825535-0.8232112447904-0.532701840784284-0.87135919186403-0.533426105474064-85.19873046875-50.8627929687536-0.510063511003864-0.299472594142571-0.757698586131482-0.427940693109122-0.735774885679348-0.395127387560933-0.744541261308768-0.378349897586304-0.783997713021563-0.37760822319251-90.70361328125-42.63330078125-0.927405925759558-0.423405889992864-0.899928746768637-0.384020712535857-0.90980696189763-0.359992984653218-0.957040571149264-0.351322706337669-95.75439453125-33.9497070312464-0.961360134208917-0.328926289366791-0.930218515907654-0.292637941063731-0.937636120098432-0.267921552276675-0.98361294678125-0.254777123001986-100.351074218749-24.8120117187536-0.983152825826437-0.231646192689368-0.948776084993369-0.19892269288539-0.953680310738491-0.173896987067565-0.997865503061803-0.156569075217703-104.49365234375-15.22021484375-0.991788981792524-0.133444585226243-0.954707891772159-0.104717330847052-0.957112675086137-0.0798010349462857-0.999003331737185-0.0586956975421344-108.18212890625-5.17431640625-1.93489002627939-0.0462461496317701-1.93489002627939 0.0462461496317701-108.18212890625 5.17431640625-0.999003331737185 0.0586956975421344-0.957112675086137 0.0798010349462857-0.954707891772159 0.104717330847052-0.991788981792524 0.133444585226243-104.49365234375 15.22021484375-0.997865503061803 0.156569075217703-0.953680310738491 0.173896987067565-0.948776084993369 0.19892269288539-0.983152825826437 0.231646192689368-100.35107421875 24.8120117187536-0.98361294678125 0.254777123001986-0.937636120098432 0.267921552276675-0.930218515907654 0.292637941063731-0.961360134208917 0.328926289366791-95.7543945312509 33.9497070312464-0.957040571149264 0.351322706337669-0.90980696189763 0.359992984653218-0.899928746768637 0.384020712535857-0.927405925759558 0.423405889992864-90.70361328125 42.63330078125-0.783997713021563 0.37760822319251-0.744541261308768 0.378349897586304-0.735774885679348 0.395127387560933-0.757698586131482 0.427940693109122-0.510063511003864 0.299472594142571-85.1987304687491 50.8627929687536-0.871359191863121 0.533426105474064-0.82321124479131 0.532701840784284-0.808746780614456 0.554415592825535-0.827965799338926 0.598567361601454-79.23974609375 58.6381835937464-0.814515079668126 0.616886836942285-0.766668525418936 0.61141441404834-0.750128454445076 0.631597589766898-0.764894866749273 0.677436364116147-72.82666015625 65.95947265625-0.749626226375767 0.694272567478038-0.702554562726618 0.684103343097377-0.684103343094648 0.702554562725709-0.694272567477128 0.749626226373948-65.9594726562509 72.82666015625-0.677436364115238 0.764894866748364-0.631597589768717 0.750128454441438-0.611414414044702 0.766668525422574-0.616886836945923 0.814515079666307-58.6381835937491 79.2397460937536-0.598567361600544 0.827965799340745-0.554415592825535 0.808746780614456-0.532701840782465 0.82321124479131-0.533426105475883 0.87135919186403-50.86279296875 85.19873046875-0.299472594143481 0.510063511002954-0.427940693108212 0.757698586134211-0.395127387559114 0.735774885677529-0.378349897586304 0.744541261308768-0.37760822319251 0.783997713020653-42.6333007812509 90.7036132812464-0.423405889993774 0.927405925762287-0.384020712534038 0.89992874676318-0.359992984650489 0.909806961899449-0.351322706341307 0.957040571149264-33.9497070312491 95.75439453125-0.328926289364972 0.961360134213464-0.29263794106555 0.930218515906745-0.267921552276675 0.93763612010298-0.254777123004715 0.983612946776702-24.81201171875 100.35107421875-0.23164619268664 0.983152825825528-0.198922692886299 0.948776084995188-0.173896987064836 0.953680310736672-0.156569075221341 0.997865503060893-15.2202148437509 104.49365234375-0.133444585228972 0.991788981795253-0.104717330842504 0.954707891767612-0.0798010349481046 0.957112675088865-0.0586956975421344 0.999003331737185-5.17431640624909 108.18212890625-0.0462461496317701 1.93489002627757 0.0462461496317701 1.93489002627757 5.17431640624909 108.18212890625 0.0586956975421344 0.999003331737185 0.0798010349481046 0.957112675088865 0.104717330842504 0.954707891767612 0.133444585228972 0.991788981795253 15.2202148437509 104.49365234375 0.156569075221341 0.997865503060893 0.173896987064836 0.953680310736672 0.198922692886299 0.948776084995188 0.23164619268664 0.983152825825528 24.81201171875 100.35107421875 0.254777123002896 0.983612946776702 0.267921552278494 0.93763612010298 0.29263794106555 0.930218515906745 0.328926289364972 0.961360134213464 33.9497070312491 95.7543945312536 0.351322706341307 0.957040571145626 0.359992984650489 0.909806961899449 0.384020712534038 0.899928746770456 0.423405889993774 0.927405925758649 42.6333007812509 90.7036132812464 0.37760822319251 0.783997713020653 0.378349897586304 0.744541261308768 0.395127387559114 0.735774885681167 0.427940693108212 0.757698586130573 0.299472594143481 0.510063511002954 50.86279296875 85.19873046875 0.533426105475883 0.871359191867668 0.532701840782465 0.823211244787672 0.554415592825535 0.808746780618094 0.598567361600544 0.827965799337107 58.6381835937491 79.2397460937536 0.616886836945923 0.814515079669945 0.611414414044702 0.766668525415298 0.631597589768717 0.750128454448713 0.677436364116147 0.764894866744726 65.9594726562509 72.8266601562464 0.694272567477128 0.749626226373948 0.684103343093739 0.702554562725709 0.702554562726618 0.684103343097377 0.749626226374858 0.694272567478038 72.82666015625 65.9594726562536 0.764894866748364 0.677436364116147 0.750128454445076 0.631597589766898 0.766668525418936 0.611414414044702 0.814515079669036 0.616886836945923 79.23974609375 58.63818359375 0.827965799338926 0.598567361601454 0.808746780615365 0.554415592825535 0.82321124479131 0.532701840784284 0.87135919186403 0.533426105474064 85.1987304687491 50.86279296875 0.510063511002954 0.299472594142571 0.757698586131482 0.42794069311276 0.735774885679348 0.395127387557295 0.744541261309678 0.378349897586304 0.783997713021563 0.37760822319251 90.70361328125 42.6333007812464 0.927405925759558 0.423405889992864 0.899928746767728 0.384020712535857 0.90980696189763 0.359992984645942 0.957040571148355 0.351322706341307 95.7543945312509 33.94970703125 0.961360134209826 0.328926289366791 0.930218515907654 0.292637941067369 0.937636120098432 0.267921552276675 0.983612946782159 0.254777123001986 100.35107421875 24.81201171875 0.983152825825528 0.231646192689368 0.948776084993369 0.19892269288539 0.953680310738491 0.173896987067565 0.997865503061803 0.156569075217703 104.49365234375 15.22021484375 0.991788981792524 0.133444585226243 0.954707891772159 0.104717330847052 0.957112675086137 0.0798010349462857 0.999003331737185 0.0586956975421344 108.18212890625 5.17431640625zM7800.36286259121-18882.3401309546l87.0815295302828 40.9308174906364 81.7585991914348 48.8090688817756 76.0181235005757 56.2541515088269 69.8560249037255 63.2689533561716 63.2689533561479 69.8560249037 56.2541515088633 76.0181235006239 48.8090688817629 81.7585991914166 40.9308174906291 87.0815295302673 32.6155912544928 91.9915506186262 23.8581897442673 96.4933838050274 14.651784673455 100.591122372491 4.98800435558405 104.286805795073-4.98800435558405 104.286805795073-14.651784673455 100.591122372491-23.8581897442673 96.4933838050274-32.6155912544928 91.9915506186299-40.9308174906291 87.0815295302673-48.8090688817629 81.7585991914166-56.2541515088633 76.0181235006239-63.2689533561434 69.8560249036891-69.8560249037319 63.2689533561825-76.018123500583 56.2541515088342-81.7585991914229 48.8090688817683-87.08152953031 40.9308174906437-91.9915506185944 32.6155912544818-96.4933838050174 23.8581897442673-100.591122372505 14.6517846734569-104.286805795072 4.98800435558223-104.286805795072-4.98800435558223-100.591122372505-14.6517846734569-96.4933838050183-23.8581897442673-91.9915506185953-32.6155912544818-87.08152953031-40.9308174906437-81.758599191422-48.8090688817647-76.0181235005821-56.2541515088378-69.8560249037364-63.2689533561861-63.2689533561361-69.8560249036782-56.2541515088615-76.0181235006239-48.8090688817683-81.7585991914239-40.9308174906291-87.0815295302673-32.6155912544955-91.9915506186371-23.8581897442655-96.4933838050129-14.6517846734541-100.591122372498-4.98800435558405-104.286805795073 4.98800435558405-104.286805795073 14.6517846734541-100.591122372498 23.8581897442655-96.4933838050129 32.6155912544955-91.9915506186335 40.9308174906291-87.0815295302673 48.8090688817683-81.7585991914239 56.2541515088578-76.0181235006166 63.2689533561488-69.8560249037 69.8560249037255-63.2689533561716 76.0181235005757-56.2541515088269 81.758599191433-48.8090688817756 87.0815295302828-40.9308174906364 91.991550618649-32.6155912544964 96.4933838049919-23.8581897442637 100.591122372502-14.6517846734569 104.286805795072-4.98800435558223 104.286805795072 4.98800435558223 100.591122372502 14.6517846734569 96.493383804991 23.8581897442637z"/>
            <dr3d:extrude draw:style-name="gr34" draw:layer="layout" svg:viewBox="8022 -20686 2069 2069" svg:d="M9056-18617l108.18212890625-5.17431640625 104.49365234375-15.22021484375 100.35107421875-24.81201171875 95.75439453125-33.94970703125 90.70361328125-42.63330078125 85.19873046875-50.86279296875 79.23974609375-58.63818359375 72.82666015625-65.95947265625 65.95947265625-72.82666015625 58.63818359375-79.23974609375 50.86279296875-85.19873046875 42.63330078125-90.70361328125 33.94970703125-95.75439453125 24.81201171875-100.35107421875 15.22021484375-104.49365234375 5.17431640625-108.18212890625-5.17431640625-108.18212890625-15.22021484375-104.49365234375-24.81201171875-100.35107421875-33.94970703125-95.75439453125-42.63330078125-90.70361328125-50.86279296875-85.19873046875-58.63818359375-79.23974609375-65.95947265625-72.82666015625-72.82666015625-65.95947265625-79.23974609375-58.63818359375-85.19873046875-50.86279296875-90.70361328125-42.63330078125-95.75439453125-33.94970703125-100.35107421875-24.81201171875-104.49365234375-15.22021484375-108.18212890625-5.17431640625-108.18212890625 5.17431640625-104.49365234375 15.22021484375-100.35107421875 24.81201171875-95.75439453125 33.94970703125-90.70361328125 42.63330078125-85.19873046875 50.86279296875-79.23974609375 58.63818359375-72.82666015625 65.95947265625-65.95947265625 72.82666015625-58.63818359375 79.23974609375-50.86279296875 85.19873046875-42.63330078125 90.70361328125-33.94970703125 95.75439453125-24.81201171875 100.35107421875-15.22021484375 104.49365234375-5.17431640625 108.18212890625 5.17431640625 108.18212890625 15.22021484375 104.49365234375 24.81201171875 100.35107421875 33.94970703125 95.75439453125 42.63330078125 90.70361328125 50.86279296875 85.19873046875 58.63818359375 79.23974609375 65.95947265625 72.82666015625 72.82666015625 65.95947265625 79.23974609375 58.63818359375 85.19873046875 50.86279296875 90.70361328125 42.63330078125 95.75439453125 33.94970703125 100.35107421875 24.81201171875 104.49365234375 15.22021484375zM8022-18617zM10091-20686z"/>
            <dr3d:extrude draw:style-name="gr35" draw:layer="layout" svg:viewBox="7981.5 -20725.5 2149 2149" svg:d="M9056-18576.5l1.93489002627939-0.0462461496317701 108.182128906252-5.17431640625 0.999003331737185-0.0586956975421344 0.957112675087046-0.0798010349462857 0.95470789177125-0.104717330847052 0.991788981791615-0.133444585226243 104.49365234375-15.22021484375 0.997865503062712-0.156569075217703 0.953680310738491-0.173896987067565 0.948776084993369-0.19892269288539 0.983152825827347-0.231646192689368 100.35107421875-24.8120117187536 0.98361294678034-0.254777123001986 0.937636120099342-0.267921552276675 0.930218515906745-0.292637941063731 0.961360134209826-0.328926289366791 95.75439453125-33.9497070312464 0.957040571149264-0.351322706337669 0.90980696189763-0.359992984653218 0.899928746768637-0.384020712535857 0.927405925758649-0.423405889992864 90.70361328125-42.63330078125 0.783997713020653-0.37760822319251 0.744541261308768-0.378349897586304 0.735774885677529-0.395127387560933 0.757698586134211-0.427940693109122 0.510063511002954-0.299472594142571 85.19873046875-50.86279296875 0.871359191862211-0.533426105477702 0.82321124479131-0.532701840784284 0.808746780616275-0.554415592821897 0.827965799340745-0.598567361601454 79.23974609375-58.63818359375 0.814515079668126-0.616886836942285 0.766668525418936-0.61141441404834 0.750128454445076-0.631597589766898 0.764894866748364-0.677436364116147 72.8266601562482-65.95947265625 0.749626226373948-0.694272567478038 0.702554562729347-0.684103343097377 0.684103343093739-0.702554562725709 0.694272567476219-0.749626226373948 65.9594726562518-72.82666015625 0.677436364116147-0.764894866748364 0.631597589768717-0.750128454441438 0.611414414044702-0.766668525422574 0.616886836945923-0.814515079666307 58.6381835937482-79.2397460937536 0.598567361601454-0.827965799340745 0.554415592825535-0.808746780614456 0.532701840780646-0.82321124479131 0.533426105475883-0.87135919186403 50.8627929687518-85.19873046875 0.29947259414439-0.510063511002954 0.427940693107303-0.757698586134211 0.395127387559114-0.735774885677529 0.378349897586304-0.744541261308768 0.37760822319251-0.783997713020653 42.63330078125-90.7036132812464 0.423405889994683-0.927405925762287 0.384020712532219-0.89992874676318 0.35999298464958-0.909806961899449 0.351322706343126-0.957040571149264 33.94970703125-95.75439453125 0.328926289364972-0.961360134213464 0.29263794106555-0.930218515906745 0.267921552278494-0.93763612010298 0.254777123003805-0.983612946776702 24.8120117187482-100.35107421875 0.23164619268573-0.983152825825528 0.19892269288539-0.948776084995188 0.173896987063927-0.953680310736672 0.15656907522316-0.997865503060893 15.2202148437518-104.49365234375 0.133444585228062-0.991788981795253 0.104717330843414-0.954707891767612 0.0798010349481046-0.957112675088865 0.0586956975421344-0.999003331737185 5.17431640624818-108.18212890625 0.0462461496317701-1.93489002627757-0.0462461496317701-1.93489002627757-5.17431640624818-108.182128906254-0.0586956975421344-0.999003331737185-0.0798010349481046-0.957112675085227-0.104717330843414-0.954707891774888-0.133444585228062-0.991788981791615-15.2202148437518-104.49365234375-0.15656907522316-0.997865503060893-0.173896987063927-0.95368031074031-0.19892269288539-0.94877608499155-0.23164619268573-0.983152825825528-24.8120117187482-100.351074218746-0.254777123003805-0.983612946776702-0.267921552278494-0.93763612010298-0.29263794106555-0.930218515906745-0.328926289364972-0.961360134213464-33.94970703125-95.7543945312536-0.351322706343126-0.957040571145626-0.35999298464958-0.909806961899449-0.384020712532219-0.899928746770456-0.423405889994683-0.927405925758649-42.63330078125-90.7036132812464-0.37760822319251-0.783997713020653-0.378349897586304-0.744541261308768-0.395127387559114-0.735774885681167-0.427940693107303-0.757698586130573-0.29947259414439-0.510063511002954-50.8627929687518-85.19873046875-0.533426105475883-0.871359191867668-0.532701840780646-0.823211244787672-0.554415592825535-0.808746780618094-0.598567361601454-0.827965799337107-58.6381835937482-79.23974609375-0.616886836945923-0.814515079666307-0.611414414044702-0.766668525422574-0.631597589768717-0.750128454441438-0.677436364116147-0.764894866748364-65.9594726562518-72.82666015625-0.694272567476219-0.749626226373948-0.684103343095558-0.702554562725709-0.702554562727528-0.684103343097377-0.749626226373948-0.694272567478038-72.8266601562482-65.9594726562536-0.764894866750183-0.677436364116147-0.750128454445076-0.631597589766898-0.766668525418936-0.611414414044702-0.814515079668126-0.616886836945923-79.23974609375-58.6381835937464-0.827965799338926-0.598567361601454-0.808746780616275-0.554415592821897-0.82321124479131-0.532701840784284-0.871359191862211-0.533426105477702-85.19873046875-50.86279296875-0.510063511002954-0.299472594142571-0.757698586130573-0.427940693109122-0.735774885677529-0.395127387557295-0.744541261308768-0.378349897586304-0.783997713022472-0.37760822319251-90.70361328125-42.6333007812536-0.927405925760468-0.423405889992864-0.899928746766818-0.384020712535857-0.909806961899449-0.359992984653218-0.957040571149264-0.351322706341307-95.75439453125-33.9497070312464-0.961360134209826-0.328926289363153-0.930218515906745-0.292637941067369-0.937636120101161-0.267921552276675-0.98361294678034-0.254777123001986-100.35107421875-24.81201171875-0.983152825825528-0.231646192689368-0.948776084993369-0.19892269288539-0.95368031074031-0.173896987067565-0.997865503060893-0.156569075217703-104.49365234375-15.22021484375-0.991788981791615-0.133444585226243-0.95470789177125-0.104717330847052-0.957112675087046-0.0798010349462857-0.999003331737185-0.0586956975421344-108.182128906252-5.17431640625-1.93489002627939-0.0462461496317701-1.93489002627939 0.0462461496317701-108.182128906248 5.17431640625-0.999003331737185 0.0586956975421344-0.957112675085227 0.0798010349462857-0.95470789177125 0.104717330847052-0.991788981793434 0.133444585226243-104.49365234375 15.22021484375-0.997865503060893 0.156569075217703-0.95368031074031 0.173896987067565-0.948776084993369 0.19892269288539-0.983152825825528 0.231646192689368-100.35107421875 24.81201171875-0.98361294678034 0.254777123001986-0.937636120101161 0.267921552276675-0.930218515906745 0.292637941067369-0.961360134209826 0.328926289363153-95.75439453125 33.9497070312464-0.957040571149264 0.351322706341307-0.909806961899449 0.359992984653218-0.899928746766818 0.384020712535857-0.927405925760468 0.423405889992864-90.70361328125 42.6333007812536-0.783997713022472 0.37760822319251-0.744541261308768 0.378349897586304-0.735774885677529 0.395127387557295-0.757698586130573 0.427940693109122-0.510063511002954 0.299472594142571-85.19873046875 50.86279296875-0.871359191862211 0.533426105477702-0.82321124479131 0.532701840784284-0.808746780616275 0.554415592821897-0.827965799338926 0.598567361601454-79.2397460937518 58.6381835937464-0.814515079668126 0.616886836945923-0.766668525418936 0.611414414044702-0.750128454446894 0.631597589766898-0.764894866748364 0.677436364116147-72.82666015625 65.9594726562536-0.749626226373948 0.694272567478038-0.702554562729347 0.684103343097377-0.684103343093739 0.702554562725709-0.694272567476219 0.749626226373948-65.9594726562482 72.82666015625-0.677436364116147 0.764894866748364-0.631597589766898 0.750128454445076-0.611414414044702 0.766668525418936-0.616886836945923 0.814515079666307-58.6381835937509 79.23974609375-0.598567361600544 0.827965799337107-0.554415592825535 0.808746780618094-0.532701840782465 0.823211244787672-0.533426105475883 0.871359191867668-50.86279296875 85.19873046875-0.299472594143481 0.510063511002954-0.427940693108212 0.757698586130573-0.395127387559114 0.735774885681167-0.378349897586304 0.744541261308768-0.37760822319251 0.783997713020653-42.6333007812509 90.7036132812464-0.423405889993774 0.927405925758649-0.384020712534038 0.899928746770456-0.359992984650489 0.909806961899449-0.351322706341307 0.957040571145626-33.9497070312491 95.7543945312536-0.328926289364972 0.961360134209826-0.29263794106555 0.930218515906745-0.267921552278494 0.937636120099342-0.254777123002896 0.98361294678034-24.81201171875 100.351074218746-0.23164619268664 0.983152825825528-0.198922692886299 0.948776084995188-0.173896987064836 0.95368031074031-0.156569075221341 0.997865503060893-15.2202148437509 104.49365234375-0.133444585228972 0.991788981791615-0.104717330842504 0.954707891774888-0.0798010349481046 0.957112675085227-0.0586956975421344 0.999003331737185-5.17431640624909 108.182128906254-0.0462461496317701 1.93489002627757 0.0462461496317701 1.93489002627757 5.17431640624909 108.18212890625 0.0586956975421344 0.999003331737185 0.0798010349481046 0.957112675088865 0.104717330842504 0.954707891767612 0.133444585228972 0.991788981795253 15.2202148437509 104.49365234375 0.156569075221341 0.997865503060893 0.173896987064836 0.953680310736672 0.198922692886299 0.948776084995188 0.23164619268664 0.983152825825528 24.81201171875 100.35107421875 0.254777123004715 0.983612946776702 0.267921552276675 0.93763612010298 0.29263794106555 0.930218515906745 0.328926289364972 0.961360134213464 33.9497070312491 95.75439453125 0.351322706341307 0.957040571149264 0.359992984650489 0.909806961899449 0.384020712534038 0.89992874676318 0.423405889993774 0.927405925762287 42.6333007812509 90.7036132812464 0.37760822319251 0.783997713020653 0.378349897586304 0.744541261308768 0.395127387559114 0.735774885677529 0.427940693108212 0.757698586134211 0.299472594143481 0.510063511002954 50.86279296875 85.19873046875 0.533426105475883 0.87135919186403 0.532701840782465 0.82321124479131 0.554415592825535 0.808746780614456 0.598567361600544 0.827965799340745 58.6381835937491 79.2397460937536 0.616886836945923 0.814515079666307 0.611414414044702 0.766668525418936 0.631597589768717 0.750128454445076 0.677436364116147 0.764894866748364 65.9594726562482 72.82666015625 0.694272567476219 0.749626226373948 0.684103343095558 0.702554562725709 0.702554562727528 0.684103343097377 0.749626226375767 0.694272567478038 72.82666015625 65.95947265625 0.764894866748364 0.677436364116147 0.750128454445076 0.631597589766898 0.766668525418936 0.61141441404834 0.814515079668126 0.616886836942285 79.2397460937518 58.63818359375 0.827965799338926 0.598567361601454 0.808746780616275 0.554415592821897 0.82321124479131 0.532701840784284 0.871359191862211 0.533426105477702 85.19873046875 50.86279296875 0.510063511002954 0.299472594142571 0.757698586134211 0.427940693109122 0.735774885677529 0.395127387560933 0.744541261308768 0.378349897586304 0.783997713020653 0.37760822319251 90.70361328125 42.63330078125 0.927405925758649 0.423405889992864 0.899928746768637 0.384020712535857 0.90980696189763 0.359992984653218 0.957040571149264 0.351322706337669 95.75439453125 33.9497070312464 0.961360134209826 0.328926289366791 0.930218515906745 0.292637941063731 0.937636120099342 0.267921552276675 0.98361294678034 0.254777123001986 100.35107421875 24.8120117187536 0.983152825827347 0.231646192689368 0.948776084993369 0.19892269288539 0.953680310738491 0.173896987067565 0.997865503062712 0.156569075217703 104.49365234375 15.22021484375 0.991788981793434 0.133444585226243 0.95470789177125 0.104717330847052 0.957112675085227 0.0798010349462857 0.999003331737185 0.0586956975421344 108.182128906248 5.17431640625zM9449.36286259124-20568.3401309546l87.08152953024 40.9308174906146 81.7585991914475 48.8090688817829 76.018123500573 56.2541515088269 69.8560249037328 63.2689533561861 63.2689533561406 69.8560249036855 56.2541515088669 76.0181235006276 48.8090688817665 81.7585991914166 40.9308174906273 87.0815295302673 32.6155912544928 91.9915506186299 23.8581897442673 96.4933838050238 14.651784673455 100.591122372491 4.98800435558405 104.286805795076-4.98800435558405 104.286805795073-14.651784673455 100.591122372491-23.8581897442673 96.4933838050274-32.6155912544928 91.9915506186262-40.9308174906273 87.0815295302673-48.8090688817665 81.7585991914166-56.2541515088669 76.0181235006312-63.2689533561406 69.8560249036855-69.8560249037237 63.2689533561752-76.018123500593 56.2541515088415-81.7585991914148 48.8090688817647-87.0815295302855 40.9308174906328-91.9915506186517 32.6155912545-96.4933838049947 23.8581897442637-100.591122372498 14.6517846734569-104.286805795075 4.98800435558223-104.286805795071-4.98800435558223-100.591122372498-14.6517846734569-96.4933838049947-23.8581897442637-91.9915506186517-32.6155912545-87.0815295302855-40.9308174906328-81.7585991914257-48.8090688817683-76.0181235005857-56.2541515088378-69.8560249037164-63.2689533561643-63.2689533561443-69.8560249036964-56.2541515088688-76.0181235006312-48.8090688817638-81.7585991914166-40.9308174906291-87.0815295302673-32.6155912544955-91.9915506186335-23.8581897442655-96.4933838050129-14.6517846734541-100.591122372498-4.98800435558405-104.286805795073 4.98800435558405-104.286805795076 14.6517846734532-100.591122372491 23.85818974427-96.4933838050238 32.6155912544918-91.9915506186299 40.9308174906291-87.0815295302673 48.8090688817711-81.7585991914311 56.2541515088506-76.0181235006021 63.2689533561479-69.8560249037 69.8560249037346-63.2689533561825 76.0181235005748-56.2541515088269 81.7585991914475-48.8090688817829 87.08152953024-40.9308174906146 91.991550618679-32.6155912545073 96.4933838049856-23.85818974426 100.591122372503-14.6517846734569 104.286805795071-4.98800435558223 104.286805795075 4.98800435558223 100.591122372503 14.6517846734569 96.4933838049856 23.85818974426z"/>
            <dr3d:extrude draw:style-name="gr36" draw:layer="layout" svg:viewBox="9672 -22334 2069 2069" svg:d="M10706-20265l108.18212890625-5.17431640625 104.49365234375-15.22021484375 100.35107421875-24.81201171875 95.75439453125-33.94970703125 90.70361328125-42.63330078125 85.19873046875-50.86279296875 79.23974609375-58.63818359375 72.82666015625-65.95947265625 65.95947265625-72.82666015625 58.63818359375-79.23974609375 50.86279296875-85.19873046875 42.63330078125-90.70361328125 33.94970703125-95.75439453125 24.81201171875-100.35107421875 15.22021484375-104.49365234375 5.17431640625-108.18212890625-5.17431640625-108.18212890625-15.22021484375-104.49365234375-24.81201171875-100.35107421875-33.94970703125-95.75439453125-42.63330078125-90.70361328125-50.86279296875-85.19873046875-58.63818359375-79.23974609375-65.95947265625-72.82666015625-72.82666015625-65.95947265625-79.23974609375-58.63818359375-85.19873046875-50.86279296875-90.70361328125-42.63330078125-95.75439453125-33.94970703125-100.35107421875-24.81201171875-104.49365234375-15.22021484375-108.18212890625-5.17431640625-108.18212890625 5.17431640625-104.49365234375 15.22021484375-100.35107421875 24.81201171875-95.75439453125 33.94970703125-90.70361328125 42.63330078125-85.19873046875 50.86279296875-79.23974609375 58.63818359375-72.82666015625 65.95947265625-65.95947265625 72.82666015625-58.63818359375 79.23974609375-50.86279296875 85.19873046875-42.63330078125 90.70361328125-33.94970703125 95.75439453125-24.81201171875 100.35107421875-15.22021484375 104.49365234375-5.17431640625 108.18212890625 5.17431640625 108.18212890625 15.22021484375 104.49365234375 24.81201171875 100.35107421875 33.94970703125 95.75439453125 42.63330078125 90.70361328125 50.86279296875 85.19873046875 58.63818359375 79.23974609375 65.95947265625 72.82666015625 72.82666015625 65.95947265625 79.23974609375 58.63818359375 85.19873046875 50.86279296875 90.70361328125 42.63330078125 95.75439453125 33.94970703125 100.35107421875 24.81201171875 104.49365234375 15.22021484375zM9672-20265zM11741-22334z"/>
            <dr3d:extrude draw:style-name="gr37" draw:layer="layout" svg:viewBox="9631.5 -22373.5 2149 2149" svg:d="M10706-20224.5l1.93489002627939-0.0462461496317701 108.18212890625-5.17431640625 0.999003331737185-0.0586956975421344 0.957112675085227-0.0798010349462857 0.95470789177125-0.104717330847052 0.991788981793434-0.133444585226243 104.493652343752-15.22021484375 0.997865503060893-0.156569075217703 0.953680310738491-0.173896987067565 0.948776084995188-0.19892269288539 0.983152825825528-0.231646192689368 100.351074218748-24.81201171875 0.98361294678034-0.254777123001986 0.937636120101161-0.267921552276675 0.930218515906745-0.292637941067369 0.961360134209826-0.328926289366791 95.75439453125-33.94970703125 0.957040571149264-0.351322706341307 0.909806961895811-0.359992984645942 0.899928746770456-0.384020712535857 0.927405925758649-0.423405889992864 90.70361328125-42.6333007812464 0.783997713020653-0.37760822319251 0.744541261308768-0.378349897586304 0.735774885677529-0.395127387557295 0.757698586134211-0.42794069311276 0.510063511002954-0.299472594142571 85.19873046875-50.86279296875 0.87135919186403-0.533426105474064 0.82321124479131-0.532701840784284 0.808746780616275-0.554415592825535 0.827965799338926-0.598567361601454 79.23974609375-58.6381835937536 0.814515079668126-0.616886836942285 0.766668525417117-0.61141441404834 0.750128454445076-0.631597589766898 0.764894866748364-0.677436364116147 72.82666015625-65.95947265625 0.749626226377586-0.694272567478038 0.702554562725709-0.684103343097377 0.684103343093739-0.702554562725709 0.694272567478038-0.749626226373948 65.95947265625-72.8266601562464 0.677436364116147-0.764894866744726 0.631597589768717-0.750128454448713 0.611414414044702-0.766668525415298 0.616886836945923-0.814515079669945 58.63818359375-79.2397460937536 0.598567361599635-0.827965799337107 0.554415592825535-0.808746780618094 0.532701840784284-0.823211244787672 0.533426105474064-0.871359191867668 50.86279296875-85.19873046875 0.29947259414439-0.510063511002954 0.427940693107303-0.757698586130573 0.395127387559114-0.735774885681167 0.378349897586304-0.744541261308768 0.37760822319251-0.783997713020653 42.63330078125-90.70361328125 0.423405889994683-0.927405925762287 0.384020712532219-0.89992874676318 0.35999298464958-0.909806961899449 0.351322706343126-0.957040571149264 33.9497070312518-95.75439453125 0.328926289363153-0.961360134213464 0.292637941067369-0.930218515906745 0.267921552278494-0.93763612010298 0.254777123003805-0.983612946776702 24.8120117187482-100.35107421875 0.23164619268573-0.983152825825528 0.19892269288539-0.948776084995188 0.173896987065746-0.953680310736672 0.156569075221341-0.997865503060893 15.22021484375-104.49365234375 0.133444585228062-0.991788981795253 0.104717330843414-0.954707891767612 0.0798010349481046-0.957112675088865 0.0586956975421344-0.999003331737185 5.17431640625-108.18212890625 0.0462461496317701-1.93489002627757-0.0462461496317701-1.93489002627757-5.17431640625-108.18212890625-0.0586956975421344-0.999003331737185-0.0798010349481046-0.957112675088865-0.104717330843414-0.954707891767612-0.133444585228062-0.991788981795253-15.22021484375-104.49365234375-0.156569075221341-0.997865503060893-0.173896987065746-0.953680310736672-0.19892269288539-0.948776084995188-0.23164619268573-0.983152825825528-24.8120117187482-100.35107421875-0.254777123003805-0.983612946776702-0.267921552278494-0.93763612010298-0.292637941067369-0.930218515906745-0.328926289363153-0.961360134213464-33.9497070312518-95.75439453125-0.351322706343126-0.957040571149264-0.35999298464958-0.909806961899449-0.384020712532219-0.89992874676318-0.423405889994683-0.927405925762287-42.63330078125-90.70361328125-0.37760822319251-0.783997713020653-0.378349897586304-0.744541261308768-0.395127387559114-0.735774885681167-0.427940693107303-0.757698586130573-0.29947259414439-0.510063511002954-50.86279296875-85.19873046875-0.533426105474064-0.871359191867668-0.532701840784284-0.823211244787672-0.554415592825535-0.808746780618094-0.598567361601454-0.827965799337107-58.63818359375-79.23974609375-0.616886836945923-0.814515079666307-0.611414414044702-0.766668525418936-0.631597589766898-0.750128454445076-0.677436364116147-0.764894866748364-65.95947265625-72.82666015625-0.694272567478038-0.749626226373948-0.684103343093739-0.702554562725709-0.702554562725709-0.684103343097377-0.749626226377586-0.694272567478038-72.82666015625-65.95947265625-0.764894866748364-0.677436364116147-0.750128454445076-0.631597589766898-0.766668525418936-0.61141441404834-0.814515079668126-0.616886836942285-79.23974609375-58.6381835937464-0.827965799337107-0.598567361601454-0.808746780616275-0.554415592825535-0.823211244789491-0.532701840784284-0.87135919186403-0.533426105474064-85.19873046875-50.8627929687536-0.510063511004773-0.299472594142571-0.757698586134211-0.427940693109122-0.735774885677529-0.395127387560933-0.744541261308768-0.378349897586304-0.783997713020653-0.37760822319251-90.70361328125-42.63330078125-0.927405925758649-0.423405889992864-0.899928746768637-0.384020712535857-0.90980696189763-0.359992984645942-0.957040571149264-0.351322706341307-95.75439453125-33.94970703125-0.961360134209826-0.328926289366791-0.930218515906745-0.292637941067369-0.937636120101161-0.267921552276675-0.98361294678034-0.254777123001986-100.351074218748-24.81201171875-0.983152825825528-0.231646192689368-0.948776084995188-0.19892269288539-0.953680310738491-0.173896987067565-0.997865503060893-0.156569075217703-104.493652343752-15.22021484375-0.991788981793434-0.133444585226243-0.95470789177125-0.104717330847052-0.957112675085227-0.0798010349462857-0.999003331737185-0.0586956975421344-108.18212890625-5.17431640625-1.93489002627939-0.0462461496317701-1.93489002627939 0.0462461496317701-108.18212890625 5.17431640625-0.999003331737185 0.0586956975421344-0.957112675085227 0.0798010349462857-0.95470789177125 0.104717330847052-0.991788981793434 0.133444585226243-104.49365234375 15.22021484375-0.997865503060893 0.156569075217703-0.95368031074031 0.173896987067565-0.948776084993369 0.19892269288539-0.983152825825528 0.231646192689368-100.35107421875 24.81201171875-0.98361294678034 0.254777123001986-0.937636120101161 0.267921552276675-0.930218515906745 0.292637941067369-0.961360134209826 0.328926289366791-95.75439453125 33.94970703125-0.957040571149264 0.351322706341307-0.90980696189763 0.359992984645942-0.899928746768637 0.384020712535857-0.927405925758649 0.423405889992864-90.70361328125 42.63330078125-0.783997713020653 0.37760822319251-0.744541261308768 0.378349897586304-0.735774885677529 0.395127387560933-0.757698586134211 0.427940693109122-0.510063511004773 0.299472594142571-85.19873046875 50.8627929687536-0.87135919186403 0.533426105474064-0.823211244789491 0.532701840784284-0.808746780616275 0.554415592825535-0.827965799337107 0.598567361601454-79.23974609375 58.6381835937464-0.814515079668126 0.616886836942285-0.766668525418936 0.61141441404834-0.750128454445076 0.631597589766898-0.764894866748364 0.677436364116147-72.82666015625 65.95947265625-0.749626226377586 0.694272567478038-0.702554562725709 0.684103343097377-0.684103343093739 0.702554562725709-0.694272567478038 0.749626226373948-65.95947265625 72.82666015625-0.677436364116147 0.764894866748364-0.631597589766898 0.750128454445076-0.611414414044702 0.766668525418936-0.616886836945923 0.814515079666307-58.63818359375 79.23974609375-0.598567361601454 0.827965799337107-0.554415592825535 0.808746780618094-0.532701840784284 0.823211244787672-0.533426105474064 0.871359191867668-50.86279296875 85.19873046875-0.29947259414439 0.510063511002954-0.427940693107303 0.757698586130573-0.395127387559114 0.735774885681167-0.378349897586304 0.744541261308768-0.37760822319251 0.783997713020653-42.63330078125 90.70361328125-0.423405889994683 0.927405925762287-0.384020712532219 0.89992874676318-0.35999298464958 0.909806961899449-0.351322706343126 0.957040571149264-33.94970703125 95.75439453125-0.328926289364972 0.961360134213464-0.29263794106555 0.930218515906745-0.267921552278494 0.93763612010298-0.254777123003805 0.983612946776702-24.81201171875 100.35107421875-0.23164619268573 0.983152825825528-0.19892269288539 0.948776084995188-0.173896987065746 0.953680310736672-0.156569075221341 0.997865503060893-15.22021484375 104.49365234375-0.133444585228062 0.991788981795253-0.104717330843414 0.954707891767612-0.0798010349481046 0.957112675088865-0.0586956975421344 0.999003331737185-5.17431640625 108.18212890625-0.0462461496317701 1.93489002627757 0.0462461496317701 1.93489002627757 5.17431640625 108.18212890625 0.0586956975421344 0.999003331737185 0.0798010349481046 0.957112675088865 0.104717330843414 0.954707891767612 0.133444585228062 0.991788981795253 15.22021484375 104.49365234375 0.156569075221341 0.997865503060893 0.173896987065746 0.953680310736672 0.19892269288539 0.948776084995188 0.23164619268573 0.983152825825528 24.81201171875 100.35107421875 0.254777123003805 0.983612946776702 0.267921552278494 0.93763612010298 0.29263794106555 0.930218515906745 0.328926289364972 0.961360134213464 33.94970703125 95.75439453125 0.351322706343126 0.957040571149264 0.35999298464958 0.909806961899449 0.384020712532219 0.89992874676318 0.423405889994683 0.927405925762287 42.63330078125 90.70361328125 0.37760822319251 0.783997713020653 0.378349897586304 0.744541261308768 0.395127387559114 0.735774885681167 0.427940693107303 0.757698586130573 0.29947259414439 0.510063511002954 50.86279296875 85.19873046875 0.533426105474064 0.871359191867668 0.532701840784284 0.823211244787672 0.554415592825535 0.808746780618094 0.598567361599635 0.827965799337107 58.63818359375 79.2397460937536 0.616886836945923 0.814515079669945 0.611414414044702 0.766668525415298 0.631597589768717 0.750128454448713 0.677436364116147 0.764894866744726 65.95947265625 72.8266601562464 0.694272567478038 0.749626226373948 0.684103343093739 0.702554562725709 0.702554562725709 0.684103343097377 0.749626226377586 0.694272567478038 72.82666015625 65.95947265625 0.764894866748364 0.677436364116147 0.750128454445076 0.631597589766898 0.766668525417117 0.61141441404834 0.814515079668126 0.616886836942285 79.23974609375 58.6381835937536 0.827965799338926 0.598567361601454 0.808746780616275 0.554415592825535 0.82321124479131 0.532701840784284 0.87135919186403 0.533426105474064 85.19873046875 50.86279296875 0.510063511002954 0.299472594142571 0.757698586134211 0.42794069311276 0.735774885677529 0.395127387557295 0.744541261308768 0.378349897586304 0.783997713020653 0.37760822319251 90.70361328125 42.6333007812464 0.927405925758649 0.423405889992864 0.899928746770456 0.384020712535857 0.909806961895811 0.359992984645942 0.957040571149264 0.351322706341307 95.75439453125 33.94970703125 0.961360134209826 0.328926289366791 0.930218515906745 0.292637941067369 0.937636120101161 0.267921552276675 0.98361294678034 0.254777123001986 100.35107421875 24.81201171875 0.983152825825528 0.231646192689368 0.948776084993369 0.19892269288539 0.95368031074031 0.173896987067565 0.997865503060893 0.156569075217703 104.49365234375 15.22021484375 0.991788981791615 0.133444585226243 0.95470789177125 0.104717330847052 0.957112675087046 0.0798010349462857 0.999003331737185 0.0586956975421344 108.18212890625 5.17431640625zM11099.3628625912-22216.3401309546l87.0815295303091 40.9308174906473 81.7585991914421 48.8090688817829 76.0181235005766 56.2541515088269 69.8560249037164 63.2689533561643 63.268953356157 69.8560249037073 56.2541515088506 76.0181235006021 48.8090688817701 81.7585991914311 40.9308174906291 87.0815295302709 32.6155912544946 91.9915506186262 23.8581897442673 96.4933838050274 14.6517846734532 100.591122372491 4.98800435558587 104.286805795073-4.98800435558587 104.286805795073-14.6517846734532 100.591122372491-23.8581897442673 96.4933838050274-32.6155912544946 91.9915506186262-40.9308174906291 87.0815295302709-48.8090688817629 81.7585991914166-56.2541515088688 76.0181235006312-63.2689533561461 69.8560249036927-69.8560249037091 63.268953356157-76.0181235006021 56.2541515088524-81.7585991914148 48.8090688817647-87.0815295303164 40.9308174906437-91.9915506185916 32.6155912544818-96.4933838050165 23.8581897442673-100.591122372505 14.6517846734569-104.286805795073 4.98800435558223-104.286805795073-4.98800435558223-100.591122372503-14.6517846734569-96.4933838050183-23.8581897442673-91.9915506185916-32.6155912544818-87.0815295303164-40.9308174906437-81.7585991914148-48.8090688817647-76.0181235006021-56.2541515088524-69.8560249037091-63.268953356157-63.2689533561461-69.8560249036927-56.2541515088688-76.0181235006312-48.8090688817629-81.7585991914166-40.9308174906291-87.0815295302709-32.6155912544928-91.9915506186262-23.8581897442691-96.4933838050274-14.6517846734532-100.591122372491-4.98800435558587-104.286805795073 4.98800435558587-104.286805795073 14.6517846734532-100.591122372491 23.8581897442691-96.4933838050274 32.6155912544928-91.9915506186262 40.9308174906291-87.0815295302709 48.8090688817701-81.7585991914311 56.2541515088506-76.0181235006021 63.268953356157-69.8560249037073 69.8560249037164-63.2689533561643 76.0181235005766-56.2541515088269 81.7585991914421-48.8090688817829 87.0815295303091-40.9308174906473 91.9915506185898-32.6155912544782 96.4933838050183-23.8581897442673 100.591122372503-14.6517846734569 104.286805795073-4.98800435558223 104.286805795073 4.98800435558223 100.591122372505 14.6517846734569 96.4933838050183 23.8581897442673z"/>
            <dr3d:extrude draw:style-name="gr38" draw:layer="layout" svg:viewBox="11318 -23981 2069 2069" svg:d="M12352-21912l108.18212890625-5.17431640625 104.49365234375-15.22021484375 100.35107421875-24.81201171875 95.75439453125-33.94970703125 90.70361328125-42.63330078125 85.19873046875-50.86279296875 79.23974609375-58.63818359375 72.82666015625-65.95947265625 65.95947265625-72.82666015625 58.63818359375-79.23974609375 50.86279296875-85.19873046875 42.63330078125-90.70361328125 33.94970703125-95.75439453125 24.81201171875-100.35107421875 15.22021484375-104.49365234375 5.17431640625-108.18212890625-5.17431640625-108.18212890625-15.22021484375-104.49365234375-24.81201171875-100.35107421875-33.94970703125-95.75439453125-42.63330078125-90.70361328125-50.86279296875-85.19873046875-58.63818359375-79.23974609375-65.95947265625-72.82666015625-72.82666015625-65.95947265625-79.23974609375-58.63818359375-85.19873046875-50.86279296875-90.70361328125-42.63330078125-95.75439453125-33.94970703125-100.35107421875-24.81201171875-104.49365234375-15.22021484375-108.18212890625-5.17431640625-108.18212890625 5.17431640625-104.49365234375 15.22021484375-100.35107421875 24.81201171875-95.75439453125 33.94970703125-90.70361328125 42.63330078125-85.19873046875 50.86279296875-79.23974609375 58.63818359375-72.82666015625 65.95947265625-65.95947265625 72.82666015625-58.63818359375 79.23974609375-50.86279296875 85.19873046875-42.63330078125 90.70361328125-33.94970703125 95.75439453125-24.81201171875 100.35107421875-15.22021484375 104.49365234375-5.17431640625 108.18212890625 5.17431640625 108.18212890625 15.22021484375 104.49365234375 24.81201171875 100.35107421875 33.94970703125 95.75439453125 42.63330078125 90.70361328125 50.86279296875 85.19873046875 58.63818359375 79.23974609375 65.95947265625 72.82666015625 72.82666015625 65.95947265625 79.23974609375 58.63818359375 85.19873046875 50.86279296875 90.70361328125 42.63330078125 95.75439453125 33.94970703125 100.35107421875 24.81201171875 104.49365234375 15.22021484375zM11318-21912zM13387-23981z"/>
            <dr3d:extrude draw:style-name="gr39" draw:layer="layout" svg:viewBox="11277.5 -24020.5 2149 2149" svg:d="M12352-21871.5l1.93489002627757-0.0462461496317701 108.18212890625-5.17431640624636 0.999003331737185-0.0586956975457724 0.957112675088865-0.0798010349462857 0.95470789177125-0.104717330839776 0.991788981793434-0.133444585229881 104.49365234375-15.2202148437536 0.997865503060893-0.156569075217703 0.953680310738491-0.173896987067565 0.948776084993369-0.19892269288539 0.983152825825528-0.231646192689368 100.351074218748-24.81201171875 0.98361294678034-0.254777123001986 0.937636120099342-0.267921552276675 0.930218515908564-0.292637941067369 0.961360134209826-0.328926289363153 95.75439453125-33.9497070312464 0.957040571147445-0.351322706341307 0.909806961899449-0.359992984653218 0.899928746766818-0.384020712532219 0.927405925760468-0.423405889992864 90.7036132812518-42.63330078125 0.783997713020653-0.37760822319251 0.744541261308768-0.378349897586304 0.735774885677529-0.395127387557295 0.757698586134211-0.42794069311276 0.510063511002954-0.299472594142571 85.19873046875-50.86279296875 0.871359191862211-0.533426105474064 0.82321124479131-0.532701840784284 0.808746780616275-0.554415592825535 0.827965799340745-0.598567361601454 79.23974609375-58.63818359375 0.814515079668126-0.616886836945923 0.766668525418936-0.611414414044702 0.750128454445076-0.631597589766898 0.764894866748364-0.677436364116147 72.82666015625-65.9594726562536 0.749626226375767-0.694272567478038 0.702554562725709-0.684103343097377 0.684103343093739-0.702554562725709 0.694272567478038-0.749626226373948 65.9594726562482-72.8266601562464 0.677436364117966-0.764894866744726 0.631597589766898-0.750128454448713 0.611414414042883-0.766668525415298 0.616886836945923-0.814515079669945 58.6381835937518-79.2397460937536 0.598567361601454-0.827965799337107 0.554415592825535-0.808746780618094 0.532701840784284-0.823211244787672 0.533426105474064-0.871359191867668 50.8627929687482-85.19873046875 0.29947259414439-0.510063511002954 0.427940693109122-0.757698586130573 0.395127387557295-0.735774885681167 0.378349897586304-0.744541261308768 0.37760822319251-0.783997713020653 42.6333007812518-90.7036132812464 0.423405889994683-0.927405925758649 0.384020712532219-0.899928746770456 0.35999298464958-0.909806961899449 0.351322706343126-0.957040571145626 33.94970703125-95.7543945312536 0.328926289364972-0.961360134209826 0.29263794106555-0.930218515906745 0.267921552278494-0.937636120099342 0.254777123003805-0.98361294678034 24.81201171875-100.351074218746 0.23164619268573-0.983152825825528 0.19892269288539-0.948776084995188 0.173896987065746-0.95368031074031 0.156569075221341-0.997865503060893 15.22021484375-104.49365234375 0.133444585228062-0.991788981791615 0.104717330843414-0.954707891774888 0.0798010349481046-0.957112675085227 0.0586956975421344-0.999003331737185 5.17431640625-108.182128906254 0.0462461496317701-1.93489002627757-0.0462461496317701-1.93489002627757-5.17431640625-108.18212890625-0.0586956975421344-0.999003331737185-0.0798010349481046-0.957112675088865-0.104717330843414-0.954707891767612-0.133444585228062-0.991788981795253-15.22021484375-104.49365234375-0.156569075221341-0.997865503060893-0.173896987065746-0.95368031074031-0.19892269288539-0.948776084995188-0.23164619268573-0.983152825825528-24.81201171875-100.351074218746-0.254777123003805-0.983612946776702-0.267921552278494-0.93763612010298-0.29263794106555-0.930218515906745-0.328926289364972-0.961360134209826-33.94970703125-95.7543945312536-0.351322706343126-0.957040571149264-0.35999298464958-0.909806961899449-0.384020712532219-0.89992874676318-0.423405889994683-0.927405925762287-42.6333007812518-90.7036132812464-0.37760822319251-0.783997713020653-0.378349897586304-0.744541261308768-0.395127387557295-0.735774885677529-0.427940693109122-0.757698586134211-0.29947259414439-0.510063511002954-50.8627929687482-85.19873046875-0.533426105474064-0.87135919186403-0.532701840784284-0.82321124479131-0.554415592825535-0.808746780614456-0.598567361601454-0.827965799340745-58.6381835937518-79.2397460937536-0.616886836945923-0.814515079666307-0.611414414042883-0.766668525418936-0.631597589766898-0.750128454445076-0.677436364117966-0.764894866748364-65.9594726562482-72.82666015625-0.694272567478038-0.749626226373948-0.684103343093739-0.702554562725709-0.702554562725709-0.684103343097377-0.749626226377586-0.694272567478038-72.82666015625-65.95947265625-0.764894866748364-0.677436364116147-0.750128454445076-0.631597589766898-0.766668525418936-0.61141441404834-0.814515079668126-0.616886836942285-79.23974609375-58.6381835937464-0.827965799337107-0.598567361601454-0.808746780616275-0.554415592825535-0.823211244789491-0.532701840784284-0.87135919186403-0.533426105474064-85.19873046875-50.8627929687536-0.510063511004773-0.299472594142571-0.757698586134211-0.427940693109122-0.735774885677529-0.395127387560933-0.744541261308768-0.378349897586304-0.783997713020653-0.37760822319251-90.7036132812518-42.63330078125-0.927405925760468-0.423405889992864-0.899928746766818-0.384020712535857-0.909806961899449-0.359992984653218-0.957040571147445-0.351322706337669-95.75439453125-33.9497070312464-0.961360134209826-0.328926289366791-0.930218515906745-0.292637941063731-0.937636120099342-0.267921552276675-0.98361294678034-0.254777123001986-100.351074218748-24.8120117187536-0.983152825827347-0.231646192689368-0.948776084993369-0.19892269288539-0.953680310738491-0.173896987067565-0.997865503062712-0.156569075217703-104.49365234375-15.22021484375-0.991788981793434-0.133444585226243-0.95470789177125-0.104717330847052-0.957112675085227-0.0798010349462857-0.999003331737185-0.0586956975421344-108.18212890625-5.17431640625-1.93489002627939-0.0462461496317701-1.93489002627939 0.0462461496317701-108.182128906252 5.17431640625-0.999003331737185 0.0586956975421344-0.957112675085227 0.0798010349462857-0.954707891773069 0.104717330847052-0.991788981791615 0.133444585226243-104.49365234375 15.22021484375-0.997865503062712 0.156569075217703-0.953680310738491 0.173896987067565-0.948776084993369 0.19892269288539-0.983152825827347 0.231646192689368-100.351074218748 24.8120117187536-0.98361294678034 0.254777123001986-0.937636120099342 0.267921552276675-0.930218515906745 0.292637941063731-0.961360134209826 0.328926289366791-95.75439453125 33.9497070312464-0.957040571149264 0.351322706337669-0.90980696189763 0.359992984653218-0.899928746768637 0.384020712535857-0.927405925758649 0.423405889992864-90.7036132812518 42.63330078125-0.783997713022472 0.37760822319251-0.744541261308768 0.378349897586304-0.735774885677529 0.395127387560933-0.757698586132392 0.427940693109122-0.510063511004773 0.299472594142571-85.19873046875 50.8627929687536-0.871359191862211 0.533426105474064-0.82321124479131 0.532701840784284-0.808746780616275 0.554415592825535-0.827965799337107 0.598567361601454-79.2397460937482 58.6381835937464-0.814515079668126 0.616886836942285-0.766668525418936 0.61141441404834-0.750128454445076 0.631597589766898-0.764894866748364 0.677436364116147-72.82666015625 65.95947265625-0.749626226377586 0.694272567478038-0.702554562725709 0.684103343097377-0.684103343093739 0.702554562725709-0.694272567478038 0.749626226373948-65.95947265625 72.82666015625-0.677436364116147 0.764894866748364-0.631597589768717 0.750128454441438-0.611414414044702 0.766668525422574-0.616886836945923 0.814515079666307-58.63818359375 79.2397460937536-0.598567361599635 0.827965799340745-0.554415592825535 0.808746780614456-0.532701840784284 0.82321124479131-0.533426105474064 0.87135919186403-50.86279296875 85.19873046875-0.29947259414439 0.510063511002954-0.427940693107303 0.757698586134211-0.395127387559114 0.735774885677529-0.378349897586304 0.744541261308768-0.37760822319251 0.783997713020653-42.6333007812518 90.7036132812464-0.423405889992864 0.927405925762287-0.384020712535857 0.89992874676318-0.35999298464958 0.909806961899449-0.351322706341307 0.957040571149264-33.94970703125 95.7543945312536-0.328926289363153 0.961360134209826-0.292637941067369 0.930218515906745-0.267921552278494 0.93763612010298-0.254777123003805 0.98361294678034-24.8120117187482 100.351074218746-0.23164619268573 0.983152825825528-0.19892269288539 0.948776084995188-0.173896987065746 0.953680310736672-0.156569075221341 0.997865503060893-15.2202148437518 104.49365234375-0.133444585228062 0.991788981795253-0.104717330843414 0.954707891767612-0.0798010349499236 0.957112675088865-0.0586956975403155 0.999003331737185-5.17431640624818 108.18212890625-0.0462461496317701 1.93489002627757 0.0462461496317701 1.93489002627757 5.17431640624818 108.182128906254 0.0586956975403155 0.999003331737185 0.0798010349499236 0.957112675085227 0.104717330843414 0.954707891774888 0.133444585228062 0.991788981791615 15.2202148437518 104.49365234375 0.156569075221341 0.997865503060893 0.173896987065746 0.95368031074031 0.19892269288539 0.94877608499155 0.23164619268573 0.983152825825528 24.8120117187482 100.351074218746 0.254777123003805 0.983612946776702 0.267921552278494 0.93763612010298 0.292637941067369 0.930218515906745 0.328926289363153 0.961360134213464 33.94970703125 95.7543945312536 0.351322706341307 0.957040571145626 0.35999298464958 0.909806961899449 0.384020712535857 0.899928746770456 0.423405889992864 0.927405925758649 42.6333007812518 90.7036132812464 0.37760822319251 0.783997713020653 0.378349897586304 0.744541261308768 0.395127387559114 0.735774885681167 0.427940693107303 0.757698586130573 0.29947259414439 0.510063511002954 50.86279296875 85.19873046875 0.533426105474064 0.871359191867668 0.532701840784284 0.823211244787672 0.554415592825535 0.808746780618094 0.598567361599635 0.827965799337107 58.63818359375 79.2397460937536 0.616886836945923 0.814515079669945 0.611414414044702 0.766668525415298 0.631597589768717 0.750128454448713 0.677436364116147 0.764894866744726 65.95947265625 72.8266601562464 0.694272567478038 0.749626226373948 0.684103343093739 0.702554562725709 0.702554562725709 0.684103343097377 0.749626226375767 0.694272567478038 72.82666015625 65.9594726562536 0.764894866748364 0.677436364116147 0.750128454445076 0.631597589766898 0.766668525418936 0.611414414044702 0.814515079668126 0.616886836945923 79.2397460937482 58.63818359375 0.827965799338926 0.598567361601454 0.808746780616275 0.554415592825535 0.82321124479131 0.532701840784284 0.87135919186403 0.533426105474064 85.19873046875 50.86279296875 0.510063511002954 0.299472594142571 0.757698586132392 0.42794069311276 0.735774885677529 0.395127387557295 0.744541261308768 0.378349897586304 0.783997713022472 0.37760822319251 90.7036132812518 42.63330078125 0.927405925758649 0.423405889992864 0.899928746768637 0.384020712532219 0.90980696189763 0.359992984653218 0.957040571149264 0.351322706341307 95.75439453125 33.9497070312464 0.961360134209826 0.328926289363153 0.930218515906745 0.292637941067369 0.937636120101161 0.267921552276675 0.98361294678034 0.254777123001986 100.351074218748 24.81201171875 0.983152825825528 0.231646192689368 0.948776084993369 0.19892269288539 0.953680310738491 0.173896987067565 0.997865503060893 0.156569075217703 104.49365234375 15.2202148437536 0.991788981793434 0.133444585229881 0.954707891773069 0.104717330839776 0.957112675087046 0.0798010349462857 0.999003331737185 0.0586956975457724 108.182128906252 5.17431640624636zM12745.3628625912-23863.3401309546l87.0815295302782 40.9308174906291 81.7585991914421 48.8090688817829 76.0181235005766 56.2541515088269 69.8560249037164 63.2689533561643 63.2689533561552 69.8560249037073 56.2541515088506 76.0181235006057 48.8090688817701 81.7585991914311 40.9308174906309 87.0815295302673 32.6155912544909 91.9915506186226 23.8581897442727 96.493383805042 14.6517846734514 100.59112237248 4.98800435558587 104.286805795073-4.98800435558587 104.286805795076-14.6517846734514 100.59112237248-23.8581897442727 96.493383805042-32.6155912544909 91.9915506186226-40.9308174906309 87.0815295302673-48.8090688817701 81.7585991914311-56.2541515088506 76.0181235006057-63.2689533561479 69.8560249036927-69.8560249037273 63.2689533561788-76.0181235005912 56.2541515088415-81.7585991914148 48.8090688817647-87.0815295302873 40.9308174906328-91.9915506186553 32.6155912545-96.4933838049819 23.85818974426-100.591122372509 14.6517846734605-104.286805795069 4.9880043555786-104.286805795071-4.9880043555786-100.591122372509-14.6517846734605-96.4933838049819-23.85818974426-91.9915506186553-32.6155912545-87.0815295302873-40.9308174906328-81.7585991914148-48.8090688817647-76.0181235005894-56.2541515088415-69.8560249037273-63.2689533561788-63.2689533561388-69.8560249036818-56.2541515088688-76.0181235006312-48.8090688817647-81.7585991914166-40.9308174906291-87.0815295302673-32.6155912544928-91.9915506186299-23.8581897442673-96.4933838050238-14.651784673455-100.591122372491-4.98800435558405-104.286805795076 4.98800435558405-104.286805795073 14.651784673455-100.591122372491 23.8581897442673-96.4933838050238 32.6155912544928-91.9915506186299 40.9308174906291-87.0815295302673 48.8090688817647-81.7585991914166 56.2541515088688-76.0181235006312 63.2689533561461-69.8560249036964 69.8560249037164-63.2689533561643 76.0181235005748-56.2541515088269 81.7585991914421-48.8090688817829 87.0815295302782-40.9308174906291 91.9915506186517-32.6155912545 96.4933838049928-23.8581897442637 100.591122372498-14.6517846734569 104.286805795075-4.98800435558223 104.286805795073 4.98800435558223 100.591122372498 14.6517846734569 96.4933838049928 23.8581897442637z"/>
            <dr3d:extrude draw:style-name="gr40" draw:layer="layout" svg:viewBox="4725 -23981 2069 2069" svg:d="M4725-22947l5.17431640625 108.18212890625 15.22021484375 104.49365234375 24.81201171875 100.35107421875 33.94970703125 95.75439453125 42.63330078125 90.70361328125 50.86279296875 85.19873046875 58.63818359375 79.23974609375 65.95947265625 72.82666015625 72.82666015625 65.95947265625 79.23974609375 58.63818359375 85.19873046875 50.86279296875 90.70361328125 42.63330078125 95.75439453125 33.94970703125 100.35107421875 24.81201171875 104.49365234375 15.22021484375 108.18212890625 5.17431640625 108.18212890625-5.17431640625 104.49365234375-15.22021484375 100.35107421875-24.81201171875 95.75439453125-33.94970703125 90.70361328125-42.63330078125 85.19873046875-50.86279296875 79.23974609375-58.63818359375 72.82666015625-65.95947265625 65.95947265625-72.82666015625 58.63818359375-79.23974609375 50.86279296875-85.19873046875 42.63330078125-90.70361328125 33.94970703125-95.75439453125 24.81201171875-100.35107421875 15.22021484375-104.49365234375 5.17431640625-108.18212890625-5.17431640625-108.18212890625-15.22021484375-104.49365234375-24.81201171875-100.35107421875-33.94970703125-95.75439453125-42.63330078125-90.70361328125-50.86279296875-85.19873046875-58.63818359375-79.23974609375-65.95947265625-72.82666015625-72.82666015625-65.95947265625-79.23974609375-58.63818359375-85.19873046875-50.86279296875-90.70361328125-42.63330078125-95.75439453125-33.94970703125-100.35107421875-24.81201171875-104.49365234375-15.22021484375-108.18212890625-5.17431640625-108.18212890625 5.17431640625-104.49365234375 15.22021484375-100.35107421875 24.81201171875-95.75439453125 33.94970703125-90.70361328125 42.63330078125-85.19873046875 50.86279296875-79.23974609375 58.63818359375-72.82666015625 65.95947265625-65.95947265625 72.82666015625-58.63818359375 79.23974609375-50.86279296875 85.19873046875-42.63330078125 90.70361328125-33.94970703125 95.75439453125-24.81201171875 100.35107421875-15.22021484375 104.49365234375zM4725-23981zM6794-21912z"/>
            <dr3d:extrude draw:style-name="gr41" draw:layer="layout" svg:viewBox="4684.5 -24021.5 2149 2149" svg:d="M4684.5-22947l0.0462461496317701 1.93489002627757 5.17431640625 108.18212890625 0.0586956975421344 0.999003331737185 0.0798010349481046 0.957112675085227 0.104717330843414 0.954707891774888 0.133444585228062 0.991788981791615 15.2202148437509 104.49365234375 0.156569075222251 0.997865503060893 0.173896987064836 0.95368031074031 0.198922692886299 0.948776084995188 0.23164619268573 0.983152825825528 24.81201171875 100.351074218746 0.254777123003805 0.98361294678034 0.267921552277585 0.937636120099342 0.29263794106555 0.930218515906745 0.328926289364972 0.961360134209826 33.9497070312491 95.7543945312536 0.351322706340397 0.957040571145626 0.359992984650489 0.909806961899449 0.384020712535857 0.899928746770456 0.423405889992864 0.927405925758649 42.6333007812509 90.7036132812464 0.377608223191601 0.783997713020653 0.378349897586304 0.744541261308768 0.395127387559114 0.735774885681167 0.427940693109122 0.757698586130573 0.299472594143481 0.510063511002954 50.86279296875 85.19873046875 0.533426105474973 0.871359191867668 0.532701840783375 0.823211244787672 0.554415592824626 0.808746780618094 0.598567361601454 0.827965799337107 58.6381835937491 79.2397460937536 0.616886836945923 0.814515079669945 0.611414414044702 0.766668525415298 0.631597589767807 0.750128454448713 0.677436364116147 0.764894866744726 65.95947265625 72.82666015625 0.694272567477128 0.749626226377586 0.684103343094648 0.702554562725709 0.702554562726618 0.684103343097377 0.749626226375767 0.6942725674744 72.8266601562509 65.95947265625 0.764894866748364 0.677436364116147 0.750128454445076 0.631597589766898 0.766668525418936 0.611414414044702 0.814515079669036 0.616886836945923 79.2397460937491 58.6381835937464 0.827965799338926 0.598567361601454 0.808746780614456 0.554415592821897 0.82321124479131 0.532701840784284 0.871359191863121 0.533426105477702 85.19873046875 50.8627929687536 0.510063511003864 0.299472594142571 0.757698586130573 0.42794069311276 0.735774885679348 0.395127387557295 0.744541261309678 0.378349897586304 0.783997713021563 0.37760822319251 90.70361328125 42.63330078125 0.927405925759558 0.423405889992864 0.899928746768637 0.384020712532219 0.909806961898539 0.359992984653218 0.957040571148355 0.351322706341307 95.75439453125 33.9497070312464 0.961360134208917 0.328926289363153 0.930218515907654 0.292637941067369 0.937636120098432 0.267921552276675 0.98361294678125 0.254777123001986 100.351074218751 24.8120117187536 0.983152825825528 0.23164619268573 0.948776084994279 0.198922692889028 0.953680310739401 0.173896987063927 0.997865503060893 0.156569075221341 104.49365234375 15.22021484375 0.991788981793434 0.133444585229881 0.95470789177125 0.104717330839776 0.957112675085227 0.0798010349462857 0.999003331738095 0.0586956975457724 108.18212890625 5.17431640625 1.93489002627939 0.0462461496317701 1.93489002627939-0.0462461496317701 108.182128906249-5.17431640625 0.999003331737185-0.0586956975457724 0.957112675086137-0.0798010349462857 0.954707891772159-0.104717330839776 0.991788981792524-0.133444585229881 104.49365234375-15.22021484375 0.997865503061803-0.156569075221341 0.953680310738491-0.173896987063927 0.948776084993369-0.198922692889028 0.983152825826437-0.23164619268573 100.35107421875-24.8120117187536 0.98361294678125-0.254777123001986 0.937636120098432-0.267921552276675 0.930218515907654-0.292637941067369 0.961360134208917-0.328926289363153 95.75439453125-33.9497070312464 0.957040571148355-0.351322706341307 0.909806961898539-0.359992984653218 0.899928746768637-0.384020712532219 0.927405925759558-0.423405889992864 90.70361328125-42.63330078125 0.783997713021563-0.37760822319251 0.744541261309678-0.378349897586304 0.735774885679348-0.395127387557295 0.757698586130573-0.42794069311276 0.510063511003864-0.299472594142571 85.19873046875-50.8627929687536 0.871359191863121-0.533426105477702 0.82321124479131-0.532701840784284 0.808746780614456-0.554415592821897 0.827965799338926-0.598567361601454 79.23974609375-58.6381835937464 0.814515079668126-0.616886836945923 0.766668525418936-0.611414414044702 0.750128454445076-0.631597589766898 0.764894866749273-0.677436364116147 72.8266601562509-65.95947265625 0.749626226375767-0.6942725674744 0.702554562727528-0.684103343097377 0.684103343094648-0.702554562725709 0.694272567477128-0.749626226377586 65.9594726562491-72.82666015625 0.677436364115238-0.764894866744726 0.631597589768717-0.750128454448713 0.611414414044702-0.766668525415298 0.616886836945014-0.814515079669945 58.6381835937509-79.2397460937536 0.598567361601454-0.827965799337107 0.554415592824626-0.808746780618094 0.532701840783375-0.823211244787672 0.533426105474973-0.871359191867668 50.8627929687491-85.19873046875 0.299472594143481-0.510063511002954 0.427940693108212-0.757698586130573 0.395127387559114-0.735774885681167 0.378349897586304-0.744541261308768 0.37760822319251-0.783997713020653 42.63330078125-90.7036132812464 0.423405889992864-0.927405925758649 0.384020712535857-0.899928746770456 0.359992984650489-0.909806961899449 0.351322706340397-0.957040571145626 33.94970703125-95.7543945312536 0.328926289364972-0.961360134209826 0.29263794106555-0.930218515906745 0.267921552278494-0.937636120099342 0.254777123002896-0.98361294678034 24.8120117187509-100.351074218746 0.23164619268664-0.983152825825528 0.198922692886299-0.948776084995188 0.173896987063927-0.95368031074031 0.156569075222251-0.997865503060893 15.2202148437491-104.49365234375 0.133444585228062-0.991788981791615 0.104717330843414-0.954707891774888 0.0798010349481046-0.957112675085227 0.0586956975421344-0.999003331737185 5.17431640625-108.18212890625 0.0462461496317701-1.93489002627757-0.0462461496317701-1.93489002627757-5.17431640625-108.182128906254-0.0586956975421344-0.999003331737185-0.0798010349481046-0.957112675088865-0.104717330843414-0.954707891767612-0.133444585228062-0.991788981795253-15.2202148437491-104.49365234375-0.156569075222251-0.997865503060893-0.173896987063927-0.95368031074031-0.198922692886299-0.948776084995188-0.23164619268664-0.983152825825528-24.8120117187509-100.351074218746-0.254777123002896-0.983612946776702-0.267921552278494-0.93763612010298-0.29263794106555-0.930218515906745-0.328926289364972-0.961360134209826-33.94970703125-95.7543945312536-0.351322706340397-0.957040571149264-0.359992984650489-0.909806961899449-0.384020712535857-0.89992874676318-0.423405889992864-0.927405925762287-42.63330078125-90.7036132812464-0.37760822319251-0.783997713020653-0.378349897586304-0.744541261308768-0.395127387559114-0.735774885677529-0.427940693108212-0.757698586134211-0.299472594143481-0.510063511002954-50.8627929687491-85.19873046875-0.533426105474973-0.87135919186403-0.532701840783375-0.82321124479131-0.554415592824626-0.808746780614456-0.598567361601454-0.827965799340745-58.6381835937509-79.2397460937536-0.616886836945923-0.814515079666307-0.611414414044702-0.766668525422574-0.631597589767807-0.750128454441438-0.677436364116147-0.764894866748364-65.9594726562491-72.8266601562464-0.694272567477128-0.749626226377586-0.684103343093739-0.702554562725709-0.702554562726618-0.684103343097377-0.749626226375767-0.6942725674744-72.8266601562509-65.9594726562536-0.764894866748364-0.677436364116147-0.750128454445076-0.631597589766898-0.766668525418936-0.61141441404834-0.814515079669036-0.616886836942285-79.23974609375-58.63818359375-0.827965799338926-0.598567361601454-0.808746780615365-0.554415592821897-0.82321124479131-0.532701840784284-0.87135919186403-0.533426105477702-85.19873046875-50.86279296875-0.510063511002954-0.299472594142571-0.757698586130573-0.427940693109122-0.735774885679348-0.395127387560933-0.744541261309678-0.378349897586304-0.783997713021563-0.37760822319251-90.70361328125-42.63330078125-0.927405925759558-0.423405889992864-0.899928746768637-0.384020712535857-0.909806961898539-0.359992984653218-0.957040571148355-0.351322706337669-95.75439453125-33.9497070312464-0.961360134208917-0.328926289366791-0.930218515908564-0.292637941063731-0.937636120098432-0.267921552276675-0.98361294678125-0.254777123001986-100.35107421875-24.81201171875-0.983152825825528-0.23164619268573-0.948776084993369-0.198922692889028-0.953680310738491-0.173896987063927-0.997865503060893-0.156569075221341-104.49365234375-15.2202148437536-0.991788981793434-0.133444585226243-0.95470789177125-0.104717330847052-0.957112675087046-0.0798010349462857-0.999003331737185-0.0586956975421344-108.182128906249-5.17431640625-1.93489002627939-0.0462461496317701-1.93489002627939 0.0462461496317701-108.18212890625 5.17431640625-0.999003331738095 0.0586956975421344-0.957112675086137 0.0798010349462857-0.954707891772159 0.104717330847052-0.991788981792524 0.133444585226243-104.49365234375 15.2202148437536-0.997865503061803 0.156569075221341-0.953680310737582 0.173896987063927-0.94877608499246 0.198922692889028-0.983152825826437 0.23164619268573-100.351074218751 24.81201171875-0.98361294678125 0.254777123001986-0.937636120098432 0.267921552276675-0.930218515908564 0.292637941063731-0.961360134208917 0.328926289366791-95.75439453125 33.9497070312464-0.957040571148355 0.351322706337669-0.909806961898539 0.359992984653218-0.899928746768637 0.384020712535857-0.927405925759558 0.423405889992864-90.70361328125 42.63330078125-0.783997713021563 0.37760822319251-0.744541261309678 0.378349897586304-0.735774885679348 0.395127387560933-0.757698586130573 0.427940693109122-0.510063511002954 0.299472594142571-85.19873046875 50.86279296875-0.87135919186403 0.533426105477702-0.82321124479131 0.532701840784284-0.808746780616275 0.554415592821897-0.827965799338926 0.598567361601454-79.2397460937491 58.63818359375-0.814515079668126 0.616886836942285-0.766668525418027 0.61141441404834-0.750128454445076 0.631597589766898-0.764894866749273 0.677436364116147-72.8266601562509 65.9594726562536-0.749626226374858 0.6942725674744-0.702554562727528 0.684103343097377-0.684103343094648 0.702554562725709-0.694272567476219 0.749626226377586-65.95947265625 72.8266601562464-0.677436364116147 0.764894866748364-0.631597589767807 0.750128454441438-0.611414414044702 0.766668525422574-0.616886836945923 0.814515079666307-58.6381835937491 79.2397460937536-0.598567361601454 0.827965799340745-0.554415592824626 0.808746780614456-0.532701840783375 0.82321124479131-0.533426105474973 0.87135919186403-50.86279296875 85.19873046875-0.299472594143481 0.510063511002954-0.427940693109122 0.757698586134211-0.395127387559114 0.735774885677529-0.378349897586304 0.744541261308768-0.377608223191601 0.783997713020653-42.6333007812509 90.7036132812464-0.423405889992864 0.927405925762287-0.384020712535857 0.89992874676318-0.359992984650489 0.909806961899449-0.351322706340397 0.957040571149264-33.9497070312491 95.7543945312536-0.328926289364972 0.961360134209826-0.29263794106555 0.930218515906745-0.267921552277585 0.93763612010298-0.254777123003805 0.983612946776702-24.81201171875 100.351074218746-0.23164619268573 0.983152825825528-0.198922692886299 0.948776084995188-0.173896987064836 0.95368031074031-0.156569075222251 0.997865503060893-15.2202148437509 104.49365234375-0.133444585228062 0.991788981795253-0.104717330843414 0.954707891767612-0.0798010349481046 0.957112675088865-0.0586956975421344 0.999003331737185-5.17431640625 108.182128906254zM6676.34013095464-22553.6371374088l-40.9308174906282 87.0815295302673-48.8090688817674 81.7585991914239-56.254151508856 76.018123500613-63.2689533561561 69.8560249037073-69.8560249037209 63.2689533561679-76.0181235005757 56.2541515088269-81.7585991914339 48.8090688817756-87.0815295302828 40.9308174906364-91.991550618648 32.6155912544964-96.4933838049919 23.8581897442637-100.591122372502 14.6517846734569-104.286805795071 4.98800435558223-104.286805795072-4.98800435558223-100.591122372502-14.6517846734569-96.4933838049928-23.8581897442637-91.991550618648-32.6155912544964-87.0815295302828-40.9308174906364-81.7585991914339-48.8090688817756-76.0181235005748-56.2541515088269-69.8560249037264-63.2689533561716-63.2689533561479-69.8560249037-56.2541515088578-76.0181235006166-48.8090688817683-81.7585991914239-40.9308174906291-87.0815295302673-32.6155912544918-91.9915506186299-23.85818974427-96.4933838050238-14.6517846734532-100.591122372491-4.98800435558496-104.286805795073 4.98800435558496-104.286805795076 14.6517846734532-100.591122372491 23.85818974427-96.4933838050238 32.6155912544918-91.9915506186299 40.9308174906291-87.0815295302673 48.8090688817683-81.7585991914239 56.2541515088578-76.0181235006166 63.2689533561434-69.8560249036891 69.8560249037282-63.2689533561788 76.0181235005903-56.2541515088415 81.7585991914157-48.8090688817647 87.0815295302882-40.9308174906364 91.991550618649-32.6155912544964 96.4933838049883-23.85818974426 100.591122372508-14.6517846734605 104.28680579507-4.98800435558223 104.286805795069 4.98800435558223 100.591122372508 14.6517846734605 96.4933838049874 23.85818974426 91.991550618649 32.6155912544964 87.0815295302882 40.9308174906364 81.7585991914202 48.8090688817647 76.018123500583 56.2541515088378 69.8560249037319 63.2689533561825 63.2689533561424 69.8560249036891 56.2541515088597 76.0181235006166 48.8090688817674 81.7585991914239 40.9308174906282 87.0815295302673 32.6155912544928 91.9915506186299 23.8581897442709 96.4933838050238 14.6517846734514 100.591122372491 4.98800435558496 104.286805795076-4.98800435558496 104.286805795073-14.6517846734514 100.591122372491-23.8581897442709 96.4933838050238z"/>
            <dr3d:extrude draw:style-name="gr42" draw:layer="layout" svg:viewBox="6376 -22333 2069 2069" svg:d="M6376-21299l5.17431640625 108.18212890625 15.22021484375 104.49365234375 24.81201171875 100.35107421875 33.94970703125 95.75439453125 42.63330078125 90.70361328125 50.86279296875 85.19873046875 58.63818359375 79.23974609375 65.95947265625 72.82666015625 72.82666015625 65.95947265625 79.23974609375 58.63818359375 85.19873046875 50.86279296875 90.70361328125 42.63330078125 95.75439453125 33.94970703125 100.35107421875 24.81201171875 104.49365234375 15.22021484375 108.18212890625 5.17431640625 108.18212890625-5.17431640625 104.49365234375-15.22021484375 100.35107421875-24.81201171875 95.75439453125-33.94970703125 90.70361328125-42.63330078125 85.19873046875-50.86279296875 79.23974609375-58.63818359375 72.82666015625-65.95947265625 65.95947265625-72.82666015625 58.63818359375-79.23974609375 50.86279296875-85.19873046875 42.63330078125-90.70361328125 33.94970703125-95.75439453125 24.81201171875-100.35107421875 15.22021484375-104.49365234375 5.17431640625-108.18212890625-5.17431640625-108.18212890625-15.22021484375-104.49365234375-24.81201171875-100.35107421875-33.94970703125-95.75439453125-42.63330078125-90.70361328125-50.86279296875-85.19873046875-58.63818359375-79.23974609375-65.95947265625-72.82666015625-72.82666015625-65.95947265625-79.23974609375-58.63818359375-85.19873046875-50.86279296875-90.70361328125-42.63330078125-95.75439453125-33.94970703125-100.35107421875-24.81201171875-104.49365234375-15.22021484375-108.18212890625-5.17431640625-108.18212890625 5.17431640625-104.49365234375 15.22021484375-100.35107421875 24.81201171875-95.75439453125 33.94970703125-90.70361328125 42.63330078125-85.19873046875 50.86279296875-79.23974609375 58.63818359375-72.82666015625 65.95947265625-65.95947265625 72.82666015625-58.63818359375 79.23974609375-50.86279296875 85.19873046875-42.63330078125 90.70361328125-33.94970703125 95.75439453125-24.81201171875 100.35107421875-15.22021484375 104.49365234375zM6376-22333zM8445-20264z"/>
            <dr3d:extrude draw:style-name="gr43" draw:layer="layout" svg:viewBox="6335.5 -22373.5 2149 2149" svg:d="M6335.5-21299l0.0462461496317701 1.93489002627757 5.17431640624909 108.18212890625 0.0586956975421344 0.999003331737185 0.0798010349481046 0.957112675088865 0.104717330842504 0.954707891767612 0.133444585228972 0.991788981795253 15.2202148437509 104.49365234375 0.156569075221341 0.997865503060893 0.173896987064836 0.953680310736672 0.198922692886299 0.948776084995188 0.23164619268664 0.983152825825528 24.81201171875 100.35107421875 0.254777123004715 0.983612946776702 0.267921552276675 0.93763612010298 0.29263794106555 0.930218515906745 0.328926289364972 0.961360134213464 33.9497070312491 95.75439453125 0.351322706341307 0.957040571149264 0.359992984650489 0.909806961899449 0.384020712534038 0.89992874676318 0.423405889993774 0.927405925762287 42.6333007812509 90.70361328125 0.37760822319251 0.783997713020653 0.378349897586304 0.744541261308768 0.395127387559114 0.735774885681167 0.427940693108212 0.757698586130573 0.299472594143481 0.510063511002954 50.86279296875 85.19873046875 0.533426105475883 0.871359191867668 0.532701840782465 0.823211244787672 0.554415592825535 0.808746780618094 0.598567361600544 0.827965799337107 58.6381835937491 79.2397460937536 0.616886836945923 0.814515079669945 0.611414414044702 0.766668525415298 0.631597589768717 0.750128454448713 0.677436364116147 0.764894866744726 65.9594726562509 72.8266601562464 0.694272567477128 0.749626226373948 0.684103343093739 0.702554562725709 0.702554562726618 0.684103343097377 0.749626226375767 0.694272567478038 72.82666015625 65.95947265625 0.764894866749273 0.677436364116147 0.750128454445076 0.631597589766898 0.766668525418027 0.61141441404834 0.814515079668126 0.616886836942285 79.23974609375 58.63818359375 0.827965799338926 0.598567361601454 0.808746780615365 0.554415592821897 0.82321124479131 0.532701840784284 0.871359191863121 0.533426105477702 85.1987304687491 50.8627929687536 0.510063511003864 0.299472594142571 0.757698586131482 0.42794069311276 0.735774885679348 0.395127387557295 0.744541261309678 0.378349897586304 0.783997713021563 0.37760822319251 90.70361328125 42.6333007812464 0.927405925759558 0.423405889992864 0.899928746767728 0.384020712535857 0.90980696189763 0.359992984645942 0.957040571148355 0.351322706341307 95.7543945312509 33.94970703125 0.961360134209826 0.328926289366791 0.930218515907654 0.292637941067369 0.937636120098432 0.267921552276675 0.983612946782159 0.254777123001986 100.35107421875 24.81201171875 0.983152825825528 0.231646192689368 0.948776084993369 0.19892269288539 0.953680310738491 0.173896987067565 0.997865503061803 0.156569075217703 104.49365234375 15.22021484375 0.991788981792524 0.133444585226243 0.954707891772159 0.104717330847052 0.957112675086137 0.0798010349462857 0.999003331737185 0.0586956975421344 108.18212890625 5.17431640625 1.93489002627939 0.0462461496317701 1.93489002627939-0.0462461496317701 108.18212890625-5.17431640625 0.999003331737185-0.0586956975421344 0.957112675086137-0.0798010349462857 0.954707891772159-0.104717330847052 0.991788981792524-0.133444585226243 104.49365234375-15.22021484375 0.997865503061803-0.156569075217703 0.953680310738491-0.173896987067565 0.948776084993369-0.19892269288539 0.983152825825528-0.231646192689368 100.35107421875-24.81201171875 0.983612946782159-0.254777123001986 0.937636120099342-0.267921552276675 0.930218515908564-0.292637941067369 0.961360134208917-0.328926289366791 95.7543945312491-33.94970703125 0.957040571147445-0.351322706341307 0.90980696189763-0.359992984645942 0.899928746767728-0.384020712535857 0.927405925759558-0.423405889992864 90.70361328125-42.6333007812464 0.783997713021563-0.37760822319251 0.744541261309678-0.378349897586304 0.735774885679348-0.395127387557295 0.757698586131482-0.42794069311276 0.510063511003864-0.299472594142571 85.1987304687509-50.8627929687536 0.871359191863121-0.533426105477702 0.82321124479131-0.532701840784284 0.808746780616275-0.554415592821897 0.827965799338017-0.598567361601454 79.23974609375-58.63818359375 0.814515079668126-0.616886836942285 0.766668525418027-0.61141441404834 0.750128454445076-0.631597589766898 0.764894866749273-0.677436364116147 72.82666015625-65.95947265625 0.749626226375767-0.694272567478038 0.702554562726618-0.684103343097377 0.684103343094648-0.702554562725709 0.694272567477128-0.749626226373948 65.95947265625-72.8266601562464 0.677436364116147-0.764894866744726 0.631597589768717-0.750128454448713 0.611414414044702-0.766668525415298 0.616886836945923-0.814515079669945 58.63818359375-79.2397460937536 0.598567361599635-0.827965799337107 0.554415592825535-0.808746780618094 0.532701840784284-0.823211244787672 0.533426105474064-0.871359191867668 50.86279296875-85.19873046875 0.29947259414439-0.510063511002954 0.427940693107303-0.757698586130573 0.395127387559114-0.735774885681167 0.378349897586304-0.744541261308768 0.37760822319251-0.783997713020653 42.63330078125-90.70361328125 0.423405889994683-0.927405925762287 0.384020712532219-0.89992874676318 0.35999298464958-0.909806961899449 0.351322706343126-0.957040571149264 33.94970703125-95.75439453125 0.328926289364972-0.961360134213464 0.29263794106555-0.930218515906745 0.267921552278494-0.93763612010298 0.254777123003805-0.983612946776702 24.81201171875-100.35107421875 0.23164619268573-0.983152825825528 0.19892269288539-0.948776084995188 0.173896987065746-0.953680310736672 0.156569075221341-0.997865503060893 15.22021484375-104.49365234375 0.133444585228062-0.991788981795253 0.104717330843414-0.954707891767612 0.0798010349481046-0.957112675088865 0.0586956975421344-0.999003331737185 5.17431640625-108.18212890625 0.0462461496317701-1.93489002627757-0.0462461496317701-1.93489002627757-5.17431640625-108.18212890625-0.0586956975421344-0.999003331737185-0.0798010349481046-0.957112675088865-0.104717330843414-0.954707891767612-0.133444585228062-0.991788981795253-15.22021484375-104.49365234375-0.156569075221341-0.997865503060893-0.173896987065746-0.953680310736672-0.19892269288539-0.948776084995188-0.23164619268573-0.983152825825528-24.81201171875-100.35107421875-0.254777123003805-0.983612946776702-0.267921552278494-0.93763612010298-0.29263794106555-0.930218515906745-0.328926289364972-0.961360134213464-33.94970703125-95.75439453125-0.351322706343126-0.957040571149264-0.35999298464958-0.909806961899449-0.384020712532219-0.89992874676318-0.423405889994683-0.927405925762287-42.63330078125-90.70361328125-0.37760822319251-0.783997713020653-0.378349897586304-0.744541261308768-0.395127387559114-0.735774885681167-0.427940693107303-0.757698586130573-0.29947259414439-0.510063511002954-50.86279296875-85.19873046875-0.533426105474064-0.871359191867668-0.532701840784284-0.823211244787672-0.554415592825535-0.808746780618094-0.598567361601454-0.827965799337107-58.63818359375-79.23974609375-0.616886836945923-0.814515079666307-0.611414414044702-0.766668525418936-0.631597589766898-0.750128454445076-0.677436364116147-0.764894866748364-65.95947265625-72.82666015625-0.694272567477128-0.749626226373948-0.684103343094648-0.702554562725709-0.702554562726618-0.684103343097377-0.749626226375767-0.694272567478038-72.82666015625-65.95947265625-0.764894866749273-0.677436364116147-0.750128454445076-0.631597589766898-0.766668525418027-0.61141441404834-0.814515079668126-0.616886836942285-79.23974609375-58.63818359375-0.827965799338926-0.598567361601454-0.808746780615365-0.554415592821897-0.82321124479131-0.532701840784284-0.87135919186403-0.533426105477702-85.1987304687509-50.86279296875-0.510063511002954-0.299472594142571-0.757698586131482-0.427940693109122-0.735774885679348-0.395127387560933-0.744541261308768-0.378349897586304-0.783997713021563-0.37760822319251-90.70361328125-42.63330078125-0.927405925759558-0.423405889992864-0.899928746768637-0.384020712535857-0.90980696189672-0.359992984645942-0.957040571148355-0.351322706341307-95.7543945312491-33.94970703125-0.961360134208917-0.328926289366791-0.930218515908564-0.292637941067369-0.937636120099342-0.267921552276675-0.983612946782159-0.254777123001986-100.35107421875-24.81201171875-0.983152825825528-0.231646192689368-0.948776084993369-0.19892269288539-0.953680310738491-0.173896987067565-0.997865503061803-0.156569075217703-104.49365234375-15.22021484375-0.991788981792524-0.133444585226243-0.954707891772159-0.104717330847052-0.957112675086137-0.0798010349462857-0.999003331737185-0.0586956975421344-108.18212890625-5.17431640625-1.93489002627939-0.0462461496317701-1.93489002627939 0.0462461496317701-108.18212890625 5.17431640625-0.999003331737185 0.0586956975421344-0.957112675086137 0.0798010349462857-0.954707891772159 0.104717330847052-0.991788981792524 0.133444585226243-104.49365234375 15.22021484375-0.997865503061803 0.156569075217703-0.953680310738491 0.173896987067565-0.948776084993369 0.19892269288539-0.983152825825528 0.231646192689368-100.35107421875 24.81201171875-0.983612946782159 0.254777123001986-0.937636120098432 0.267921552276675-0.930218515907654 0.292637941067369-0.961360134209826 0.328926289366791-95.7543945312509 33.94970703125-0.957040571148355 0.351322706341307-0.90980696189763 0.359992984645942-0.899928746768637 0.384020712535857-0.927405925759558 0.423405889992864-90.70361328125 42.63330078125-0.783997713021563 0.37760822319251-0.744541261308768 0.378349897586304-0.735774885679348 0.395127387560933-0.757698586131482 0.427940693109122-0.510063511002954 0.299472594142571-85.1987304687491 50.86279296875-0.87135919186403 0.533426105477702-0.82321124479131 0.532701840784284-0.808746780615365 0.554415592821897-0.827965799338926 0.598567361601454-79.23974609375 58.63818359375-0.814515079668126 0.616886836942285-0.766668525418027 0.61141441404834-0.750128454445076 0.631597589766898-0.764894866749273 0.677436364116147-72.82666015625 65.95947265625-0.749626226375767 0.694272567478038-0.702554562726618 0.684103343097377-0.684103343094648 0.702554562725709-0.694272567477128 0.749626226373948-65.9594726562509 72.82666015625-0.677436364115238 0.764894866748364-0.631597589768717 0.750128454441438-0.611414414044702 0.766668525422574-0.616886836945923 0.814515079666307-58.6381835937491 79.23974609375-0.598567361600544 0.827965799337107-0.554415592825535 0.808746780618094-0.532701840782465 0.823211244787672-0.533426105475883 0.871359191867668-50.86279296875 85.19873046875-0.299472594143481 0.510063511002954-0.427940693108212 0.757698586130573-0.395127387559114 0.735774885681167-0.378349897586304 0.744541261308768-0.37760822319251 0.783997713020653-42.6333007812509 90.70361328125-0.423405889993774 0.927405925762287-0.384020712534038 0.89992874676318-0.359992984650489 0.909806961899449-0.351322706341307 0.957040571149264-33.9497070312491 95.75439453125-0.328926289364972 0.961360134213464-0.29263794106555 0.930218515906745-0.267921552276675 0.93763612010298-0.254777123004715 0.983612946776702-24.81201171875 100.35107421875-0.23164619268664 0.983152825825528-0.198922692886299 0.948776084995188-0.173896987064836 0.953680310736672-0.156569075221341 0.997865503060893-15.2202148437509 104.49365234375-0.133444585228972 0.991788981795253-0.104717330842504 0.954707891767612-0.0798010349481046 0.957112675088865-0.0586956975421344 0.999003331737185-5.17431640624909 108.18212890625zM8327.34013095464-20905.6371374088l-40.9308174906291 87.0815295302709-48.8090688817629 81.7585991914166-56.2541515088633 76.0181235006239-63.2689533561479 69.8560249036964-69.8560249037219 63.2689533561679-76.0181235005839 56.2541515088378-81.758599191433 48.8090688817756-87.0815295303018 40.93081749064-91.9915506185998 32.6155912544818-96.4933838050147 23.8581897442673-100.591122372505 14.6517846734569-104.286805795072 4.98800435558223-104.286805795072-4.98800435558223-100.591122372505-14.6517846734569-96.4933838050183-23.8581897442673-91.9915506185953-32.6155912544818-87.0815295303046-40.93081749064-81.7585991914311-48.8090688817756-76.0181235005839-56.2541515088378-69.8560249037273-63.2689533561752-63.2689533561397-69.8560249036818-56.2541515088615-76.0181235006239-48.8090688817683-81.7585991914239-40.9308174906291-87.0815295302709-32.6155912544955-91.9915506186335-23.8581897442655-96.4933838050129-14.6517846734541-100.591122372498-4.98800435558405-104.286805795073 4.98800435558405-104.286805795073 14.6517846734541-100.591122372498 23.8581897442655-96.4933838050129 32.6155912544955-91.9915506186335 40.9308174906291-87.0815295302709 48.8090688817683-81.7585991914239 56.2541515088578-76.018123500613 63.2689533561488-69.8560249037 69.8560249037219-63.2689533561679 76.0181235005875-56.2541515088415 81.7585991914193-48.8090688817647 87.0815295303173-40.9308174906473 91.9915506185907-32.6155912544818 96.4933838050183-23.8581897442673 100.591122372505-14.6517846734569 104.286805795072-4.98800435558223 104.286805795072 4.98800435558223 100.591122372505 14.6517846734569 96.4933838050147 23.8581897442673 91.9915506185953 32.6155912544818 87.0815295303146 40.9308174906473 81.7585991914211 48.8090688817647 76.0181235005875 56.2541515088415 69.8560249037219 63.2689533561679 63.2689533561479 69.8560249037 56.254151508856 76.0181235006057 48.8090688817701 81.7585991914311 40.9308174906291 87.0815295302709 32.6155912544928 91.9915506186262 23.8581897442691 96.4933838050274 14.6517846734532 100.591122372491 4.98800435558587 104.286805795073-4.98800435558587 104.286805795073-14.6517846734532 100.591122372491-23.8581897442691 96.4933838050274z"/>
            <dr3d:extrude draw:style-name="gr44" draw:layer="layout" svg:viewBox="9672 -19036 2069 2069" svg:d="M9672-18002l5.17431640625 108.18212890625 15.22021484375 104.49365234375 24.81201171875 100.35107421875 33.94970703125 95.75439453125 42.63330078125 90.70361328125 50.86279296875 85.19873046875 58.63818359375 79.23974609375 65.95947265625 72.82666015625 72.82666015625 65.95947265625 79.23974609375 58.63818359375 85.19873046875 50.86279296875 90.70361328125 42.63330078125 95.75439453125 33.94970703125 100.35107421875 24.81201171875 104.49365234375 15.22021484375 108.18212890625 5.17431640625 108.18212890625-5.17431640625 104.49365234375-15.22021484375 100.35107421875-24.81201171875 95.75439453125-33.94970703125 90.70361328125-42.63330078125 85.19873046875-50.86279296875 79.23974609375-58.63818359375 72.82666015625-65.95947265625 65.95947265625-72.82666015625 58.63818359375-79.23974609375 50.86279296875-85.19873046875 42.63330078125-90.70361328125 33.94970703125-95.75439453125 24.81201171875-100.35107421875 15.22021484375-104.49365234375 5.17431640625-108.18212890625-5.17431640625-108.18212890625-15.22021484375-104.49365234375-24.81201171875-100.35107421875-33.94970703125-95.75439453125-42.63330078125-90.70361328125-50.86279296875-85.19873046875-58.63818359375-79.23974609375-65.95947265625-72.82666015625-72.82666015625-65.95947265625-79.23974609375-58.63818359375-85.19873046875-50.86279296875-90.70361328125-42.63330078125-95.75439453125-33.94970703125-100.35107421875-24.81201171875-104.49365234375-15.22021484375-108.18212890625-5.17431640625-108.18212890625 5.17431640625-104.49365234375 15.22021484375-100.35107421875 24.81201171875-95.75439453125 33.94970703125-90.70361328125 42.63330078125-85.19873046875 50.86279296875-79.23974609375 58.63818359375-72.82666015625 65.95947265625-65.95947265625 72.82666015625-58.63818359375 79.23974609375-50.86279296875 85.19873046875-42.63330078125 90.70361328125-33.94970703125 95.75439453125-24.81201171875 100.35107421875-15.22021484375 104.49365234375zM9672-19036zM11741-16967z"/>
            <dr3d:extrude draw:style-name="gr45" draw:layer="layout" svg:viewBox="9631.5 -19076.5 2149 2149" svg:d="M9631.5-18002l0.0462461496317701 1.93489002627757 5.17431640625 108.18212890625 0.0586956975421344 0.999003331737185 0.0798010349481046 0.957112675088865 0.104717330843414 0.954707891767612 0.133444585228062 0.991788981795253 15.22021484375 104.49365234375 0.156569075221341 0.997865503060893 0.173896987065746 0.953680310736672 0.19892269288539 0.948776084995188 0.23164619268573 0.983152825825528 24.81201171875 100.35107421875 0.254777123003805 0.983612946776702 0.267921552278494 0.93763612010298 0.29263794106555 0.930218515906745 0.328926289364972 0.961360134213464 33.94970703125 95.7543945312536 0.351322706343126 0.957040571145626 0.35999298464958 0.909806961899449 0.384020712532219 0.899928746770456 0.423405889994683 0.927405925758649 42.63330078125 90.7036132812464 0.37760822319251 0.783997713020653 0.378349897586304 0.744541261308768 0.395127387559114 0.735774885681167 0.427940693107303 0.757698586130573 0.29947259414439 0.510063511002954 50.86279296875 85.19873046875 0.533426105474064 0.871359191867668 0.532701840784284 0.823211244787672 0.554415592825535 0.808746780618094 0.598567361599635 0.827965799337107 58.63818359375 79.2397460937536 0.616886836945923 0.814515079669945 0.611414414044702 0.766668525415298 0.631597589768717 0.750128454448713 0.677436364116147 0.764894866744726 65.95947265625 72.8266601562464 0.694272567478038 0.749626226373948 0.684103343093739 0.702554562725709 0.702554562725709 0.684103343097377 0.749626226375767 0.694272567478038 72.82666015625 65.9594726562536 0.764894866750183 0.677436364116147 0.750128454445076 0.631597589766898 0.766668525418936 0.611414414044702 0.814515079668126 0.616886836945923 79.23974609375 58.6381835937464 0.827965799337107 0.598567361601454 0.808746780616275 0.554415592821897 0.823211244789491 0.532701840784284 0.87135919186403 0.533426105477702 85.19873046875 50.8627929687536 0.510063511004773 0.299472594142571 0.757698586134211 0.42794069311276 0.735774885677529 0.395127387557295 0.744541261308768 0.378349897586304 0.783997713020653 0.37760822319251 90.70361328125 42.6333007812464 0.927405925758649 0.423405889992864 0.899928746770456 0.384020712535857 0.909806961895811 0.359992984645942 0.957040571149264 0.351322706341307 95.75439453125 33.94970703125 0.961360134209826 0.328926289366791 0.930218515906745 0.292637941067369 0.937636120101161 0.267921552276675 0.98361294678034 0.254777123001986 100.35107421875 24.81201171875 0.983152825825528 0.231646192689368 0.948776084993369 0.19892269288539 0.95368031074031 0.173896987067565 0.997865503060893 0.156569075217703 104.49365234375 15.22021484375 0.991788981791615 0.133444585226243 0.95470789177125 0.104717330847052 0.957112675087046 0.0798010349462857 0.999003331737185 0.0586956975421344 108.18212890625 5.17431640625 1.93489002627939 0.0462461496317701 1.93489002627939-0.0462461496317701 108.18212890625-5.17431640625 0.999003331737185-0.0586956975421344 0.957112675085227-0.0798010349462857 0.95470789177125-0.104717330847052 0.991788981793434-0.133444585226243 104.493652343752-15.22021484375 0.997865503060893-0.156569075217703 0.953680310738491-0.173896987067565 0.948776084995188-0.19892269288539 0.983152825825528-0.231646192689368 100.351074218748-24.81201171875 0.98361294678034-0.254777123001986 0.937636120101161-0.267921552276675 0.930218515906745-0.292637941067369 0.961360134209826-0.328926289366791 95.75439453125-33.94970703125 0.957040571149264-0.351322706341307 0.909806961895811-0.359992984645942 0.899928746770456-0.384020712535857 0.927405925758649-0.423405889992864 90.70361328125-42.6333007812464 0.783997713020653-0.37760822319251 0.744541261308768-0.378349897586304 0.735774885677529-0.395127387557295 0.757698586134211-0.42794069311276 0.510063511004773-0.299472594142571 85.19873046875-50.8627929687536 0.87135919186403-0.533426105477702 0.823211244789491-0.532701840784284 0.808746780616275-0.554415592821897 0.827965799337107-0.598567361601454 79.23974609375-58.6381835937464 0.814515079668126-0.616886836945923 0.766668525418936-0.611414414044702 0.750128454445076-0.631597589766898 0.764894866750183-0.677436364116147 72.82666015625-65.9594726562536 0.749626226375767-0.694272567478038 0.702554562725709-0.684103343097377 0.684103343093739-0.702554562725709 0.694272567478038-0.749626226373948 65.95947265625-72.8266601562464 0.677436364116147-0.764894866744726 0.631597589768717-0.750128454448713 0.611414414044702-0.766668525415298 0.616886836945923-0.814515079669945 58.63818359375-79.2397460937536 0.598567361599635-0.827965799337107 0.554415592825535-0.808746780618094 0.532701840784284-0.823211244787672 0.533426105474064-0.871359191867668 50.86279296875-85.19873046875 0.29947259414439-0.510063511002954 0.427940693107303-0.757698586130573 0.395127387559114-0.735774885681167 0.378349897586304-0.744541261308768 0.37760822319251-0.783997713020653 42.63330078125-90.7036132812464 0.423405889994683-0.927405925758649 0.384020712532219-0.899928746770456 0.35999298464958-0.909806961899449 0.351322706343126-0.957040571145626 33.9497070312518-95.7543945312536 0.328926289363153-0.961360134213464 0.292637941067369-0.930218515906745 0.267921552278494-0.93763612010298 0.254777123003805-0.983612946776702 24.8120117187482-100.35107421875 0.23164619268573-0.983152825825528 0.19892269288539-0.948776084995188 0.173896987065746-0.953680310736672 0.156569075221341-0.997865503060893 15.22021484375-104.49365234375 0.133444585228062-0.991788981795253 0.104717330843414-0.954707891767612 0.0798010349481046-0.957112675088865 0.0586956975421344-0.999003331737185 5.17431640625-108.18212890625 0.0462461496317701-1.93489002627757-0.0462461496317701-1.93489002627757-5.17431640625-108.18212890625-0.0586956975421344-0.999003331737185-0.0798010349481046-0.957112675088865-0.104717330843414-0.954707891767612-0.133444585228062-0.991788981795253-15.22021484375-104.49365234375-0.156569075221341-0.997865503060893-0.173896987065746-0.953680310736672-0.19892269288539-0.948776084995188-0.23164619268573-0.983152825825528-24.8120117187482-100.35107421875-0.254777123003805-0.983612946776702-0.267921552278494-0.93763612010298-0.292637941067369-0.930218515906745-0.328926289363153-0.961360134213464-33.9497070312518-95.75439453125-0.351322706343126-0.957040571149264-0.35999298464958-0.909806961899449-0.384020712532219-0.89992874676318-0.423405889994683-0.927405925762287-42.63330078125-90.70361328125-0.37760822319251-0.783997713020653-0.378349897586304-0.744541261308768-0.395127387559114-0.735774885681167-0.427940693107303-0.757698586130573-0.29947259414439-0.510063511002954-50.86279296875-85.19873046875-0.533426105474064-0.871359191867668-0.532701840784284-0.823211244787672-0.554415592825535-0.808746780618094-0.598567361601454-0.827965799337107-58.63818359375-79.23974609375-0.616886836945923-0.814515079666307-0.611414414044702-0.766668525418936-0.631597589766898-0.750128454445076-0.677436364116147-0.764894866748364-65.95947265625-72.82666015625-0.694272567478038-0.749626226373948-0.684103343093739-0.702554562725709-0.702554562725709-0.684103343097377-0.749626226377586-0.694272567478038-72.82666015625-65.95947265625-0.764894866748364-0.677436364116147-0.750128454445076-0.631597589766898-0.766668525417117-0.61141441404834-0.814515079668126-0.616886836942285-79.23974609375-58.63818359375-0.827965799340745-0.598567361601454-0.808746780616275-0.554415592821897-0.82321124479131-0.532701840784284-0.871359191862211-0.533426105477702-85.19873046875-50.86279296875-0.510063511002954-0.299472594142571-0.757698586134211-0.427940693109122-0.735774885677529-0.395127387560933-0.744541261308768-0.378349897586304-0.783997713020653-0.37760822319251-90.70361328125-42.63330078125-0.927405925758649-0.423405889992864-0.899928746768637-0.384020712535857-0.90980696189763-0.359992984645942-0.957040571149264-0.351322706341307-95.75439453125-33.94970703125-0.961360134209826-0.328926289366791-0.930218515906745-0.292637941067369-0.937636120101161-0.267921552276675-0.98361294678034-0.254777123001986-100.351074218748-24.81201171875-0.983152825825528-0.231646192689368-0.948776084995188-0.19892269288539-0.953680310738491-0.173896987067565-0.997865503060893-0.156569075217703-104.493652343752-15.22021484375-0.991788981793434-0.133444585226243-0.95470789177125-0.104717330847052-0.957112675085227-0.0798010349462857-0.999003331737185-0.0586956975421344-108.18212890625-5.17431640625-1.93489002627939-0.0462461496317701-1.93489002627939 0.0462461496317701-108.18212890625 5.17431640625-0.999003331737185 0.0586956975421344-0.957112675085227 0.0798010349462857-0.95470789177125 0.104717330847052-0.991788981793434 0.133444585226243-104.49365234375 15.22021484375-0.997865503060893 0.156569075217703-0.95368031074031 0.173896987067565-0.948776084993369 0.19892269288539-0.983152825825528 0.231646192689368-100.35107421875 24.81201171875-0.98361294678034 0.254777123001986-0.937636120101161 0.267921552276675-0.930218515906745 0.292637941067369-0.961360134209826 0.328926289366791-95.75439453125 33.94970703125-0.957040571149264 0.351322706341307-0.90980696189763 0.359992984645942-0.899928746768637 0.384020712535857-0.927405925758649 0.423405889992864-90.70361328125 42.63330078125-0.783997713020653 0.37760822319251-0.744541261308768 0.378349897586304-0.735774885677529 0.395127387560933-0.757698586134211 0.427940693109122-0.510063511002954 0.299472594142571-85.19873046875 50.86279296875-0.871359191862211 0.533426105477702-0.82321124479131 0.532701840784284-0.808746780616275 0.554415592821897-0.827965799340745 0.598567361601454-79.23974609375 58.63818359375-0.814515079668126 0.616886836942285-0.766668525417117 0.61141441404834-0.750128454445076 0.631597589766898-0.764894866748364 0.677436364116147-72.82666015625 65.95947265625-0.749626226377586 0.694272567478038-0.702554562725709 0.684103343097377-0.684103343093739 0.702554562725709-0.694272567478038 0.749626226373948-65.95947265625 72.82666015625-0.677436364116147 0.764894866748364-0.631597589766898 0.750128454445076-0.611414414044702 0.766668525418936-0.616886836945923 0.814515079666307-58.63818359375 79.23974609375-0.598567361601454 0.827965799337107-0.554415592825535 0.808746780618094-0.532701840784284 0.823211244787672-0.533426105474064 0.871359191867668-50.86279296875 85.19873046875-0.29947259414439 0.510063511002954-0.427940693107303 0.757698586130573-0.395127387559114 0.735774885681167-0.378349897586304 0.744541261308768-0.37760822319251 0.783997713020653-42.63330078125 90.70361328125-0.423405889994683 0.927405925762287-0.384020712532219 0.89992874676318-0.35999298464958 0.909806961899449-0.351322706343126 0.957040571149264-33.94970703125 95.75439453125-0.328926289364972 0.961360134213464-0.29263794106555 0.930218515906745-0.267921552278494 0.93763612010298-0.254777123003805 0.983612946776702-24.81201171875 100.35107421875-0.23164619268573 0.983152825825528-0.19892269288539 0.948776084995188-0.173896987065746 0.953680310736672-0.156569075221341 0.997865503060893-15.22021484375 104.49365234375-0.133444585228062 0.991788981795253-0.104717330843414 0.954707891767612-0.0798010349481046 0.957112675088865-0.0586956975421344 0.999003331737185-5.17431640625 108.18212890625zM11623.3401309546-17608.6371374088l-40.9308174906291 87.0815295302673-48.8090688817629 81.7585991914166-56.2541515088688 76.0181235006312-63.2689533561388 69.8560249036818-69.8560249037346 63.2689533561861-76.0181235005657 56.2541515088196-81.7585991914421 48.8090688817829-87.0815295303073 40.93081749064-91.9915506185916 32.6155912544818-96.4933838050165 23.8581897442673-100.591122372505 14.6517846734569-104.286805795073 4.98800435558223-104.286805795073-4.98800435558223-100.591122372503-14.6517846734569-96.4933838050183-23.8581897442673-91.9915506185916-32.6155912544818-87.0815295303073-40.93081749064-81.7585991914421-48.8090688817829-76.0181235005657-56.2541515088196-69.8560249037346-63.2689533561861-63.2689533561388-69.8560249036818-56.2541515088688-76.0181235006312-48.8090688817629-81.7585991914166-40.9308174906291-87.0815295302673-32.6155912544928-91.9915506186299-23.8581897442691-96.4933838050274-14.6517846734532-100.591122372491-4.98800435558587-104.286805795073 4.98800435558587-104.286805795073 14.6517846734532-100.591122372491 23.8581897442691-96.4933838050274 32.6155912544928-91.9915506186262 40.9308174906291-87.0815295302709 48.809068881772-81.7585991914311 56.2541515088487-76.0181235006021 63.268953356157-69.8560249037073 69.8560249037091-63.268953356157 76.0181235006021-56.2541515088487 81.7585991914148-48.8090688817647 87.0815295303182-40.930817490651 91.9915506185898-32.6155912544782 96.4933838050183-23.8581897442673 100.591122372503-14.6517846734569 104.286805795073-4.98800435558223 104.286805795073 4.98800435558223 100.591122372505 14.6517846734569 96.4933838050165 23.8581897442673 91.9915506185898 32.6155912544818 87.0815295303182 40.9308174906473 81.7585991914148 48.8090688817647 76.0181235006021 56.2541515088487 69.8560249037091 63.268953356157 63.268953356157 69.8560249037073 56.2541515088506 76.0181235006021 48.8090688817701 81.7585991914311 40.9308174906291 87.0815295302709 32.6155912544946 91.9915506186262 23.8581897442673 96.4933838050274 14.6517846734532 100.591122372491 4.98800435558587 104.286805795073-4.98800435558587 104.286805795073-14.6517846734532 100.591122372491-23.8581897442673 96.4933838050274z"/>
            <dr3d:extrude draw:style-name="gr46" draw:layer="layout" svg:viewBox="11321 -17388 2069 2069" svg:d="M11321-16354l5.17431640625 108.18212890625 15.22021484375 104.49365234375 24.81201171875 100.35107421875 33.94970703125 95.75439453125 42.63330078125 90.70361328125 50.86279296875 85.19873046875 58.63818359375 79.23974609375 65.95947265625 72.82666015625 72.82666015625 65.95947265625 79.23974609375 58.63818359375 85.19873046875 50.86279296875 90.70361328125 42.63330078125 95.75439453125 33.94970703125 100.35107421875 24.81201171875 104.49365234375 15.22021484375 108.18212890625 5.17431640625 108.18212890625-5.17431640625 104.49365234375-15.22021484375 100.35107421875-24.81201171875 95.75439453125-33.94970703125 90.70361328125-42.63330078125 85.19873046875-50.86279296875 79.23974609375-58.63818359375 72.82666015625-65.95947265625 65.95947265625-72.82666015625 58.63818359375-79.23974609375 50.86279296875-85.19873046875 42.63330078125-90.70361328125 33.94970703125-95.75439453125 24.81201171875-100.35107421875 15.22021484375-104.49365234375 5.17431640625-108.18212890625-5.17431640625-108.18212890625-15.22021484375-104.49365234375-24.81201171875-100.35107421875-33.94970703125-95.75439453125-42.63330078125-90.70361328125-50.86279296875-85.19873046875-58.63818359375-79.23974609375-65.95947265625-72.82666015625-72.82666015625-65.95947265625-79.23974609375-58.63818359375-85.19873046875-50.86279296875-90.70361328125-42.63330078125-95.75439453125-33.94970703125-100.35107421875-24.81201171875-104.49365234375-15.22021484375-108.18212890625-5.17431640625-108.18212890625 5.17431640625-104.49365234375 15.22021484375-100.35107421875 24.81201171875-95.75439453125 33.94970703125-90.70361328125 42.63330078125-85.19873046875 50.86279296875-79.23974609375 58.63818359375-72.82666015625 65.95947265625-65.95947265625 72.82666015625-58.63818359375 79.23974609375-50.86279296875 85.19873046875-42.63330078125 90.70361328125-33.94970703125 95.75439453125-24.81201171875 100.35107421875-15.22021484375 104.49365234375zM11321-17388zM13390-15319z"/>
            <dr3d:extrude draw:style-name="gr47" draw:layer="layout" svg:viewBox="11280.5 -17428.5 2149 2149" svg:d="M11280.5-16354l0.0462461496317701 1.93489002627939 5.17431640625 108.18212890625 0.0586956975421344 0.999003331737185 0.0798010349481046 0.957112675085227 0.104717330843414 0.95470789177125 0.133444585228062 0.991788981793434 15.22021484375 104.493652343752 0.156569075221341 0.997865503060893 0.173896987065746 0.953680310738491 0.19892269288539 0.948776084995188 0.23164619268573 0.983152825825528 24.81201171875 100.351074218748 0.254777123003805 0.98361294678034 0.267921552278494 0.937636120101161 0.29263794106555 0.930218515906745 0.328926289364972 0.961360134209826 33.94970703125 95.75439453125 0.351322706343126 0.957040571149264 0.35999298464958 0.909806961895811 0.384020712532219 0.899928746770456 0.423405889994683 0.927405925758649 42.63330078125 90.7036132812518 0.377608223190691 0.783997713022472 0.378349897586304 0.744541261308768 0.395127387559114 0.735774885677529 0.427940693109122 0.757698586132392 0.29947259414439 0.510063511002954 50.86279296875 85.19873046875 0.533426105474064 0.87135919186403 0.532701840784284 0.82321124479131 0.554415592825535 0.808746780616275 0.598567361601454 0.827965799338926 58.63818359375 79.2397460937482 0.616886836945923 0.814515079668126 0.611414414044702 0.766668525417117 0.631597589766898 0.750128454445076 0.677436364116147 0.764894866748364 65.95947265625 72.82666015625 0.694272567478038 0.749626226377586 0.684103343093739 0.702554562725709 0.702554562725709 0.684103343093739 0.749626226377586 0.694272567478038 72.82666015625 65.95947265625 0.764894866748364 0.677436364116147 0.750128454445076 0.631597589766898 0.766668525417117 0.611414414044702 0.814515079668126 0.616886836945923 79.23974609375 58.63818359375 0.827965799340745 0.598567361601454 0.808746780616275 0.554415592825535 0.82321124479131 0.532701840784284 0.871359191862211 0.533426105474064 85.19873046875 50.86279296875 0.510063511002954 0.29947259414439 0.757698586134211 0.427940693107303 0.735774885677529 0.395127387559114 0.744541261306949 0.378349897586304 0.783997713020653 0.37760822319251 90.70361328125 42.6333007812518 0.927405925760468 0.423405889992864 0.899928746766818 0.384020712535857 0.909806961899449 0.35999298464958 0.957040571149264 0.351322706341307 95.75439453125 33.94970703125 0.961360134209826 0.328926289363153 0.930218515906745 0.292637941067369 0.937636120101161 0.267921552278494 0.98361294678034 0.254777123003805 100.35107421875 24.8120117187482 0.983152825825528 0.23164619268573 0.948776084993369 0.19892269288539 0.953680310738491 0.173896987065746 0.997865503060893 0.156569075221341 104.49365234375 15.2202148437518 0.991788981793434 0.133444585228062 0.95470789177125 0.104717330843414 0.957112675087046 0.0798010349499236 0.999003331737185 0.0586956975403155 108.18212890625 5.17431640624818 1.93489002627939 0.0462461496317701 1.93489002627939-0.0462461496317701 108.18212890625-5.17431640624818 0.999003331737185-0.0586956975403155 0.957112675087046-0.0798010349499236 0.95470789177125-0.104717330843414 0.991788981793434-0.133444585228062 104.49365234375-15.2202148437518 0.997865503060893-0.156569075221341 0.953680310738491-0.173896987065746 0.948776084993369-0.19892269288539 0.983152825825528-0.23164619268573 100.35107421875-24.8120117187482 0.98361294678034-0.254777123003805 0.937636120101161-0.267921552278494 0.930218515906745-0.292637941067369 0.961360134209826-0.328926289363153 95.75439453125-33.94970703125 0.957040571149264-0.351322706341307 0.909806961899449-0.35999298464958 0.899928746766818-0.384020712535857 0.927405925760468-0.423405889992864 90.70361328125-42.6333007812518 0.783997713020653-0.37760822319251 0.744541261306949-0.378349897586304 0.735774885677529-0.395127387559114 0.757698586134211-0.427940693107303 0.510063511002954-0.29947259414439 85.19873046875-50.86279296875 0.871359191862211-0.533426105474064 0.82321124479131-0.532701840784284 0.808746780616275-0.554415592825535 0.827965799340745-0.598567361601454 79.23974609375-58.63818359375 0.814515079668126-0.616886836945923 0.766668525417117-0.611414414044702 0.750128454445076-0.631597589766898 0.764894866748364-0.677436364116147 72.82666015625-65.95947265625 0.749626226377586-0.694272567478038 0.702554562725709-0.684103343093739 0.684103343093739-0.702554562725709 0.694272567478038-0.749626226377586 65.95947265625-72.82666015625 0.677436364116147-0.764894866748364 0.631597589766898-0.750128454445076 0.611414414044702-0.766668525417117 0.616886836945923-0.814515079668126 58.63818359375-79.2397460937482 0.598567361601454-0.827965799338926 0.554415592825535-0.808746780616275 0.532701840784284-0.82321124479131 0.533426105474064-0.87135919186403 50.86279296875-85.19873046875 0.29947259414439-0.510063511002954 0.427940693109122-0.757698586132392 0.395127387559114-0.735774885677529 0.378349897586304-0.744541261308768 0.377608223190691-0.783997713022472 42.63330078125-90.7036132812518 0.423405889994683-0.927405925758649 0.384020712532219-0.899928746770456 0.35999298464958-0.909806961895811 0.351322706343126-0.957040571149264 33.94970703125-95.75439453125 0.328926289364972-0.961360134209826 0.29263794106555-0.930218515906745 0.267921552278494-0.937636120101161 0.254777123003805-0.98361294678034 24.81201171875-100.351074218748 0.23164619268573-0.983152825825528 0.19892269288539-0.948776084995188 0.173896987065746-0.953680310738491 0.156569075221341-0.997865503060893 15.22021484375-104.493652343752 0.133444585228062-0.991788981793434 0.104717330843414-0.95470789177125 0.0798010349481046-0.957112675085227 0.0586956975421344-0.999003331737185 5.17431640625-108.18212890625 0.0462461496317701-1.93489002627939-0.0462461496317701-1.93489002627939-5.17431640625-108.182128906248-0.0586956975421344-0.999003331737185-0.0798010349481046-0.957112675088865-0.104717330843414-0.954707891767612-0.133444585228062-0.991788981795253-15.22021484375-104.493652343746-0.156569075221341-0.997865503060893-0.173896987065746-0.95368031074031-0.19892269288539-0.94877608499155-0.23164619268573-0.983152825825528-24.81201171875-100.351074218754-0.254777123003805-0.983612946776702-0.267921552278494-0.93763612010298-0.29263794106555-0.930218515906745-0.328926289364972-0.961360134213464-33.94970703125-95.75439453125-0.351322706343126-0.957040571149264-0.35999298464958-0.909806961899449-0.384020712532219-0.89992874676318-0.423405889994683-0.927405925762287-42.63330078125-90.70361328125-0.37760822319251-0.783997713020653-0.378349897586304-0.744541261308768-0.395127387559114-0.735774885681167-0.427940693107303-0.757698586130573-0.29947259414439-0.510063511002954-50.86279296875-85.19873046875-0.533426105474064-0.871359191867668-0.532701840784284-0.823211244787672-0.554415592825535-0.808746780618094-0.598567361601454-0.827965799337107-58.63818359375-79.23974609375-0.616886836945923-0.814515079666307-0.611414414044702-0.766668525418936-0.631597589766898-0.750128454445076-0.677436364116147-0.764894866748364-65.95947265625-72.82666015625-0.694272567478038-0.749626226373948-0.684103343093739-0.702554562725709-0.702554562725709-0.684103343097377-0.749626226377586-0.694272567478038-72.82666015625-65.95947265625-0.764894866748364-0.677436364116147-0.750128454445076-0.631597589766898-0.766668525417117-0.61141441404834-0.814515079668126-0.616886836942285-79.23974609375-58.63818359375-0.827965799340745-0.598567361601454-0.808746780616275-0.554415592821897-0.82321124479131-0.532701840784284-0.871359191862211-0.533426105477702-85.19873046875-50.86279296875-0.510063511002954-0.299472594142571-0.757698586134211-0.427940693109122-0.735774885677529-0.395127387560933-0.744541261308768-0.378349897586304-0.783997713020653-0.37760822319251-90.70361328125-42.6333007812464-0.927405925758649-0.423405889992864-0.899928746766818-0.384020712532219-0.909806961899449-0.359992984653218-0.957040571147445-0.351322706337669-95.75439453125-33.9497070312536-0.961360134209826-0.328926289366791-0.930218515908564-0.292637941067369-0.937636120101161-0.267921552276675-0.98361294678034-0.254777123001986-100.35107421875-24.81201171875-0.983152825825528-0.231646192689368-0.948776084993369-0.19892269288539-0.953680310738491-0.173896987067565-0.997865503062712-0.156569075217703-104.49365234375-15.2202148437464-0.991788981791615-0.133444585229881-0.95470789177125-0.104717330839776-0.957112675085227-0.0798010349462857-0.999003331737185-0.0586956975457724-108.18212890625-5.17431640625364-1.93489002628121-0.0462461496317701-1.93489002628121 0.0462461496317701-108.18212890625 5.17431640625364-0.999003331737185 0.0586956975457724-0.957112675085227 0.0798010349462857-0.95470789177125 0.104717330839776-0.991788981791615 0.133444585229881-104.49365234375 15.2202148437464-0.997865503062712 0.156569075217703-0.953680310738491 0.173896987067565-0.948776084993369 0.19892269288539-0.983152825825528 0.231646192689368-100.35107421875 24.81201171875-0.98361294678034 0.254777123001986-0.937636120101161 0.267921552276675-0.930218515908564 0.292637941067369-0.961360134209826 0.328926289366791-95.75439453125 33.9497070312536-0.957040571147445 0.351322706337669-0.909806961899449 0.359992984653218-0.899928746766818 0.384020712532219-0.927405925758649 0.423405889992864-90.70361328125 42.6333007812464-0.783997713020653 0.37760822319251-0.744541261308768 0.378349897586304-0.735774885677529 0.395127387560933-0.757698586134211 0.427940693109122-0.510063511002954 0.299472594142571-85.19873046875 50.86279296875-0.871359191862211 0.533426105477702-0.82321124479131 0.532701840784284-0.808746780616275 0.554415592821897-0.827965799340745 0.598567361601454-79.23974609375 58.63818359375-0.814515079668126 0.616886836942285-0.766668525417117 0.61141441404834-0.750128454445076 0.631597589766898-0.764894866748364 0.677436364116147-72.82666015625 65.95947265625-0.749626226377586 0.694272567478038-0.702554562725709 0.684103343097377-0.684103343093739 0.702554562725709-0.694272567478038 0.749626226373948-65.95947265625 72.82666015625-0.677436364116147 0.764894866748364-0.631597589766898 0.750128454445076-0.611414414044702 0.766668525418936-0.616886836945923 0.814515079666307-58.63818359375 79.23974609375-0.598567361601454 0.827965799337107-0.554415592825535 0.808746780618094-0.532701840784284 0.823211244787672-0.533426105474064 0.871359191867668-50.86279296875 85.19873046875-0.29947259414439 0.510063511002954-0.427940693107303 0.757698586130573-0.395127387559114 0.735774885681167-0.378349897586304 0.744541261308768-0.37760822319251 0.783997713020653-42.63330078125 90.70361328125-0.423405889994683 0.927405925762287-0.384020712532219 0.89992874676318-0.35999298464958 0.909806961899449-0.351322706343126 0.957040571149264-33.94970703125 95.75439453125-0.328926289364972 0.961360134213464-0.29263794106555 0.930218515906745-0.267921552278494 0.93763612010298-0.254777123003805 0.983612946776702-24.81201171875 100.351074218754-0.23164619268573 0.983152825825528-0.19892269288539 0.94877608499155-0.173896987065746 0.95368031074031-0.156569075221341 0.997865503060893-15.22021484375 104.493652343746-0.133444585228062 0.991788981795253-0.104717330843414 0.954707891767612-0.0798010349481046 0.957112675088865-0.0586956975421344 0.999003331737185-5.17431640625 108.182128906248zM13272.3401309546-15960.6371374088l-40.9308174906291 87.0815295302728-48.8090688817701 81.7585991914293-56.2541515088506 76.0181235006003-63.268953356157 69.8560249037091-69.8560249037091 63.268953356157-76.0181235006021 56.2541515088506-81.758599191422 48.8090688817665-87.0815295302855 40.9308174906364-91.9915506186135 32.6155912544891-96.4933838050365 23.8581897442691-100.591122372489 14.651784673455-104.286805795071 4.98800435558405-104.286805795071-4.98800435558405-100.591122372489-14.651784673455-96.4933838050365-23.8581897442691-91.9915506186135-32.6155912544891-87.0815295302855-40.9308174906364-81.758599191422-48.8090688817665-76.0181235006021-56.2541515088506-69.8560249037091-63.268953356157-63.268953356157-69.8560249037091-56.2541515088506-76.0181235006003-48.8090688817701-81.7585991914293-40.9308174906291-87.0815295302728-32.6155912544909-91.9915506186226-23.8581897442727-96.4933838050347-14.6517846734514-100.591122372487-4.98800435558587-104.286805795073 4.98800435558587-104.286805795075 14.6517846734532-100.591122372487 23.8581897442691-96.4933838050311 32.6155912544928-91.9915506186262 40.9308174906291-87.0815295302709 48.809068881772-81.7585991914311 56.2541515088487-76.0181235006021 63.268953356157-69.8560249037073 69.8560249037091-63.268953356157 76.0181235006021-56.2541515088487 81.7585991914148-48.8090688817647 87.0815295303109-40.9308174906437 91.9915506186026-32.6155912544891 96.4933838050129-23.8581897442637 100.591122372502-14.6517846734496 104.286805795075-4.98800435558951 104.286805795075 4.98800435558951 100.591122372502 14.6517846734496 96.4933838050129 23.8581897442637 91.9915506186026 32.6155912544891 87.0815295303109 40.9308174906437 81.7585991914148 48.8090688817647 76.0181235006021 56.2541515088487 69.8560249037091 63.268953356157 63.268953356157 69.8560249037073 56.2541515088506 76.0181235006021 48.8090688817701 81.7585991914311 40.9308174906291 87.0815295302709 32.6155912544928 91.9915506186262 23.8581897442691 96.4933838050311 14.6517846734532 100.591122372487 4.98800435558587 104.286805795073-4.98800435558587 104.286805795073-14.6517846734514 100.591122372487-23.8581897442727 96.4933838050347z"/>
          </dr3d:scene>
        </draw:g>
        <draw:connector draw:style-name="gr48" draw:text-style-name="P3" draw:layer="layout" svg:x1="11.309cm" svg:y1="6.28cm" svg:x2="14.109cm" svg:y2="4.171cm" draw:start-shape="id2" draw:start-glue-point="4" draw:end-shape="id3" draw:end-glue-point="7" svg:d="M11309 6280v-1048h2800v-1061" svg:viewBox="0 0 2801 2110">
          <text:p/>
        </draw:connector>
        <draw:g xml:id="id2" draw:id="id2">
          <draw:glue-point draw:id="4" svg:x="0.82cm" svg:y="-3.562cm"/>
          <draw:glue-point draw:id="5" svg:x="0.062cm" svg:y="-4.375cm"/>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49" draw:text-style-name="P10" draw:layer="layout" svg:width="2.118cm" svg:height="1.369cm" svg:x="11.122cm" svg:y="7.666cm" svg:viewBox="0 0 2119 1370" svg:d="M2 1370c176 0 2117-852 2117-1111s-273-259-449-259c0 111-1732 555-1668 1370z">
              <text:p/>
            </draw:path>
            <draw:g>
              <draw:polygon draw:style-name="gr50" draw:text-style-name="P11" draw:layer="layout" svg:width="2.244cm" svg:height="2.034cm" svg:x="8.749cm" svg:y="6.926cm" svg:viewBox="0 0 2245 2035" draw:points="0,740 0,0 2245,1295 2245,2035">
                <text:p/>
              </draw:polygon>
              <draw:polygon draw:style-name="gr51" draw:text-style-name="P12" draw:layer="layout" svg:width="1.924cm" svg:height="1.849cm" svg:x="10.995cm" svg:y="7.111cm" svg:viewBox="0 0 1925 1850" draw:points="0,1850 0,1110 1925,0 1925,740">
                <text:p/>
              </draw:polygon>
              <draw:polygon draw:style-name="gr52" draw:text-style-name="P13" draw:layer="layout" svg:width="4.17cm" svg:height="2.404cm" svg:x="8.749cm" svg:y="5.816cm" svg:viewBox="0 0 4171 2405" draw:points="2245,2405 0,1110 1925,0 4171,1295">
                <text:p/>
              </draw:polygon>
              <draw:line draw:style-name="gr53" draw:text-style-name="P14" draw:layer="layout" svg:x1="9.519cm" svg:y1="7.518cm" svg:x2="9.519cm" svg:y2="7.962cm">
                <text:p/>
              </draw:line>
              <draw:line draw:style-name="gr54" draw:text-style-name="P14" draw:layer="layout" svg:x1="10.932cm" svg:y1="8.466cm" svg:x2="9.905cm" svg:y2="7.874cm">
                <text:p/>
              </draw:line>
              <draw:line draw:style-name="gr55" draw:text-style-name="P14" draw:layer="layout" svg:x1="9.899cm" svg:y1="7.741cm" svg:x2="9.899cm" svg:y2="7.889cm">
                <text:p/>
              </draw:line>
              <draw:line draw:style-name="gr56" draw:text-style-name="P14" draw:layer="layout" svg:x1="10.925cm" svg:y1="8.333cm" svg:x2="10.925cm" svg:y2="8.481cm">
                <text:p/>
              </draw:line>
              <draw:line draw:style-name="gr57" draw:text-style-name="P14" draw:layer="layout" svg:x1="10.926cm" svg:y1="8.333cm" svg:x2="9.899cm" svg:y2="7.741cm">
                <text:p/>
              </draw:line>
              <draw:polygon draw:style-name="gr58" draw:text-style-name="P15" draw:layer="layout" svg:width="0.127cm" svg:height="0.221cm" svg:x="9.648cm" svg:y="7.592cm" svg:viewBox="0 0 128 222" draw:points="0,148 0,0 128,74 128,222">
                <text:p/>
              </draw:polygon>
              <draw:line draw:style-name="gr59" draw:text-style-name="P14" draw:layer="layout" svg:x1="9.391cm" svg:y1="7.444cm" svg:x2="9.391cm" svg:y2="7.888cm">
                <text:p/>
              </draw:line>
              <draw:line draw:style-name="gr60" draw:text-style-name="P14" draw:layer="layout" svg:x1="9.263cm" svg:y1="7.37cm" svg:x2="9.263cm" svg:y2="7.814cm">
                <text:p/>
              </draw:line>
              <draw:line draw:style-name="gr61" draw:text-style-name="P14" draw:layer="layout" svg:x1="9.134cm" svg:y1="7.296cm" svg:x2="9.134cm" svg:y2="7.74cm">
                <text:p/>
              </draw:line>
              <draw:line draw:style-name="gr62" draw:text-style-name="P14" draw:layer="layout" svg:x1="9.006cm" svg:y1="7.222cm" svg:x2="9.006cm" svg:y2="7.666cm">
                <text:p/>
              </draw:line>
              <draw:line draw:style-name="gr63" draw:text-style-name="P14" draw:layer="layout" svg:x1="8.878cm" svg:y1="7.148cm" svg:x2="8.878cm" svg:y2="7.592cm">
                <text:p/>
              </draw:line>
              <draw:polygon draw:style-name="gr64" draw:text-style-name="P11" draw:layer="layout" svg:width="0.127cm" svg:height="0.814cm" svg:x="8.621cm" svg:y="6.852cm" svg:viewBox="0 0 128 815" draw:points="0,740 0,0 128,74 128,815">
                <text:p/>
              </draw:polygon>
              <draw:polygon draw:style-name="gr65" draw:text-style-name="P11" draw:layer="layout" svg:width="0.127cm" svg:height="0.814cm" svg:x="10.995cm" svg:y="8.221cm" svg:viewBox="0 0 128 815" draw:points="0,740 0,0 128,74 128,815">
                <text:p/>
              </draw:polygon>
              <draw:polygon draw:style-name="gr66" draw:text-style-name="P16" draw:layer="layout" svg:width="4.298cm" svg:height="3.219cm" svg:x="8.621cm" svg:y="5.816cm" svg:viewBox="0 0 4299 3220" draw:points="0,1776 0,1036 128,1110 2053,0 4299,1295 4299,2035 2502,3072 2502,3220">
                <text:p/>
              </draw:polygon>
            </draw:g>
          </draw:g>
          <draw:g>
            <draw:polygon draw:style-name="gr67" draw:text-style-name="P17" draw:layer="layout" svg:width="0.746cm" svg:height="0.429cm" svg:x="11.603cm" svg:y="8.097cm" svg:viewBox="0 0 747 430" draw:points="543,430 747,313 204,0 0,117">
              <text:p/>
            </draw:polygon>
            <draw:path draw:style-name="gr68" draw:text-style-name="P18" draw:layer="layout" svg:width="0.474cm" svg:height="0.521cm" svg:x="11.738cm" svg:y="7.926cm" svg:viewBox="0 0 475 522" svg:d="M475 493c0-508-475-704-475-195 68 39 68 39 136 0 0-275 204-78 204 195 67 39 67 39 135 0z">
              <text:p/>
            </draw:path>
            <draw:path draw:style-name="gr69" draw:text-style-name="P19" draw:layer="layout" svg:width="0.271cm" svg:height="0.373cm" svg:x="11.806cm" svg:y="8.035cm" svg:viewBox="0 0 272 374" svg:d="M272 374c-1-352-271-508-272-235">
              <text:p/>
            </draw:path>
            <draw:polygon draw:style-name="gr70" draw:text-style-name="P20" draw:layer="layout" svg:width="0.542cm" svg:height="0.821cm" svg:x="11.603cm" svg:y="8.214cm" svg:viewBox="0 0 543 822" draw:points="543,822 543,313 0,0 0,509">
              <text:p/>
            </draw:polygon>
            <draw:path draw:style-name="gr71" draw:text-style-name="P21" draw:layer="layout" svg:width="0.116cm" svg:height="0.202cm" svg:x="11.824cm" svg:y="8.527cm" svg:viewBox="0 0 117 203" svg:d="M11 85c-68-195 203 0 68 40v78l-68-39z">
              <text:p/>
            </draw:path>
            <draw:polygon draw:style-name="gr72" draw:text-style-name="P22" draw:layer="layout" svg:width="0.203cm" svg:height="0.625cm" svg:x="12.145cm" svg:y="8.41cm" svg:viewBox="0 0 204 626" draw:points="0,626 0,117 204,0 204,509">
              <text:p/>
            </draw:polygon>
            <draw:path draw:style-name="gr73" draw:text-style-name="P19" draw:layer="layout" svg:width="0.746cm" svg:height="1.12cm" svg:x="11.603cm" svg:y="7.915cm" svg:viewBox="0 0 747 1121" svg:d="M136 220c68-430 475-156 475 196l136 78v509l-204 118-543-314v-508z">
              <text:p/>
            </draw:path>
            <draw:path draw:style-name="gr74" draw:text-style-name="P19" draw:layer="layout" svg:width="0.134cm" svg:height="0.124cm" svg:x="11.89cm" svg:y="8.101cm" svg:viewBox="0 0 135 125" svg:d="M0 41c33-100 126 6 135 84z">
              <text:p/>
            </draw:path>
          </draw:g>
        </draw:g>
        <draw:line draw:style-name="gr75" draw:text-style-name="P23" draw:layer="layout" svg:x1="8.872cm" svg:y1="7.718cm" svg:x2="4.298cm" svg:y2="7.718cm">
          <text:p/>
        </draw:line>
        <draw:line draw:style-name="gr75" draw:text-style-name="P23" draw:layer="layout" svg:x1="3.537cm" svg:y1="8.26cm" svg:x2="3.537cm" svg:y2="12.423cm">
          <text:p/>
        </draw:line>
        <draw:g>
          <draw:glue-point draw:id="4" svg:x="-1.295cm" svg:y="-5cm"/>
          <draw:glue-point draw:id="5" svg:x="1.667cm" svg:y="-2.5cm"/>
          <draw:glue-point draw:id="6" svg:x="4.26cm" svg:y="-0.312cm"/>
          <draw:glue-point draw:id="7" svg:x="4.26cm" svg:y="0.937cm"/>
          <draw:glue-point draw:id="8" svg:x="4.26cm" svg:y="1.875cm"/>
          <draw:glue-point draw:id="9" svg:x="2.778cm" svg:y="3.125cm"/>
          <draw:glue-point draw:id="10" svg:x="0.556cm" svg:y="5cm"/>
          <draw:glue-point draw:id="11" svg:x="-2.406cm" svg:y="2.5cm"/>
          <draw:glue-point draw:id="12" svg:x="-4.998cm" svg:y="-1.875cm"/>
          <draw:glue-point draw:id="13" svg:x="-2.776cm" svg:y="-3.75cm"/>
          <draw:path draw:style-name="gr76" draw:text-style-name="P10" draw:layer="layout" svg:width="0.932cm" svg:height="0.576cm" svg:x="3.339cm" svg:y="3.526cm" svg:viewBox="0 0 933 577" svg:d="M0 577c213 0 933-222 933-399 0-178-77-178-155-178 0 133-778 399-778 577z">
            <text:p/>
          </draw:path>
          <draw:g>
            <draw:glue-point draw:id="4" svg:x="-0.998cm" svg:y="-5cm"/>
            <draw:glue-point draw:id="5" svg:x="1.801cm" svg:y="-2.812cm"/>
            <draw:glue-point draw:id="6" svg:x="5.001cm" svg:y="-0.312cm"/>
            <draw:glue-point draw:id="7" svg:x="5.001cm" svg:y="0.937cm"/>
            <draw:glue-point draw:id="8" svg:x="5.001cm" svg:y="1.875cm"/>
            <draw:glue-point draw:id="9" svg:x="3.401cm" svg:y="3.125cm"/>
            <draw:glue-point draw:id="10" svg:x="1.001cm" svg:y="5cm"/>
            <draw:glue-point draw:id="11" svg:x="-2.198cm" svg:y="2.5cm"/>
            <draw:glue-point draw:id="12" svg:x="-4.998cm" svg:y="0.312cm"/>
            <draw:glue-point draw:id="13" svg:x="-4.998cm" svg:y="-1.875cm"/>
            <draw:glue-point draw:id="14" svg:x="-2.998cm" svg:y="-3.437cm"/>
            <draw:polygon draw:style-name="gr77" draw:text-style-name="P12" draw:layer="layout" svg:width="0.777cm" svg:height="0.754cm" svg:x="3.339cm" svg:y="3.348cm" svg:viewBox="0 0 778 755" draw:points="0,755 0,444 778,0 778,311">
              <text:p/>
            </draw:polygon>
            <draw:polygon draw:style-name="gr78" draw:text-style-name="P13" draw:layer="layout" svg:width="1.943cm" svg:height="1.108cm" svg:x="2.172cm" svg:y="2.683cm" svg:viewBox="0 0 1944 1109" draw:points="1167,1109 0,444 778,0 1944,665">
              <text:p/>
            </draw:polygon>
            <draw:polygon draw:style-name="gr79" draw:text-style-name="P11" draw:layer="layout" svg:width="1.166cm" svg:height="0.975cm" svg:x="2.172cm" svg:y="3.127cm" svg:viewBox="0 0 1167 976" draw:points="0,311 0,0 1167,665 1167,976">
              <text:p/>
            </draw:polygon>
            <draw:polygon draw:style-name="gr80" draw:text-style-name="P16" draw:layer="layout" svg:width="1.943cm" svg:height="1.419cm" svg:x="2.172cm" svg:y="2.683cm" svg:viewBox="0 0 1944 1420" draw:points="0,755 0,444 778,0 1944,665 1944,976 1167,1420">
              <text:p/>
            </draw:polygon>
            <draw:polygon draw:style-name="gr81" draw:text-style-name="P24" draw:layer="layout" svg:width="0.077cm" svg:height="0.177cm" svg:x="3.105cm" svg:y="3.748cm" svg:viewBox="0 0 78 178" draw:points="0,133 0,0 78,45 78,178">
              <text:p/>
            </draw:polygon>
            <draw:polygon draw:style-name="gr82" draw:text-style-name="P15" draw:layer="layout" svg:width="0.077cm" svg:height="0.177cm" svg:x="2.95cm" svg:y="3.659cm" svg:viewBox="0 0 78 178" draw:points="0,133 0,0 78,45 78,178">
              <text:p/>
            </draw:polygon>
            <draw:line draw:style-name="gr83" draw:text-style-name="P25" draw:layer="layout" svg:x1="2.25cm" svg:y1="3.26cm" svg:x2="2.872cm" svg:y2="3.615cm">
              <text:p/>
            </draw:line>
            <draw:line draw:style-name="gr84" draw:text-style-name="P25" draw:layer="layout" svg:x1="2.25cm" svg:y1="3.304cm" svg:x2="2.872cm" svg:y2="3.659cm">
              <text:p/>
            </draw:line>
            <draw:line draw:style-name="gr85" draw:text-style-name="P25" draw:layer="layout" svg:x1="2.25cm" svg:y1="3.348cm" svg:x2="2.872cm" svg:y2="3.703cm">
              <text:p/>
            </draw:line>
            <draw:line draw:style-name="gr86" draw:text-style-name="P25" draw:layer="layout" svg:x1="2.25cm" svg:y1="3.393cm" svg:x2="2.872cm" svg:y2="3.748cm">
              <text:p/>
            </draw:line>
          </draw:g>
        </draw:g>
        <draw:frame draw:style-name="gr87" draw:text-style-name="P4" draw:layer="layout" svg:width="2.916cm" svg:height="0.784cm" svg:x="0.007cm" svg:y="3.56cm">
          <draw:text-box>
            <text:p text:style-name="P3"><text:span text:style-name="T2">Router/Modem</text:span></text:p>
          </draw:text-box>
        </draw:frame>
        <draw:g>
          <draw:glue-point draw:id="4" svg:x="-2.272cm" svg:y="3.562cm"/>
          <draw:glue-point draw:id="5" svg:x="-0.714cm" svg:y="5.037cm"/>
          <draw:glue-point draw:id="6" svg:x="2.548cm" svg:y="-2.246cm"/>
          <draw:glue-point draw:id="7" svg:x="-0.743cm" svg:y="0.069cm"/>
          <draw:glue-point draw:id="8" svg:x="2.311cm" svg:y="5.073cm"/>
          <draw:g>
            <draw:glue-point draw:id="4" svg:x="2.319cm" svg:y="5.042cm"/>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88" draw:text-style-name="P10" draw:layer="layout" svg:width="2.118cm" svg:height="1.406cm" svg:x="3.225cm" svg:y="7.273cm" svg:viewBox="0 0 2119 1407" svg:d="M2 1407c176 0 2117-874 2117-1141 0-266-272-266-450-266 0 114-1732 570-1667 1407z">
                <text:p/>
              </draw:path>
              <draw:g>
                <draw:polygon draw:style-name="gr89" draw:text-style-name="P11" draw:layer="layout" svg:width="2.245cm" svg:height="2.09cm" svg:x="0.853cm" svg:y="6.512cm" svg:viewBox="0 0 2246 2091" draw:points="0,762 0,0 2246,1331 2246,2091">
                  <text:p/>
                </draw:polygon>
                <draw:polygon draw:style-name="gr90" draw:text-style-name="P12" draw:layer="layout" svg:width="1.923cm" svg:height="1.9cm" svg:x="3.098cm" svg:y="6.703cm" svg:viewBox="0 0 1924 1901" draw:points="0,1901 0,1140 1924,0 1924,762">
                  <text:p/>
                </draw:polygon>
                <draw:polygon draw:style-name="gr91" draw:text-style-name="P13" draw:layer="layout" svg:width="4.169cm" svg:height="2.47cm" svg:x="0.853cm" svg:y="5.372cm" svg:viewBox="0 0 4170 2471" draw:points="2246,2471 0,1140 1924,0 4170,1331">
                  <text:p/>
                </draw:polygon>
                <draw:line draw:style-name="gr92" draw:text-style-name="P14" draw:layer="layout" svg:x1="1.622cm" svg:y1="7.12cm" svg:x2="1.622cm" svg:y2="7.577cm">
                  <text:p/>
                </draw:line>
                <draw:line draw:style-name="gr93" draw:text-style-name="P14" draw:layer="layout" svg:x1="3.035cm" svg:y1="8.095cm" svg:x2="2.008cm" svg:y2="7.486cm">
                  <text:p/>
                </draw:line>
                <draw:line draw:style-name="gr94" draw:text-style-name="P14" draw:layer="layout" svg:x1="2.002cm" svg:y1="7.349cm" svg:x2="2.002cm" svg:y2="7.502cm">
                  <text:p/>
                </draw:line>
                <draw:line draw:style-name="gr95" draw:text-style-name="P14" draw:layer="layout" svg:x1="3.028cm" svg:y1="7.957cm" svg:x2="3.028cm" svg:y2="8.11cm">
                  <text:p/>
                </draw:line>
                <draw:line draw:style-name="gr96" draw:text-style-name="P14" draw:layer="layout" svg:x1="3.029cm" svg:y1="7.958cm" svg:x2="2.002cm" svg:y2="7.349cm">
                  <text:p/>
                </draw:line>
                <draw:polygon draw:style-name="gr97" draw:text-style-name="P15" draw:layer="layout" svg:width="0.128cm" svg:height="0.228cm" svg:x="1.751cm" svg:y="7.198cm" svg:viewBox="0 0 129 229" draw:points="0,153 0,0 129,76 129,229">
                  <text:p/>
                </draw:polygon>
                <draw:line draw:style-name="gr98" draw:text-style-name="P14" draw:layer="layout" svg:x1="1.493cm" svg:y1="7.045cm" svg:x2="1.493cm" svg:y2="7.502cm">
                  <text:p/>
                </draw:line>
                <draw:line draw:style-name="gr99" draw:text-style-name="P14" draw:layer="layout" svg:x1="1.365cm" svg:y1="6.969cm" svg:x2="1.365cm" svg:y2="7.426cm">
                  <text:p/>
                </draw:line>
                <draw:line draw:style-name="gr100" draw:text-style-name="P14" draw:layer="layout" svg:x1="1.238cm" svg:y1="6.893cm" svg:x2="1.238cm" svg:y2="7.35cm">
                  <text:p/>
                </draw:line>
                <draw:line draw:style-name="gr101" draw:text-style-name="P14" draw:layer="layout" svg:x1="1.11cm" svg:y1="6.816cm" svg:x2="1.11cm" svg:y2="7.273cm">
                  <text:p/>
                </draw:line>
                <draw:line draw:style-name="gr102" draw:text-style-name="P14" draw:layer="layout" svg:x1="0.981cm" svg:y1="6.74cm" svg:x2="0.981cm" svg:y2="7.197cm">
                  <text:p/>
                </draw:line>
                <draw:polygon draw:style-name="gr103" draw:text-style-name="P11" draw:layer="layout" svg:width="0.128cm" svg:height="0.836cm" svg:x="0.724cm" svg:y="6.436cm" svg:viewBox="0 0 129 837" draw:points="0,762 0,0 129,76 129,837">
                  <text:p/>
                </draw:polygon>
                <draw:polygon draw:style-name="gr104" draw:text-style-name="P11" draw:layer="layout" svg:width="0.128cm" svg:height="0.836cm" svg:x="3.098cm" svg:y="7.843cm" svg:viewBox="0 0 129 837" draw:points="0,762 0,0 129,76 129,837">
                  <text:p/>
                </draw:polygon>
                <draw:polygon draw:style-name="gr105" draw:text-style-name="P16" draw:layer="layout" svg:width="4.298cm" svg:height="3.307cm" svg:x="0.724cm" svg:y="5.372cm" svg:viewBox="0 0 4299 3308" draw:points="0,1826 0,1064 129,1140 2053,0 4299,1331 4299,2091 2503,3155 2503,3308">
                  <text:p/>
                </draw:polygon>
              </draw:g>
            </draw:g>
            <draw:g>
              <draw:glue-point draw:id="4" svg:x="-0.119cm" svg:y="0.226cm"/>
              <draw:g>
                <draw:glue-point draw:id="4" svg:x="0cm" svg:y="0cm"/>
                <draw:path draw:style-name="gr106" draw:text-style-name="P10" draw:layer="layout" svg:width="0.472cm" svg:height="0.425cm" svg:x="4.306cm" svg:y="8.603cm" svg:viewBox="0 0 473 426" svg:d="M0 426c206 0 473-122 473-244s-8-182-157-182c0 132-316 254-316 426z">
                  <text:p/>
                </draw:path>
                <draw:path draw:style-name="gr107" draw:text-style-name="P26" draw:layer="layout" svg:width="1.154cm" svg:height="0.732cm" svg:x="3.456cm" svg:y="8.329cm" svg:viewBox="0 0 1155 733" svg:d="M1155 0c0 0 0 488 0 366 2 215-248 367-575 367-329 0-580-152-580-367 0 0 0-151 0-366 0 215 263 366 578 366 316 0 577-151 577-366z">
                  <text:p/>
                </draw:path>
                <draw:path draw:style-name="gr108" draw:text-style-name="P27" draw:layer="layout" svg:width="1.154cm" svg:height="0.732cm" svg:x="3.456cm" svg:y="7.957cm" svg:viewBox="0 0 1155 733" svg:d="M578 0c329 0 577 159 577 366 0 208-248 367-577 367-327 0-578-159-578-367 0-207 251-366 578-366z">
                  <text:p/>
                </draw:path>
                <draw:polygon draw:style-name="gr109" draw:text-style-name="P28" draw:layer="layout" svg:width="0.315cm" svg:height="0.181cm" svg:x="4.087cm" svg:y="8.358cm" svg:viewBox="0 0 316 182" draw:points="157,0 106,31 316,153 263,182 51,60 0,93 0,0">
                  <text:p/>
                </draw:polygon>
                <draw:polygon draw:style-name="gr110" draw:text-style-name="P28" draw:layer="layout" svg:width="0.315cm" svg:height="0.181cm" svg:x="3.669cm" svg:y="8.116cm" svg:viewBox="0 0 316 182" draw:points="263,122 316,93 316,182 157,182 208,153 0,31 51,0">
                  <text:p/>
                </draw:polygon>
                <draw:polygon draw:style-name="gr111" draw:text-style-name="P28" draw:layer="layout" svg:width="0.315cm" svg:height="0.181cm" svg:x="3.669cm" svg:y="8.358cm" svg:viewBox="0 0 316 182" draw:points="51,122 263,0 316,31 106,153 157,182 0,182 0,93">
                  <text:p/>
                </draw:polygon>
                <draw:polygon draw:style-name="gr112" draw:text-style-name="P28" draw:layer="layout" svg:width="0.315cm" svg:height="0.181cm" svg:x="4.087cm" svg:y="8.116cm" svg:viewBox="0 0 316 182" draw:points="208,31 157,0 316,0 316,93 263,60 51,182 0,153">
                  <text:p/>
                </draw:polygon>
                <draw:path draw:style-name="gr113" draw:text-style-name="P27" draw:layer="layout" svg:width="1.154cm" svg:height="0.365cm" svg:x="3.456cm" svg:y="8.452cm" svg:viewBox="0 0 1155 366" svg:d="M1155 0c0 207-248 366-577 366-327 0-578-159-578-366">
                  <text:p/>
                </draw:path>
                <draw:line draw:style-name="gr114" draw:text-style-name="P29" draw:layer="layout" svg:x1="3.509cm" svg:y1="8.481cm" svg:x2="3.509cm" svg:y2="8.603cm">
                  <text:p/>
                </draw:line>
                <draw:line draw:style-name="gr115" draw:text-style-name="P29" draw:layer="layout" svg:x1="3.614cm" svg:y1="8.574cm" svg:x2="3.614cm" svg:y2="8.696cm">
                  <text:p/>
                </draw:line>
                <draw:line draw:style-name="gr116" draw:text-style-name="P29" draw:layer="layout" svg:x1="3.771cm" svg:y1="8.667cm" svg:x2="3.771cm" svg:y2="8.789cm">
                  <text:p/>
                </draw:line>
                <draw:line draw:style-name="gr117" draw:text-style-name="P29" draw:layer="layout" svg:x1="3.928cm" svg:y1="8.696cm" svg:x2="3.928cm" svg:y2="8.818cm">
                  <text:p/>
                </draw:line>
                <draw:line draw:style-name="gr118" draw:text-style-name="P29" draw:layer="layout" svg:x1="4.138cm" svg:y1="8.696cm" svg:x2="4.138cm" svg:y2="8.818cm">
                  <text:p/>
                </draw:line>
                <draw:line draw:style-name="gr119" draw:text-style-name="P29" draw:layer="layout" svg:x1="4.297cm" svg:y1="8.667cm" svg:x2="4.297cm" svg:y2="8.789cm">
                  <text:p/>
                </draw:line>
                <draw:line draw:style-name="gr120" draw:text-style-name="P29" draw:layer="layout" svg:x1="4.454cm" svg:y1="8.574cm" svg:x2="4.454cm" svg:y2="8.696cm">
                  <text:p/>
                </draw:line>
                <draw:line draw:style-name="gr121" draw:text-style-name="P29" draw:layer="layout" svg:x1="4.56cm" svg:y1="8.481cm" svg:x2="4.56cm" svg:y2="8.603cm">
                  <text:p/>
                </draw:line>
                <draw:line draw:style-name="gr122" draw:text-style-name="P29" draw:layer="layout" svg:x1="4.042cm" svg:y1="8.816cm" svg:x2="4.042cm" svg:y2="8.938cm">
                  <text:p/>
                </draw:line>
                <draw:line draw:style-name="gr123" draw:text-style-name="P29" draw:layer="layout" svg:x1="4.246cm" svg:y1="8.787cm" svg:x2="4.246cm" svg:y2="8.909cm">
                  <text:p/>
                </draw:line>
                <draw:line draw:style-name="gr124" draw:text-style-name="P29" draw:layer="layout" svg:x1="4.403cm" svg:y1="8.727cm" svg:x2="4.403cm" svg:y2="8.849cm">
                  <text:p/>
                </draw:line>
                <draw:line draw:style-name="gr125" draw:text-style-name="P29" draw:layer="layout" svg:x1="4.509cm" svg:y1="8.667cm" svg:x2="4.509cm" svg:y2="8.789cm">
                  <text:p/>
                </draw:line>
                <draw:line draw:style-name="gr126" draw:text-style-name="P29" draw:layer="layout" svg:x1="3.824cm" svg:y1="8.787cm" svg:x2="3.824cm" svg:y2="8.909cm">
                  <text:p/>
                </draw:line>
                <draw:line draw:style-name="gr127" draw:text-style-name="P29" draw:layer="layout" svg:x1="3.669cm" svg:y1="8.727cm" svg:x2="3.669cm" svg:y2="8.849cm">
                  <text:p/>
                </draw:line>
                <draw:line draw:style-name="gr128" draw:text-style-name="P29" draw:layer="layout" svg:x1="3.567cm" svg:y1="8.667cm" svg:x2="3.567cm" svg:y2="8.789cm">
                  <text:p/>
                </draw:line>
                <draw:path draw:style-name="gr129" draw:text-style-name="P27" draw:layer="layout" svg:width="1.154cm" svg:height="0.365cm" svg:x="3.456cm" svg:y="8.574cm" svg:viewBox="0 0 1155 366" svg:d="M1155 0c0 207-248 366-577 366-327 0-578-159-578-366">
                  <text:p/>
                </draw:path>
                <draw:line draw:style-name="gr130" draw:text-style-name="P29" draw:layer="layout" svg:x1="3.509cm" svg:y1="8.727cm" svg:x2="3.509cm" svg:y2="8.849cm">
                  <text:p/>
                </draw:line>
                <draw:line draw:style-name="gr131" draw:text-style-name="P29" draw:layer="layout" svg:x1="3.614cm" svg:y1="8.818cm" svg:x2="3.614cm" svg:y2="8.94cm">
                  <text:p/>
                </draw:line>
                <draw:line draw:style-name="gr132" draw:text-style-name="P29" draw:layer="layout" svg:x1="3.771cm" svg:y1="8.909cm" svg:x2="3.771cm" svg:y2="9.031cm">
                  <text:p/>
                </draw:line>
                <draw:line draw:style-name="gr133" draw:text-style-name="P29" draw:layer="layout" svg:x1="3.928cm" svg:y1="8.938cm" svg:x2="3.928cm" svg:y2="9.06cm">
                  <text:p/>
                </draw:line>
                <draw:line draw:style-name="gr134" draw:text-style-name="P29" draw:layer="layout" svg:x1="4.138cm" svg:y1="8.938cm" svg:x2="4.138cm" svg:y2="9.06cm">
                  <text:p/>
                </draw:line>
                <draw:line draw:style-name="gr135" draw:text-style-name="P29" draw:layer="layout" svg:x1="4.297cm" svg:y1="8.909cm" svg:x2="4.297cm" svg:y2="9.031cm">
                  <text:p/>
                </draw:line>
                <draw:line draw:style-name="gr136" draw:text-style-name="P29" draw:layer="layout" svg:x1="4.454cm" svg:y1="8.818cm" svg:x2="4.454cm" svg:y2="8.94cm">
                  <text:p/>
                </draw:line>
                <draw:line draw:style-name="gr137" draw:text-style-name="P29" draw:layer="layout" svg:x1="4.56cm" svg:y1="8.727cm" svg:x2="4.56cm" svg:y2="8.849cm">
                  <text:p/>
                </draw:line>
                <draw:path draw:style-name="gr138" draw:text-style-name="P30" draw:layer="layout" svg:width="1.156cm" svg:height="1.098cm" svg:x="3.456cm" svg:y="7.963cm" svg:viewBox="0 0 1157 1099" svg:d="M578 0c329 0 579 159 579 366l-2 367c0 213-261 366-577 366-315 0-578-153-578-366v-367c0-207 251-366 578-366z">
                  <text:p/>
                </draw:path>
              </draw:g>
            </draw:g>
          </draw:g>
        </draw:g>
        <draw:custom-shape draw:style-name="gr139" draw:text-style-name="P31" draw:layer="layout" svg:width="4cm" svg:height="1.72cm" svg:x="1.201cm" svg:y="0.8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5"><text:span text:style-name="T6">Internet</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draw:page draw:name="chillispot-coova_green" draw:style-name="dp1" draw:master-page-name="Standard">
        <draw:polygon draw:style-name="gr140" draw:text-style-name="P32" draw:layer="layout" svg:width="4.517cm" svg:height="0.835cm" svg:x="3.548cm" svg:y="9.721cm" svg:viewBox="0 0 4518 836" draw:points="2259,836 0,836 0,0 4518,0 4518,836">
          <text:p/>
        </draw:polygon>
        <draw:frame draw:style-name="gr141" draw:text-style-name="P33" draw:layer="layout" svg:width="1.92cm" svg:height="0.535cm" svg:x="4.853cm" svg:y="9.87cm">
          <draw:text-box>
            <text:p><text:span text:style-name="T7">LDAPs AUTH</text:span></text:p>
          </draw:text-box>
        </draw:frame>
        <draw:frame draw:style-name="gr142" draw:text-style-name="P34" draw:layer="layout" svg:width="2.312cm" svg:height="0.535cm" svg:x="12.59cm" svg:y="10.457cm">
          <draw:text-box>
            <text:p><text:span text:style-name="T8">linuxmuster.net</text:span></text:p>
          </draw:text-box>
        </draw:frame>
        <draw:frame draw:style-name="gr143" draw:text-style-name="P35" draw:layer="layout" svg:width="3.279cm" svg:height="0.755cm" svg:x="12.105cm" svg:y="10.995cm">
          <draw:text-box>
            <text:p><text:span text:style-name="T9">Captive Portal</text:span></text:p>
          </draw:text-box>
        </draw:frame>
        <draw:frame draw:style-name="gr144" draw:text-style-name="P34" draw:layer="layout" svg:width="1.782cm" svg:height="0.535cm" svg:x="12.857cm" svg:y="11.744cm">
          <draw:text-box>
            <text:p><text:span text:style-name="T8">(CoovaChilli)</text:span></text:p>
          </draw:text-box>
        </draw:frame>
        <draw:frame draw:style-name="gr142" draw:text-style-name="P34" draw:layer="layout" svg:width="2.312cm" svg:height="0.535cm" svg:x="0.311cm" svg:y="8.393cm">
          <draw:text-box>
            <text:p><text:span text:style-name="T8">linuxmuster.net</text:span></text:p>
          </draw:text-box>
        </draw:frame>
        <draw:frame draw:style-name="gr145" draw:text-style-name="P35" draw:layer="layout" svg:width="1.738cm" svg:height="0.755cm" svg:x="0.596cm" svg:y="8.931cm">
          <draw:text-box>
            <text:p><text:span text:style-name="T9">Firewall</text:span></text:p>
          </draw:text-box>
        </draw:frame>
        <draw:frame draw:style-name="gr146" draw:text-style-name="P34" draw:layer="layout" svg:width="1.039cm" svg:height="0.535cm" svg:x="0.946cm" svg:y="9.68cm">
          <draw:text-box>
            <text:p><text:span text:style-name="T8">(IPFire)</text:span></text:p>
          </draw:text-box>
        </draw:frame>
        <draw:path draw:style-name="gr147" draw:text-style-name="P36" draw:layer="layout" svg:width="1.09cm" svg:height="0.979cm" svg:x="3.646cm" svg:y="7.243cm" svg:viewBox="0 0 1091 980" svg:d="M0 980c475 0 1091-280 1091-560s-18-420-364-420c0 300-727 579-727 980z">
          <text:p/>
        </draw:path>
        <draw:polygon draw:style-name="gr148" draw:text-style-name="P37" draw:layer="layout" svg:width="2.666cm" svg:height="1.68cm" svg:x="1.707cm" svg:y="6.613cm" svg:viewBox="0 0 2667 1681" draw:points="2667,0 2667,525 2667,827 2666,885 2666,885 2666,885 2666,885 2666,885 2666,884 2666,877 2666,840 2660,930 2640,1017 2609,1100 2565,1179 2510,1253 2445,1322 2370,1386 2285,1445 2191,1498 2089,1544 1979,1585 1862,1619 1739,1645 1609,1665 1475,1677 1335,1681 1195,1677 1061,1665 931,1645 808,1619 691,1585 581,1544 478,1498 384,1445 299,1386 224,1322 158,1253 103,1179 59,1100 27,1017 7,930 0,840 0,840 0,840 0,840 0,840 0,839 0,836 0,824 0,778 0,604 0,0 7,90 27,177 61,259 106,338 163,412 230,481 307,545 394,604 489,657 592,703 702,744 818,778 941,804 1068,824 1199,836 1334,840 1469,836 1600,824 1727,804 1849,778 1966,744 2076,703 2179,657 2274,604 2360,545 2437,481 2504,412 2561,338 2606,259 2640,177 2660,90">
          <text:p/>
        </draw:polygon>
        <draw:path draw:style-name="gr149" draw:text-style-name="P38" draw:layer="layout" svg:width="2.666cm" svg:height="1.68cm" svg:x="1.707cm" svg:y="6.613cm" svg:viewBox="0 0 2667 1681" svg:d="M2667 0c0 0 0 1121-1 840 2 491-575 841-1331 841s-1334-350-1335-841c1 1 0-350 0-840 0 490 606 840 1334 840s1333-350 1333-840z">
          <text:p/>
        </draw:path>
        <draw:polygon draw:style-name="gr150" draw:text-style-name="P39" draw:layer="layout" svg:width="2.665cm" svg:height="1.678cm" svg:x="1.706cm" svg:y="5.773cm" svg:viewBox="0 0 2666 1679" draw:points="1333,0 1473,4 1607,17 1737,37 1860,64 1977,99 2087,140 2189,188 2283,241 2368,300 2444,364 2509,433 2564,507 2608,585 2640,666 2659,751 2666,839 2659,927 2640,1012 2608,1093 2564,1171 2509,1245 2444,1314 2368,1378 2283,1438 2189,1491 2087,1539 1977,1580 1860,1615 1737,1642 1607,1662 1473,1675 1333,1679 1193,1675 1059,1662 929,1642 806,1615 689,1580 579,1539 477,1491 383,1438 298,1378 222,1314 157,1245 102,1171 58,1093 26,1012 7,927 0,839 7,751 26,666 58,585 102,507 157,433 222,364 298,300 383,241 477,188 579,140 689,99 806,64 929,37 1059,17 1193,4">
          <text:p/>
        </draw:polygon>
        <draw:path draw:style-name="gr149" draw:text-style-name="P38" draw:layer="layout" svg:width="2.665cm" svg:height="1.678cm" svg:x="1.706cm" svg:y="5.773cm" svg:viewBox="0 0 2666 1679" svg:d="M1333 0c756 0 1333 363 1333 839s-577 840-1333 840-1333-364-1333-840 577-839 1333-839z">
          <text:p/>
        </draw:path>
        <draw:polygon draw:style-name="gr151" draw:text-style-name="P40" draw:layer="layout" svg:width="0.727cm" svg:height="0.419cm" svg:x="3.161cm" svg:y="6.683cm" svg:viewBox="0 0 728 420" draw:points="364,0 243,70 728,350 606,420 121,140 0,210 0,0">
          <text:p/>
        </draw:polygon>
        <draw:polygon draw:style-name="gr152" draw:text-style-name="P41" draw:layer="layout" svg:width="0.727cm" svg:height="0.419cm" svg:x="3.161cm" svg:y="6.683cm" svg:viewBox="0 0 728 420" draw:points="364,0 243,70 728,350 606,420 121,140 0,210 0,0">
          <text:p/>
        </draw:polygon>
        <draw:polygon draw:style-name="gr151" draw:text-style-name="P40" draw:layer="layout" svg:width="0.726cm" svg:height="0.419cm" svg:x="2.191cm" svg:y="6.123cm" svg:viewBox="0 0 727 420" draw:points="606,280 727,210 727,420 363,420 484,350 0,70 121,0">
          <text:p/>
        </draw:polygon>
        <draw:polygon draw:style-name="gr152" draw:text-style-name="P41" draw:layer="layout" svg:width="0.726cm" svg:height="0.419cm" svg:x="2.191cm" svg:y="6.123cm" svg:viewBox="0 0 727 420" draw:points="606,280 727,210 727,420 363,420 484,350 0,70 121,0">
          <text:p/>
        </draw:polygon>
        <draw:polygon draw:style-name="gr151" draw:text-style-name="P40" draw:layer="layout" svg:width="0.727cm" svg:height="0.419cm" svg:x="2.191cm" svg:y="6.683cm" svg:viewBox="0 0 728 420" draw:points="121,280 607,0 728,70 242,350 363,420 0,420 0,210">
          <text:p/>
        </draw:polygon>
        <draw:polygon draw:style-name="gr152" draw:text-style-name="P41" draw:layer="layout" svg:width="0.727cm" svg:height="0.419cm" svg:x="2.191cm" svg:y="6.683cm" svg:viewBox="0 0 728 420" draw:points="121,280 607,0 728,70 242,350 363,420 0,420 0,210">
          <text:p/>
        </draw:polygon>
        <draw:polygon draw:style-name="gr151" draw:text-style-name="P40" draw:layer="layout" svg:width="0.726cm" svg:height="0.419cm" svg:x="3.161cm" svg:y="6.123cm" svg:viewBox="0 0 727 420" draw:points="484,70 363,0 727,0 727,210 606,140 121,420 0,350">
          <text:p/>
        </draw:polygon>
        <draw:polygon draw:style-name="gr152" draw:text-style-name="P41" draw:layer="layout" svg:width="0.726cm" svg:height="0.419cm" svg:x="3.161cm" svg:y="6.123cm" svg:viewBox="0 0 727 420" draw:points="484,70 363,0 727,0 727,210 606,140 121,420 0,350">
          <text:p/>
        </draw:polygon>
        <draw:path draw:style-name="gr153" draw:text-style-name="P3" draw:layer="layout" svg:width="2.665cm" svg:height="0.839cm" svg:x="1.706cm" svg:y="6.893cm" svg:viewBox="0 0 2666 840" svg:d="M2666 0c0 476-577 840-1333 840s-1333-364-1333-840">
          <text:p/>
        </draw:path>
        <draw:line draw:style-name="gr153" draw:text-style-name="P3" draw:layer="layout" svg:x1="1.827cm" svg:y1="6.963cm" svg:x2="1.827cm" svg:y2="7.243cm">
          <text:p/>
        </draw:line>
        <draw:line draw:style-name="gr153" draw:text-style-name="P3" draw:layer="layout" svg:x1="2.07cm" svg:y1="7.173cm" svg:x2="2.07cm" svg:y2="7.453cm">
          <text:p/>
        </draw:line>
        <draw:line draw:style-name="gr153" draw:text-style-name="P3" draw:layer="layout" svg:x1="2.433cm" svg:y1="7.383cm" svg:x2="2.433cm" svg:y2="7.663cm">
          <text:p/>
        </draw:line>
        <draw:line draw:style-name="gr153" draw:text-style-name="P3" draw:layer="layout" svg:x1="2.797cm" svg:y1="7.453cm" svg:x2="2.797cm" svg:y2="7.733cm">
          <text:p/>
        </draw:line>
        <draw:line draw:style-name="gr153" draw:text-style-name="P3" draw:layer="layout" svg:x1="3.282cm" svg:y1="7.453cm" svg:x2="3.282cm" svg:y2="7.733cm">
          <text:p/>
        </draw:line>
        <draw:line draw:style-name="gr153" draw:text-style-name="P3" draw:layer="layout" svg:x1="3.646cm" svg:y1="7.383cm" svg:x2="3.646cm" svg:y2="7.663cm">
          <text:p/>
        </draw:line>
        <draw:line draw:style-name="gr153" draw:text-style-name="P3" draw:layer="layout" svg:x1="4.01cm" svg:y1="7.173cm" svg:x2="4.01cm" svg:y2="7.453cm">
          <text:p/>
        </draw:line>
        <draw:line draw:style-name="gr153" draw:text-style-name="P3" draw:layer="layout" svg:x1="4.252cm" svg:y1="6.963cm" svg:x2="4.252cm" svg:y2="7.243cm">
          <text:p/>
        </draw:line>
        <draw:line draw:style-name="gr153" draw:text-style-name="P3" draw:layer="layout" svg:x1="3.04cm" svg:y1="7.733cm" svg:x2="3.04cm" svg:y2="8.013cm">
          <text:p/>
        </draw:line>
        <draw:line draw:style-name="gr153" draw:text-style-name="P3" draw:layer="layout" svg:x1="3.525cm" svg:y1="7.663cm" svg:x2="3.525cm" svg:y2="7.943cm">
          <text:p/>
        </draw:line>
        <draw:line draw:style-name="gr153" draw:text-style-name="P3" draw:layer="layout" svg:x1="3.888cm" svg:y1="7.523cm" svg:x2="3.888cm" svg:y2="7.803cm">
          <text:p/>
        </draw:line>
        <draw:line draw:style-name="gr153" draw:text-style-name="P3" draw:layer="layout" svg:x1="4.131cm" svg:y1="7.383cm" svg:x2="4.131cm" svg:y2="7.663cm">
          <text:p/>
        </draw:line>
        <draw:line draw:style-name="gr153" draw:text-style-name="P3" draw:layer="layout" svg:x1="2.555cm" svg:y1="7.663cm" svg:x2="2.555cm" svg:y2="7.943cm">
          <text:p/>
        </draw:line>
        <draw:line draw:style-name="gr153" draw:text-style-name="P3" draw:layer="layout" svg:x1="2.191cm" svg:y1="7.523cm" svg:x2="2.191cm" svg:y2="7.803cm">
          <text:p/>
        </draw:line>
        <draw:line draw:style-name="gr153" draw:text-style-name="P3" draw:layer="layout" svg:x1="1.948cm" svg:y1="7.383cm" svg:x2="1.948cm" svg:y2="7.663cm">
          <text:p/>
        </draw:line>
        <draw:path draw:style-name="gr153" draw:text-style-name="P3" draw:layer="layout" svg:width="2.665cm" svg:height="0.839cm" svg:x="1.706cm" svg:y="7.173cm" svg:viewBox="0 0 2666 840" svg:d="M2666 0c0 476-577 840-1333 840s-1333-364-1333-840">
          <text:p/>
        </draw:path>
        <draw:line draw:style-name="gr153" draw:text-style-name="P3" draw:layer="layout" svg:x1="1.827cm" svg:y1="7.523cm" svg:x2="1.827cm" svg:y2="7.803cm">
          <text:p/>
        </draw:line>
        <draw:line draw:style-name="gr153" draw:text-style-name="P3" draw:layer="layout" svg:x1="2.07cm" svg:y1="7.733cm" svg:x2="2.07cm" svg:y2="8.013cm">
          <text:p/>
        </draw:line>
        <draw:line draw:style-name="gr153" draw:text-style-name="P3" draw:layer="layout" svg:x1="2.433cm" svg:y1="7.943cm" svg:x2="2.433cm" svg:y2="8.223cm">
          <text:p/>
        </draw:line>
        <draw:line draw:style-name="gr153" draw:text-style-name="P3" draw:layer="layout" svg:x1="2.797cm" svg:y1="8.013cm" svg:x2="2.797cm" svg:y2="8.293cm">
          <text:p/>
        </draw:line>
        <draw:line draw:style-name="gr153" draw:text-style-name="P3" draw:layer="layout" svg:x1="3.282cm" svg:y1="8.013cm" svg:x2="3.282cm" svg:y2="8.293cm">
          <text:p/>
        </draw:line>
        <draw:line draw:style-name="gr153" draw:text-style-name="P3" draw:layer="layout" svg:x1="3.646cm" svg:y1="7.943cm" svg:x2="3.646cm" svg:y2="8.223cm">
          <text:p/>
        </draw:line>
        <draw:line draw:style-name="gr153" draw:text-style-name="P3" draw:layer="layout" svg:x1="4.01cm" svg:y1="7.733cm" svg:x2="4.01cm" svg:y2="8.013cm">
          <text:p/>
        </draw:line>
        <draw:line draw:style-name="gr153" draw:text-style-name="P3" draw:layer="layout" svg:x1="4.252cm" svg:y1="7.523cm" svg:x2="4.252cm" svg:y2="7.803cm">
          <text:p/>
        </draw:line>
        <draw:path draw:style-name="gr154" draw:text-style-name="P41" draw:layer="layout" svg:width="2.667cm" svg:height="2.519cm" svg:x="1.706cm" svg:y="5.773cm" svg:viewBox="0 0 2668 2520" svg:d="M1333 0c756 0 1335 364 1335 840l-1 840c0 490-606 840-1333 840s-1334-350-1334-840c0 0 1-840 0-841 0-476 577-839 1333-839z">
          <text:p/>
        </draw:path>
        <draw:polygon draw:style-name="gr155" draw:text-style-name="P42" draw:layer="layout" svg:width="8.228cm" svg:height="3.567cm" svg:x="8.555cm" svg:y="1.08cm" svg:viewBox="0 0 8229 3568" draw:points="735,1182 723,1141 716,1100 714,1059 717,1019 723,979 735,939 750,900 769,862 819,788 882,717 959,650 1047,588 1145,531 1251,480 1366,435 1486,397 1612,366 1742,344 1874,330 2007,325 2092,326 2176,331 2261,340 2344,352 2425,367 2505,385 2582,406 2655,429 2691,392 2731,358 2774,325 2820,294 2869,266 2921,239 2975,215 3032,193 3153,156 3282,129 3417,113 3558,107 3653,112 3749,122 3844,136 3938,156 4028,180 4114,209 4195,242 4270,280 4297,248 4328,217 4362,189 4399,162 4439,137 4482,114 4527,93 4574,74 4674,42 4781,19 4893,5 5009,0 5106,3 5201,14 5292,30 5378,52 5460,80 5535,112 5604,149 5635,170 5665,191 5735,149 5812,111 5895,78 5984,51 6077,29 6175,13 6275,3 6377,0 6460,2 6541,9 6619,19 6695,33 6768,51 6838,73 6904,98 6966,126 7024,157 7077,191 7125,228 7168,267 7205,309 7237,353 7262,399 7280,447 7359,463 7435,482 7508,504 7578,530 7643,559 7704,591 7761,626 7813,663 7860,702 7901,744 7937,787 7967,832 7991,879 8009,927 8019,977 8023,1027 8022,1058 8018,1089 8012,1119 8003,1149 7991,1178 7976,1207 7957,1236 7935,1265 8000,1316 8058,1370 8108,1425 8131,1454 8151,1483 8169,1513 8184,1543 8198,1573 8209,1603 8218,1634 8224,1665 8228,1696 8229,1727 8223,1797 8207,1866 8179,1932 8142,1997 8096,2058 8040,2117 7976,2172 7904,2225 7825,2273 7738,2317 7646,2357 7547,2392 7443,2422 7335,2446 7222,2466 7105,2479 7104,2513 7099,2546 7092,2579 7083,2611 7056,2673 7019,2733 6973,2789 6918,2842 6855,2892 6785,2938 6707,2979 6622,3016 6532,3048 6436,3075 6335,3096 6229,3112 6120,3122 6007,3125 5929,3123 5853,3119 5777,3110 5703,3099 5631,3085 5560,3068 5492,3047 5425,3024 5391,3083 5349,3139 5300,3193 5244,3244 5182,3292 5114,3336 5040,3378 4961,3416 4877,3450 4788,3480 4696,3506 4600,3528 4400,3558 4190,3568 4033,3562 3879,3544 3731,3514 3590,3475 3457,3425 3335,3366 3278,3333 3224,3298 3174,3261 3127,3222 3057,3251 3006,3276 2961,3298 2937,3308 2910,3317 2877,3325 2838,3332 2734,3342 2585,3349 2377,3351 2181,3343 1991,3321 1809,3284 1638,3234 1480,3171 1406,3135 1336,3096 1271,3054 1210,3010 1155,2963 1104,2913 890,2901 793,2889 703,2872 620,2851 545,2826 476,2798 415,2766 360,2732 313,2694 273,2654 240,2611 215,2567 197,2520 186,2471 182,2421 183,2398 186,2375 190,2352 197,2329 205,2307 215,2285 227,2264 240,2243 255,2222 272,2201 291,2181 311,2162 356,2124 407,2087 359,2071 314,2054 272,2035 232,2014 196,1992 163,1968 132,1943 105,1917 81,1889 59,1861 41,1831 27,1801 15,1769 7,1737 2,1704 0,1671 4,1624 15,1578 32,1534 56,1492 87,1451 123,1412 165,1376 212,1342 264,1311 320,1282 381,1257 445,1235 513,1216 584,1201 658,1189">
          <text:p/>
        </draw:polygon>
        <draw:path draw:style-name="gr154" draw:text-style-name="P41" draw:layer="layout" svg:width="8.228cm" svg:height="3.567cm" svg:x="8.555cm" svg:y="1.08cm" svg:viewBox="0 0 8229 3568" svg:d="M735 1182c-153-441 560-857 1272-857 225-3 457 40 648 104 183-200 522-322 903-322 253 6 522 66 712 173 137-176 427-280 739-280 263 0 503 75 656 191 175-119 438-191 712-191 446 0 823 186 903 447 430 73 743 309 743 580 0 83-23 162-88 238 183 132 294 296 294 462 0 379-492 697-1124 752 0 362-488 646-1098 646-209 0-407-35-582-101-160 319-667 544-1235 544-423 0-823-134-1063-346-224 81-106 129-750 129-530 0-1017-167-1273-438-609-6-922-221-922-492 0-125 80-239 225-334-263-79-407-236-407-416 0-253 320-461 735-489z">
          <text:p/>
        </draw:path>
        <draw:path draw:style-name="gr156" draw:text-style-name="P3" draw:layer="layout" svg:width="0.06cm" svg:height="0.125cm" svg:x="9.29cm" svg:y="2.262cm" svg:viewBox="0 0 61 126" svg:d="M0 0c7 42 42 88 61 126">
          <text:p/>
        </draw:path>
        <draw:polygon draw:style-name="gr154" draw:text-style-name="P41" draw:layer="layout" svg:width="0cm" svg:height="0cm" svg:x="8.555cm" svg:y="1.08cm" svg:viewBox="0 0 0 0" draw:points="0,0">
          <text:p/>
        </draw:polygon>
        <draw:polygon draw:style-name="gr154" draw:text-style-name="P41" draw:layer="layout" svg:width="0cm" svg:height="0cm" svg:x="16.784cm" svg:y="4.648cm" svg:viewBox="0 0 0 0" draw:points="0,0">
          <text:p/>
        </draw:polygon>
        <draw:path draw:style-name="gr156" draw:text-style-name="P3" draw:layer="layout" svg:width="0.266cm" svg:height="0.116cm" svg:x="11.21cm" svg:y="1.509cm" svg:viewBox="0 0 267 117" svg:d="M0 0c88 31 194 74 267 117">
          <text:p/>
        </draw:path>
        <draw:polygon draw:style-name="gr154" draw:text-style-name="P41" draw:layer="layout" svg:width="0cm" svg:height="0cm" svg:x="8.555cm" svg:y="1.08cm" svg:viewBox="0 0 0 0" draw:points="0,0">
          <text:p/>
        </draw:polygon>
        <draw:polygon draw:style-name="gr154" draw:text-style-name="P41" draw:layer="layout" svg:width="0cm" svg:height="0cm" svg:x="16.784cm" svg:y="4.648cm" svg:viewBox="0 0 0 0" draw:points="0,0">
          <text:p/>
        </draw:polygon>
        <draw:path draw:style-name="gr156" draw:text-style-name="P3" draw:layer="layout" svg:width="0.067cm" svg:height="0.115cm" svg:x="12.757cm" svg:y="1.36cm" svg:viewBox="0 0 68 116" svg:d="M68 0c-30 35-49 76-68 116">
          <text:p/>
        </draw:path>
        <draw:polygon draw:style-name="gr154" draw:text-style-name="P41" draw:layer="layout" svg:width="0cm" svg:height="0cm" svg:x="8.555cm" svg:y="1.08cm" svg:viewBox="0 0 0 0" draw:points="0,0">
          <text:p/>
        </draw:polygon>
        <draw:polygon draw:style-name="gr154" draw:text-style-name="P41" draw:layer="layout" svg:width="0cm" svg:height="0cm" svg:x="16.784cm" svg:y="4.648cm" svg:viewBox="0 0 0 0" draw:points="0,0">
          <text:p/>
        </draw:polygon>
        <draw:path draw:style-name="gr156" draw:text-style-name="P3" draw:layer="layout" svg:width="0.125cm" svg:height="0.14cm" svg:x="14.094cm" svg:y="1.271cm" svg:viewBox="0 0 126 141" svg:d="M126 0c-58 40-88 93-126 141">
          <text:p/>
        </draw:path>
        <draw:polygon draw:style-name="gr154" draw:text-style-name="P41" draw:layer="layout" svg:width="0cm" svg:height="0cm" svg:x="8.555cm" svg:y="1.08cm" svg:viewBox="0 0 0 0" draw:points="0,0">
          <text:p/>
        </draw:polygon>
        <draw:polygon draw:style-name="gr154" draw:text-style-name="P41" draw:layer="layout" svg:width="0cm" svg:height="0cm" svg:x="16.784cm" svg:y="4.648cm" svg:viewBox="0 0 0 0" draw:points="0,0">
          <text:p/>
        </draw:polygon>
        <draw:path draw:style-name="gr156" draw:text-style-name="P3" draw:layer="layout" svg:width="0.033cm" svg:height="0.11cm" svg:x="15.835cm" svg:y="1.527cm" svg:viewBox="0 0 34 111" svg:d="M0 0c7 30 46 96 30 111">
          <text:p/>
        </draw:path>
        <draw:polygon draw:style-name="gr154" draw:text-style-name="P41" draw:layer="layout" svg:width="0cm" svg:height="0cm" svg:x="8.555cm" svg:y="1.08cm" svg:viewBox="0 0 0 0" draw:points="0,0">
          <text:p/>
        </draw:polygon>
        <draw:polygon draw:style-name="gr154" draw:text-style-name="P41" draw:layer="layout" svg:width="0cm" svg:height="0cm" svg:x="16.784cm" svg:y="4.648cm" svg:viewBox="0 0 0 0" draw:points="0,0">
          <text:p/>
        </draw:polygon>
        <draw:path draw:style-name="gr156" draw:text-style-name="P3" draw:layer="layout" svg:width="0.273cm" svg:height="0.219cm" svg:x="16.216cm" svg:y="2.345cm" svg:viewBox="0 0 274 220" svg:d="M274 0c-65 84-152 158-274 220">
          <text:p/>
        </draw:path>
        <draw:polygon draw:style-name="gr154" draw:text-style-name="P41" draw:layer="layout" svg:width="0cm" svg:height="0cm" svg:x="8.555cm" svg:y="1.08cm" svg:viewBox="0 0 0 0" draw:points="0,0">
          <text:p/>
        </draw:polygon>
        <draw:polygon draw:style-name="gr154" draw:text-style-name="P41" draw:layer="layout" svg:width="0cm" svg:height="0cm" svg:x="16.784cm" svg:y="4.648cm" svg:viewBox="0 0 0 0" draw:points="0,0">
          <text:p/>
        </draw:polygon>
        <draw:polygon draw:style-name="gr154" draw:text-style-name="P41" draw:layer="layout" svg:width="0cm" svg:height="0cm" svg:x="8.555cm" svg:y="1.08cm" svg:viewBox="0 0 0 0" draw:points="0,0">
          <text:p/>
        </draw:polygon>
        <draw:polygon draw:style-name="gr154" draw:text-style-name="P41" draw:layer="layout" svg:width="0cm" svg:height="0cm" svg:x="16.784cm" svg:y="4.648cm" svg:viewBox="0 0 0 0" draw:points="0,0">
          <text:p/>
        </draw:polygon>
        <draw:polygon draw:style-name="gr154" draw:text-style-name="P41" draw:layer="layout" svg:width="0cm" svg:height="0cm" svg:x="8.555cm" svg:y="1.08cm" svg:viewBox="0 0 0 0" draw:points="0,0">
          <text:p/>
        </draw:polygon>
        <draw:polygon draw:style-name="gr154" draw:text-style-name="P41" draw:layer="layout" svg:width="0cm" svg:height="0cm" svg:x="16.784cm" svg:y="4.648cm" svg:viewBox="0 0 0 0" draw:points="0,0">
          <text:p/>
        </draw:polygon>
        <draw:polygon draw:style-name="gr154" draw:text-style-name="P41" draw:layer="layout" svg:width="0cm" svg:height="0cm" svg:x="8.555cm" svg:y="1.08cm" svg:viewBox="0 0 0 0" draw:points="0,0">
          <text:p/>
        </draw:polygon>
        <draw:polygon draw:style-name="gr154" draw:text-style-name="P41" draw:layer="layout" svg:width="0cm" svg:height="0cm" svg:x="16.784cm" svg:y="4.648cm" svg:viewBox="0 0 0 0" draw:points="0,0">
          <text:p/>
        </draw:polygon>
        <draw:path draw:style-name="gr156" draw:text-style-name="P3" draw:layer="layout" svg:width="0.213cm" svg:height="0.03cm" svg:x="9.659cm" svg:y="3.962cm" svg:viewBox="0 0 214 31" svg:d="M0 31c73-6 145-16 214-31">
          <text:p/>
        </draw:path>
        <draw:polygon draw:style-name="gr154" draw:text-style-name="P41" draw:layer="layout" svg:width="0cm" svg:height="0cm" svg:x="8.555cm" svg:y="1.08cm" svg:viewBox="0 0 0 0" draw:points="0,0">
          <text:p/>
        </draw:polygon>
        <draw:polygon draw:style-name="gr154" draw:text-style-name="P41" draw:layer="layout" svg:width="0cm" svg:height="0cm" svg:x="16.784cm" svg:y="4.648cm" svg:viewBox="0 0 0 0" draw:points="0,0">
          <text:p/>
        </draw:polygon>
        <draw:path draw:style-name="gr156" draw:text-style-name="P3" draw:layer="layout" svg:width="0.479cm" svg:height="0.069cm" svg:x="8.962cm" svg:y="3.167cm" svg:viewBox="0 0 480 70" svg:d="M0 0c126 43 271 81 480 67">
          <text:p/>
        </draw:path>
        <draw:polygon draw:style-name="gr154" draw:text-style-name="P41" draw:layer="layout" svg:width="0cm" svg:height="0cm" svg:x="8.555cm" svg:y="1.08cm" svg:viewBox="0 0 0 0" draw:points="0,0">
          <text:p/>
        </draw:polygon>
        <draw:polygon draw:style-name="gr154" draw:text-style-name="P41" draw:layer="layout" svg:width="0cm" svg:height="0cm" svg:x="16.784cm" svg:y="4.648cm" svg:viewBox="0 0 0 0" draw:points="0,0">
          <text:p/>
        </draw:polygon>
        <draw:frame draw:style-name="gr157" draw:text-style-name="P43" draw:layer="layout" svg:width="2.916cm" svg:height="0.535cm" svg:x="10.942cm" svg:y="1.717cm">
          <draw:text-box>
            <text:p><text:span text:style-name="T10">Externe Clients via:</text:span></text:p>
          </draw:text-box>
        </draw:frame>
        <draw:frame draw:style-name="gr158" draw:text-style-name="P43" draw:layer="layout" svg:width="3.46cm" svg:height="0.535cm" svg:x="10.662cm" svg:y="2.25cm">
          <draw:text-box>
            <text:p><text:span text:style-name="T10">WLAN und/oder Wired</text:span></text:p>
          </draw:text-box>
        </draw:frame>
        <draw:line draw:style-name="gr159" draw:text-style-name="P3" draw:layer="layout" svg:x1="3.221cm" svg:y1="1.927cm" svg:x2="3.221cm" svg:y2="5.773cm">
          <text:p/>
        </draw:line>
        <draw:polyline draw:style-name="gr160" draw:text-style-name="P3" draw:layer="layout" svg:width="0.002cm" svg:height="3.954cm" svg:x="3.218cm" svg:y="8.294cm" svg:viewBox="0 0 3 3955" draw:points="3,0 3,1879 0,1879 0,3955">
          <text:p/>
        </draw:polyline>
        <draw:polyline draw:style-name="gr160" draw:text-style-name="P3" draw:layer="layout" svg:width="5.399cm" svg:height="1.131cm" svg:x="3.221cm" svg:y="8.294cm" svg:viewBox="0 0 5400 1132" draw:points="5400,1132 0,1132 0,0">
          <text:p/>
        </draw:polyline>
        <draw:polyline draw:style-name="gr161" draw:text-style-name="P3" draw:layer="layout" svg:width="1.71cm" svg:height="3.369cm" svg:x="10.958cm" svg:y="4.648cm" svg:viewBox="0 0 1711 3370" draw:points="0,3370 0,1322 1711,1322 1711,0">
          <text:p/>
        </draw:polyline>
        <draw:frame draw:style-name="gr162" draw:text-style-name="P34" draw:layer="layout" svg:width="2.399cm" svg:height="0.535cm" svg:x="4.922cm" svg:y="14.428cm">
          <draw:text-box>
            <text:p><text:span text:style-name="T8">Linuxmuster.net</text:span></text:p>
          </draw:text-box>
        </draw:frame>
        <draw:frame draw:style-name="gr163" draw:text-style-name="P35" draw:layer="layout" svg:width="1.395cm" svg:height="0.755cm" svg:x="5.423cm" svg:y="14.966cm">
          <draw:text-box>
            <text:p><text:span text:style-name="T9">Server</text:span></text:p>
          </draw:text-box>
        </draw:frame>
        <draw:frame draw:style-name="gr164" draw:text-style-name="P34" draw:layer="layout" svg:width="4.901cm" svg:height="0.535cm" svg:x="3.629cm" svg:y="15.649cm">
          <draw:text-box>
            <text:p><text:span text:style-name="T8">- Zugangskontrolle über Gruppen</text:span></text:p>
          </draw:text-box>
        </draw:frame>
        <draw:frame draw:style-name="gr165" draw:text-style-name="P34" draw:layer="layout" svg:width="4.751cm" svg:height="0.535cm" svg:x="3.629cm" svg:y="16.182cm">
          <draw:text-box>
            <text:p><text:span text:style-name="T8">- Management via Schulkonsole</text:span></text:p>
          </draw:text-box>
        </draw:frame>
        <draw:path draw:style-name="gr166" draw:text-style-name="P36" draw:layer="layout" svg:width="2.115cm" svg:height="1.369cm" svg:x="3.39cm" svg:y="13.903cm" svg:viewBox="0 0 2116 1370" svg:d="M2 1370c175 0 2114-851 2114-1111 0-259-273-259-449-259 0 111-1729 555-1665 1370z">
          <text:p/>
        </draw:path>
        <draw:polygon draw:style-name="gr167" draw:text-style-name="P44" draw:layer="layout" svg:width="2.241cm" svg:height="2.036cm" svg:x="1.021cm" svg:y="13.162cm" svg:viewBox="0 0 2242 2037" draw:points="0,741 0,0 2242,1296 2242,2037">
          <text:p/>
        </draw:polygon>
        <draw:polygon draw:style-name="gr149" draw:text-style-name="P38" draw:layer="layout" svg:width="2.241cm" svg:height="2.036cm" svg:x="1.021cm" svg:y="13.162cm" svg:viewBox="0 0 2242 2037" draw:points="0,741 0,0 2242,1296 2242,2037">
          <text:p/>
        </draw:polygon>
        <draw:polygon draw:style-name="gr168" draw:text-style-name="P45" draw:layer="layout" svg:width="1.921cm" svg:height="1.851cm" svg:x="3.263cm" svg:y="13.347cm" svg:viewBox="0 0 1922 1852" draw:points="0,1852 0,1111 1922,0 1922,741">
          <text:p/>
        </draw:polygon>
        <draw:polygon draw:style-name="gr149" draw:text-style-name="P38" draw:layer="layout" svg:width="1.921cm" svg:height="1.851cm" svg:x="3.263cm" svg:y="13.347cm" svg:viewBox="0 0 1922 1852" draw:points="0,1852 0,1111 1922,0 1922,741">
          <text:p/>
        </draw:polygon>
        <draw:polygon draw:style-name="gr169" draw:text-style-name="P46" draw:layer="layout" svg:width="4.163cm" svg:height="2.406cm" svg:x="1.021cm" svg:y="12.051cm" svg:viewBox="0 0 4164 2407" draw:points="2242,2407 0,1111 1922,0 4164,1296">
          <text:p/>
        </draw:polygon>
        <draw:polygon draw:style-name="gr149" draw:text-style-name="P38" draw:layer="layout" svg:width="4.163cm" svg:height="2.406cm" svg:x="1.021cm" svg:y="12.051cm" svg:viewBox="0 0 4164 2407" draw:points="2242,2407 0,1111 1922,0 4164,1296">
          <text:p/>
        </draw:polygon>
        <draw:line draw:style-name="gr170" draw:text-style-name="P3" draw:layer="layout" svg:x1="1.79cm" svg:y1="13.754cm" svg:x2="1.79cm" svg:y2="14.199cm">
          <text:p/>
        </draw:line>
        <draw:line draw:style-name="gr153" draw:text-style-name="P3" draw:layer="layout" svg:x1="3.2cm" svg:y1="14.703cm" svg:x2="2.175cm" svg:y2="14.11cm">
          <text:p/>
        </draw:line>
        <draw:line draw:style-name="gr153" draw:text-style-name="P3" draw:layer="layout" svg:x1="2.169cm" svg:y1="13.977cm" svg:x2="2.169cm" svg:y2="14.125cm">
          <text:p/>
        </draw:line>
        <draw:line draw:style-name="gr156" draw:text-style-name="P3" draw:layer="layout" svg:x1="3.194cm" svg:y1="14.569cm" svg:x2="3.194cm" svg:y2="14.717cm">
          <text:p/>
        </draw:line>
        <draw:line draw:style-name="gr156" draw:text-style-name="P3" draw:layer="layout" svg:x1="3.194cm" svg:y1="14.57cm" svg:x2="2.169cm" svg:y2="13.977cm">
          <text:p/>
        </draw:line>
        <draw:polygon draw:style-name="gr171" draw:text-style-name="P47" draw:layer="layout" svg:width="0.127cm" svg:height="0.221cm" svg:x="1.918cm" svg:y="13.829cm" svg:viewBox="0 0 128 222" draw:points="0,148 0,0 128,74 128,222">
          <text:p/>
        </draw:polygon>
        <draw:polygon draw:style-name="gr172" draw:text-style-name="P48" draw:layer="layout" svg:width="0.127cm" svg:height="0.221cm" svg:x="1.918cm" svg:y="13.829cm" svg:viewBox="0 0 128 222" draw:points="0,148 0,0 128,74 128,222">
          <text:p/>
        </draw:polygon>
        <draw:line draw:style-name="gr170" draw:text-style-name="P3" draw:layer="layout" svg:x1="1.662cm" svg:y1="13.68cm" svg:x2="1.662cm" svg:y2="14.125cm">
          <text:p/>
        </draw:line>
        <draw:line draw:style-name="gr170" draw:text-style-name="P3" draw:layer="layout" svg:x1="1.534cm" svg:y1="13.606cm" svg:x2="1.534cm" svg:y2="14.051cm">
          <text:p/>
        </draw:line>
        <draw:line draw:style-name="gr170" draw:text-style-name="P3" draw:layer="layout" svg:x1="1.406cm" svg:y1="13.532cm" svg:x2="1.406cm" svg:y2="13.977cm">
          <text:p/>
        </draw:line>
        <draw:line draw:style-name="gr170" draw:text-style-name="P3" draw:layer="layout" svg:x1="1.277cm" svg:y1="13.458cm" svg:x2="1.277cm" svg:y2="13.903cm">
          <text:p/>
        </draw:line>
        <draw:line draw:style-name="gr170" draw:text-style-name="P3" draw:layer="layout" svg:x1="1.149cm" svg:y1="13.384cm" svg:x2="1.149cm" svg:y2="13.829cm">
          <text:p/>
        </draw:line>
        <draw:polygon draw:style-name="gr167" draw:text-style-name="P44" draw:layer="layout" svg:width="0.127cm" svg:height="0.814cm" svg:x="0.893cm" svg:y="13.088cm" svg:viewBox="0 0 128 815" draw:points="0,741 0,0 128,74 128,815">
          <text:p/>
        </draw:polygon>
        <draw:polygon draw:style-name="gr173" draw:text-style-name="P48" draw:layer="layout" svg:width="0.127cm" svg:height="0.814cm" svg:x="0.893cm" svg:y="13.088cm" svg:viewBox="0 0 128 815" draw:points="0,741 0,0 128,74 128,815">
          <text:p/>
        </draw:polygon>
        <draw:polygon draw:style-name="gr167" draw:text-style-name="P44" draw:layer="layout" svg:width="0.127cm" svg:height="0.814cm" svg:x="3.263cm" svg:y="14.458cm" svg:viewBox="0 0 128 815" draw:points="0,741 0,0 128,74 128,815">
          <text:p/>
        </draw:polygon>
        <draw:polygon draw:style-name="gr173" draw:text-style-name="P48" draw:layer="layout" svg:width="0.127cm" svg:height="0.814cm" svg:x="3.263cm" svg:y="14.458cm" svg:viewBox="0 0 128 815" draw:points="0,741 0,0 128,74 128,815">
          <text:p/>
        </draw:polygon>
        <draw:polygon draw:style-name="gr172" draw:text-style-name="P48" draw:layer="layout" svg:width="4.292cm" svg:height="3.221cm" svg:x="0.893cm" svg:y="12.051cm" svg:viewBox="0 0 4293 3222" draw:points="0,1778 0,1037 128,1111 2050,0 4293,1296 4293,2037 2498,3074 2498,3222">
          <text:p/>
        </draw:polygon>
        <draw:frame draw:style-name="gr174" draw:text-style-name="P23" draw:layer="layout" svg:width="1cm" svg:height="1.2cm" svg:x="3.856cm" svg:y="14.12cm">
          <draw:image xlink:href="Pictures/10000201000000270000002E8DAA7536F83369FC.png" xlink:type="simple" xlink:show="embed" xlink:actuate="onLoad">
            <text:p/>
          </draw:image>
        </draw:frame>
        <draw:path draw:style-name="gr166" draw:text-style-name="P36" draw:layer="layout" svg:width="2.118cm" svg:height="1.369cm" svg:x="11.122cm" svg:y="9.665cm" svg:viewBox="0 0 2119 1370" svg:d="M2 1370c176 0 2117-852 2117-1111s-273-259-449-259c0 111-1732 555-1668 1370z">
          <text:p/>
        </draw:path>
        <draw:polygon draw:style-name="gr167" draw:text-style-name="P44" draw:layer="layout" svg:width="2.244cm" svg:height="2.034cm" svg:x="8.748cm" svg:y="8.925cm" svg:viewBox="0 0 2245 2035" draw:points="0,740 0,0 2245,1295 2245,2035">
          <text:p/>
        </draw:polygon>
        <draw:polygon draw:style-name="gr149" draw:text-style-name="P38" draw:layer="layout" svg:width="2.244cm" svg:height="2.034cm" svg:x="8.748cm" svg:y="8.925cm" svg:viewBox="0 0 2245 2035" draw:points="0,740 0,0 2245,1295 2245,2035">
          <text:p/>
        </draw:polygon>
        <draw:polygon draw:style-name="gr168" draw:text-style-name="P45" draw:layer="layout" svg:width="1.924cm" svg:height="1.849cm" svg:x="10.994cm" svg:y="9.11cm" svg:viewBox="0 0 1925 1850" draw:points="0,1850 0,1110 1925,0 1925,740">
          <text:p/>
        </draw:polygon>
        <draw:polygon draw:style-name="gr149" draw:text-style-name="P38" draw:layer="layout" svg:width="1.924cm" svg:height="1.849cm" svg:x="10.994cm" svg:y="9.11cm" svg:viewBox="0 0 1925 1850" draw:points="0,1850 0,1110 1925,0 1925,740">
          <text:p/>
        </draw:polygon>
        <draw:polygon draw:style-name="gr169" draw:text-style-name="P46" xml:id="id4" draw:id="id4" draw:layer="layout" svg:width="4.17cm" svg:height="2.404cm" svg:x="8.748cm" svg:y="7.816cm" svg:viewBox="0 0 4171 2405" draw:points="2245,2405 0,1110 1925,0 4171,1295">
          <draw:glue-point draw:id="4" svg:x="1.059cm" svg:y="-3.394cm"/>
          <text:p/>
        </draw:polygon>
        <draw:polygon draw:style-name="gr149" draw:text-style-name="P38" draw:layer="layout" svg:width="4.17cm" svg:height="2.404cm" svg:x="8.748cm" svg:y="7.816cm" svg:viewBox="0 0 4171 2405" draw:points="2245,2405 0,1110 1925,0 4171,1295">
          <text:p/>
        </draw:polygon>
        <draw:line draw:style-name="gr170" draw:text-style-name="P3" draw:layer="layout" svg:x1="9.518cm" svg:y1="9.517cm" svg:x2="9.518cm" svg:y2="9.961cm">
          <text:p/>
        </draw:line>
        <draw:line draw:style-name="gr153" draw:text-style-name="P3" draw:layer="layout" svg:x1="10.931cm" svg:y1="10.465cm" svg:x2="9.904cm" svg:y2="9.873cm">
          <text:p/>
        </draw:line>
        <draw:line draw:style-name="gr153" draw:text-style-name="P3" draw:layer="layout" svg:x1="9.898cm" svg:y1="9.74cm" svg:x2="9.898cm" svg:y2="9.888cm">
          <text:p/>
        </draw:line>
        <draw:line draw:style-name="gr156" draw:text-style-name="P3" draw:layer="layout" svg:x1="10.924cm" svg:y1="10.332cm" svg:x2="10.924cm" svg:y2="10.48cm">
          <text:p/>
        </draw:line>
        <draw:line draw:style-name="gr156" draw:text-style-name="P3" draw:layer="layout" svg:x1="10.925cm" svg:y1="10.332cm" svg:x2="9.898cm" svg:y2="9.74cm">
          <text:p/>
        </draw:line>
        <draw:polygon draw:style-name="gr171" draw:text-style-name="P47" draw:layer="layout" svg:width="0.127cm" svg:height="0.221cm" svg:x="9.647cm" svg:y="9.591cm" svg:viewBox="0 0 128 222" draw:points="0,148 0,0 128,74 128,222">
          <text:p/>
        </draw:polygon>
        <draw:polygon draw:style-name="gr172" draw:text-style-name="P48" draw:layer="layout" svg:width="0.127cm" svg:height="0.221cm" svg:x="9.647cm" svg:y="9.591cm" svg:viewBox="0 0 128 222" draw:points="0,148 0,0 128,74 128,222">
          <text:p/>
        </draw:polygon>
        <draw:line draw:style-name="gr170" draw:text-style-name="P3" draw:layer="layout" svg:x1="9.39cm" svg:y1="9.443cm" svg:x2="9.39cm" svg:y2="9.887cm">
          <text:p/>
        </draw:line>
        <draw:line draw:style-name="gr170" draw:text-style-name="P3" draw:layer="layout" svg:x1="9.262cm" svg:y1="9.369cm" svg:x2="9.262cm" svg:y2="9.813cm">
          <text:p/>
        </draw:line>
        <draw:line draw:style-name="gr170" draw:text-style-name="P3" draw:layer="layout" svg:x1="9.133cm" svg:y1="9.295cm" svg:x2="9.133cm" svg:y2="9.739cm">
          <text:p/>
        </draw:line>
        <draw:line draw:style-name="gr170" draw:text-style-name="P3" draw:layer="layout" svg:x1="9.005cm" svg:y1="9.221cm" svg:x2="9.005cm" svg:y2="9.665cm">
          <text:p/>
        </draw:line>
        <draw:line draw:style-name="gr170" draw:text-style-name="P3" draw:layer="layout" svg:x1="8.877cm" svg:y1="9.147cm" svg:x2="8.877cm" svg:y2="9.591cm">
          <text:p/>
        </draw:line>
        <draw:polygon draw:style-name="gr167" draw:text-style-name="P44" draw:layer="layout" svg:width="0.127cm" svg:height="0.814cm" svg:x="8.62cm" svg:y="8.851cm" svg:viewBox="0 0 128 815" draw:points="0,740 0,0 128,74 128,815">
          <text:p/>
        </draw:polygon>
        <draw:polygon draw:style-name="gr173" draw:text-style-name="P48" draw:layer="layout" svg:width="0.127cm" svg:height="0.814cm" svg:x="8.62cm" svg:y="8.851cm" svg:viewBox="0 0 128 815" draw:points="0,740 0,0 128,74 128,815">
          <text:p/>
        </draw:polygon>
        <draw:polygon draw:style-name="gr167" draw:text-style-name="P44" draw:layer="layout" svg:width="0.127cm" svg:height="0.814cm" svg:x="10.994cm" svg:y="10.22cm" svg:viewBox="0 0 128 815" draw:points="0,740 0,0 128,74 128,815">
          <text:p/>
        </draw:polygon>
        <draw:polygon draw:style-name="gr173" draw:text-style-name="P48" draw:layer="layout" svg:width="0.127cm" svg:height="0.814cm" svg:x="10.994cm" svg:y="10.22cm" svg:viewBox="0 0 128 815" draw:points="0,740 0,0 128,74 128,815">
          <text:p/>
        </draw:polygon>
        <draw:polygon draw:style-name="gr172" draw:text-style-name="P48" draw:layer="layout" svg:width="4.298cm" svg:height="3.219cm" svg:x="8.62cm" svg:y="7.816cm" svg:viewBox="0 0 4299 3220" draw:points="0,1776 0,1036 128,1110 2053,0 4299,1295 4299,2035 2502,3072 2502,3220">
          <text:p/>
        </draw:polygon>
        <draw:polygon draw:style-name="gr175" draw:text-style-name="P49" draw:layer="layout" svg:width="0.746cm" svg:height="0.429cm" svg:x="11.602cm" svg:y="10.096cm" svg:viewBox="0 0 747 430" draw:points="543,430 747,313 204,0 0,117">
          <text:p/>
        </draw:polygon>
        <draw:polygon draw:style-name="gr173" draw:text-style-name="P48" draw:layer="layout" svg:width="0.746cm" svg:height="0.429cm" svg:x="11.602cm" svg:y="10.096cm" svg:viewBox="0 0 747 430" draw:points="543,430 747,313 204,0 0,117">
          <text:p/>
        </draw:polygon>
        <draw:polygon draw:style-name="gr167" draw:text-style-name="P44" draw:layer="layout" svg:width="0.474cm" svg:height="0.521cm" svg:x="11.737cm" svg:y="9.925cm" svg:viewBox="0 0 475 522" draw:points="475,493 470,401 455,318 431,242 401,176 365,120 325,73 304,54 282,38 260,24 238,14 215,6 193,1 171,0 150,2 130,7 110,15 92,27 74,42 58,61 44,83 31,109 20,139 12,173 5,210 0,298 23,310 40,320 48,323 55,325 62,326 68,327 74,326 81,325 88,323 96,320 113,310 136,298 138,252 145,216 149,202 155,190 161,181 168,174 175,169 183,166 192,165 201,167 210,170 219,175 228,181 238,190 257,211 275,238 293,271 308,308 321,350 331,395 338,442 340,493 362,505 380,515 387,518 394,520 401,521 407,522 413,521 420,520 427,518 435,515 452,505">
          <text:p/>
        </draw:polygon>
        <draw:path draw:style-name="gr173" draw:text-style-name="P48" draw:layer="layout" svg:width="0.474cm" svg:height="0.521cm" svg:x="11.737cm" svg:y="9.926cm" svg:viewBox="0 0 475 522" svg:d="M475 493c0-508-475-704-475-195 68 39 68 39 136 0 0-275 204-78 204 195 67 39 67 39 135 0z">
          <text:p/>
        </draw:path>
        <draw:path draw:style-name="gr153" draw:text-style-name="P3" draw:layer="layout" svg:width="0.271cm" svg:height="0.373cm" svg:x="11.805cm" svg:y="10.034cm" svg:viewBox="0 0 272 374" svg:d="M272 374c-1-352-271-508-272-235">
          <text:p/>
        </draw:path>
        <draw:polygon draw:style-name="gr176" draw:text-style-name="P50" draw:layer="layout" svg:width="0.542cm" svg:height="0.821cm" svg:x="11.602cm" svg:y="10.213cm" svg:viewBox="0 0 543 822" draw:points="543,822 543,313 0,0 0,509">
          <text:p/>
        </draw:polygon>
        <draw:polygon draw:style-name="gr173" draw:text-style-name="P48" draw:layer="layout" svg:width="0.542cm" svg:height="0.821cm" svg:x="11.602cm" svg:y="10.213cm" svg:viewBox="0 0 543 822" draw:points="543,822 543,313 0,0 0,509">
          <text:p/>
        </draw:polygon>
        <draw:polygon draw:style-name="gr177" draw:text-style-name="P51" draw:layer="layout" svg:width="0.116cm" svg:height="0.202cm" svg:x="11.823cm" svg:y="10.526cm" svg:viewBox="0 0 117 203" draw:points="11,85 2,53 0,40 0,29 1,20 4,13 5,10 7,8 10,5 12,4 15,2 18,1 24,0 31,0 38,2 46,4 54,8 70,17 86,29 99,44 105,51 109,59 113,67 116,75 117,82 117,90 116,97 112,104 107,110 100,116 91,121 79,125 79,203 11,164">
          <text:p/>
        </draw:polygon>
        <draw:path draw:style-name="gr173" draw:text-style-name="P48" draw:layer="layout" svg:width="0.116cm" svg:height="0.202cm" svg:x="11.823cm" svg:y="10.526cm" svg:viewBox="0 0 117 203" svg:d="M11 85c-68-195 203 0 68 40v78l-68-39z">
          <text:p/>
        </draw:path>
        <draw:polygon draw:style-name="gr178" draw:text-style-name="P52" draw:layer="layout" svg:width="0.203cm" svg:height="0.625cm" svg:x="12.144cm" svg:y="10.409cm" svg:viewBox="0 0 204 626" draw:points="0,626 0,117 204,0 204,509">
          <text:p/>
        </draw:polygon>
        <draw:polygon draw:style-name="gr173" draw:text-style-name="P48" draw:layer="layout" svg:width="0.203cm" svg:height="0.625cm" svg:x="12.144cm" svg:y="10.409cm" svg:viewBox="0 0 204 626" draw:points="0,626 0,117 204,0 204,509">
          <text:p/>
        </draw:polygon>
        <draw:path draw:style-name="gr172" draw:text-style-name="P48" draw:layer="layout" svg:width="0.746cm" svg:height="1.12cm" svg:x="11.602cm" svg:y="9.914cm" svg:viewBox="0 0 747 1121" svg:d="M136 220c68-430 475-156 475 196l136 78v509l-204 118-543-314v-508z">
          <text:p/>
        </draw:path>
        <draw:path draw:style-name="gr179" draw:text-style-name="P48" draw:layer="layout" svg:width="0.134cm" svg:height="0.124cm" svg:x="11.889cm" svg:y="10.101cm" svg:viewBox="0 0 135 125" svg:d="M0 41c33-100 126 6 135 84z">
          <text:p/>
        </draw:path>
        <draw:frame draw:style-name="gr180" draw:text-style-name="P53" xml:id="id5" draw:id="id5" draw:layer="layout" svg:width="4.694cm" svg:height="1.449cm" svg:x="10.917cm" svg:y="2.845cm">
          <draw:text-box>
            <text:p text:style-name="P3"><text:span text:style-name="T11">Auth im Browser</text:span><text:span text:style-name="T11"><text:line-break/></text:span><text:span text:style-name="T11">mit den Schulcredentials</text:span></text:p>
          </draw:text-box>
          <draw:glue-point draw:id="4" svg:x="0.619cm" svg:y="-5.182cm"/>
          <draw:glue-point draw:id="5" svg:x="1.702cm" svg:y="5.003cm"/>
        </draw:frame>
        <draw:line draw:style-name="gr181" draw:text-style-name="P23" draw:layer="layout" svg:x1="3.535cm" svg:y1="9.708cm" svg:x2="3.537cm" svg:y2="12.41cm">
          <text:p/>
        </draw:line>
        <draw:line draw:style-name="gr182" draw:text-style-name="P23" draw:layer="layout" svg:x1="8.764cm" svg:y1="9.708cm" svg:x2="3.535cm" svg:y2="9.708cm">
          <text:p/>
        </draw:line>
        <draw:connector draw:style-name="gr183" draw:text-style-name="P3" draw:layer="layout" draw:line-skew="0.282cm" svg:x1="11.274cm" svg:y1="8.202cm" svg:x2="14.062cm" svg:y2="4.293cm" draw:start-shape="id4" draw:start-glue-point="4" draw:end-shape="id5" draw:end-glue-point="5" svg:d="M11274 8202v-1851h2788v-2058" svg:viewBox="0 0 2789 3910">
          <text:p/>
        </draw:connector>
        <draw:g>
          <draw:glue-point draw:id="4" svg:x="-1.295cm" svg:y="-5cm"/>
          <draw:glue-point draw:id="5" svg:x="1.667cm" svg:y="-2.5cm"/>
          <draw:glue-point draw:id="6" svg:x="4.26cm" svg:y="-0.312cm"/>
          <draw:glue-point draw:id="7" svg:x="4.26cm" svg:y="0.937cm"/>
          <draw:glue-point draw:id="8" svg:x="4.26cm" svg:y="1.875cm"/>
          <draw:glue-point draw:id="9" svg:x="2.778cm" svg:y="3.125cm"/>
          <draw:glue-point draw:id="10" svg:x="0.556cm" svg:y="5cm"/>
          <draw:glue-point draw:id="11" svg:x="-2.406cm" svg:y="2.5cm"/>
          <draw:glue-point draw:id="12" svg:x="-4.998cm" svg:y="-1.875cm"/>
          <draw:glue-point draw:id="13" svg:x="-2.776cm" svg:y="-3.75cm"/>
          <draw:path draw:style-name="gr184" draw:text-style-name="P10" draw:layer="layout" svg:width="0.932cm" svg:height="0.576cm" svg:x="3.339cm" svg:y="3.526cm" svg:viewBox="0 0 933 577" svg:d="M0 577c213 0 933-222 933-399 0-178-77-178-155-178 0 133-778 399-778 577z">
            <text:p/>
          </draw:path>
          <draw:g>
            <draw:glue-point draw:id="4" svg:x="-0.998cm" svg:y="-5cm"/>
            <draw:glue-point draw:id="5" svg:x="1.801cm" svg:y="-2.812cm"/>
            <draw:glue-point draw:id="6" svg:x="5.001cm" svg:y="-0.312cm"/>
            <draw:glue-point draw:id="7" svg:x="5.001cm" svg:y="0.937cm"/>
            <draw:glue-point draw:id="8" svg:x="5.001cm" svg:y="1.875cm"/>
            <draw:glue-point draw:id="9" svg:x="3.401cm" svg:y="3.125cm"/>
            <draw:glue-point draw:id="10" svg:x="1.001cm" svg:y="5cm"/>
            <draw:glue-point draw:id="11" svg:x="-2.198cm" svg:y="2.5cm"/>
            <draw:glue-point draw:id="12" svg:x="-4.998cm" svg:y="0.312cm"/>
            <draw:glue-point draw:id="13" svg:x="-4.998cm" svg:y="-1.875cm"/>
            <draw:glue-point draw:id="14" svg:x="-2.998cm" svg:y="-3.437cm"/>
            <draw:polygon draw:style-name="gr185" draw:text-style-name="P12" draw:layer="layout" svg:width="0.777cm" svg:height="0.754cm" svg:x="3.339cm" svg:y="3.348cm" svg:viewBox="0 0 778 755" draw:points="0,755 0,444 778,0 778,311">
              <text:p/>
            </draw:polygon>
            <draw:polygon draw:style-name="gr186" draw:text-style-name="P13" draw:layer="layout" svg:width="1.943cm" svg:height="1.108cm" svg:x="2.172cm" svg:y="2.683cm" svg:viewBox="0 0 1944 1109" draw:points="1167,1109 0,444 778,0 1944,665">
              <text:p/>
            </draw:polygon>
            <draw:polygon draw:style-name="gr187" draw:text-style-name="P11" draw:layer="layout" svg:width="1.166cm" svg:height="0.975cm" svg:x="2.172cm" svg:y="3.127cm" svg:viewBox="0 0 1167 976" draw:points="0,311 0,0 1167,665 1167,976">
              <text:p/>
            </draw:polygon>
            <draw:polygon draw:style-name="gr188" draw:text-style-name="P16" draw:layer="layout" svg:width="1.943cm" svg:height="1.419cm" svg:x="2.172cm" svg:y="2.683cm" svg:viewBox="0 0 1944 1420" draw:points="0,755 0,444 778,0 1944,665 1944,976 1167,1420">
              <text:p/>
            </draw:polygon>
            <draw:polygon draw:style-name="gr189" draw:text-style-name="P24" draw:layer="layout" svg:width="0.077cm" svg:height="0.177cm" svg:x="3.105cm" svg:y="3.748cm" svg:viewBox="0 0 78 178" draw:points="0,133 0,0 78,45 78,178">
              <text:p/>
            </draw:polygon>
            <draw:polygon draw:style-name="gr190" draw:text-style-name="P15" draw:layer="layout" svg:width="0.077cm" svg:height="0.177cm" svg:x="2.95cm" svg:y="3.659cm" svg:viewBox="0 0 78 178" draw:points="0,133 0,0 78,45 78,178">
              <text:p/>
            </draw:polygon>
            <draw:line draw:style-name="gr191" draw:text-style-name="P25" draw:layer="layout" svg:x1="2.25cm" svg:y1="3.26cm" svg:x2="2.872cm" svg:y2="3.615cm">
              <text:p/>
            </draw:line>
            <draw:line draw:style-name="gr192" draw:text-style-name="P25" draw:layer="layout" svg:x1="2.25cm" svg:y1="3.304cm" svg:x2="2.872cm" svg:y2="3.659cm">
              <text:p/>
            </draw:line>
            <draw:line draw:style-name="gr193" draw:text-style-name="P25" draw:layer="layout" svg:x1="2.25cm" svg:y1="3.348cm" svg:x2="2.872cm" svg:y2="3.703cm">
              <text:p/>
            </draw:line>
            <draw:line draw:style-name="gr194" draw:text-style-name="P25" draw:layer="layout" svg:x1="2.25cm" svg:y1="3.393cm" svg:x2="2.872cm" svg:y2="3.748cm">
              <text:p/>
            </draw:line>
          </draw:g>
        </draw:g>
        <draw:frame draw:style-name="gr87" draw:text-style-name="P4" draw:layer="layout" svg:width="2.916cm" svg:height="0.784cm" svg:x="0.007cm" svg:y="3.56cm">
          <draw:text-box>
            <text:p text:style-name="P3"><text:span text:style-name="T2">Router/Modem</text:span></text:p>
          </draw:text-box>
        </draw:frame>
        <draw:custom-shape draw:style-name="gr195" draw:text-style-name="P31" draw:layer="layout" svg:width="4cm" svg:height="1.72cm" svg:x="1.201cm" svg:y="0.8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5"><text:span text:style-name="T6">Internet</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draw:page draw:name="chillispot-coova_red" draw:style-name="dp1" draw:master-page-name="Standard">
        <draw:frame draw:style-name="gr196" draw:text-style-name="P54" draw:layer="layout" svg:width="4.518cm" svg:height="1.955cm" svg:x="4.448cm" svg:y="7.722cm">
          <draw:text-box>
            <text:p text:style-name="P1"><text:span text:style-name="T12">LDAPs AUTH</text:span></text:p>
            <text:p text:style-name="P1"><text:span text:style-name="T12">IPFire muss das von</text:span><text:span text:style-name="T12"><text:line-break/></text:span><text:span text:style-name="T12">Rot nach Grün erlauben!</text:span></text:p>
          </draw:text-box>
        </draw:frame>
        <draw:frame draw:style-name="gr2" draw:text-style-name="P4" draw:layer="layout" svg:width="5.291cm" svg:height="2.071cm" svg:x="11.099cm" svg:y="8.335cm">
          <draw:text-box>
            <text:p text:style-name="P3"><text:span text:style-name="T2">linuxmuster.net</text:span><text:span text:style-name="T2"><text:line-break/></text:span><text:span text:style-name="T3">Captive Portal</text:span><text:span text:style-name="T2"><text:line-break/></text:span><text:span text:style-name="T2">(CoovaChilli)</text:span></text:p>
          </draw:text-box>
        </draw:frame>
        <draw:frame draw:style-name="gr2" draw:text-style-name="P4" draw:layer="layout" svg:width="2.916cm" svg:height="2.071cm" svg:x="0.006cm" svg:y="8.271cm">
          <draw:text-box>
            <text:p text:style-name="P3"><text:span text:style-name="T2">linuxmuster.net</text:span><text:span text:style-name="T2"><text:line-break/></text:span><text:span text:style-name="T3">Firewall</text:span><text:span text:style-name="T2"><text:line-break/></text:span><text:span text:style-name="T2">(IPFire)</text:span></text:p>
          </draw:text-box>
        </draw:frame>
        <draw:custom-shape draw:style-name="gr197" draw:text-style-name="P6" xml:id="id9" draw:id="id9" draw:layer="layout" svg:width="8.228cm" svg:height="3.567cm" svg:x="8.556cm" svg:y="1.081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5"><text:span text:style-name="T4">Externe Clients via:</text:span><text:span text:style-name="T4"><text:line-break/></text:span><text:span text:style-name="T4">WLAN und/oder Wired</text:span><text:span text:style-name="T4"><text:line-break/></text:span><text:span text:style-name="T4"><text:line-break/></text:span><text:span text:style-name="T4"/></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98" draw:text-style-name="P55" draw:layer="layout" svg:width="4.694cm" svg:height="1.416cm" svg:x="10.917cm" svg:y="2.845cm">
          <draw:text-box>
            <text:p text:style-name="P3"><text:span text:style-name="T13">Auth im Browser</text:span><text:span text:style-name="T13"><text:line-break/></text:span><text:span text:style-name="T13">mit den Schulcredentials</text:span></text:p>
          </draw:text-box>
        </draw:frame>
        <draw:connector draw:style-name="gr5" draw:text-style-name="P3" draw:layer="layout" svg:x1="3.221cm" svg:y1="1.927cm" svg:x2="3.221cm" svg:y2="5.773cm" svg:d="M3221 1927v3846" svg:viewBox="0 0 1 3847">
          <text:p/>
        </draw:connector>
        <draw:connector draw:style-name="gr6" draw:text-style-name="P3" draw:layer="layout" svg:x1="3.221cm" svg:y1="8.294cm" svg:x2="3.218cm" svg:y2="12.249cm" draw:end-shape="id6" draw:end-glue-point="5" svg:d="M3221 8294v1879h-3v2076" svg:viewBox="0 0 4 3956">
          <text:p/>
        </draw:connector>
        <draw:connector draw:style-name="gr199" draw:text-style-name="P3" draw:layer="layout" svg:x1="8.621cm" svg:y1="7.426cm" svg:x2="4.115cm" svg:y2="3.671cm" draw:start-shape="id7" draw:start-glue-point="3" draw:end-shape="id8" draw:end-glue-point="8" svg:d="M8621 7426h-2187v-3755h-2319" svg:viewBox="0 0 4507 3756">
          <text:p/>
        </draw:connector>
        <draw:connector draw:style-name="gr8" draw:text-style-name="P3" draw:layer="layout" svg:x1="10.959cm" svg:y1="6.018cm" svg:x2="12.67cm" svg:y2="4.648cm" draw:start-shape="id7" draw:start-glue-point="5" svg:d="M10959 6018v-1048h1711v-322" svg:viewBox="0 0 1712 1371">
          <text:p/>
        </draw:connector>
        <draw:g>
          <draw:frame draw:style-name="gr9" draw:text-style-name="P4" draw:layer="layout" svg:width="5.481cm" svg:height="1.538cm" svg:x="3.379cm" svg:y="14.306cm">
            <draw:text-box>
              <text:p text:style-name="P3"><text:span text:style-name="T2">Linuxmuster.net</text:span><text:span text:style-name="T2"><text:line-break/></text:span><text:span text:style-name="T3">Server</text:span></text:p>
            </draw:text-box>
          </draw:frame>
          <draw:frame draw:style-name="gr10" draw:text-style-name="P9" draw:layer="layout" svg:width="5.481cm" svg:height="1.317cm" svg:x="3.379cm" svg:y="15.527cm">
            <draw:text-box>
              <text:p text:style-name="P8"><text:span text:style-name="T2">- Zugangskontrolle über Gruppen</text:span></text:p>
              <text:p text:style-name="P8"><text:span text:style-name="T2">- Management via Schulkonsole</text:span></text:p>
            </draw:text-box>
          </draw:frame>
        </draw:g>
        <draw:g xml:id="id6" draw:id="id6">
          <draw:glue-point draw:id="4" svg:x="3.641cm" svg:y="0.37cm"/>
          <draw:glue-point draw:id="5" svg:x="0.043cm" svg:y="-4.398cm"/>
          <draw:glue-point draw:id="6" svg:x="0.802cm" svg:y="-3.728cm"/>
          <draw:glue-point draw:id="7" svg:x="0.375cm" svg:y="-0.853cm"/>
          <draw:glue-point draw:id="8" svg:x="-0.381cm" svg:y="-0.786cm"/>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glue-point draw:id="16" svg:x="3.422cm" svg:y="0.266cm"/>
            <draw:glue-point draw:id="17" svg:x="4.305cm" svg:y="0.673cm"/>
            <draw:glue-point draw:id="18" svg:x="4.272cm" svg:y="0.673cm"/>
            <draw:path draw:style-name="gr200" draw:text-style-name="P10" draw:layer="layout" svg:width="2.115cm" svg:height="1.369cm" svg:x="3.39cm" svg:y="13.904cm" svg:viewBox="0 0 2116 1370" svg:d="M2 1370c175 0 2114-851 2114-1111 0-259-273-259-449-259 0 111-1729 555-1665 1370z">
              <text:p/>
            </draw:path>
            <draw:g>
              <draw:polygon draw:style-name="gr201" draw:text-style-name="P11" draw:layer="layout" svg:width="2.241cm" svg:height="2.036cm" svg:x="1.021cm" svg:y="13.163cm" svg:viewBox="0 0 2242 2037" draw:points="0,741 0,0 2242,1296 2242,2037">
                <text:p/>
              </draw:polygon>
              <draw:polygon draw:style-name="gr202" draw:text-style-name="P12" draw:layer="layout" svg:width="1.921cm" svg:height="1.851cm" svg:x="3.263cm" svg:y="13.348cm" svg:viewBox="0 0 1922 1852" draw:points="0,1852 0,1111 1922,0 1922,741">
                <text:p/>
              </draw:polygon>
              <draw:polygon draw:style-name="gr203" draw:text-style-name="P13" draw:layer="layout" svg:width="4.163cm" svg:height="2.406cm" svg:x="1.021cm" svg:y="12.052cm" svg:viewBox="0 0 4164 2407" draw:points="2242,2407 0,1111 1922,0 4164,1296">
                <text:p/>
              </draw:polygon>
              <draw:line draw:style-name="gr204" draw:text-style-name="P14" draw:layer="layout" svg:x1="1.79cm" svg:y1="13.755cm" svg:x2="1.79cm" svg:y2="14.2cm">
                <text:p/>
              </draw:line>
              <draw:line draw:style-name="gr205" draw:text-style-name="P14" draw:layer="layout" svg:x1="3.2cm" svg:y1="14.704cm" svg:x2="2.175cm" svg:y2="14.111cm">
                <text:p/>
              </draw:line>
              <draw:line draw:style-name="gr206" draw:text-style-name="P14" draw:layer="layout" svg:x1="2.169cm" svg:y1="13.978cm" svg:x2="2.169cm" svg:y2="14.126cm">
                <text:p/>
              </draw:line>
              <draw:line draw:style-name="gr207" draw:text-style-name="P14" draw:layer="layout" svg:x1="3.194cm" svg:y1="14.57cm" svg:x2="3.194cm" svg:y2="14.718cm">
                <text:p/>
              </draw:line>
              <draw:line draw:style-name="gr208" draw:text-style-name="P14" draw:layer="layout" svg:x1="3.194cm" svg:y1="14.571cm" svg:x2="2.169cm" svg:y2="13.978cm">
                <text:p/>
              </draw:line>
              <draw:polygon draw:style-name="gr209" draw:text-style-name="P15" draw:layer="layout" svg:width="0.127cm" svg:height="0.221cm" svg:x="1.918cm" svg:y="13.83cm" svg:viewBox="0 0 128 222" draw:points="0,148 0,0 128,74 128,222">
                <text:p/>
              </draw:polygon>
              <draw:line draw:style-name="gr210" draw:text-style-name="P14" draw:layer="layout" svg:x1="1.662cm" svg:y1="13.681cm" svg:x2="1.662cm" svg:y2="14.126cm">
                <text:p/>
              </draw:line>
              <draw:line draw:style-name="gr211" draw:text-style-name="P14" draw:layer="layout" svg:x1="1.534cm" svg:y1="13.607cm" svg:x2="1.534cm" svg:y2="14.052cm">
                <text:p/>
              </draw:line>
              <draw:line draw:style-name="gr212" draw:text-style-name="P14" draw:layer="layout" svg:x1="1.406cm" svg:y1="13.533cm" svg:x2="1.406cm" svg:y2="13.978cm">
                <text:p/>
              </draw:line>
              <draw:line draw:style-name="gr213" draw:text-style-name="P14" draw:layer="layout" svg:x1="1.277cm" svg:y1="13.459cm" svg:x2="1.277cm" svg:y2="13.904cm">
                <text:p/>
              </draw:line>
              <draw:line draw:style-name="gr214" draw:text-style-name="P14" draw:layer="layout" svg:x1="1.149cm" svg:y1="13.385cm" svg:x2="1.149cm" svg:y2="13.83cm">
                <text:p/>
              </draw:line>
              <draw:polygon draw:style-name="gr215" draw:text-style-name="P11" draw:layer="layout" svg:width="0.127cm" svg:height="0.814cm" svg:x="0.893cm" svg:y="13.089cm" svg:viewBox="0 0 128 815" draw:points="0,741 0,0 128,74 128,815">
                <text:p/>
              </draw:polygon>
              <draw:polygon draw:style-name="gr216" draw:text-style-name="P11" draw:layer="layout" svg:width="0.127cm" svg:height="0.814cm" svg:x="3.263cm" svg:y="14.459cm" svg:viewBox="0 0 128 815" draw:points="0,741 0,0 128,74 128,815">
                <text:p/>
              </draw:polygon>
              <draw:polygon draw:style-name="gr217" draw:text-style-name="P16" draw:layer="layout" svg:width="4.292cm" svg:height="3.221cm" svg:x="0.893cm" svg:y="12.052cm" svg:viewBox="0 0 4293 3222" draw:points="0,1778 0,1037 128,1111 2050,0 4293,1296 4293,2037 2498,3074 2498,3222">
                <text:p/>
              </draw:polygon>
            </draw:g>
          </draw:g>
          <dr3d:scene draw:style-name="gr29" svg:width="1cm" svg:height="1.2cm" svg:x="3.856cm" svg:y="14.121cm" dr3d:transform="matrix (0.837123314319008 -0.390635556508692 0.382920903862281 0.189848429669158 0.863985519837924 0.466354581045959 -0.513012797477524 -0.317699360247298 0.797423968866467 -3.41910397843089cm 20.8373287219321cm 5.07012406014246cm)" dr3d:vrp="(0 0 26988.5714285714)" dr3d:vpn="(0 0 24988.5714285714)" dr3d:projection="perspective" dr3d:distance="2cm" dr3d:focal-length="10cm" dr3d:shadow-slant="1" dr3d:shade-mode="phong" dr3d:ambient-color="#ffffff" dr3d:lighting-mode="false">
            <dr3d:light dr3d:diffuse-color="#cccccc" dr3d:direction="(0.57735026918963 0.57735026918963 0.57735026918963)" dr3d:enabled="fals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0" draw:layer="layout" svg:viewBox="4724 -17387 2069 2069" svg:d="M5758-15318l108.18212890625-5.17431640625 104.49365234375-15.22021484375 100.35107421875-24.81201171875 95.75439453125-33.94970703125 90.70361328125-42.63330078125 85.19873046875-50.86279296875 79.23974609375-58.63818359375 72.82666015625-65.95947265625 65.95947265625-72.82666015625 58.63818359375-79.23974609375 50.86279296875-85.19873046875 42.63330078125-90.70361328125 33.94970703125-95.75439453125 24.81201171875-100.35107421875 15.22021484375-104.49365234375 5.17431640625-108.18212890625-5.17431640625-108.18212890625-15.22021484375-104.49365234375-24.81201171875-100.35107421875-33.94970703125-95.75439453125-42.63330078125-90.70361328125-50.86279296875-85.19873046875-58.63818359375-79.23974609375-65.95947265625-72.82666015625-72.82666015625-65.95947265625-79.23974609375-58.63818359375-85.19873046875-50.86279296875-90.70361328125-42.63330078125-95.75439453125-33.94970703125-100.35107421875-24.81201171875-104.49365234375-15.22021484375-108.18212890625-5.17431640625-108.18212890625 5.17431640625-104.49365234375 15.22021484375-100.35107421875 24.81201171875-95.75439453125 33.94970703125-90.70361328125 42.63330078125-85.19873046875 50.86279296875-79.23974609375 58.63818359375-72.82666015625 65.95947265625-65.95947265625 72.82666015625-58.63818359375 79.23974609375-50.86279296875 85.19873046875-42.63330078125 90.70361328125-33.94970703125 95.75439453125-24.81201171875 100.35107421875-15.22021484375 104.49365234375-5.17431640625 108.18212890625 5.17431640625 108.18212890625 15.22021484375 104.49365234375 24.81201171875 100.35107421875 33.94970703125 95.75439453125 42.63330078125 90.70361328125 50.86279296875 85.19873046875 58.63818359375 79.23974609375 65.95947265625 72.82666015625 72.82666015625 65.95947265625 79.23974609375 58.63818359375 85.19873046875 50.86279296875 90.70361328125 42.63330078125 95.75439453125 33.94970703125 100.35107421875 24.81201171875 104.49365234375 15.22021484375zM4724-15318zM6793-17387z"/>
            <dr3d:extrude draw:style-name="gr31" draw:layer="layout" svg:viewBox="4683.5 -17426.5 2149 2149" svg:d="M5758-15277.5l1.93489002627939-0.0462461496317701 108.18212890625-5.17431640625 0.999003331737185-0.0586956975421344 0.957112675086137-0.0798010349481046 0.954707891772159-0.104717330843414 0.991788981792524-0.133444585228062 104.49365234375-15.22021484375 0.997865503061803-0.156569075221341 0.953680310738491-0.173896987065746 0.948776084993369-0.19892269288539 0.983152825825528-0.23164619268573 100.35107421875-24.81201171875 0.983612946782159-0.254777123003805 0.937636120099342-0.267921552278494 0.930218515908564-0.29263794106555 0.961360134208917-0.328926289364972 95.7543945312491-33.94970703125 0.957040571148355-0.351322706343126 0.90980696189672-0.35999298464958 0.899928746768637-0.384020712532219 0.927405925759558-0.423405889994683 90.70361328125-42.63330078125 0.783997713021563-0.37760822319251 0.744541261308768-0.378349897586304 0.735774885679348-0.395127387559114 0.757698586131482-0.427940693107303 0.510063511002954-0.29947259414439 85.1987304687509-50.86279296875 0.87135919186403-0.533426105474064 0.82321124479131-0.532701840784284 0.808746780615365-0.554415592825535 0.827965799338926-0.598567361601454 79.23974609375-58.63818359375 0.814515079668126-0.616886836945923 0.766668525418027-0.611414414044702 0.750128454445076-0.631597589766898 0.764894866749273-0.677436364116147 72.82666015625-65.95947265625 0.749626226375767-0.694272567478038 0.702554562726618-0.684103343093739 0.684103343095558-0.702554562725709 0.694272567477128-0.749626226377586 65.9594726562491-72.82666015625 0.677436364116147-0.764894866748364 0.631597589767807-0.750128454445076 0.611414414043793-0.766668525417117 0.616886836945923-0.814515079668126 58.63818359375-79.23974609375 0.598567361601454-0.827965799338926 0.554415592825535-0.808746780616275 0.532701840782465-0.82321124479131 0.533426105475883-0.87135919186403 50.86279296875-85.19873046875 0.299472594143481-0.510063511002954 0.427940693108212-0.757698586134211 0.395127387559114-0.735774885677529 0.378349897587213-0.744541261308768 0.37760822319251-0.783997713020653 42.63330078125-90.70361328125 0.423405889992864-0.927405925758649 0.384020712534948-0.899928746768637 0.359992984650489-0.90980696189763 0.351322706340397-0.957040571149264 33.94970703125-95.75439453125 0.328926289364972-0.961360134209826 0.29263794106555-0.930218515906745 0.267921552276675-0.937636120101161 0.254777123004715-0.98361294678034 24.81201171875-100.35107421875 0.23164619268664-0.983152825825528 0.198922692886299-0.948776084993369 0.173896987064836-0.95368031074031 0.156569075221341-0.997865503060893 15.22021484375-104.49365234375 0.133444585228062-0.991788981791615 0.104717330843414-0.95470789177125 0.0798010349481046-0.957112675087046 0.0586956975421344-0.999003331737185 5.17431640625-108.18212890625 0.0462461496317701-1.93489002627939-0.0462461496317701-1.93489002627939-5.17431640625-108.182128906248-0.0586956975421344-0.999003331737185-0.0798010349481046-0.957112675088865-0.104717330843414-0.954707891767612-0.133444585228062-0.991788981795253-15.22021484375-104.49365234375-0.156569075221341-0.997865503060893-0.173896987064836-0.953680310736672-0.198922692886299-0.948776084995188-0.23164619268664-0.983152825825528-24.81201171875-100.35107421875-0.254777123004715-0.983612946776702-0.267921552276675-0.93763612010298-0.29263794106555-0.930218515906745-0.328926289364972-0.961360134213464-33.94970703125-95.75439453125-0.351322706340397-0.957040571149264-0.359992984650489-0.909806961899449-0.384020712534948-0.89992874676318-0.423405889992864-0.927405925762287-42.63330078125-90.70361328125-0.37760822319251-0.783997713020653-0.378349897587213-0.744541261308768-0.395127387559114-0.735774885681167-0.427940693108212-0.757698586130573-0.299472594143481-0.510063511002954-50.86279296875-85.19873046875-0.533426105475883-0.871359191867668-0.532701840782465-0.823211244787672-0.554415592825535-0.808746780618094-0.598567361601454-0.827965799337107-58.63818359375-79.23974609375-0.616886836945923-0.814515079666307-0.611414414043793-0.766668525418936-0.631597589767807-0.750128454445076-0.677436364116147-0.764894866748364-65.9594726562491-72.82666015625-0.694272567477128-0.749626226373948-0.684103343095558-0.702554562725709-0.702554562726618-0.684103343097377-0.749626226375767-0.694272567478038-72.82666015625-65.95947265625-0.764894866749273-0.677436364116147-0.750128454445076-0.631597589766898-0.766668525418027-0.61141441404834-0.814515079668126-0.616886836942285-79.23974609375-58.63818359375-0.827965799338926-0.598567361601454-0.808746780615365-0.554415592821897-0.82321124479131-0.532701840784284-0.87135919186403-0.533426105477702-85.1987304687509-50.86279296875-0.510063511002954-0.299472594142571-0.757698586131482-0.427940693109122-0.735774885679348-0.395127387560933-0.744541261308768-0.378349897586304-0.783997713021563-0.37760822319251-90.70361328125-42.63330078125-0.927405925759558-0.423405889992864-0.899928746768637-0.384020712535857-0.90980696189672-0.359992984645942-0.957040571148355-0.351322706341307-95.7543945312491-33.94970703125-0.961360134209826-0.328926289366791-0.930218515909473-0.292637941067369-0.937636120099342-0.267921552276675-0.983612946782159-0.254777123001986-100.35107421875-24.8120117187464-0.983152825825528-0.23164619268573-0.94877608499246-0.198922692889028-0.953680310737582-0.173896987063927-0.997865503060893-0.156569075221341-104.49365234375-15.2202148437536-0.991788981793434-0.133444585226243-0.95470789177125-0.104717330847052-0.957112675087046-0.0798010349462857-0.999003331737185-0.0586956975421344-108.18212890625-5.17431640625-1.93489002627939-0.0462461496317701-1.93489002627939 0.0462461496317701-108.18212890625 5.17431640625-0.999003331737185 0.0586956975421344-0.957112675087046 0.0798010349462857-0.95470789177125 0.104717330847052-0.991788981793434 0.133444585226243-104.49365234375 15.2202148437536-0.997865503060893 0.156569075221341-0.953680310737582 0.173896987063927-0.94877608499246 0.198922692889028-0.983152825825528 0.23164619268573-100.35107421875 24.8120117187464-0.983612946782159 0.254777123001986-0.937636120099342 0.267921552276675-0.930218515908564 0.292637941067369-0.961360134209826 0.328926289366791-95.7543945312509 33.94970703125-0.957040571148355 0.351322706341307-0.90980696189763 0.359992984645942-0.899928746768637 0.384020712535857-0.927405925759558 0.423405889992864-90.70361328125 42.63330078125-0.783997713021563 0.37760822319251-0.744541261308768 0.378349897586304-0.735774885679348 0.395127387560933-0.757698586131482 0.427940693109122-0.510063511002954 0.299472594142571-85.1987304687491 50.86279296875-0.87135919186403 0.533426105477702-0.82321124479131 0.532701840784284-0.808746780615365 0.554415592821897-0.827965799338926 0.598567361601454-79.23974609375 58.63818359375-0.814515079668126 0.616886836942285-0.766668525418027 0.61141441404834-0.750128454445076 0.631597589766898-0.764894866749273 0.677436364116147-72.82666015625 65.95947265625-0.749626226375767 0.694272567478038-0.702554562726618 0.684103343097377-0.684103343094648 0.702554562725709-0.694272567477128 0.749626226373948-65.9594726562509 72.82666015625-0.677436364115238 0.764894866748364-0.631597589768717 0.750128454441438-0.611414414044702 0.766668525422574-0.616886836945923 0.814515079666307-58.6381835937491 79.23974609375-0.598567361600544 0.827965799337107-0.554415592825535 0.808746780618094-0.532701840782465 0.823211244787672-0.533426105475883 0.871359191867668-50.86279296875 85.19873046875-0.299472594143481 0.510063511002954-0.427940693108212 0.757698586130573-0.395127387559114 0.735774885681167-0.378349897586304 0.744541261308768-0.37760822319251 0.783997713020653-42.6333007812509 90.70361328125-0.423405889993774 0.927405925762287-0.384020712534038 0.89992874676318-0.359992984650489 0.909806961899449-0.351322706341307 0.957040571149264-33.9497070312491 95.75439453125-0.328926289364972 0.961360134213464-0.29263794106555 0.930218515906745-0.267921552276675 0.93763612010298-0.254777123004715 0.983612946776702-24.81201171875 100.35107421875-0.23164619268664 0.983152825825528-0.198922692886299 0.948776084995188-0.173896987064836 0.953680310736672-0.156569075221341 0.997865503060893-15.2202148437509 104.49365234375-0.133444585228972 0.991788981795253-0.104717330842504 0.954707891767612-0.0798010349481046 0.957112675088865-0.0586956975421344 0.999003331737185-5.17431640624909 108.182128906248-0.0462461496317701 1.93489002627939 0.0462461496317701 1.93489002627939 5.17431640624909 108.18212890625 0.0586956975421344 0.999003331737185 0.0798010349481046 0.957112675087046 0.104717330842504 0.954707891773069 0.133444585228972 0.991788981791615 15.2202148437509 104.49365234375 0.156569075221341 0.997865503060893 0.173896987064836 0.953680310738491 0.198922692886299 0.948776084993369 0.23164619268664 0.983152825825528 24.81201171875 100.35107421875 0.254777123004715 0.98361294678034 0.267921552276675 0.937636120101161 0.29263794106555 0.930218515906745 0.328926289364972 0.961360134209826 33.9497070312491 95.75439453125 0.351322706341307 0.957040571149264 0.359992984650489 0.90980696189763 0.384020712534038 0.899928746768637 0.423405889993774 0.927405925758649 42.6333007812509 90.70361328125 0.37760822319251 0.783997713020653 0.378349897586304 0.744541261308768 0.395127387559114 0.735774885677529 0.427940693108212 0.757698586134211 0.299472594143481 0.510063511002954 50.86279296875 85.19873046875 0.533426105475883 0.87135919186403 0.532701840782465 0.82321124479131 0.554415592825535 0.808746780618094 0.598567361600544 0.827965799337107 58.6381835937491 79.23974609375 0.616886836945923 0.814515079668126 0.611414414044702 0.766668525418936 0.631597589768717 0.750128454445076 0.677436364115238 0.764894866748364 65.9594726562509 72.82666015625 0.694272567477128 0.749626226375767 0.684103343094648 0.702554562725709 0.702554562726618 0.684103343093739 0.749626226375767 0.694272567478038 72.82666015625 65.95947265625 0.764894866749273 0.677436364116147 0.750128454445076 0.631597589766898 0.766668525418027 0.611414414044702 0.814515079668126 0.616886836945923 79.23974609375 58.63818359375 0.827965799338926 0.598567361601454 0.808746780615365 0.554415592825535 0.82321124479131 0.532701840784284 0.87135919186403 0.533426105474064 85.1987304687491 50.86279296875 0.510063511002954 0.29947259414439 0.757698586131482 0.427940693107303 0.735774885679348 0.395127387559114 0.744541261308768 0.378349897586304 0.783997713021563 0.37760822319251 90.70361328125 42.63330078125 0.927405925759558 0.423405889994683 0.899928746768637 0.384020712532219 0.90980696189763 0.35999298464958 0.957040571148355 0.351322706343126 95.7543945312509 33.94970703125 0.961360134209826 0.328926289364972 0.930218515907654 0.29263794106555 0.937636120098432 0.267921552278494 0.983612946782159 0.254777123003805 100.35107421875 24.81201171875 0.983152825825528 0.23164619268573 0.948776084993369 0.19892269288539 0.953680310738491 0.173896987065746 0.997865503061803 0.156569075221341 104.49365234375 15.22021484375 0.991788981792524 0.133444585228062 0.954707891772159 0.104717330843414 0.957112675086137 0.0798010349481046 0.999003331737185 0.0586956975421344 108.18212890625 5.17431640625zM6151.36286259119-17269.3401309546l87.0815295303146 40.9308174906473 81.7585991914211 48.8090688817683 76.0181235005885 56.2541515088378 69.8560249037155 63.2689533561643 63.268953356157 69.8560249037073 56.2541515088515 76.0181235006021 48.8090688817674 81.7585991914239 40.9308174906355 87.0815295302855 32.6155912544937 91.9915506186262 23.8581897442646 96.4933838050129 14.6517846734541 100.591122372498 4.98800435558496 104.286805795073-4.98800435558496 104.286805795073-14.6517846734532 100.591122372494-23.8581897442673 96.4933838050201-32.6155912544918 91.9915506186208-40.9308174906355 87.0815295302873-48.8090688817674 81.758599191422-56.2541515088515 76.0181235006021-63.268953356157 69.8560249037091-69.8560249037164 63.2689533561643-76.0181235005875 56.2541515088396-81.7585991914357 48.8090688817738-87.0815295302682 40.9308174906273-91.9915506186271 32.6155912544946-96.4933838050329 23.8581897442709-100.591122372487 14.6517846734514-104.286805795072 4.98800435558587-104.286805795072-4.98800435558587-100.591122372487-14.6517846734514-96.4933838050365-23.8581897442727-91.9915506186226-32.6155912544909-87.0815295302709-40.9308174906291-81.7585991914339-48.8090688817738-76.0181235005875-56.2541515088396-69.8560249037128-63.2689533561606-63.2689533561652-69.8560249037164-56.2541515088506-76.0181235006039-48.8090688817683-81.7585991914239-40.9308174906291-87.0815295302709-32.6155912544937-91.9915506186299-23.8581897442673-96.4933838050183-14.6517846734541-100.591122372498-4.98800435558405-104.286805795071 4.98800435558405-104.286805795073 14.6517846734541-100.591122372498 23.8581897442655-96.4933838050129 32.6155912544955-91.9915506186335 40.9308174906291-87.0815295302709 48.8090688817683-81.7585991914239 56.2541515088578-76.018123500613 63.2689533561488-69.8560249037 69.8560249037219-63.2689533561679 76.0181235005875-56.2541515088415 81.7585991914193-48.8090688817647 87.0815295303173-40.9308174906473 91.9915506185944-32.6155912544855 96.4933838050092-23.85818974426 100.591122372512-14.6517846734605 104.28680579507-4.98800435558223 104.28680579507 4.98800435558223 100.591122372512 14.6517846734605 96.4933838050065 23.85818974426z"/>
            <dr3d:extrude draw:style-name="gr32" draw:layer="layout" svg:viewBox="6373 -19000 2069 2069" svg:d="M7407-16931l108.18212890625-5.17431640625 104.49365234375-15.22021484375 100.35107421875-24.81201171875 95.75439453125-33.94970703125 90.70361328125-42.63330078125 85.19873046875-50.86279296875 79.23974609375-58.63818359375 72.82666015625-65.95947265625 65.95947265625-72.82666015625 58.63818359375-79.23974609375 50.86279296875-85.19873046875 42.63330078125-90.70361328125 33.94970703125-95.75439453125 24.81201171875-100.35107421875 15.22021484375-104.49365234375 5.17431640625-108.18212890625-5.17431640625-108.18212890625-15.22021484375-104.49365234375-24.81201171875-100.35107421875-33.94970703125-95.75439453125-42.63330078125-90.70361328125-50.86279296875-85.19873046875-58.63818359375-79.23974609375-65.95947265625-72.82666015625-72.82666015625-65.95947265625-79.23974609375-58.63818359375-85.19873046875-50.86279296875-90.70361328125-42.63330078125-95.75439453125-33.94970703125-100.35107421875-24.81201171875-104.49365234375-15.22021484375-108.18212890625-5.17431640625-108.18212890625 5.17431640625-104.49365234375 15.22021484375-100.35107421875 24.81201171875-95.75439453125 33.94970703125-90.70361328125 42.63330078125-85.19873046875 50.86279296875-79.23974609375 58.63818359375-72.82666015625 65.95947265625-65.95947265625 72.82666015625-58.63818359375 79.23974609375-50.86279296875 85.19873046875-42.63330078125 90.70361328125-33.94970703125 95.75439453125-24.81201171875 100.35107421875-15.22021484375 104.49365234375-5.17431640625 108.18212890625 5.17431640625 108.18212890625 15.22021484375 104.49365234375 24.81201171875 100.35107421875 33.94970703125 95.75439453125 42.63330078125 90.70361328125 50.86279296875 85.19873046875 58.63818359375 79.23974609375 65.95947265625 72.82666015625 72.82666015625 65.95947265625 79.23974609375 58.63818359375 85.19873046875 50.86279296875 90.70361328125 42.63330078125 95.75439453125 33.94970703125 100.35107421875 24.81201171875 104.49365234375 15.22021484375zM6373-16931zM8442-19000z"/>
            <dr3d:extrude draw:style-name="gr33" draw:layer="layout" svg:viewBox="6332.5 -19039.5 2149 2149" svg:d="M7407-16890.5l1.93489002627939-0.0462461496317701 108.18212890625-5.17431640625 0.999003331737185-0.0586956975421344 0.957112675086137-0.0798010349462857 0.954707891772159-0.104717330847052 0.991788981792524-0.133444585226243 104.49365234375-15.22021484375 0.997865503061803-0.156569075217703 0.953680310738491-0.173896987067565 0.948776084993369-0.19892269288539 0.983152825825528-0.231646192689368 100.351074218749-24.81201171875 0.98361294678125-0.254777123001986 0.937636120099342-0.267921552276675 0.930218515908564-0.292637941067369 0.961360134208917-0.328926289366791 95.75439453125-33.94970703125 0.957040571148355-0.351322706341307 0.90980696189763-0.359992984645942 0.899928746767728-0.384020712535857 0.927405925759558-0.423405889992864 90.70361328125-42.6333007812464 0.783997713021563-0.37760822319251 0.744541261309678-0.378349897586304 0.735774885679348-0.395127387557295 0.757698586131482-0.42794069311276 0.510063511002954-0.299472594142571 85.19873046875-50.86279296875 0.871359191863121-0.533426105474064 0.823211244792219-0.532701840784284 0.808746780615365-0.554415592825535 0.827965799338926-0.598567361601454 79.2397460937509-58.63818359375 0.814515079669036-0.616886836945923 0.766668525418936-0.611414414044702 0.750128454445076-0.631597589766898 0.764894866748364-0.677436364116147 72.82666015625-65.9594726562536 0.749626226374858-0.694272567478038 0.702554562727528-0.684103343097377 0.684103343094648-0.702554562725709 0.694272567476219-0.749626226373948 65.95947265625-72.8266601562464 0.677436364116147-0.764894866744726 0.631597589768717-0.750128454448713 0.611414414044702-0.766668525415298 0.616886836945923-0.814515079669945 58.63818359375-79.2397460937536 0.598567361599635-0.827965799337107 0.554415592825535-0.808746780618094 0.532701840784284-0.823211244787672 0.533426105474064-0.871359191867668 50.86279296875-85.19873046875 0.29947259414439-0.510063511002954 0.427940693107303-0.757698586130573 0.395127387559114-0.735774885681167 0.378349897586304-0.744541261308768 0.37760822319251-0.783997713020653 42.63330078125-90.7036132812464 0.423405889994683-0.927405925758649 0.384020712532219-0.899928746770456 0.35999298464958-0.909806961899449 0.351322706343126-0.957040571145626 33.94970703125-95.7543945312536 0.328926289364972-0.961360134213464 0.29263794106555-0.930218515906745 0.267921552278494-0.93763612010298 0.254777123003805-0.983612946776702 24.8120117187482-100.35107421875 0.23164619268573-0.983152825825528 0.19892269288539-0.948776084995188 0.173896987063927-0.953680310736672 0.15656907522316-0.997865503060893 15.2202148437518-104.49365234375 0.133444585228062-0.991788981795253 0.104717330843414-0.954707891767612 0.0798010349481046-0.957112675088865 0.0586956975421344-0.999003331737185 5.17431640624818-108.18212890625 0.0462461496317701-1.93489002627757-0.0462461496317701-1.93489002627757-5.17431640624818-108.18212890625-0.0586956975421344-0.999003331737185-0.0798010349481046-0.957112675088865-0.104717330843414-0.954707891767612-0.133444585228062-0.991788981795253-15.2202148437518-104.49365234375-0.15656907522316-0.997865503060893-0.173896987063927-0.953680310736672-0.19892269288539-0.948776084995188-0.23164619268573-0.983152825825528-24.8120117187482-100.35107421875-0.254777123003805-0.983612946776702-0.267921552278494-0.93763612010298-0.29263794106555-0.930218515906745-0.328926289364972-0.961360134213464-33.94970703125-95.75439453125-0.351322706343126-0.957040571149264-0.35999298464958-0.909806961899449-0.384020712532219-0.89992874676318-0.423405889994683-0.927405925762287-42.63330078125-90.7036132812464-0.37760822319251-0.783997713020653-0.378349897586304-0.744541261308768-0.395127387559114-0.735774885677529-0.427940693107303-0.757698586134211-0.29947259414439-0.510063511002954-50.86279296875-85.19873046875-0.533426105474064-0.87135919186403-0.532701840784284-0.82321124479131-0.554415592825535-0.808746780614456-0.598567361599635-0.827965799340745-58.63818359375-79.2397460937536-0.616886836945923-0.814515079666307-0.611414414044702-0.766668525422574-0.631597589768717-0.750128454441438-0.677436364116147-0.764894866748364-65.95947265625-72.82666015625-0.694272567477128-0.749626226373948-0.684103343094648-0.702554562725709-0.702554562726618-0.684103343097377-0.749626226375767-0.694272567478038-72.82666015625-65.95947265625-0.764894866749273-0.677436364116147-0.750128454445076-0.631597589766898-0.766668525418936-0.61141441404834-0.814515079668126-0.616886836942285-79.2397460937509-58.6381835937464-0.827965799338017-0.598567361601454-0.808746780615365-0.554415592825535-0.8232112447904-0.532701840784284-0.87135919186403-0.533426105474064-85.19873046875-50.8627929687536-0.510063511003864-0.299472594142571-0.757698586131482-0.427940693109122-0.735774885679348-0.395127387560933-0.744541261308768-0.378349897586304-0.783997713021563-0.37760822319251-90.70361328125-42.63330078125-0.927405925759558-0.423405889992864-0.899928746768637-0.384020712535857-0.90980696189763-0.359992984653218-0.957040571149264-0.351322706337669-95.75439453125-33.9497070312464-0.961360134208917-0.328926289366791-0.930218515907654-0.292637941063731-0.937636120098432-0.267921552276675-0.98361294678125-0.254777123001986-100.351074218749-24.8120117187536-0.983152825826437-0.231646192689368-0.948776084993369-0.19892269288539-0.953680310738491-0.173896987067565-0.997865503061803-0.156569075217703-104.49365234375-15.22021484375-0.991788981792524-0.133444585226243-0.954707891772159-0.104717330847052-0.957112675086137-0.0798010349462857-0.999003331737185-0.0586956975421344-108.18212890625-5.17431640625-1.93489002627939-0.0462461496317701-1.93489002627939 0.0462461496317701-108.18212890625 5.17431640625-0.999003331737185 0.0586956975421344-0.957112675086137 0.0798010349462857-0.954707891772159 0.104717330847052-0.991788981792524 0.133444585226243-104.49365234375 15.22021484375-0.997865503061803 0.156569075217703-0.953680310738491 0.173896987067565-0.948776084993369 0.19892269288539-0.983152825826437 0.231646192689368-100.35107421875 24.8120117187536-0.98361294678125 0.254777123001986-0.937636120098432 0.267921552276675-0.930218515907654 0.292637941063731-0.961360134208917 0.328926289366791-95.7543945312509 33.9497070312464-0.957040571149264 0.351322706337669-0.90980696189763 0.359992984653218-0.899928746768637 0.384020712535857-0.927405925759558 0.423405889992864-90.70361328125 42.63330078125-0.783997713021563 0.37760822319251-0.744541261308768 0.378349897586304-0.735774885679348 0.395127387560933-0.757698586131482 0.427940693109122-0.510063511003864 0.299472594142571-85.1987304687491 50.8627929687536-0.871359191863121 0.533426105474064-0.82321124479131 0.532701840784284-0.808746780614456 0.554415592825535-0.827965799338926 0.598567361601454-79.23974609375 58.6381835937464-0.814515079668126 0.616886836942285-0.766668525418936 0.61141441404834-0.750128454445076 0.631597589766898-0.764894866749273 0.677436364116147-72.82666015625 65.95947265625-0.749626226375767 0.694272567478038-0.702554562726618 0.684103343097377-0.684103343094648 0.702554562725709-0.694272567477128 0.749626226373948-65.9594726562509 72.82666015625-0.677436364115238 0.764894866748364-0.631597589768717 0.750128454441438-0.611414414044702 0.766668525422574-0.616886836945923 0.814515079666307-58.6381835937491 79.2397460937536-0.598567361600544 0.827965799340745-0.554415592825535 0.808746780614456-0.532701840782465 0.82321124479131-0.533426105475883 0.87135919186403-50.86279296875 85.19873046875-0.299472594143481 0.510063511002954-0.427940693108212 0.757698586134211-0.395127387559114 0.735774885677529-0.378349897586304 0.744541261308768-0.37760822319251 0.783997713020653-42.6333007812509 90.7036132812464-0.423405889993774 0.927405925762287-0.384020712534038 0.89992874676318-0.359992984650489 0.909806961899449-0.351322706341307 0.957040571149264-33.9497070312491 95.75439453125-0.328926289364972 0.961360134213464-0.29263794106555 0.930218515906745-0.267921552276675 0.93763612010298-0.254777123004715 0.983612946776702-24.81201171875 100.35107421875-0.23164619268664 0.983152825825528-0.198922692886299 0.948776084995188-0.173896987064836 0.953680310736672-0.156569075221341 0.997865503060893-15.2202148437509 104.49365234375-0.133444585228972 0.991788981795253-0.104717330842504 0.954707891767612-0.0798010349481046 0.957112675088865-0.0586956975421344 0.999003331737185-5.17431640624909 108.18212890625-0.0462461496317701 1.93489002627757 0.0462461496317701 1.93489002627757 5.17431640624909 108.18212890625 0.0586956975421344 0.999003331737185 0.0798010349481046 0.957112675088865 0.104717330842504 0.954707891767612 0.133444585228972 0.991788981795253 15.2202148437509 104.49365234375 0.156569075221341 0.997865503060893 0.173896987064836 0.953680310736672 0.198922692886299 0.948776084995188 0.23164619268664 0.983152825825528 24.81201171875 100.35107421875 0.254777123002896 0.983612946776702 0.267921552278494 0.93763612010298 0.29263794106555 0.930218515906745 0.328926289364972 0.961360134213464 33.9497070312491 95.7543945312536 0.351322706341307 0.957040571145626 0.359992984650489 0.909806961899449 0.384020712534038 0.899928746770456 0.423405889993774 0.927405925758649 42.6333007812509 90.7036132812464 0.37760822319251 0.783997713020653 0.378349897586304 0.744541261308768 0.395127387559114 0.735774885681167 0.427940693108212 0.757698586130573 0.299472594143481 0.510063511002954 50.86279296875 85.19873046875 0.533426105475883 0.871359191867668 0.532701840782465 0.823211244787672 0.554415592825535 0.808746780618094 0.598567361600544 0.827965799337107 58.6381835937491 79.2397460937536 0.616886836945923 0.814515079669945 0.611414414044702 0.766668525415298 0.631597589768717 0.750128454448713 0.677436364116147 0.764894866744726 65.9594726562509 72.8266601562464 0.694272567477128 0.749626226373948 0.684103343093739 0.702554562725709 0.702554562726618 0.684103343097377 0.749626226374858 0.694272567478038 72.82666015625 65.9594726562536 0.764894866748364 0.677436364116147 0.750128454445076 0.631597589766898 0.766668525418936 0.611414414044702 0.814515079669036 0.616886836945923 79.23974609375 58.63818359375 0.827965799338926 0.598567361601454 0.808746780615365 0.554415592825535 0.82321124479131 0.532701840784284 0.87135919186403 0.533426105474064 85.1987304687491 50.86279296875 0.510063511002954 0.299472594142571 0.757698586131482 0.42794069311276 0.735774885679348 0.395127387557295 0.744541261309678 0.378349897586304 0.783997713021563 0.37760822319251 90.70361328125 42.6333007812464 0.927405925759558 0.423405889992864 0.899928746767728 0.384020712535857 0.90980696189763 0.359992984645942 0.957040571148355 0.351322706341307 95.7543945312509 33.94970703125 0.961360134209826 0.328926289366791 0.930218515907654 0.292637941067369 0.937636120098432 0.267921552276675 0.983612946782159 0.254777123001986 100.35107421875 24.81201171875 0.983152825825528 0.231646192689368 0.948776084993369 0.19892269288539 0.953680310738491 0.173896987067565 0.997865503061803 0.156569075217703 104.49365234375 15.22021484375 0.991788981792524 0.133444585226243 0.954707891772159 0.104717330847052 0.957112675086137 0.0798010349462857 0.999003331737185 0.0586956975421344 108.18212890625 5.17431640625zM7800.36286259121-18882.3401309546l87.0815295302828 40.9308174906364 81.7585991914348 48.8090688817756 76.0181235005757 56.2541515088269 69.8560249037255 63.2689533561716 63.2689533561479 69.8560249037 56.2541515088633 76.0181235006239 48.8090688817629 81.7585991914166 40.9308174906291 87.0815295302673 32.6155912544928 91.9915506186262 23.8581897442673 96.4933838050274 14.651784673455 100.591122372491 4.98800435558405 104.286805795073-4.98800435558405 104.286805795073-14.651784673455 100.591122372491-23.8581897442673 96.4933838050274-32.6155912544928 91.9915506186299-40.9308174906291 87.0815295302673-48.8090688817629 81.7585991914166-56.2541515088633 76.0181235006239-63.2689533561434 69.8560249036891-69.8560249037319 63.2689533561825-76.018123500583 56.2541515088342-81.7585991914229 48.8090688817683-87.08152953031 40.9308174906437-91.9915506185944 32.6155912544818-96.4933838050174 23.8581897442673-100.591122372505 14.6517846734569-104.286805795072 4.98800435558223-104.286805795072-4.98800435558223-100.591122372505-14.6517846734569-96.4933838050183-23.8581897442673-91.9915506185953-32.6155912544818-87.08152953031-40.9308174906437-81.758599191422-48.8090688817647-76.0181235005821-56.2541515088378-69.8560249037364-63.2689533561861-63.2689533561361-69.8560249036782-56.2541515088615-76.0181235006239-48.8090688817683-81.7585991914239-40.9308174906291-87.0815295302673-32.6155912544955-91.9915506186371-23.8581897442655-96.4933838050129-14.6517846734541-100.591122372498-4.98800435558405-104.286805795073 4.98800435558405-104.286805795073 14.6517846734541-100.591122372498 23.8581897442655-96.4933838050129 32.6155912544955-91.9915506186335 40.9308174906291-87.0815295302673 48.8090688817683-81.7585991914239 56.2541515088578-76.0181235006166 63.2689533561488-69.8560249037 69.8560249037255-63.2689533561716 76.0181235005757-56.2541515088269 81.758599191433-48.8090688817756 87.0815295302828-40.9308174906364 91.991550618649-32.6155912544964 96.4933838049919-23.8581897442637 100.591122372502-14.6517846734569 104.286805795072-4.98800435558223 104.286805795072 4.98800435558223 100.591122372502 14.6517846734569 96.493383804991 23.8581897442637z"/>
            <dr3d:extrude draw:style-name="gr34" draw:layer="layout" svg:viewBox="8022 -20686 2069 2069" svg:d="M9056-18617l108.18212890625-5.17431640625 104.49365234375-15.22021484375 100.35107421875-24.81201171875 95.75439453125-33.94970703125 90.70361328125-42.63330078125 85.19873046875-50.86279296875 79.23974609375-58.63818359375 72.82666015625-65.95947265625 65.95947265625-72.82666015625 58.63818359375-79.23974609375 50.86279296875-85.19873046875 42.63330078125-90.70361328125 33.94970703125-95.75439453125 24.81201171875-100.35107421875 15.22021484375-104.49365234375 5.17431640625-108.18212890625-5.17431640625-108.18212890625-15.22021484375-104.49365234375-24.81201171875-100.35107421875-33.94970703125-95.75439453125-42.63330078125-90.70361328125-50.86279296875-85.19873046875-58.63818359375-79.23974609375-65.95947265625-72.82666015625-72.82666015625-65.95947265625-79.23974609375-58.63818359375-85.19873046875-50.86279296875-90.70361328125-42.63330078125-95.75439453125-33.94970703125-100.35107421875-24.81201171875-104.49365234375-15.22021484375-108.18212890625-5.17431640625-108.18212890625 5.17431640625-104.49365234375 15.22021484375-100.35107421875 24.81201171875-95.75439453125 33.94970703125-90.70361328125 42.63330078125-85.19873046875 50.86279296875-79.23974609375 58.63818359375-72.82666015625 65.95947265625-65.95947265625 72.82666015625-58.63818359375 79.23974609375-50.86279296875 85.19873046875-42.63330078125 90.70361328125-33.94970703125 95.75439453125-24.81201171875 100.35107421875-15.22021484375 104.49365234375-5.17431640625 108.18212890625 5.17431640625 108.18212890625 15.22021484375 104.49365234375 24.81201171875 100.35107421875 33.94970703125 95.75439453125 42.63330078125 90.70361328125 50.86279296875 85.19873046875 58.63818359375 79.23974609375 65.95947265625 72.82666015625 72.82666015625 65.95947265625 79.23974609375 58.63818359375 85.19873046875 50.86279296875 90.70361328125 42.63330078125 95.75439453125 33.94970703125 100.35107421875 24.81201171875 104.49365234375 15.22021484375zM8022-18617zM10091-20686z"/>
            <dr3d:extrude draw:style-name="gr35" draw:layer="layout" svg:viewBox="7981.5 -20725.5 2149 2149" svg:d="M9056-18576.5l1.93489002627939-0.0462461496317701 108.182128906252-5.17431640625 0.999003331737185-0.0586956975421344 0.957112675087046-0.0798010349462857 0.95470789177125-0.104717330847052 0.991788981791615-0.133444585226243 104.49365234375-15.22021484375 0.997865503062712-0.156569075217703 0.953680310738491-0.173896987067565 0.948776084993369-0.19892269288539 0.983152825827347-0.231646192689368 100.35107421875-24.8120117187536 0.98361294678034-0.254777123001986 0.937636120099342-0.267921552276675 0.930218515906745-0.292637941063731 0.961360134209826-0.328926289366791 95.75439453125-33.9497070312464 0.957040571149264-0.351322706337669 0.90980696189763-0.359992984653218 0.899928746768637-0.384020712535857 0.927405925758649-0.423405889992864 90.70361328125-42.63330078125 0.783997713020653-0.37760822319251 0.744541261308768-0.378349897586304 0.735774885677529-0.395127387560933 0.757698586134211-0.427940693109122 0.510063511002954-0.299472594142571 85.19873046875-50.86279296875 0.871359191862211-0.533426105477702 0.82321124479131-0.532701840784284 0.808746780616275-0.554415592821897 0.827965799340745-0.598567361601454 79.23974609375-58.63818359375 0.814515079668126-0.616886836942285 0.766668525418936-0.61141441404834 0.750128454445076-0.631597589766898 0.764894866748364-0.677436364116147 72.8266601562482-65.95947265625 0.749626226373948-0.694272567478038 0.702554562729347-0.684103343097377 0.684103343093739-0.702554562725709 0.694272567476219-0.749626226373948 65.9594726562518-72.82666015625 0.677436364116147-0.764894866748364 0.631597589768717-0.750128454441438 0.611414414044702-0.766668525422574 0.616886836945923-0.814515079666307 58.6381835937482-79.2397460937536 0.598567361601454-0.827965799340745 0.554415592825535-0.808746780614456 0.532701840780646-0.82321124479131 0.533426105475883-0.87135919186403 50.8627929687518-85.19873046875 0.29947259414439-0.510063511002954 0.427940693107303-0.757698586134211 0.395127387559114-0.735774885677529 0.378349897586304-0.744541261308768 0.37760822319251-0.783997713020653 42.63330078125-90.7036132812464 0.423405889994683-0.927405925762287 0.384020712532219-0.89992874676318 0.35999298464958-0.909806961899449 0.351322706343126-0.957040571149264 33.94970703125-95.75439453125 0.328926289364972-0.961360134213464 0.29263794106555-0.930218515906745 0.267921552278494-0.93763612010298 0.254777123003805-0.983612946776702 24.8120117187482-100.35107421875 0.23164619268573-0.983152825825528 0.19892269288539-0.948776084995188 0.173896987063927-0.953680310736672 0.15656907522316-0.997865503060893 15.2202148437518-104.49365234375 0.133444585228062-0.991788981795253 0.104717330843414-0.954707891767612 0.0798010349481046-0.957112675088865 0.0586956975421344-0.999003331737185 5.17431640624818-108.18212890625 0.0462461496317701-1.93489002627757-0.0462461496317701-1.93489002627757-5.17431640624818-108.182128906254-0.0586956975421344-0.999003331737185-0.0798010349481046-0.957112675085227-0.104717330843414-0.954707891774888-0.133444585228062-0.991788981791615-15.2202148437518-104.49365234375-0.15656907522316-0.997865503060893-0.173896987063927-0.95368031074031-0.19892269288539-0.94877608499155-0.23164619268573-0.983152825825528-24.8120117187482-100.351074218746-0.254777123003805-0.983612946776702-0.267921552278494-0.93763612010298-0.29263794106555-0.930218515906745-0.328926289364972-0.961360134213464-33.94970703125-95.7543945312536-0.351322706343126-0.957040571145626-0.35999298464958-0.909806961899449-0.384020712532219-0.899928746770456-0.423405889994683-0.927405925758649-42.63330078125-90.7036132812464-0.37760822319251-0.783997713020653-0.378349897586304-0.744541261308768-0.395127387559114-0.735774885681167-0.427940693107303-0.757698586130573-0.29947259414439-0.510063511002954-50.8627929687518-85.19873046875-0.533426105475883-0.871359191867668-0.532701840780646-0.823211244787672-0.554415592825535-0.808746780618094-0.598567361601454-0.827965799337107-58.6381835937482-79.23974609375-0.616886836945923-0.814515079666307-0.611414414044702-0.766668525422574-0.631597589768717-0.750128454441438-0.677436364116147-0.764894866748364-65.9594726562518-72.82666015625-0.694272567476219-0.749626226373948-0.684103343095558-0.702554562725709-0.702554562727528-0.684103343097377-0.749626226373948-0.694272567478038-72.8266601562482-65.9594726562536-0.764894866750183-0.677436364116147-0.750128454445076-0.631597589766898-0.766668525418936-0.611414414044702-0.814515079668126-0.616886836945923-79.23974609375-58.6381835937464-0.827965799338926-0.598567361601454-0.808746780616275-0.554415592821897-0.82321124479131-0.532701840784284-0.871359191862211-0.533426105477702-85.19873046875-50.86279296875-0.510063511002954-0.299472594142571-0.757698586130573-0.427940693109122-0.735774885677529-0.395127387557295-0.744541261308768-0.378349897586304-0.783997713022472-0.37760822319251-90.70361328125-42.6333007812536-0.927405925760468-0.423405889992864-0.899928746766818-0.384020712535857-0.909806961899449-0.359992984653218-0.957040571149264-0.351322706341307-95.75439453125-33.9497070312464-0.961360134209826-0.328926289363153-0.930218515906745-0.292637941067369-0.937636120101161-0.267921552276675-0.98361294678034-0.254777123001986-100.35107421875-24.81201171875-0.983152825825528-0.231646192689368-0.948776084993369-0.19892269288539-0.95368031074031-0.173896987067565-0.997865503060893-0.156569075217703-104.49365234375-15.22021484375-0.991788981791615-0.133444585226243-0.95470789177125-0.104717330847052-0.957112675087046-0.0798010349462857-0.999003331737185-0.0586956975421344-108.182128906252-5.17431640625-1.93489002627939-0.0462461496317701-1.93489002627939 0.0462461496317701-108.182128906248 5.17431640625-0.999003331737185 0.0586956975421344-0.957112675085227 0.0798010349462857-0.95470789177125 0.104717330847052-0.991788981793434 0.133444585226243-104.49365234375 15.22021484375-0.997865503060893 0.156569075217703-0.95368031074031 0.173896987067565-0.948776084993369 0.19892269288539-0.983152825825528 0.231646192689368-100.35107421875 24.81201171875-0.98361294678034 0.254777123001986-0.937636120101161 0.267921552276675-0.930218515906745 0.292637941067369-0.961360134209826 0.328926289363153-95.75439453125 33.9497070312464-0.957040571149264 0.351322706341307-0.909806961899449 0.359992984653218-0.899928746766818 0.384020712535857-0.927405925760468 0.423405889992864-90.70361328125 42.6333007812536-0.783997713022472 0.37760822319251-0.744541261308768 0.378349897586304-0.735774885677529 0.395127387557295-0.757698586130573 0.427940693109122-0.510063511002954 0.299472594142571-85.19873046875 50.86279296875-0.871359191862211 0.533426105477702-0.82321124479131 0.532701840784284-0.808746780616275 0.554415592821897-0.827965799338926 0.598567361601454-79.2397460937518 58.6381835937464-0.814515079668126 0.616886836945923-0.766668525418936 0.611414414044702-0.750128454446894 0.631597589766898-0.764894866748364 0.677436364116147-72.82666015625 65.9594726562536-0.749626226373948 0.694272567478038-0.702554562729347 0.684103343097377-0.684103343093739 0.702554562725709-0.694272567476219 0.749626226373948-65.9594726562482 72.82666015625-0.677436364116147 0.764894866748364-0.631597589766898 0.750128454445076-0.611414414044702 0.766668525418936-0.616886836945923 0.814515079666307-58.6381835937509 79.23974609375-0.598567361600544 0.827965799337107-0.554415592825535 0.808746780618094-0.532701840782465 0.823211244787672-0.533426105475883 0.871359191867668-50.86279296875 85.19873046875-0.299472594143481 0.510063511002954-0.427940693108212 0.757698586130573-0.395127387559114 0.735774885681167-0.378349897586304 0.744541261308768-0.37760822319251 0.783997713020653-42.6333007812509 90.7036132812464-0.423405889993774 0.927405925758649-0.384020712534038 0.899928746770456-0.359992984650489 0.909806961899449-0.351322706341307 0.957040571145626-33.9497070312491 95.7543945312536-0.328926289364972 0.961360134209826-0.29263794106555 0.930218515906745-0.267921552278494 0.937636120099342-0.254777123002896 0.98361294678034-24.81201171875 100.351074218746-0.23164619268664 0.983152825825528-0.198922692886299 0.948776084995188-0.173896987064836 0.95368031074031-0.156569075221341 0.997865503060893-15.2202148437509 104.49365234375-0.133444585228972 0.991788981791615-0.104717330842504 0.954707891774888-0.0798010349481046 0.957112675085227-0.0586956975421344 0.999003331737185-5.17431640624909 108.182128906254-0.0462461496317701 1.93489002627757 0.0462461496317701 1.93489002627757 5.17431640624909 108.18212890625 0.0586956975421344 0.999003331737185 0.0798010349481046 0.957112675088865 0.104717330842504 0.954707891767612 0.133444585228972 0.991788981795253 15.2202148437509 104.49365234375 0.156569075221341 0.997865503060893 0.173896987064836 0.953680310736672 0.198922692886299 0.948776084995188 0.23164619268664 0.983152825825528 24.81201171875 100.35107421875 0.254777123004715 0.983612946776702 0.267921552276675 0.93763612010298 0.29263794106555 0.930218515906745 0.328926289364972 0.961360134213464 33.9497070312491 95.75439453125 0.351322706341307 0.957040571149264 0.359992984650489 0.909806961899449 0.384020712534038 0.89992874676318 0.423405889993774 0.927405925762287 42.6333007812509 90.7036132812464 0.37760822319251 0.783997713020653 0.378349897586304 0.744541261308768 0.395127387559114 0.735774885677529 0.427940693108212 0.757698586134211 0.299472594143481 0.510063511002954 50.86279296875 85.19873046875 0.533426105475883 0.87135919186403 0.532701840782465 0.82321124479131 0.554415592825535 0.808746780614456 0.598567361600544 0.827965799340745 58.6381835937491 79.2397460937536 0.616886836945923 0.814515079666307 0.611414414044702 0.766668525418936 0.631597589768717 0.750128454445076 0.677436364116147 0.764894866748364 65.9594726562482 72.82666015625 0.694272567476219 0.749626226373948 0.684103343095558 0.702554562725709 0.702554562727528 0.684103343097377 0.749626226375767 0.694272567478038 72.82666015625 65.95947265625 0.764894866748364 0.677436364116147 0.750128454445076 0.631597589766898 0.766668525418936 0.61141441404834 0.814515079668126 0.616886836942285 79.2397460937518 58.63818359375 0.827965799338926 0.598567361601454 0.808746780616275 0.554415592821897 0.82321124479131 0.532701840784284 0.871359191862211 0.533426105477702 85.19873046875 50.86279296875 0.510063511002954 0.299472594142571 0.757698586134211 0.427940693109122 0.735774885677529 0.395127387560933 0.744541261308768 0.378349897586304 0.783997713020653 0.37760822319251 90.70361328125 42.63330078125 0.927405925758649 0.423405889992864 0.899928746768637 0.384020712535857 0.90980696189763 0.359992984653218 0.957040571149264 0.351322706337669 95.75439453125 33.9497070312464 0.961360134209826 0.328926289366791 0.930218515906745 0.292637941063731 0.937636120099342 0.267921552276675 0.98361294678034 0.254777123001986 100.35107421875 24.8120117187536 0.983152825827347 0.231646192689368 0.948776084993369 0.19892269288539 0.953680310738491 0.173896987067565 0.997865503062712 0.156569075217703 104.49365234375 15.22021484375 0.991788981793434 0.133444585226243 0.95470789177125 0.104717330847052 0.957112675085227 0.0798010349462857 0.999003331737185 0.0586956975421344 108.182128906248 5.17431640625zM9449.36286259124-20568.3401309546l87.08152953024 40.9308174906146 81.7585991914475 48.8090688817829 76.018123500573 56.2541515088269 69.8560249037328 63.2689533561861 63.2689533561406 69.8560249036855 56.2541515088669 76.0181235006276 48.8090688817665 81.7585991914166 40.9308174906273 87.0815295302673 32.6155912544928 91.9915506186299 23.8581897442673 96.4933838050238 14.651784673455 100.591122372491 4.98800435558405 104.286805795076-4.98800435558405 104.286805795073-14.651784673455 100.591122372491-23.8581897442673 96.4933838050274-32.6155912544928 91.9915506186262-40.9308174906273 87.0815295302673-48.8090688817665 81.7585991914166-56.2541515088669 76.0181235006312-63.2689533561406 69.8560249036855-69.8560249037237 63.2689533561752-76.018123500593 56.2541515088415-81.7585991914148 48.8090688817647-87.0815295302855 40.9308174906328-91.9915506186517 32.6155912545-96.4933838049947 23.8581897442637-100.591122372498 14.6517846734569-104.286805795075 4.98800435558223-104.286805795071-4.98800435558223-100.591122372498-14.6517846734569-96.4933838049947-23.8581897442637-91.9915506186517-32.6155912545-87.0815295302855-40.9308174906328-81.7585991914257-48.8090688817683-76.0181235005857-56.2541515088378-69.8560249037164-63.2689533561643-63.2689533561443-69.8560249036964-56.2541515088688-76.0181235006312-48.8090688817638-81.7585991914166-40.9308174906291-87.0815295302673-32.6155912544955-91.9915506186335-23.8581897442655-96.4933838050129-14.6517846734541-100.591122372498-4.98800435558405-104.286805795073 4.98800435558405-104.286805795076 14.6517846734532-100.591122372491 23.85818974427-96.4933838050238 32.6155912544918-91.9915506186299 40.9308174906291-87.0815295302673 48.8090688817711-81.7585991914311 56.2541515088506-76.0181235006021 63.2689533561479-69.8560249037 69.8560249037346-63.2689533561825 76.0181235005748-56.2541515088269 81.7585991914475-48.8090688817829 87.08152953024-40.9308174906146 91.991550618679-32.6155912545073 96.4933838049856-23.85818974426 100.591122372503-14.6517846734569 104.286805795071-4.98800435558223 104.286805795075 4.98800435558223 100.591122372503 14.6517846734569 96.4933838049856 23.85818974426z"/>
            <dr3d:extrude draw:style-name="gr36" draw:layer="layout" svg:viewBox="9672 -22334 2069 2069" svg:d="M10706-20265l108.18212890625-5.17431640625 104.49365234375-15.22021484375 100.35107421875-24.81201171875 95.75439453125-33.94970703125 90.70361328125-42.63330078125 85.19873046875-50.86279296875 79.23974609375-58.63818359375 72.82666015625-65.95947265625 65.95947265625-72.82666015625 58.63818359375-79.23974609375 50.86279296875-85.19873046875 42.63330078125-90.70361328125 33.94970703125-95.75439453125 24.81201171875-100.35107421875 15.22021484375-104.49365234375 5.17431640625-108.18212890625-5.17431640625-108.18212890625-15.22021484375-104.49365234375-24.81201171875-100.35107421875-33.94970703125-95.75439453125-42.63330078125-90.70361328125-50.86279296875-85.19873046875-58.63818359375-79.23974609375-65.95947265625-72.82666015625-72.82666015625-65.95947265625-79.23974609375-58.63818359375-85.19873046875-50.86279296875-90.70361328125-42.63330078125-95.75439453125-33.94970703125-100.35107421875-24.81201171875-104.49365234375-15.22021484375-108.18212890625-5.17431640625-108.18212890625 5.17431640625-104.49365234375 15.22021484375-100.35107421875 24.81201171875-95.75439453125 33.94970703125-90.70361328125 42.63330078125-85.19873046875 50.86279296875-79.23974609375 58.63818359375-72.82666015625 65.95947265625-65.95947265625 72.82666015625-58.63818359375 79.23974609375-50.86279296875 85.19873046875-42.63330078125 90.70361328125-33.94970703125 95.75439453125-24.81201171875 100.35107421875-15.22021484375 104.49365234375-5.17431640625 108.18212890625 5.17431640625 108.18212890625 15.22021484375 104.49365234375 24.81201171875 100.35107421875 33.94970703125 95.75439453125 42.63330078125 90.70361328125 50.86279296875 85.19873046875 58.63818359375 79.23974609375 65.95947265625 72.82666015625 72.82666015625 65.95947265625 79.23974609375 58.63818359375 85.19873046875 50.86279296875 90.70361328125 42.63330078125 95.75439453125 33.94970703125 100.35107421875 24.81201171875 104.49365234375 15.22021484375zM9672-20265zM11741-22334z"/>
            <dr3d:extrude draw:style-name="gr37" draw:layer="layout" svg:viewBox="9631.5 -22373.5 2149 2149" svg:d="M10706-20224.5l1.93489002627939-0.0462461496317701 108.18212890625-5.17431640625 0.999003331737185-0.0586956975421344 0.957112675085227-0.0798010349462857 0.95470789177125-0.104717330847052 0.991788981793434-0.133444585226243 104.493652343752-15.22021484375 0.997865503060893-0.156569075217703 0.953680310738491-0.173896987067565 0.948776084995188-0.19892269288539 0.983152825825528-0.231646192689368 100.351074218748-24.81201171875 0.98361294678034-0.254777123001986 0.937636120101161-0.267921552276675 0.930218515906745-0.292637941067369 0.961360134209826-0.328926289366791 95.75439453125-33.94970703125 0.957040571149264-0.351322706341307 0.909806961895811-0.359992984645942 0.899928746770456-0.384020712535857 0.927405925758649-0.423405889992864 90.70361328125-42.6333007812464 0.783997713020653-0.37760822319251 0.744541261308768-0.378349897586304 0.735774885677529-0.395127387557295 0.757698586134211-0.42794069311276 0.510063511002954-0.299472594142571 85.19873046875-50.86279296875 0.87135919186403-0.533426105474064 0.82321124479131-0.532701840784284 0.808746780616275-0.554415592825535 0.827965799338926-0.598567361601454 79.23974609375-58.6381835937536 0.814515079668126-0.616886836942285 0.766668525417117-0.61141441404834 0.750128454445076-0.631597589766898 0.764894866748364-0.677436364116147 72.82666015625-65.95947265625 0.749626226377586-0.694272567478038 0.702554562725709-0.684103343097377 0.684103343093739-0.702554562725709 0.694272567478038-0.749626226373948 65.95947265625-72.8266601562464 0.677436364116147-0.764894866744726 0.631597589768717-0.750128454448713 0.611414414044702-0.766668525415298 0.616886836945923-0.814515079669945 58.63818359375-79.2397460937536 0.598567361599635-0.827965799337107 0.554415592825535-0.808746780618094 0.532701840784284-0.823211244787672 0.533426105474064-0.871359191867668 50.86279296875-85.19873046875 0.29947259414439-0.510063511002954 0.427940693107303-0.757698586130573 0.395127387559114-0.735774885681167 0.378349897586304-0.744541261308768 0.37760822319251-0.783997713020653 42.63330078125-90.70361328125 0.423405889994683-0.927405925762287 0.384020712532219-0.89992874676318 0.35999298464958-0.909806961899449 0.351322706343126-0.957040571149264 33.9497070312518-95.75439453125 0.328926289363153-0.961360134213464 0.292637941067369-0.930218515906745 0.267921552278494-0.93763612010298 0.254777123003805-0.983612946776702 24.8120117187482-100.35107421875 0.23164619268573-0.983152825825528 0.19892269288539-0.948776084995188 0.173896987065746-0.953680310736672 0.156569075221341-0.997865503060893 15.22021484375-104.49365234375 0.133444585228062-0.991788981795253 0.104717330843414-0.954707891767612 0.0798010349481046-0.957112675088865 0.0586956975421344-0.999003331737185 5.17431640625-108.18212890625 0.0462461496317701-1.93489002627757-0.0462461496317701-1.93489002627757-5.17431640625-108.18212890625-0.0586956975421344-0.999003331737185-0.0798010349481046-0.957112675088865-0.104717330843414-0.954707891767612-0.133444585228062-0.991788981795253-15.22021484375-104.49365234375-0.156569075221341-0.997865503060893-0.173896987065746-0.953680310736672-0.19892269288539-0.948776084995188-0.23164619268573-0.983152825825528-24.8120117187482-100.35107421875-0.254777123003805-0.983612946776702-0.267921552278494-0.93763612010298-0.292637941067369-0.930218515906745-0.328926289363153-0.961360134213464-33.9497070312518-95.75439453125-0.351322706343126-0.957040571149264-0.35999298464958-0.909806961899449-0.384020712532219-0.89992874676318-0.423405889994683-0.927405925762287-42.63330078125-90.70361328125-0.37760822319251-0.783997713020653-0.378349897586304-0.744541261308768-0.395127387559114-0.735774885681167-0.427940693107303-0.757698586130573-0.29947259414439-0.510063511002954-50.86279296875-85.19873046875-0.533426105474064-0.871359191867668-0.532701840784284-0.823211244787672-0.554415592825535-0.808746780618094-0.598567361601454-0.827965799337107-58.63818359375-79.23974609375-0.616886836945923-0.814515079666307-0.611414414044702-0.766668525418936-0.631597589766898-0.750128454445076-0.677436364116147-0.764894866748364-65.95947265625-72.82666015625-0.694272567478038-0.749626226373948-0.684103343093739-0.702554562725709-0.702554562725709-0.684103343097377-0.749626226377586-0.694272567478038-72.82666015625-65.95947265625-0.764894866748364-0.677436364116147-0.750128454445076-0.631597589766898-0.766668525418936-0.61141441404834-0.814515079668126-0.616886836942285-79.23974609375-58.6381835937464-0.827965799337107-0.598567361601454-0.808746780616275-0.554415592825535-0.823211244789491-0.532701840784284-0.87135919186403-0.533426105474064-85.19873046875-50.8627929687536-0.510063511004773-0.299472594142571-0.757698586134211-0.427940693109122-0.735774885677529-0.395127387560933-0.744541261308768-0.378349897586304-0.783997713020653-0.37760822319251-90.70361328125-42.63330078125-0.927405925758649-0.423405889992864-0.899928746768637-0.384020712535857-0.90980696189763-0.359992984645942-0.957040571149264-0.351322706341307-95.75439453125-33.94970703125-0.961360134209826-0.328926289366791-0.930218515906745-0.292637941067369-0.937636120101161-0.267921552276675-0.98361294678034-0.254777123001986-100.351074218748-24.81201171875-0.983152825825528-0.231646192689368-0.948776084995188-0.19892269288539-0.953680310738491-0.173896987067565-0.997865503060893-0.156569075217703-104.493652343752-15.22021484375-0.991788981793434-0.133444585226243-0.95470789177125-0.104717330847052-0.957112675085227-0.0798010349462857-0.999003331737185-0.0586956975421344-108.18212890625-5.17431640625-1.93489002627939-0.0462461496317701-1.93489002627939 0.0462461496317701-108.18212890625 5.17431640625-0.999003331737185 0.0586956975421344-0.957112675085227 0.0798010349462857-0.95470789177125 0.104717330847052-0.991788981793434 0.133444585226243-104.49365234375 15.22021484375-0.997865503060893 0.156569075217703-0.95368031074031 0.173896987067565-0.948776084993369 0.19892269288539-0.983152825825528 0.231646192689368-100.35107421875 24.81201171875-0.98361294678034 0.254777123001986-0.937636120101161 0.267921552276675-0.930218515906745 0.292637941067369-0.961360134209826 0.328926289366791-95.75439453125 33.94970703125-0.957040571149264 0.351322706341307-0.90980696189763 0.359992984645942-0.899928746768637 0.384020712535857-0.927405925758649 0.423405889992864-90.70361328125 42.63330078125-0.783997713020653 0.37760822319251-0.744541261308768 0.378349897586304-0.735774885677529 0.395127387560933-0.757698586134211 0.427940693109122-0.510063511004773 0.299472594142571-85.19873046875 50.8627929687536-0.87135919186403 0.533426105474064-0.823211244789491 0.532701840784284-0.808746780616275 0.554415592825535-0.827965799337107 0.598567361601454-79.23974609375 58.6381835937464-0.814515079668126 0.616886836942285-0.766668525418936 0.61141441404834-0.750128454445076 0.631597589766898-0.764894866748364 0.677436364116147-72.82666015625 65.95947265625-0.749626226377586 0.694272567478038-0.702554562725709 0.684103343097377-0.684103343093739 0.702554562725709-0.694272567478038 0.749626226373948-65.95947265625 72.82666015625-0.677436364116147 0.764894866748364-0.631597589766898 0.750128454445076-0.611414414044702 0.766668525418936-0.616886836945923 0.814515079666307-58.63818359375 79.23974609375-0.598567361601454 0.827965799337107-0.554415592825535 0.808746780618094-0.532701840784284 0.823211244787672-0.533426105474064 0.871359191867668-50.86279296875 85.19873046875-0.29947259414439 0.510063511002954-0.427940693107303 0.757698586130573-0.395127387559114 0.735774885681167-0.378349897586304 0.744541261308768-0.37760822319251 0.783997713020653-42.63330078125 90.70361328125-0.423405889994683 0.927405925762287-0.384020712532219 0.89992874676318-0.35999298464958 0.909806961899449-0.351322706343126 0.957040571149264-33.94970703125 95.75439453125-0.328926289364972 0.961360134213464-0.29263794106555 0.930218515906745-0.267921552278494 0.93763612010298-0.254777123003805 0.983612946776702-24.81201171875 100.35107421875-0.23164619268573 0.983152825825528-0.19892269288539 0.948776084995188-0.173896987065746 0.953680310736672-0.156569075221341 0.997865503060893-15.22021484375 104.49365234375-0.133444585228062 0.991788981795253-0.104717330843414 0.954707891767612-0.0798010349481046 0.957112675088865-0.0586956975421344 0.999003331737185-5.17431640625 108.18212890625-0.0462461496317701 1.93489002627757 0.0462461496317701 1.93489002627757 5.17431640625 108.18212890625 0.0586956975421344 0.999003331737185 0.0798010349481046 0.957112675088865 0.104717330843414 0.954707891767612 0.133444585228062 0.991788981795253 15.22021484375 104.49365234375 0.156569075221341 0.997865503060893 0.173896987065746 0.953680310736672 0.19892269288539 0.948776084995188 0.23164619268573 0.983152825825528 24.81201171875 100.35107421875 0.254777123003805 0.983612946776702 0.267921552278494 0.93763612010298 0.29263794106555 0.930218515906745 0.328926289364972 0.961360134213464 33.94970703125 95.75439453125 0.351322706343126 0.957040571149264 0.35999298464958 0.909806961899449 0.384020712532219 0.89992874676318 0.423405889994683 0.927405925762287 42.63330078125 90.70361328125 0.37760822319251 0.783997713020653 0.378349897586304 0.744541261308768 0.395127387559114 0.735774885681167 0.427940693107303 0.757698586130573 0.29947259414439 0.510063511002954 50.86279296875 85.19873046875 0.533426105474064 0.871359191867668 0.532701840784284 0.823211244787672 0.554415592825535 0.808746780618094 0.598567361599635 0.827965799337107 58.63818359375 79.2397460937536 0.616886836945923 0.814515079669945 0.611414414044702 0.766668525415298 0.631597589768717 0.750128454448713 0.677436364116147 0.764894866744726 65.95947265625 72.8266601562464 0.694272567478038 0.749626226373948 0.684103343093739 0.702554562725709 0.702554562725709 0.684103343097377 0.749626226377586 0.694272567478038 72.82666015625 65.95947265625 0.764894866748364 0.677436364116147 0.750128454445076 0.631597589766898 0.766668525417117 0.61141441404834 0.814515079668126 0.616886836942285 79.23974609375 58.6381835937536 0.827965799338926 0.598567361601454 0.808746780616275 0.554415592825535 0.82321124479131 0.532701840784284 0.87135919186403 0.533426105474064 85.19873046875 50.86279296875 0.510063511002954 0.299472594142571 0.757698586134211 0.42794069311276 0.735774885677529 0.395127387557295 0.744541261308768 0.378349897586304 0.783997713020653 0.37760822319251 90.70361328125 42.6333007812464 0.927405925758649 0.423405889992864 0.899928746770456 0.384020712535857 0.909806961895811 0.359992984645942 0.957040571149264 0.351322706341307 95.75439453125 33.94970703125 0.961360134209826 0.328926289366791 0.930218515906745 0.292637941067369 0.937636120101161 0.267921552276675 0.98361294678034 0.254777123001986 100.35107421875 24.81201171875 0.983152825825528 0.231646192689368 0.948776084993369 0.19892269288539 0.95368031074031 0.173896987067565 0.997865503060893 0.156569075217703 104.49365234375 15.22021484375 0.991788981791615 0.133444585226243 0.95470789177125 0.104717330847052 0.957112675087046 0.0798010349462857 0.999003331737185 0.0586956975421344 108.18212890625 5.17431640625zM11099.3628625912-22216.3401309546l87.0815295303091 40.9308174906473 81.7585991914421 48.8090688817829 76.0181235005766 56.2541515088269 69.8560249037164 63.2689533561643 63.268953356157 69.8560249037073 56.2541515088506 76.0181235006021 48.8090688817701 81.7585991914311 40.9308174906291 87.0815295302709 32.6155912544946 91.9915506186262 23.8581897442673 96.4933838050274 14.6517846734532 100.591122372491 4.98800435558587 104.286805795073-4.98800435558587 104.286805795073-14.6517846734532 100.591122372491-23.8581897442673 96.4933838050274-32.6155912544946 91.9915506186262-40.9308174906291 87.0815295302709-48.8090688817629 81.7585991914166-56.2541515088688 76.0181235006312-63.2689533561461 69.8560249036927-69.8560249037091 63.268953356157-76.0181235006021 56.2541515088524-81.7585991914148 48.8090688817647-87.0815295303164 40.9308174906437-91.9915506185916 32.6155912544818-96.4933838050165 23.8581897442673-100.591122372505 14.6517846734569-104.286805795073 4.98800435558223-104.286805795073-4.98800435558223-100.591122372503-14.6517846734569-96.4933838050183-23.8581897442673-91.9915506185916-32.6155912544818-87.0815295303164-40.9308174906437-81.7585991914148-48.8090688817647-76.0181235006021-56.2541515088524-69.8560249037091-63.268953356157-63.2689533561461-69.8560249036927-56.2541515088688-76.0181235006312-48.8090688817629-81.7585991914166-40.9308174906291-87.0815295302709-32.6155912544928-91.9915506186262-23.8581897442691-96.4933838050274-14.6517846734532-100.591122372491-4.98800435558587-104.286805795073 4.98800435558587-104.286805795073 14.6517846734532-100.591122372491 23.8581897442691-96.4933838050274 32.6155912544928-91.9915506186262 40.9308174906291-87.0815295302709 48.8090688817701-81.7585991914311 56.2541515088506-76.0181235006021 63.268953356157-69.8560249037073 69.8560249037164-63.2689533561643 76.0181235005766-56.2541515088269 81.7585991914421-48.8090688817829 87.0815295303091-40.9308174906473 91.9915506185898-32.6155912544782 96.4933838050183-23.8581897442673 100.591122372503-14.6517846734569 104.286805795073-4.98800435558223 104.286805795073 4.98800435558223 100.591122372505 14.6517846734569 96.4933838050183 23.8581897442673z"/>
            <dr3d:extrude draw:style-name="gr38" draw:layer="layout" svg:viewBox="11318 -23981 2069 2069" svg:d="M12352-21912l108.18212890625-5.17431640625 104.49365234375-15.22021484375 100.35107421875-24.81201171875 95.75439453125-33.94970703125 90.70361328125-42.63330078125 85.19873046875-50.86279296875 79.23974609375-58.63818359375 72.82666015625-65.95947265625 65.95947265625-72.82666015625 58.63818359375-79.23974609375 50.86279296875-85.19873046875 42.63330078125-90.70361328125 33.94970703125-95.75439453125 24.81201171875-100.35107421875 15.22021484375-104.49365234375 5.17431640625-108.18212890625-5.17431640625-108.18212890625-15.22021484375-104.49365234375-24.81201171875-100.35107421875-33.94970703125-95.75439453125-42.63330078125-90.70361328125-50.86279296875-85.19873046875-58.63818359375-79.23974609375-65.95947265625-72.82666015625-72.82666015625-65.95947265625-79.23974609375-58.63818359375-85.19873046875-50.86279296875-90.70361328125-42.63330078125-95.75439453125-33.94970703125-100.35107421875-24.81201171875-104.49365234375-15.22021484375-108.18212890625-5.17431640625-108.18212890625 5.17431640625-104.49365234375 15.22021484375-100.35107421875 24.81201171875-95.75439453125 33.94970703125-90.70361328125 42.63330078125-85.19873046875 50.86279296875-79.23974609375 58.63818359375-72.82666015625 65.95947265625-65.95947265625 72.82666015625-58.63818359375 79.23974609375-50.86279296875 85.19873046875-42.63330078125 90.70361328125-33.94970703125 95.75439453125-24.81201171875 100.35107421875-15.22021484375 104.49365234375-5.17431640625 108.18212890625 5.17431640625 108.18212890625 15.22021484375 104.49365234375 24.81201171875 100.35107421875 33.94970703125 95.75439453125 42.63330078125 90.70361328125 50.86279296875 85.19873046875 58.63818359375 79.23974609375 65.95947265625 72.82666015625 72.82666015625 65.95947265625 79.23974609375 58.63818359375 85.19873046875 50.86279296875 90.70361328125 42.63330078125 95.75439453125 33.94970703125 100.35107421875 24.81201171875 104.49365234375 15.22021484375zM11318-21912zM13387-23981z"/>
            <dr3d:extrude draw:style-name="gr39" draw:layer="layout" svg:viewBox="11277.5 -24020.5 2149 2149" svg:d="M12352-21871.5l1.93489002627757-0.0462461496317701 108.18212890625-5.17431640624636 0.999003331737185-0.0586956975457724 0.957112675088865-0.0798010349462857 0.95470789177125-0.104717330839776 0.991788981793434-0.133444585229881 104.49365234375-15.2202148437536 0.997865503060893-0.156569075217703 0.953680310738491-0.173896987067565 0.948776084993369-0.19892269288539 0.983152825825528-0.231646192689368 100.351074218748-24.81201171875 0.98361294678034-0.254777123001986 0.937636120099342-0.267921552276675 0.930218515908564-0.292637941067369 0.961360134209826-0.328926289363153 95.75439453125-33.9497070312464 0.957040571147445-0.351322706341307 0.909806961899449-0.359992984653218 0.899928746766818-0.384020712532219 0.927405925760468-0.423405889992864 90.7036132812518-42.63330078125 0.783997713020653-0.37760822319251 0.744541261308768-0.378349897586304 0.735774885677529-0.395127387557295 0.757698586134211-0.42794069311276 0.510063511002954-0.299472594142571 85.19873046875-50.86279296875 0.871359191862211-0.533426105474064 0.82321124479131-0.532701840784284 0.808746780616275-0.554415592825535 0.827965799340745-0.598567361601454 79.23974609375-58.63818359375 0.814515079668126-0.616886836945923 0.766668525418936-0.611414414044702 0.750128454445076-0.631597589766898 0.764894866748364-0.677436364116147 72.82666015625-65.9594726562536 0.749626226375767-0.694272567478038 0.702554562725709-0.684103343097377 0.684103343093739-0.702554562725709 0.694272567478038-0.749626226373948 65.9594726562482-72.8266601562464 0.677436364117966-0.764894866744726 0.631597589766898-0.750128454448713 0.611414414042883-0.766668525415298 0.616886836945923-0.814515079669945 58.6381835937518-79.2397460937536 0.598567361601454-0.827965799337107 0.554415592825535-0.808746780618094 0.532701840784284-0.823211244787672 0.533426105474064-0.871359191867668 50.8627929687482-85.19873046875 0.29947259414439-0.510063511002954 0.427940693109122-0.757698586130573 0.395127387557295-0.735774885681167 0.378349897586304-0.744541261308768 0.37760822319251-0.783997713020653 42.6333007812518-90.7036132812464 0.423405889994683-0.927405925758649 0.384020712532219-0.899928746770456 0.35999298464958-0.909806961899449 0.351322706343126-0.957040571145626 33.94970703125-95.7543945312536 0.328926289364972-0.961360134209826 0.29263794106555-0.930218515906745 0.267921552278494-0.937636120099342 0.254777123003805-0.98361294678034 24.81201171875-100.351074218746 0.23164619268573-0.983152825825528 0.19892269288539-0.948776084995188 0.173896987065746-0.95368031074031 0.156569075221341-0.997865503060893 15.22021484375-104.49365234375 0.133444585228062-0.991788981791615 0.104717330843414-0.954707891774888 0.0798010349481046-0.957112675085227 0.0586956975421344-0.999003331737185 5.17431640625-108.182128906254 0.0462461496317701-1.93489002627757-0.0462461496317701-1.93489002627757-5.17431640625-108.18212890625-0.0586956975421344-0.999003331737185-0.0798010349481046-0.957112675088865-0.104717330843414-0.954707891767612-0.133444585228062-0.991788981795253-15.22021484375-104.49365234375-0.156569075221341-0.997865503060893-0.173896987065746-0.95368031074031-0.19892269288539-0.948776084995188-0.23164619268573-0.983152825825528-24.81201171875-100.351074218746-0.254777123003805-0.983612946776702-0.267921552278494-0.93763612010298-0.29263794106555-0.930218515906745-0.328926289364972-0.961360134209826-33.94970703125-95.7543945312536-0.351322706343126-0.957040571149264-0.35999298464958-0.909806961899449-0.384020712532219-0.89992874676318-0.423405889994683-0.927405925762287-42.6333007812518-90.7036132812464-0.37760822319251-0.783997713020653-0.378349897586304-0.744541261308768-0.395127387557295-0.735774885677529-0.427940693109122-0.757698586134211-0.29947259414439-0.510063511002954-50.8627929687482-85.19873046875-0.533426105474064-0.87135919186403-0.532701840784284-0.82321124479131-0.554415592825535-0.808746780614456-0.598567361601454-0.827965799340745-58.6381835937518-79.2397460937536-0.616886836945923-0.814515079666307-0.611414414042883-0.766668525418936-0.631597589766898-0.750128454445076-0.677436364117966-0.764894866748364-65.9594726562482-72.82666015625-0.694272567478038-0.749626226373948-0.684103343093739-0.702554562725709-0.702554562725709-0.684103343097377-0.749626226377586-0.694272567478038-72.82666015625-65.95947265625-0.764894866748364-0.677436364116147-0.750128454445076-0.631597589766898-0.766668525418936-0.61141441404834-0.814515079668126-0.616886836942285-79.23974609375-58.6381835937464-0.827965799337107-0.598567361601454-0.808746780616275-0.554415592825535-0.823211244789491-0.532701840784284-0.87135919186403-0.533426105474064-85.19873046875-50.8627929687536-0.510063511004773-0.299472594142571-0.757698586134211-0.427940693109122-0.735774885677529-0.395127387560933-0.744541261308768-0.378349897586304-0.783997713020653-0.37760822319251-90.7036132812518-42.63330078125-0.927405925760468-0.423405889992864-0.899928746766818-0.384020712535857-0.909806961899449-0.359992984653218-0.957040571147445-0.351322706337669-95.75439453125-33.9497070312464-0.961360134209826-0.328926289366791-0.930218515906745-0.292637941063731-0.937636120099342-0.267921552276675-0.98361294678034-0.254777123001986-100.351074218748-24.8120117187536-0.983152825827347-0.231646192689368-0.948776084993369-0.19892269288539-0.953680310738491-0.173896987067565-0.997865503062712-0.156569075217703-104.49365234375-15.22021484375-0.991788981793434-0.133444585226243-0.95470789177125-0.104717330847052-0.957112675085227-0.0798010349462857-0.999003331737185-0.0586956975421344-108.18212890625-5.17431640625-1.93489002627939-0.0462461496317701-1.93489002627939 0.0462461496317701-108.182128906252 5.17431640625-0.999003331737185 0.0586956975421344-0.957112675085227 0.0798010349462857-0.954707891773069 0.104717330847052-0.991788981791615 0.133444585226243-104.49365234375 15.22021484375-0.997865503062712 0.156569075217703-0.953680310738491 0.173896987067565-0.948776084993369 0.19892269288539-0.983152825827347 0.231646192689368-100.351074218748 24.8120117187536-0.98361294678034 0.254777123001986-0.937636120099342 0.267921552276675-0.930218515906745 0.292637941063731-0.961360134209826 0.328926289366791-95.75439453125 33.9497070312464-0.957040571149264 0.351322706337669-0.90980696189763 0.359992984653218-0.899928746768637 0.384020712535857-0.927405925758649 0.423405889992864-90.7036132812518 42.63330078125-0.783997713022472 0.37760822319251-0.744541261308768 0.378349897586304-0.735774885677529 0.395127387560933-0.757698586132392 0.427940693109122-0.510063511004773 0.299472594142571-85.19873046875 50.8627929687536-0.871359191862211 0.533426105474064-0.82321124479131 0.532701840784284-0.808746780616275 0.554415592825535-0.827965799337107 0.598567361601454-79.2397460937482 58.6381835937464-0.814515079668126 0.616886836942285-0.766668525418936 0.61141441404834-0.750128454445076 0.631597589766898-0.764894866748364 0.677436364116147-72.82666015625 65.95947265625-0.749626226377586 0.694272567478038-0.702554562725709 0.684103343097377-0.684103343093739 0.702554562725709-0.694272567478038 0.749626226373948-65.95947265625 72.82666015625-0.677436364116147 0.764894866748364-0.631597589768717 0.750128454441438-0.611414414044702 0.766668525422574-0.616886836945923 0.814515079666307-58.63818359375 79.2397460937536-0.598567361599635 0.827965799340745-0.554415592825535 0.808746780614456-0.532701840784284 0.82321124479131-0.533426105474064 0.87135919186403-50.86279296875 85.19873046875-0.29947259414439 0.510063511002954-0.427940693107303 0.757698586134211-0.395127387559114 0.735774885677529-0.378349897586304 0.744541261308768-0.37760822319251 0.783997713020653-42.6333007812518 90.7036132812464-0.423405889992864 0.927405925762287-0.384020712535857 0.89992874676318-0.35999298464958 0.909806961899449-0.351322706341307 0.957040571149264-33.94970703125 95.7543945312536-0.328926289363153 0.961360134209826-0.292637941067369 0.930218515906745-0.267921552278494 0.93763612010298-0.254777123003805 0.98361294678034-24.8120117187482 100.351074218746-0.23164619268573 0.983152825825528-0.19892269288539 0.948776084995188-0.173896987065746 0.953680310736672-0.156569075221341 0.997865503060893-15.2202148437518 104.49365234375-0.133444585228062 0.991788981795253-0.104717330843414 0.954707891767612-0.0798010349499236 0.957112675088865-0.0586956975403155 0.999003331737185-5.17431640624818 108.18212890625-0.0462461496317701 1.93489002627757 0.0462461496317701 1.93489002627757 5.17431640624818 108.182128906254 0.0586956975403155 0.999003331737185 0.0798010349499236 0.957112675085227 0.104717330843414 0.954707891774888 0.133444585228062 0.991788981791615 15.2202148437518 104.49365234375 0.156569075221341 0.997865503060893 0.173896987065746 0.95368031074031 0.19892269288539 0.94877608499155 0.23164619268573 0.983152825825528 24.8120117187482 100.351074218746 0.254777123003805 0.983612946776702 0.267921552278494 0.93763612010298 0.292637941067369 0.930218515906745 0.328926289363153 0.961360134213464 33.94970703125 95.7543945312536 0.351322706341307 0.957040571145626 0.35999298464958 0.909806961899449 0.384020712535857 0.899928746770456 0.423405889992864 0.927405925758649 42.6333007812518 90.7036132812464 0.37760822319251 0.783997713020653 0.378349897586304 0.744541261308768 0.395127387559114 0.735774885681167 0.427940693107303 0.757698586130573 0.29947259414439 0.510063511002954 50.86279296875 85.19873046875 0.533426105474064 0.871359191867668 0.532701840784284 0.823211244787672 0.554415592825535 0.808746780618094 0.598567361599635 0.827965799337107 58.63818359375 79.2397460937536 0.616886836945923 0.814515079669945 0.611414414044702 0.766668525415298 0.631597589768717 0.750128454448713 0.677436364116147 0.764894866744726 65.95947265625 72.8266601562464 0.694272567478038 0.749626226373948 0.684103343093739 0.702554562725709 0.702554562725709 0.684103343097377 0.749626226375767 0.694272567478038 72.82666015625 65.9594726562536 0.764894866748364 0.677436364116147 0.750128454445076 0.631597589766898 0.766668525418936 0.611414414044702 0.814515079668126 0.616886836945923 79.2397460937482 58.63818359375 0.827965799338926 0.598567361601454 0.808746780616275 0.554415592825535 0.82321124479131 0.532701840784284 0.87135919186403 0.533426105474064 85.19873046875 50.86279296875 0.510063511002954 0.299472594142571 0.757698586132392 0.42794069311276 0.735774885677529 0.395127387557295 0.744541261308768 0.378349897586304 0.783997713022472 0.37760822319251 90.7036132812518 42.63330078125 0.927405925758649 0.423405889992864 0.899928746768637 0.384020712532219 0.90980696189763 0.359992984653218 0.957040571149264 0.351322706341307 95.75439453125 33.9497070312464 0.961360134209826 0.328926289363153 0.930218515906745 0.292637941067369 0.937636120101161 0.267921552276675 0.98361294678034 0.254777123001986 100.351074218748 24.81201171875 0.983152825825528 0.231646192689368 0.948776084993369 0.19892269288539 0.953680310738491 0.173896987067565 0.997865503060893 0.156569075217703 104.49365234375 15.2202148437536 0.991788981793434 0.133444585229881 0.954707891773069 0.104717330839776 0.957112675087046 0.0798010349462857 0.999003331737185 0.0586956975457724 108.182128906252 5.17431640624636zM12745.3628625912-23863.3401309546l87.0815295302782 40.9308174906291 81.7585991914421 48.8090688817829 76.0181235005766 56.2541515088269 69.8560249037164 63.2689533561643 63.2689533561552 69.8560249037073 56.2541515088506 76.0181235006057 48.8090688817701 81.7585991914311 40.9308174906309 87.0815295302673 32.6155912544909 91.9915506186226 23.8581897442727 96.493383805042 14.6517846734514 100.59112237248 4.98800435558587 104.286805795073-4.98800435558587 104.286805795076-14.6517846734514 100.59112237248-23.8581897442727 96.493383805042-32.6155912544909 91.9915506186226-40.9308174906309 87.0815295302673-48.8090688817701 81.7585991914311-56.2541515088506 76.0181235006057-63.2689533561479 69.8560249036927-69.8560249037273 63.2689533561788-76.0181235005912 56.2541515088415-81.7585991914148 48.8090688817647-87.0815295302873 40.9308174906328-91.9915506186553 32.6155912545-96.4933838049819 23.85818974426-100.591122372509 14.6517846734605-104.286805795069 4.9880043555786-104.286805795071-4.9880043555786-100.591122372509-14.6517846734605-96.4933838049819-23.85818974426-91.9915506186553-32.6155912545-87.0815295302873-40.9308174906328-81.7585991914148-48.8090688817647-76.0181235005894-56.2541515088415-69.8560249037273-63.2689533561788-63.2689533561388-69.8560249036818-56.2541515088688-76.0181235006312-48.8090688817647-81.7585991914166-40.9308174906291-87.0815295302673-32.6155912544928-91.9915506186299-23.8581897442673-96.4933838050238-14.651784673455-100.591122372491-4.98800435558405-104.286805795076 4.98800435558405-104.286805795073 14.651784673455-100.591122372491 23.8581897442673-96.4933838050238 32.6155912544928-91.9915506186299 40.9308174906291-87.0815295302673 48.8090688817647-81.7585991914166 56.2541515088688-76.0181235006312 63.2689533561461-69.8560249036964 69.8560249037164-63.2689533561643 76.0181235005748-56.2541515088269 81.7585991914421-48.8090688817829 87.0815295302782-40.9308174906291 91.9915506186517-32.6155912545 96.4933838049928-23.8581897442637 100.591122372498-14.6517846734569 104.286805795075-4.98800435558223 104.286805795073 4.98800435558223 100.591122372498 14.6517846734569 96.4933838049928 23.8581897442637z"/>
            <dr3d:extrude draw:style-name="gr40" draw:layer="layout" svg:viewBox="4725 -23981 2069 2069" svg:d="M4725-22947l5.17431640625 108.18212890625 15.22021484375 104.49365234375 24.81201171875 100.35107421875 33.94970703125 95.75439453125 42.63330078125 90.70361328125 50.86279296875 85.19873046875 58.63818359375 79.23974609375 65.95947265625 72.82666015625 72.82666015625 65.95947265625 79.23974609375 58.63818359375 85.19873046875 50.86279296875 90.70361328125 42.63330078125 95.75439453125 33.94970703125 100.35107421875 24.81201171875 104.49365234375 15.22021484375 108.18212890625 5.17431640625 108.18212890625-5.17431640625 104.49365234375-15.22021484375 100.35107421875-24.81201171875 95.75439453125-33.94970703125 90.70361328125-42.63330078125 85.19873046875-50.86279296875 79.23974609375-58.63818359375 72.82666015625-65.95947265625 65.95947265625-72.82666015625 58.63818359375-79.23974609375 50.86279296875-85.19873046875 42.63330078125-90.70361328125 33.94970703125-95.75439453125 24.81201171875-100.35107421875 15.22021484375-104.49365234375 5.17431640625-108.18212890625-5.17431640625-108.18212890625-15.22021484375-104.49365234375-24.81201171875-100.35107421875-33.94970703125-95.75439453125-42.63330078125-90.70361328125-50.86279296875-85.19873046875-58.63818359375-79.23974609375-65.95947265625-72.82666015625-72.82666015625-65.95947265625-79.23974609375-58.63818359375-85.19873046875-50.86279296875-90.70361328125-42.63330078125-95.75439453125-33.94970703125-100.35107421875-24.81201171875-104.49365234375-15.22021484375-108.18212890625-5.17431640625-108.18212890625 5.17431640625-104.49365234375 15.22021484375-100.35107421875 24.81201171875-95.75439453125 33.94970703125-90.70361328125 42.63330078125-85.19873046875 50.86279296875-79.23974609375 58.63818359375-72.82666015625 65.95947265625-65.95947265625 72.82666015625-58.63818359375 79.23974609375-50.86279296875 85.19873046875-42.63330078125 90.70361328125-33.94970703125 95.75439453125-24.81201171875 100.35107421875-15.22021484375 104.49365234375zM4725-23981zM6794-21912z"/>
            <dr3d:extrude draw:style-name="gr41" draw:layer="layout" svg:viewBox="4684.5 -24021.5 2149 2149" svg:d="M4684.5-22947l0.0462461496317701 1.93489002627757 5.17431640625 108.18212890625 0.0586956975421344 0.999003331737185 0.0798010349481046 0.957112675085227 0.104717330843414 0.954707891774888 0.133444585228062 0.991788981791615 15.2202148437509 104.49365234375 0.156569075222251 0.997865503060893 0.173896987064836 0.95368031074031 0.198922692886299 0.948776084995188 0.23164619268573 0.983152825825528 24.81201171875 100.351074218746 0.254777123003805 0.98361294678034 0.267921552277585 0.937636120099342 0.29263794106555 0.930218515906745 0.328926289364972 0.961360134209826 33.9497070312491 95.7543945312536 0.351322706340397 0.957040571145626 0.359992984650489 0.909806961899449 0.384020712535857 0.899928746770456 0.423405889992864 0.927405925758649 42.6333007812509 90.7036132812464 0.377608223191601 0.783997713020653 0.378349897586304 0.744541261308768 0.395127387559114 0.735774885681167 0.427940693109122 0.757698586130573 0.299472594143481 0.510063511002954 50.86279296875 85.19873046875 0.533426105474973 0.871359191867668 0.532701840783375 0.823211244787672 0.554415592824626 0.808746780618094 0.598567361601454 0.827965799337107 58.6381835937491 79.2397460937536 0.616886836945923 0.814515079669945 0.611414414044702 0.766668525415298 0.631597589767807 0.750128454448713 0.677436364116147 0.764894866744726 65.95947265625 72.82666015625 0.694272567477128 0.749626226377586 0.684103343094648 0.702554562725709 0.702554562726618 0.684103343097377 0.749626226375767 0.6942725674744 72.8266601562509 65.95947265625 0.764894866748364 0.677436364116147 0.750128454445076 0.631597589766898 0.766668525418936 0.611414414044702 0.814515079669036 0.616886836945923 79.2397460937491 58.6381835937464 0.827965799338926 0.598567361601454 0.808746780614456 0.554415592821897 0.82321124479131 0.532701840784284 0.871359191863121 0.533426105477702 85.19873046875 50.8627929687536 0.510063511003864 0.299472594142571 0.757698586130573 0.42794069311276 0.735774885679348 0.395127387557295 0.744541261309678 0.378349897586304 0.783997713021563 0.37760822319251 90.70361328125 42.63330078125 0.927405925759558 0.423405889992864 0.899928746768637 0.384020712532219 0.909806961898539 0.359992984653218 0.957040571148355 0.351322706341307 95.75439453125 33.9497070312464 0.961360134208917 0.328926289363153 0.930218515907654 0.292637941067369 0.937636120098432 0.267921552276675 0.98361294678125 0.254777123001986 100.351074218751 24.8120117187536 0.983152825825528 0.23164619268573 0.948776084994279 0.198922692889028 0.953680310739401 0.173896987063927 0.997865503060893 0.156569075221341 104.49365234375 15.22021484375 0.991788981793434 0.133444585229881 0.95470789177125 0.104717330839776 0.957112675085227 0.0798010349462857 0.999003331738095 0.0586956975457724 108.18212890625 5.17431640625 1.93489002627939 0.0462461496317701 1.93489002627939-0.0462461496317701 108.182128906249-5.17431640625 0.999003331737185-0.0586956975457724 0.957112675086137-0.0798010349462857 0.954707891772159-0.104717330839776 0.991788981792524-0.133444585229881 104.49365234375-15.22021484375 0.997865503061803-0.156569075221341 0.953680310738491-0.173896987063927 0.948776084993369-0.198922692889028 0.983152825826437-0.23164619268573 100.35107421875-24.8120117187536 0.98361294678125-0.254777123001986 0.937636120098432-0.267921552276675 0.930218515907654-0.292637941067369 0.961360134208917-0.328926289363153 95.75439453125-33.9497070312464 0.957040571148355-0.351322706341307 0.909806961898539-0.359992984653218 0.899928746768637-0.384020712532219 0.927405925759558-0.423405889992864 90.70361328125-42.63330078125 0.783997713021563-0.37760822319251 0.744541261309678-0.378349897586304 0.735774885679348-0.395127387557295 0.757698586130573-0.42794069311276 0.510063511003864-0.299472594142571 85.19873046875-50.8627929687536 0.871359191863121-0.533426105477702 0.82321124479131-0.532701840784284 0.808746780614456-0.554415592821897 0.827965799338926-0.598567361601454 79.23974609375-58.6381835937464 0.814515079668126-0.616886836945923 0.766668525418936-0.611414414044702 0.750128454445076-0.631597589766898 0.764894866749273-0.677436364116147 72.8266601562509-65.95947265625 0.749626226375767-0.6942725674744 0.702554562727528-0.684103343097377 0.684103343094648-0.702554562725709 0.694272567477128-0.749626226377586 65.9594726562491-72.82666015625 0.677436364115238-0.764894866744726 0.631597589768717-0.750128454448713 0.611414414044702-0.766668525415298 0.616886836945014-0.814515079669945 58.6381835937509-79.2397460937536 0.598567361601454-0.827965799337107 0.554415592824626-0.808746780618094 0.532701840783375-0.823211244787672 0.533426105474973-0.871359191867668 50.8627929687491-85.19873046875 0.299472594143481-0.510063511002954 0.427940693108212-0.757698586130573 0.395127387559114-0.735774885681167 0.378349897586304-0.744541261308768 0.37760822319251-0.783997713020653 42.63330078125-90.7036132812464 0.423405889992864-0.927405925758649 0.384020712535857-0.899928746770456 0.359992984650489-0.909806961899449 0.351322706340397-0.957040571145626 33.94970703125-95.7543945312536 0.328926289364972-0.961360134209826 0.29263794106555-0.930218515906745 0.267921552278494-0.937636120099342 0.254777123002896-0.98361294678034 24.8120117187509-100.351074218746 0.23164619268664-0.983152825825528 0.198922692886299-0.948776084995188 0.173896987063927-0.95368031074031 0.156569075222251-0.997865503060893 15.2202148437491-104.49365234375 0.133444585228062-0.991788981791615 0.104717330843414-0.954707891774888 0.0798010349481046-0.957112675085227 0.0586956975421344-0.999003331737185 5.17431640625-108.18212890625 0.0462461496317701-1.93489002627757-0.0462461496317701-1.93489002627757-5.17431640625-108.182128906254-0.0586956975421344-0.999003331737185-0.0798010349481046-0.957112675088865-0.104717330843414-0.954707891767612-0.133444585228062-0.991788981795253-15.2202148437491-104.49365234375-0.156569075222251-0.997865503060893-0.173896987063927-0.95368031074031-0.198922692886299-0.948776084995188-0.23164619268664-0.983152825825528-24.8120117187509-100.351074218746-0.254777123002896-0.983612946776702-0.267921552278494-0.93763612010298-0.29263794106555-0.930218515906745-0.328926289364972-0.961360134209826-33.94970703125-95.7543945312536-0.351322706340397-0.957040571149264-0.359992984650489-0.909806961899449-0.384020712535857-0.89992874676318-0.423405889992864-0.927405925762287-42.63330078125-90.7036132812464-0.37760822319251-0.783997713020653-0.378349897586304-0.744541261308768-0.395127387559114-0.735774885677529-0.427940693108212-0.757698586134211-0.299472594143481-0.510063511002954-50.8627929687491-85.19873046875-0.533426105474973-0.87135919186403-0.532701840783375-0.82321124479131-0.554415592824626-0.808746780614456-0.598567361601454-0.827965799340745-58.6381835937509-79.2397460937536-0.616886836945923-0.814515079666307-0.611414414044702-0.766668525422574-0.631597589767807-0.750128454441438-0.677436364116147-0.764894866748364-65.9594726562491-72.8266601562464-0.694272567477128-0.749626226377586-0.684103343093739-0.702554562725709-0.702554562726618-0.684103343097377-0.749626226375767-0.6942725674744-72.8266601562509-65.9594726562536-0.764894866748364-0.677436364116147-0.750128454445076-0.631597589766898-0.766668525418936-0.61141441404834-0.814515079669036-0.616886836942285-79.23974609375-58.63818359375-0.827965799338926-0.598567361601454-0.808746780615365-0.554415592821897-0.82321124479131-0.532701840784284-0.87135919186403-0.533426105477702-85.19873046875-50.86279296875-0.510063511002954-0.299472594142571-0.757698586130573-0.427940693109122-0.735774885679348-0.395127387560933-0.744541261309678-0.378349897586304-0.783997713021563-0.37760822319251-90.70361328125-42.63330078125-0.927405925759558-0.423405889992864-0.899928746768637-0.384020712535857-0.909806961898539-0.359992984653218-0.957040571148355-0.351322706337669-95.75439453125-33.9497070312464-0.961360134208917-0.328926289366791-0.930218515908564-0.292637941063731-0.937636120098432-0.267921552276675-0.98361294678125-0.254777123001986-100.35107421875-24.81201171875-0.983152825825528-0.23164619268573-0.948776084993369-0.198922692889028-0.953680310738491-0.173896987063927-0.997865503060893-0.156569075221341-104.49365234375-15.2202148437536-0.991788981793434-0.133444585226243-0.95470789177125-0.104717330847052-0.957112675087046-0.0798010349462857-0.999003331737185-0.0586956975421344-108.182128906249-5.17431640625-1.93489002627939-0.0462461496317701-1.93489002627939 0.0462461496317701-108.18212890625 5.17431640625-0.999003331738095 0.0586956975421344-0.957112675086137 0.0798010349462857-0.954707891772159 0.104717330847052-0.991788981792524 0.133444585226243-104.49365234375 15.2202148437536-0.997865503061803 0.156569075221341-0.953680310737582 0.173896987063927-0.94877608499246 0.198922692889028-0.983152825826437 0.23164619268573-100.351074218751 24.81201171875-0.98361294678125 0.254777123001986-0.937636120098432 0.267921552276675-0.930218515908564 0.292637941063731-0.961360134208917 0.328926289366791-95.75439453125 33.9497070312464-0.957040571148355 0.351322706337669-0.909806961898539 0.359992984653218-0.899928746768637 0.384020712535857-0.927405925759558 0.423405889992864-90.70361328125 42.63330078125-0.783997713021563 0.37760822319251-0.744541261309678 0.378349897586304-0.735774885679348 0.395127387560933-0.757698586130573 0.427940693109122-0.510063511002954 0.299472594142571-85.19873046875 50.86279296875-0.87135919186403 0.533426105477702-0.82321124479131 0.532701840784284-0.808746780616275 0.554415592821897-0.827965799338926 0.598567361601454-79.2397460937491 58.63818359375-0.814515079668126 0.616886836942285-0.766668525418027 0.61141441404834-0.750128454445076 0.631597589766898-0.764894866749273 0.677436364116147-72.8266601562509 65.9594726562536-0.749626226374858 0.6942725674744-0.702554562727528 0.684103343097377-0.684103343094648 0.702554562725709-0.694272567476219 0.749626226377586-65.95947265625 72.8266601562464-0.677436364116147 0.764894866748364-0.631597589767807 0.750128454441438-0.611414414044702 0.766668525422574-0.616886836945923 0.814515079666307-58.6381835937491 79.2397460937536-0.598567361601454 0.827965799340745-0.554415592824626 0.808746780614456-0.532701840783375 0.82321124479131-0.533426105474973 0.87135919186403-50.86279296875 85.19873046875-0.299472594143481 0.510063511002954-0.427940693109122 0.757698586134211-0.395127387559114 0.735774885677529-0.378349897586304 0.744541261308768-0.377608223191601 0.783997713020653-42.6333007812509 90.7036132812464-0.423405889992864 0.927405925762287-0.384020712535857 0.89992874676318-0.359992984650489 0.909806961899449-0.351322706340397 0.957040571149264-33.9497070312491 95.7543945312536-0.328926289364972 0.961360134209826-0.29263794106555 0.930218515906745-0.267921552277585 0.93763612010298-0.254777123003805 0.983612946776702-24.81201171875 100.351074218746-0.23164619268573 0.983152825825528-0.198922692886299 0.948776084995188-0.173896987064836 0.95368031074031-0.156569075222251 0.997865503060893-15.2202148437509 104.49365234375-0.133444585228062 0.991788981795253-0.104717330843414 0.954707891767612-0.0798010349481046 0.957112675088865-0.0586956975421344 0.999003331737185-5.17431640625 108.182128906254zM6676.34013095464-22553.6371374088l-40.9308174906282 87.0815295302673-48.8090688817674 81.7585991914239-56.254151508856 76.018123500613-63.2689533561561 69.8560249037073-69.8560249037209 63.2689533561679-76.0181235005757 56.2541515088269-81.7585991914339 48.8090688817756-87.0815295302828 40.9308174906364-91.991550618648 32.6155912544964-96.4933838049919 23.8581897442637-100.591122372502 14.6517846734569-104.286805795071 4.98800435558223-104.286805795072-4.98800435558223-100.591122372502-14.6517846734569-96.4933838049928-23.8581897442637-91.991550618648-32.6155912544964-87.0815295302828-40.9308174906364-81.7585991914339-48.8090688817756-76.0181235005748-56.2541515088269-69.8560249037264-63.2689533561716-63.2689533561479-69.8560249037-56.2541515088578-76.0181235006166-48.8090688817683-81.7585991914239-40.9308174906291-87.0815295302673-32.6155912544918-91.9915506186299-23.85818974427-96.4933838050238-14.6517846734532-100.591122372491-4.98800435558496-104.286805795073 4.98800435558496-104.286805795076 14.6517846734532-100.591122372491 23.85818974427-96.4933838050238 32.6155912544918-91.9915506186299 40.9308174906291-87.0815295302673 48.8090688817683-81.7585991914239 56.2541515088578-76.0181235006166 63.2689533561434-69.8560249036891 69.8560249037282-63.2689533561788 76.0181235005903-56.2541515088415 81.7585991914157-48.8090688817647 87.0815295302882-40.9308174906364 91.991550618649-32.6155912544964 96.4933838049883-23.85818974426 100.591122372508-14.6517846734605 104.28680579507-4.98800435558223 104.286805795069 4.98800435558223 100.591122372508 14.6517846734605 96.4933838049874 23.85818974426 91.991550618649 32.6155912544964 87.0815295302882 40.9308174906364 81.7585991914202 48.8090688817647 76.018123500583 56.2541515088378 69.8560249037319 63.2689533561825 63.2689533561424 69.8560249036891 56.2541515088597 76.0181235006166 48.8090688817674 81.7585991914239 40.9308174906282 87.0815295302673 32.6155912544928 91.9915506186299 23.8581897442709 96.4933838050238 14.6517846734514 100.591122372491 4.98800435558496 104.286805795076-4.98800435558496 104.286805795073-14.6517846734514 100.591122372491-23.8581897442709 96.4933838050238z"/>
            <dr3d:extrude draw:style-name="gr42" draw:layer="layout" svg:viewBox="6376 -22333 2069 2069" svg:d="M6376-21299l5.17431640625 108.18212890625 15.22021484375 104.49365234375 24.81201171875 100.35107421875 33.94970703125 95.75439453125 42.63330078125 90.70361328125 50.86279296875 85.19873046875 58.63818359375 79.23974609375 65.95947265625 72.82666015625 72.82666015625 65.95947265625 79.23974609375 58.63818359375 85.19873046875 50.86279296875 90.70361328125 42.63330078125 95.75439453125 33.94970703125 100.35107421875 24.81201171875 104.49365234375 15.22021484375 108.18212890625 5.17431640625 108.18212890625-5.17431640625 104.49365234375-15.22021484375 100.35107421875-24.81201171875 95.75439453125-33.94970703125 90.70361328125-42.63330078125 85.19873046875-50.86279296875 79.23974609375-58.63818359375 72.82666015625-65.95947265625 65.95947265625-72.82666015625 58.63818359375-79.23974609375 50.86279296875-85.19873046875 42.63330078125-90.70361328125 33.94970703125-95.75439453125 24.81201171875-100.35107421875 15.22021484375-104.49365234375 5.17431640625-108.18212890625-5.17431640625-108.18212890625-15.22021484375-104.49365234375-24.81201171875-100.35107421875-33.94970703125-95.75439453125-42.63330078125-90.70361328125-50.86279296875-85.19873046875-58.63818359375-79.23974609375-65.95947265625-72.82666015625-72.82666015625-65.95947265625-79.23974609375-58.63818359375-85.19873046875-50.86279296875-90.70361328125-42.63330078125-95.75439453125-33.94970703125-100.35107421875-24.81201171875-104.49365234375-15.22021484375-108.18212890625-5.17431640625-108.18212890625 5.17431640625-104.49365234375 15.22021484375-100.35107421875 24.81201171875-95.75439453125 33.94970703125-90.70361328125 42.63330078125-85.19873046875 50.86279296875-79.23974609375 58.63818359375-72.82666015625 65.95947265625-65.95947265625 72.82666015625-58.63818359375 79.23974609375-50.86279296875 85.19873046875-42.63330078125 90.70361328125-33.94970703125 95.75439453125-24.81201171875 100.35107421875-15.22021484375 104.49365234375zM6376-22333zM8445-20264z"/>
            <dr3d:extrude draw:style-name="gr43" draw:layer="layout" svg:viewBox="6335.5 -22373.5 2149 2149" svg:d="M6335.5-21299l0.0462461496317701 1.93489002627757 5.17431640624909 108.18212890625 0.0586956975421344 0.999003331737185 0.0798010349481046 0.957112675088865 0.104717330842504 0.954707891767612 0.133444585228972 0.991788981795253 15.2202148437509 104.49365234375 0.156569075221341 0.997865503060893 0.173896987064836 0.953680310736672 0.198922692886299 0.948776084995188 0.23164619268664 0.983152825825528 24.81201171875 100.35107421875 0.254777123004715 0.983612946776702 0.267921552276675 0.93763612010298 0.29263794106555 0.930218515906745 0.328926289364972 0.961360134213464 33.9497070312491 95.75439453125 0.351322706341307 0.957040571149264 0.359992984650489 0.909806961899449 0.384020712534038 0.89992874676318 0.423405889993774 0.927405925762287 42.6333007812509 90.70361328125 0.37760822319251 0.783997713020653 0.378349897586304 0.744541261308768 0.395127387559114 0.735774885681167 0.427940693108212 0.757698586130573 0.299472594143481 0.510063511002954 50.86279296875 85.19873046875 0.533426105475883 0.871359191867668 0.532701840782465 0.823211244787672 0.554415592825535 0.808746780618094 0.598567361600544 0.827965799337107 58.6381835937491 79.2397460937536 0.616886836945923 0.814515079669945 0.611414414044702 0.766668525415298 0.631597589768717 0.750128454448713 0.677436364116147 0.764894866744726 65.9594726562509 72.8266601562464 0.694272567477128 0.749626226373948 0.684103343093739 0.702554562725709 0.702554562726618 0.684103343097377 0.749626226375767 0.694272567478038 72.82666015625 65.95947265625 0.764894866749273 0.677436364116147 0.750128454445076 0.631597589766898 0.766668525418027 0.61141441404834 0.814515079668126 0.616886836942285 79.23974609375 58.63818359375 0.827965799338926 0.598567361601454 0.808746780615365 0.554415592821897 0.82321124479131 0.532701840784284 0.871359191863121 0.533426105477702 85.1987304687491 50.8627929687536 0.510063511003864 0.299472594142571 0.757698586131482 0.42794069311276 0.735774885679348 0.395127387557295 0.744541261309678 0.378349897586304 0.783997713021563 0.37760822319251 90.70361328125 42.6333007812464 0.927405925759558 0.423405889992864 0.899928746767728 0.384020712535857 0.90980696189763 0.359992984645942 0.957040571148355 0.351322706341307 95.7543945312509 33.94970703125 0.961360134209826 0.328926289366791 0.930218515907654 0.292637941067369 0.937636120098432 0.267921552276675 0.983612946782159 0.254777123001986 100.35107421875 24.81201171875 0.983152825825528 0.231646192689368 0.948776084993369 0.19892269288539 0.953680310738491 0.173896987067565 0.997865503061803 0.156569075217703 104.49365234375 15.22021484375 0.991788981792524 0.133444585226243 0.954707891772159 0.104717330847052 0.957112675086137 0.0798010349462857 0.999003331737185 0.0586956975421344 108.18212890625 5.17431640625 1.93489002627939 0.0462461496317701 1.93489002627939-0.0462461496317701 108.18212890625-5.17431640625 0.999003331737185-0.0586956975421344 0.957112675086137-0.0798010349462857 0.954707891772159-0.104717330847052 0.991788981792524-0.133444585226243 104.49365234375-15.22021484375 0.997865503061803-0.156569075217703 0.953680310738491-0.173896987067565 0.948776084993369-0.19892269288539 0.983152825825528-0.231646192689368 100.35107421875-24.81201171875 0.983612946782159-0.254777123001986 0.937636120099342-0.267921552276675 0.930218515908564-0.292637941067369 0.961360134208917-0.328926289366791 95.7543945312491-33.94970703125 0.957040571147445-0.351322706341307 0.90980696189763-0.359992984645942 0.899928746767728-0.384020712535857 0.927405925759558-0.423405889992864 90.70361328125-42.6333007812464 0.783997713021563-0.37760822319251 0.744541261309678-0.378349897586304 0.735774885679348-0.395127387557295 0.757698586131482-0.42794069311276 0.510063511003864-0.299472594142571 85.1987304687509-50.8627929687536 0.871359191863121-0.533426105477702 0.82321124479131-0.532701840784284 0.808746780616275-0.554415592821897 0.827965799338017-0.598567361601454 79.23974609375-58.63818359375 0.814515079668126-0.616886836942285 0.766668525418027-0.61141441404834 0.750128454445076-0.631597589766898 0.764894866749273-0.677436364116147 72.82666015625-65.95947265625 0.749626226375767-0.694272567478038 0.702554562726618-0.684103343097377 0.684103343094648-0.702554562725709 0.694272567477128-0.749626226373948 65.95947265625-72.8266601562464 0.677436364116147-0.764894866744726 0.631597589768717-0.750128454448713 0.611414414044702-0.766668525415298 0.616886836945923-0.814515079669945 58.63818359375-79.2397460937536 0.598567361599635-0.827965799337107 0.554415592825535-0.808746780618094 0.532701840784284-0.823211244787672 0.533426105474064-0.871359191867668 50.86279296875-85.19873046875 0.29947259414439-0.510063511002954 0.427940693107303-0.757698586130573 0.395127387559114-0.735774885681167 0.378349897586304-0.744541261308768 0.37760822319251-0.783997713020653 42.63330078125-90.70361328125 0.423405889994683-0.927405925762287 0.384020712532219-0.89992874676318 0.35999298464958-0.909806961899449 0.351322706343126-0.957040571149264 33.94970703125-95.75439453125 0.328926289364972-0.961360134213464 0.29263794106555-0.930218515906745 0.267921552278494-0.93763612010298 0.254777123003805-0.983612946776702 24.81201171875-100.35107421875 0.23164619268573-0.983152825825528 0.19892269288539-0.948776084995188 0.173896987065746-0.953680310736672 0.156569075221341-0.997865503060893 15.22021484375-104.49365234375 0.133444585228062-0.991788981795253 0.104717330843414-0.954707891767612 0.0798010349481046-0.957112675088865 0.0586956975421344-0.999003331737185 5.17431640625-108.18212890625 0.0462461496317701-1.93489002627757-0.0462461496317701-1.93489002627757-5.17431640625-108.18212890625-0.0586956975421344-0.999003331737185-0.0798010349481046-0.957112675088865-0.104717330843414-0.954707891767612-0.133444585228062-0.991788981795253-15.22021484375-104.49365234375-0.156569075221341-0.997865503060893-0.173896987065746-0.953680310736672-0.19892269288539-0.948776084995188-0.23164619268573-0.983152825825528-24.81201171875-100.35107421875-0.254777123003805-0.983612946776702-0.267921552278494-0.93763612010298-0.29263794106555-0.930218515906745-0.328926289364972-0.961360134213464-33.94970703125-95.75439453125-0.351322706343126-0.957040571149264-0.35999298464958-0.909806961899449-0.384020712532219-0.89992874676318-0.423405889994683-0.927405925762287-42.63330078125-90.70361328125-0.37760822319251-0.783997713020653-0.378349897586304-0.744541261308768-0.395127387559114-0.735774885681167-0.427940693107303-0.757698586130573-0.29947259414439-0.510063511002954-50.86279296875-85.19873046875-0.533426105474064-0.871359191867668-0.532701840784284-0.823211244787672-0.554415592825535-0.808746780618094-0.598567361601454-0.827965799337107-58.63818359375-79.23974609375-0.616886836945923-0.814515079666307-0.611414414044702-0.766668525418936-0.631597589766898-0.750128454445076-0.677436364116147-0.764894866748364-65.95947265625-72.82666015625-0.694272567477128-0.749626226373948-0.684103343094648-0.702554562725709-0.702554562726618-0.684103343097377-0.749626226375767-0.694272567478038-72.82666015625-65.95947265625-0.764894866749273-0.677436364116147-0.750128454445076-0.631597589766898-0.766668525418027-0.61141441404834-0.814515079668126-0.616886836942285-79.23974609375-58.63818359375-0.827965799338926-0.598567361601454-0.808746780615365-0.554415592821897-0.82321124479131-0.532701840784284-0.87135919186403-0.533426105477702-85.1987304687509-50.86279296875-0.510063511002954-0.299472594142571-0.757698586131482-0.427940693109122-0.735774885679348-0.395127387560933-0.744541261308768-0.378349897586304-0.783997713021563-0.37760822319251-90.70361328125-42.63330078125-0.927405925759558-0.423405889992864-0.899928746768637-0.384020712535857-0.90980696189672-0.359992984645942-0.957040571148355-0.351322706341307-95.7543945312491-33.94970703125-0.961360134208917-0.328926289366791-0.930218515908564-0.292637941067369-0.937636120099342-0.267921552276675-0.983612946782159-0.254777123001986-100.35107421875-24.81201171875-0.983152825825528-0.231646192689368-0.948776084993369-0.19892269288539-0.953680310738491-0.173896987067565-0.997865503061803-0.156569075217703-104.49365234375-15.22021484375-0.991788981792524-0.133444585226243-0.954707891772159-0.104717330847052-0.957112675086137-0.0798010349462857-0.999003331737185-0.0586956975421344-108.18212890625-5.17431640625-1.93489002627939-0.0462461496317701-1.93489002627939 0.0462461496317701-108.18212890625 5.17431640625-0.999003331737185 0.0586956975421344-0.957112675086137 0.0798010349462857-0.954707891772159 0.104717330847052-0.991788981792524 0.133444585226243-104.49365234375 15.22021484375-0.997865503061803 0.156569075217703-0.953680310738491 0.173896987067565-0.948776084993369 0.19892269288539-0.983152825825528 0.231646192689368-100.35107421875 24.81201171875-0.983612946782159 0.254777123001986-0.937636120098432 0.267921552276675-0.930218515907654 0.292637941067369-0.961360134209826 0.328926289366791-95.7543945312509 33.94970703125-0.957040571148355 0.351322706341307-0.90980696189763 0.359992984645942-0.899928746768637 0.384020712535857-0.927405925759558 0.423405889992864-90.70361328125 42.63330078125-0.783997713021563 0.37760822319251-0.744541261308768 0.378349897586304-0.735774885679348 0.395127387560933-0.757698586131482 0.427940693109122-0.510063511002954 0.299472594142571-85.1987304687491 50.86279296875-0.87135919186403 0.533426105477702-0.82321124479131 0.532701840784284-0.808746780615365 0.554415592821897-0.827965799338926 0.598567361601454-79.23974609375 58.63818359375-0.814515079668126 0.616886836942285-0.766668525418027 0.61141441404834-0.750128454445076 0.631597589766898-0.764894866749273 0.677436364116147-72.82666015625 65.95947265625-0.749626226375767 0.694272567478038-0.702554562726618 0.684103343097377-0.684103343094648 0.702554562725709-0.694272567477128 0.749626226373948-65.9594726562509 72.82666015625-0.677436364115238 0.764894866748364-0.631597589768717 0.750128454441438-0.611414414044702 0.766668525422574-0.616886836945923 0.814515079666307-58.6381835937491 79.23974609375-0.598567361600544 0.827965799337107-0.554415592825535 0.808746780618094-0.532701840782465 0.823211244787672-0.533426105475883 0.871359191867668-50.86279296875 85.19873046875-0.299472594143481 0.510063511002954-0.427940693108212 0.757698586130573-0.395127387559114 0.735774885681167-0.378349897586304 0.744541261308768-0.37760822319251 0.783997713020653-42.6333007812509 90.70361328125-0.423405889993774 0.927405925762287-0.384020712534038 0.89992874676318-0.359992984650489 0.909806961899449-0.351322706341307 0.957040571149264-33.9497070312491 95.75439453125-0.328926289364972 0.961360134213464-0.29263794106555 0.930218515906745-0.267921552276675 0.93763612010298-0.254777123004715 0.983612946776702-24.81201171875 100.35107421875-0.23164619268664 0.983152825825528-0.198922692886299 0.948776084995188-0.173896987064836 0.953680310736672-0.156569075221341 0.997865503060893-15.2202148437509 104.49365234375-0.133444585228972 0.991788981795253-0.104717330842504 0.954707891767612-0.0798010349481046 0.957112675088865-0.0586956975421344 0.999003331737185-5.17431640624909 108.18212890625zM8327.34013095464-20905.6371374088l-40.9308174906291 87.0815295302709-48.8090688817629 81.7585991914166-56.2541515088633 76.0181235006239-63.2689533561479 69.8560249036964-69.8560249037219 63.2689533561679-76.0181235005839 56.2541515088378-81.758599191433 48.8090688817756-87.0815295303018 40.93081749064-91.9915506185998 32.6155912544818-96.4933838050147 23.8581897442673-100.591122372505 14.6517846734569-104.286805795072 4.98800435558223-104.286805795072-4.98800435558223-100.591122372505-14.6517846734569-96.4933838050183-23.8581897442673-91.9915506185953-32.6155912544818-87.0815295303046-40.93081749064-81.7585991914311-48.8090688817756-76.0181235005839-56.2541515088378-69.8560249037273-63.2689533561752-63.2689533561397-69.8560249036818-56.2541515088615-76.0181235006239-48.8090688817683-81.7585991914239-40.9308174906291-87.0815295302709-32.6155912544955-91.9915506186335-23.8581897442655-96.4933838050129-14.6517846734541-100.591122372498-4.98800435558405-104.286805795073 4.98800435558405-104.286805795073 14.6517846734541-100.591122372498 23.8581897442655-96.4933838050129 32.6155912544955-91.9915506186335 40.9308174906291-87.0815295302709 48.8090688817683-81.7585991914239 56.2541515088578-76.018123500613 63.2689533561488-69.8560249037 69.8560249037219-63.2689533561679 76.0181235005875-56.2541515088415 81.7585991914193-48.8090688817647 87.0815295303173-40.9308174906473 91.9915506185907-32.6155912544818 96.4933838050183-23.8581897442673 100.591122372505-14.6517846734569 104.286805795072-4.98800435558223 104.286805795072 4.98800435558223 100.591122372505 14.6517846734569 96.4933838050147 23.8581897442673 91.9915506185953 32.6155912544818 87.0815295303146 40.9308174906473 81.7585991914211 48.8090688817647 76.0181235005875 56.2541515088415 69.8560249037219 63.2689533561679 63.2689533561479 69.8560249037 56.254151508856 76.0181235006057 48.8090688817701 81.7585991914311 40.9308174906291 87.0815295302709 32.6155912544928 91.9915506186262 23.8581897442691 96.4933838050274 14.6517846734532 100.591122372491 4.98800435558587 104.286805795073-4.98800435558587 104.286805795073-14.6517846734532 100.591122372491-23.8581897442691 96.4933838050274z"/>
            <dr3d:extrude draw:style-name="gr44" draw:layer="layout" svg:viewBox="9672 -19036 2069 2069" svg:d="M9672-18002l5.17431640625 108.18212890625 15.22021484375 104.49365234375 24.81201171875 100.35107421875 33.94970703125 95.75439453125 42.63330078125 90.70361328125 50.86279296875 85.19873046875 58.63818359375 79.23974609375 65.95947265625 72.82666015625 72.82666015625 65.95947265625 79.23974609375 58.63818359375 85.19873046875 50.86279296875 90.70361328125 42.63330078125 95.75439453125 33.94970703125 100.35107421875 24.81201171875 104.49365234375 15.22021484375 108.18212890625 5.17431640625 108.18212890625-5.17431640625 104.49365234375-15.22021484375 100.35107421875-24.81201171875 95.75439453125-33.94970703125 90.70361328125-42.63330078125 85.19873046875-50.86279296875 79.23974609375-58.63818359375 72.82666015625-65.95947265625 65.95947265625-72.82666015625 58.63818359375-79.23974609375 50.86279296875-85.19873046875 42.63330078125-90.70361328125 33.94970703125-95.75439453125 24.81201171875-100.35107421875 15.22021484375-104.49365234375 5.17431640625-108.18212890625-5.17431640625-108.18212890625-15.22021484375-104.49365234375-24.81201171875-100.35107421875-33.94970703125-95.75439453125-42.63330078125-90.70361328125-50.86279296875-85.19873046875-58.63818359375-79.23974609375-65.95947265625-72.82666015625-72.82666015625-65.95947265625-79.23974609375-58.63818359375-85.19873046875-50.86279296875-90.70361328125-42.63330078125-95.75439453125-33.94970703125-100.35107421875-24.81201171875-104.49365234375-15.22021484375-108.18212890625-5.17431640625-108.18212890625 5.17431640625-104.49365234375 15.22021484375-100.35107421875 24.81201171875-95.75439453125 33.94970703125-90.70361328125 42.63330078125-85.19873046875 50.86279296875-79.23974609375 58.63818359375-72.82666015625 65.95947265625-65.95947265625 72.82666015625-58.63818359375 79.23974609375-50.86279296875 85.19873046875-42.63330078125 90.70361328125-33.94970703125 95.75439453125-24.81201171875 100.35107421875-15.22021484375 104.49365234375zM9672-19036zM11741-16967z"/>
            <dr3d:extrude draw:style-name="gr45" draw:layer="layout" svg:viewBox="9631.5 -19076.5 2149 2149" svg:d="M9631.5-18002l0.0462461496317701 1.93489002627757 5.17431640625 108.18212890625 0.0586956975421344 0.999003331737185 0.0798010349481046 0.957112675088865 0.104717330843414 0.954707891767612 0.133444585228062 0.991788981795253 15.22021484375 104.49365234375 0.156569075221341 0.997865503060893 0.173896987065746 0.953680310736672 0.19892269288539 0.948776084995188 0.23164619268573 0.983152825825528 24.81201171875 100.35107421875 0.254777123003805 0.983612946776702 0.267921552278494 0.93763612010298 0.29263794106555 0.930218515906745 0.328926289364972 0.961360134213464 33.94970703125 95.7543945312536 0.351322706343126 0.957040571145626 0.35999298464958 0.909806961899449 0.384020712532219 0.899928746770456 0.423405889994683 0.927405925758649 42.63330078125 90.7036132812464 0.37760822319251 0.783997713020653 0.378349897586304 0.744541261308768 0.395127387559114 0.735774885681167 0.427940693107303 0.757698586130573 0.29947259414439 0.510063511002954 50.86279296875 85.19873046875 0.533426105474064 0.871359191867668 0.532701840784284 0.823211244787672 0.554415592825535 0.808746780618094 0.598567361599635 0.827965799337107 58.63818359375 79.2397460937536 0.616886836945923 0.814515079669945 0.611414414044702 0.766668525415298 0.631597589768717 0.750128454448713 0.677436364116147 0.764894866744726 65.95947265625 72.8266601562464 0.694272567478038 0.749626226373948 0.684103343093739 0.702554562725709 0.702554562725709 0.684103343097377 0.749626226375767 0.694272567478038 72.82666015625 65.9594726562536 0.764894866750183 0.677436364116147 0.750128454445076 0.631597589766898 0.766668525418936 0.611414414044702 0.814515079668126 0.616886836945923 79.23974609375 58.6381835937464 0.827965799337107 0.598567361601454 0.808746780616275 0.554415592821897 0.823211244789491 0.532701840784284 0.87135919186403 0.533426105477702 85.19873046875 50.8627929687536 0.510063511004773 0.299472594142571 0.757698586134211 0.42794069311276 0.735774885677529 0.395127387557295 0.744541261308768 0.378349897586304 0.783997713020653 0.37760822319251 90.70361328125 42.6333007812464 0.927405925758649 0.423405889992864 0.899928746770456 0.384020712535857 0.909806961895811 0.359992984645942 0.957040571149264 0.351322706341307 95.75439453125 33.94970703125 0.961360134209826 0.328926289366791 0.930218515906745 0.292637941067369 0.937636120101161 0.267921552276675 0.98361294678034 0.254777123001986 100.35107421875 24.81201171875 0.983152825825528 0.231646192689368 0.948776084993369 0.19892269288539 0.95368031074031 0.173896987067565 0.997865503060893 0.156569075217703 104.49365234375 15.22021484375 0.991788981791615 0.133444585226243 0.95470789177125 0.104717330847052 0.957112675087046 0.0798010349462857 0.999003331737185 0.0586956975421344 108.18212890625 5.17431640625 1.93489002627939 0.0462461496317701 1.93489002627939-0.0462461496317701 108.18212890625-5.17431640625 0.999003331737185-0.0586956975421344 0.957112675085227-0.0798010349462857 0.95470789177125-0.104717330847052 0.991788981793434-0.133444585226243 104.493652343752-15.22021484375 0.997865503060893-0.156569075217703 0.953680310738491-0.173896987067565 0.948776084995188-0.19892269288539 0.983152825825528-0.231646192689368 100.351074218748-24.81201171875 0.98361294678034-0.254777123001986 0.937636120101161-0.267921552276675 0.930218515906745-0.292637941067369 0.961360134209826-0.328926289366791 95.75439453125-33.94970703125 0.957040571149264-0.351322706341307 0.909806961895811-0.359992984645942 0.899928746770456-0.384020712535857 0.927405925758649-0.423405889992864 90.70361328125-42.6333007812464 0.783997713020653-0.37760822319251 0.744541261308768-0.378349897586304 0.735774885677529-0.395127387557295 0.757698586134211-0.42794069311276 0.510063511004773-0.299472594142571 85.19873046875-50.8627929687536 0.87135919186403-0.533426105477702 0.823211244789491-0.532701840784284 0.808746780616275-0.554415592821897 0.827965799337107-0.598567361601454 79.23974609375-58.6381835937464 0.814515079668126-0.616886836945923 0.766668525418936-0.611414414044702 0.750128454445076-0.631597589766898 0.764894866750183-0.677436364116147 72.82666015625-65.9594726562536 0.749626226375767-0.694272567478038 0.702554562725709-0.684103343097377 0.684103343093739-0.702554562725709 0.694272567478038-0.749626226373948 65.95947265625-72.8266601562464 0.677436364116147-0.764894866744726 0.631597589768717-0.750128454448713 0.611414414044702-0.766668525415298 0.616886836945923-0.814515079669945 58.63818359375-79.2397460937536 0.598567361599635-0.827965799337107 0.554415592825535-0.808746780618094 0.532701840784284-0.823211244787672 0.533426105474064-0.871359191867668 50.86279296875-85.19873046875 0.29947259414439-0.510063511002954 0.427940693107303-0.757698586130573 0.395127387559114-0.735774885681167 0.378349897586304-0.744541261308768 0.37760822319251-0.783997713020653 42.63330078125-90.7036132812464 0.423405889994683-0.927405925758649 0.384020712532219-0.899928746770456 0.35999298464958-0.909806961899449 0.351322706343126-0.957040571145626 33.9497070312518-95.7543945312536 0.328926289363153-0.961360134213464 0.292637941067369-0.930218515906745 0.267921552278494-0.93763612010298 0.254777123003805-0.983612946776702 24.8120117187482-100.35107421875 0.23164619268573-0.983152825825528 0.19892269288539-0.948776084995188 0.173896987065746-0.953680310736672 0.156569075221341-0.997865503060893 15.22021484375-104.49365234375 0.133444585228062-0.991788981795253 0.104717330843414-0.954707891767612 0.0798010349481046-0.957112675088865 0.0586956975421344-0.999003331737185 5.17431640625-108.18212890625 0.0462461496317701-1.93489002627757-0.0462461496317701-1.93489002627757-5.17431640625-108.18212890625-0.0586956975421344-0.999003331737185-0.0798010349481046-0.957112675088865-0.104717330843414-0.954707891767612-0.133444585228062-0.991788981795253-15.22021484375-104.49365234375-0.156569075221341-0.997865503060893-0.173896987065746-0.953680310736672-0.19892269288539-0.948776084995188-0.23164619268573-0.983152825825528-24.8120117187482-100.35107421875-0.254777123003805-0.983612946776702-0.267921552278494-0.93763612010298-0.292637941067369-0.930218515906745-0.328926289363153-0.961360134213464-33.9497070312518-95.75439453125-0.351322706343126-0.957040571149264-0.35999298464958-0.909806961899449-0.384020712532219-0.89992874676318-0.423405889994683-0.927405925762287-42.63330078125-90.70361328125-0.37760822319251-0.783997713020653-0.378349897586304-0.744541261308768-0.395127387559114-0.735774885681167-0.427940693107303-0.757698586130573-0.29947259414439-0.510063511002954-50.86279296875-85.19873046875-0.533426105474064-0.871359191867668-0.532701840784284-0.823211244787672-0.554415592825535-0.808746780618094-0.598567361601454-0.827965799337107-58.63818359375-79.23974609375-0.616886836945923-0.814515079666307-0.611414414044702-0.766668525418936-0.631597589766898-0.750128454445076-0.677436364116147-0.764894866748364-65.95947265625-72.82666015625-0.694272567478038-0.749626226373948-0.684103343093739-0.702554562725709-0.702554562725709-0.684103343097377-0.749626226377586-0.694272567478038-72.82666015625-65.95947265625-0.764894866748364-0.677436364116147-0.750128454445076-0.631597589766898-0.766668525417117-0.61141441404834-0.814515079668126-0.616886836942285-79.23974609375-58.63818359375-0.827965799340745-0.598567361601454-0.808746780616275-0.554415592821897-0.82321124479131-0.532701840784284-0.871359191862211-0.533426105477702-85.19873046875-50.86279296875-0.510063511002954-0.299472594142571-0.757698586134211-0.427940693109122-0.735774885677529-0.395127387560933-0.744541261308768-0.378349897586304-0.783997713020653-0.37760822319251-90.70361328125-42.63330078125-0.927405925758649-0.423405889992864-0.899928746768637-0.384020712535857-0.90980696189763-0.359992984645942-0.957040571149264-0.351322706341307-95.75439453125-33.94970703125-0.961360134209826-0.328926289366791-0.930218515906745-0.292637941067369-0.937636120101161-0.267921552276675-0.98361294678034-0.254777123001986-100.351074218748-24.81201171875-0.983152825825528-0.231646192689368-0.948776084995188-0.19892269288539-0.953680310738491-0.173896987067565-0.997865503060893-0.156569075217703-104.493652343752-15.22021484375-0.991788981793434-0.133444585226243-0.95470789177125-0.104717330847052-0.957112675085227-0.0798010349462857-0.999003331737185-0.0586956975421344-108.18212890625-5.17431640625-1.93489002627939-0.0462461496317701-1.93489002627939 0.0462461496317701-108.18212890625 5.17431640625-0.999003331737185 0.0586956975421344-0.957112675085227 0.0798010349462857-0.95470789177125 0.104717330847052-0.991788981793434 0.133444585226243-104.49365234375 15.22021484375-0.997865503060893 0.156569075217703-0.95368031074031 0.173896987067565-0.948776084993369 0.19892269288539-0.983152825825528 0.231646192689368-100.35107421875 24.81201171875-0.98361294678034 0.254777123001986-0.937636120101161 0.267921552276675-0.930218515906745 0.292637941067369-0.961360134209826 0.328926289366791-95.75439453125 33.94970703125-0.957040571149264 0.351322706341307-0.90980696189763 0.359992984645942-0.899928746768637 0.384020712535857-0.927405925758649 0.423405889992864-90.70361328125 42.63330078125-0.783997713020653 0.37760822319251-0.744541261308768 0.378349897586304-0.735774885677529 0.395127387560933-0.757698586134211 0.427940693109122-0.510063511002954 0.299472594142571-85.19873046875 50.86279296875-0.871359191862211 0.533426105477702-0.82321124479131 0.532701840784284-0.808746780616275 0.554415592821897-0.827965799340745 0.598567361601454-79.23974609375 58.63818359375-0.814515079668126 0.616886836942285-0.766668525417117 0.61141441404834-0.750128454445076 0.631597589766898-0.764894866748364 0.677436364116147-72.82666015625 65.95947265625-0.749626226377586 0.694272567478038-0.702554562725709 0.684103343097377-0.684103343093739 0.702554562725709-0.694272567478038 0.749626226373948-65.95947265625 72.82666015625-0.677436364116147 0.764894866748364-0.631597589766898 0.750128454445076-0.611414414044702 0.766668525418936-0.616886836945923 0.814515079666307-58.63818359375 79.23974609375-0.598567361601454 0.827965799337107-0.554415592825535 0.808746780618094-0.532701840784284 0.823211244787672-0.533426105474064 0.871359191867668-50.86279296875 85.19873046875-0.29947259414439 0.510063511002954-0.427940693107303 0.757698586130573-0.395127387559114 0.735774885681167-0.378349897586304 0.744541261308768-0.37760822319251 0.783997713020653-42.63330078125 90.70361328125-0.423405889994683 0.927405925762287-0.384020712532219 0.89992874676318-0.35999298464958 0.909806961899449-0.351322706343126 0.957040571149264-33.94970703125 95.75439453125-0.328926289364972 0.961360134213464-0.29263794106555 0.930218515906745-0.267921552278494 0.93763612010298-0.254777123003805 0.983612946776702-24.81201171875 100.35107421875-0.23164619268573 0.983152825825528-0.19892269288539 0.948776084995188-0.173896987065746 0.953680310736672-0.156569075221341 0.997865503060893-15.22021484375 104.49365234375-0.133444585228062 0.991788981795253-0.104717330843414 0.954707891767612-0.0798010349481046 0.957112675088865-0.0586956975421344 0.999003331737185-5.17431640625 108.18212890625zM11623.3401309546-17608.6371374088l-40.9308174906291 87.0815295302673-48.8090688817629 81.7585991914166-56.2541515088688 76.0181235006312-63.2689533561388 69.8560249036818-69.8560249037346 63.2689533561861-76.0181235005657 56.2541515088196-81.7585991914421 48.8090688817829-87.0815295303073 40.93081749064-91.9915506185916 32.6155912544818-96.4933838050165 23.8581897442673-100.591122372505 14.6517846734569-104.286805795073 4.98800435558223-104.286805795073-4.98800435558223-100.591122372503-14.6517846734569-96.4933838050183-23.8581897442673-91.9915506185916-32.6155912544818-87.0815295303073-40.93081749064-81.7585991914421-48.8090688817829-76.0181235005657-56.2541515088196-69.8560249037346-63.2689533561861-63.2689533561388-69.8560249036818-56.2541515088688-76.0181235006312-48.8090688817629-81.7585991914166-40.9308174906291-87.0815295302673-32.6155912544928-91.9915506186299-23.8581897442691-96.4933838050274-14.6517846734532-100.591122372491-4.98800435558587-104.286805795073 4.98800435558587-104.286805795073 14.6517846734532-100.591122372491 23.8581897442691-96.4933838050274 32.6155912544928-91.9915506186262 40.9308174906291-87.0815295302709 48.809068881772-81.7585991914311 56.2541515088487-76.0181235006021 63.268953356157-69.8560249037073 69.8560249037091-63.268953356157 76.0181235006021-56.2541515088487 81.7585991914148-48.8090688817647 87.0815295303182-40.930817490651 91.9915506185898-32.6155912544782 96.4933838050183-23.8581897442673 100.591122372503-14.6517846734569 104.286805795073-4.98800435558223 104.286805795073 4.98800435558223 100.591122372505 14.6517846734569 96.4933838050165 23.8581897442673 91.9915506185898 32.6155912544818 87.0815295303182 40.9308174906473 81.7585991914148 48.8090688817647 76.0181235006021 56.2541515088487 69.8560249037091 63.268953356157 63.268953356157 69.8560249037073 56.2541515088506 76.0181235006021 48.8090688817701 81.7585991914311 40.9308174906291 87.0815295302709 32.6155912544946 91.9915506186262 23.8581897442673 96.4933838050274 14.6517846734532 100.591122372491 4.98800435558587 104.286805795073-4.98800435558587 104.286805795073-14.6517846734532 100.591122372491-23.8581897442673 96.4933838050274z"/>
            <dr3d:extrude draw:style-name="gr46" draw:layer="layout" svg:viewBox="11321 -17388 2069 2069" svg:d="M11321-16354l5.17431640625 108.18212890625 15.22021484375 104.49365234375 24.81201171875 100.35107421875 33.94970703125 95.75439453125 42.63330078125 90.70361328125 50.86279296875 85.19873046875 58.63818359375 79.23974609375 65.95947265625 72.82666015625 72.82666015625 65.95947265625 79.23974609375 58.63818359375 85.19873046875 50.86279296875 90.70361328125 42.63330078125 95.75439453125 33.94970703125 100.35107421875 24.81201171875 104.49365234375 15.22021484375 108.18212890625 5.17431640625 108.18212890625-5.17431640625 104.49365234375-15.22021484375 100.35107421875-24.81201171875 95.75439453125-33.94970703125 90.70361328125-42.63330078125 85.19873046875-50.86279296875 79.23974609375-58.63818359375 72.82666015625-65.95947265625 65.95947265625-72.82666015625 58.63818359375-79.23974609375 50.86279296875-85.19873046875 42.63330078125-90.70361328125 33.94970703125-95.75439453125 24.81201171875-100.35107421875 15.22021484375-104.49365234375 5.17431640625-108.18212890625-5.17431640625-108.18212890625-15.22021484375-104.49365234375-24.81201171875-100.35107421875-33.94970703125-95.75439453125-42.63330078125-90.70361328125-50.86279296875-85.19873046875-58.63818359375-79.23974609375-65.95947265625-72.82666015625-72.82666015625-65.95947265625-79.23974609375-58.63818359375-85.19873046875-50.86279296875-90.70361328125-42.63330078125-95.75439453125-33.94970703125-100.35107421875-24.81201171875-104.49365234375-15.22021484375-108.18212890625-5.17431640625-108.18212890625 5.17431640625-104.49365234375 15.22021484375-100.35107421875 24.81201171875-95.75439453125 33.94970703125-90.70361328125 42.63330078125-85.19873046875 50.86279296875-79.23974609375 58.63818359375-72.82666015625 65.95947265625-65.95947265625 72.82666015625-58.63818359375 79.23974609375-50.86279296875 85.19873046875-42.63330078125 90.70361328125-33.94970703125 95.75439453125-24.81201171875 100.35107421875-15.22021484375 104.49365234375zM11321-17388zM13390-15319z"/>
            <dr3d:extrude draw:style-name="gr47" draw:layer="layout" svg:viewBox="11280.5 -17428.5 2149 2149" svg:d="M11280.5-16354l0.0462461496317701 1.93489002627939 5.17431640625 108.18212890625 0.0586956975421344 0.999003331737185 0.0798010349481046 0.957112675085227 0.104717330843414 0.95470789177125 0.133444585228062 0.991788981793434 15.22021484375 104.493652343752 0.156569075221341 0.997865503060893 0.173896987065746 0.953680310738491 0.19892269288539 0.948776084995188 0.23164619268573 0.983152825825528 24.81201171875 100.351074218748 0.254777123003805 0.98361294678034 0.267921552278494 0.937636120101161 0.29263794106555 0.930218515906745 0.328926289364972 0.961360134209826 33.94970703125 95.75439453125 0.351322706343126 0.957040571149264 0.35999298464958 0.909806961895811 0.384020712532219 0.899928746770456 0.423405889994683 0.927405925758649 42.63330078125 90.7036132812518 0.377608223190691 0.783997713022472 0.378349897586304 0.744541261308768 0.395127387559114 0.735774885677529 0.427940693109122 0.757698586132392 0.29947259414439 0.510063511002954 50.86279296875 85.19873046875 0.533426105474064 0.87135919186403 0.532701840784284 0.82321124479131 0.554415592825535 0.808746780616275 0.598567361601454 0.827965799338926 58.63818359375 79.2397460937482 0.616886836945923 0.814515079668126 0.611414414044702 0.766668525417117 0.631597589766898 0.750128454445076 0.677436364116147 0.764894866748364 65.95947265625 72.82666015625 0.694272567478038 0.749626226377586 0.684103343093739 0.702554562725709 0.702554562725709 0.684103343093739 0.749626226377586 0.694272567478038 72.82666015625 65.95947265625 0.764894866748364 0.677436364116147 0.750128454445076 0.631597589766898 0.766668525417117 0.611414414044702 0.814515079668126 0.616886836945923 79.23974609375 58.63818359375 0.827965799340745 0.598567361601454 0.808746780616275 0.554415592825535 0.82321124479131 0.532701840784284 0.871359191862211 0.533426105474064 85.19873046875 50.86279296875 0.510063511002954 0.29947259414439 0.757698586134211 0.427940693107303 0.735774885677529 0.395127387559114 0.744541261306949 0.378349897586304 0.783997713020653 0.37760822319251 90.70361328125 42.6333007812518 0.927405925760468 0.423405889992864 0.899928746766818 0.384020712535857 0.909806961899449 0.35999298464958 0.957040571149264 0.351322706341307 95.75439453125 33.94970703125 0.961360134209826 0.328926289363153 0.930218515906745 0.292637941067369 0.937636120101161 0.267921552278494 0.98361294678034 0.254777123003805 100.35107421875 24.8120117187482 0.983152825825528 0.23164619268573 0.948776084993369 0.19892269288539 0.953680310738491 0.173896987065746 0.997865503060893 0.156569075221341 104.49365234375 15.2202148437518 0.991788981793434 0.133444585228062 0.95470789177125 0.104717330843414 0.957112675087046 0.0798010349499236 0.999003331737185 0.0586956975403155 108.18212890625 5.17431640624818 1.93489002627939 0.0462461496317701 1.93489002627939-0.0462461496317701 108.18212890625-5.17431640624818 0.999003331737185-0.0586956975403155 0.957112675087046-0.0798010349499236 0.95470789177125-0.104717330843414 0.991788981793434-0.133444585228062 104.49365234375-15.2202148437518 0.997865503060893-0.156569075221341 0.953680310738491-0.173896987065746 0.948776084993369-0.19892269288539 0.983152825825528-0.23164619268573 100.35107421875-24.8120117187482 0.98361294678034-0.254777123003805 0.937636120101161-0.267921552278494 0.930218515906745-0.292637941067369 0.961360134209826-0.328926289363153 95.75439453125-33.94970703125 0.957040571149264-0.351322706341307 0.909806961899449-0.35999298464958 0.899928746766818-0.384020712535857 0.927405925760468-0.423405889992864 90.70361328125-42.6333007812518 0.783997713020653-0.37760822319251 0.744541261306949-0.378349897586304 0.735774885677529-0.395127387559114 0.757698586134211-0.427940693107303 0.510063511002954-0.29947259414439 85.19873046875-50.86279296875 0.871359191862211-0.533426105474064 0.82321124479131-0.532701840784284 0.808746780616275-0.554415592825535 0.827965799340745-0.598567361601454 79.23974609375-58.63818359375 0.814515079668126-0.616886836945923 0.766668525417117-0.611414414044702 0.750128454445076-0.631597589766898 0.764894866748364-0.677436364116147 72.82666015625-65.95947265625 0.749626226377586-0.694272567478038 0.702554562725709-0.684103343093739 0.684103343093739-0.702554562725709 0.694272567478038-0.749626226377586 65.95947265625-72.82666015625 0.677436364116147-0.764894866748364 0.631597589766898-0.750128454445076 0.611414414044702-0.766668525417117 0.616886836945923-0.814515079668126 58.63818359375-79.2397460937482 0.598567361601454-0.827965799338926 0.554415592825535-0.808746780616275 0.532701840784284-0.82321124479131 0.533426105474064-0.87135919186403 50.86279296875-85.19873046875 0.29947259414439-0.510063511002954 0.427940693109122-0.757698586132392 0.395127387559114-0.735774885677529 0.378349897586304-0.744541261308768 0.377608223190691-0.783997713022472 42.63330078125-90.7036132812518 0.423405889994683-0.927405925758649 0.384020712532219-0.899928746770456 0.35999298464958-0.909806961895811 0.351322706343126-0.957040571149264 33.94970703125-95.75439453125 0.328926289364972-0.961360134209826 0.29263794106555-0.930218515906745 0.267921552278494-0.937636120101161 0.254777123003805-0.98361294678034 24.81201171875-100.351074218748 0.23164619268573-0.983152825825528 0.19892269288539-0.948776084995188 0.173896987065746-0.953680310738491 0.156569075221341-0.997865503060893 15.22021484375-104.493652343752 0.133444585228062-0.991788981793434 0.104717330843414-0.95470789177125 0.0798010349481046-0.957112675085227 0.0586956975421344-0.999003331737185 5.17431640625-108.18212890625 0.0462461496317701-1.93489002627939-0.0462461496317701-1.93489002627939-5.17431640625-108.182128906248-0.0586956975421344-0.999003331737185-0.0798010349481046-0.957112675088865-0.104717330843414-0.954707891767612-0.133444585228062-0.991788981795253-15.22021484375-104.493652343746-0.156569075221341-0.997865503060893-0.173896987065746-0.95368031074031-0.19892269288539-0.94877608499155-0.23164619268573-0.983152825825528-24.81201171875-100.351074218754-0.254777123003805-0.983612946776702-0.267921552278494-0.93763612010298-0.29263794106555-0.930218515906745-0.328926289364972-0.961360134213464-33.94970703125-95.75439453125-0.351322706343126-0.957040571149264-0.35999298464958-0.909806961899449-0.384020712532219-0.89992874676318-0.423405889994683-0.927405925762287-42.63330078125-90.70361328125-0.37760822319251-0.783997713020653-0.378349897586304-0.744541261308768-0.395127387559114-0.735774885681167-0.427940693107303-0.757698586130573-0.29947259414439-0.510063511002954-50.86279296875-85.19873046875-0.533426105474064-0.871359191867668-0.532701840784284-0.823211244787672-0.554415592825535-0.808746780618094-0.598567361601454-0.827965799337107-58.63818359375-79.23974609375-0.616886836945923-0.814515079666307-0.611414414044702-0.766668525418936-0.631597589766898-0.750128454445076-0.677436364116147-0.764894866748364-65.95947265625-72.82666015625-0.694272567478038-0.749626226373948-0.684103343093739-0.702554562725709-0.702554562725709-0.684103343097377-0.749626226377586-0.694272567478038-72.82666015625-65.95947265625-0.764894866748364-0.677436364116147-0.750128454445076-0.631597589766898-0.766668525417117-0.61141441404834-0.814515079668126-0.616886836942285-79.23974609375-58.63818359375-0.827965799340745-0.598567361601454-0.808746780616275-0.554415592821897-0.82321124479131-0.532701840784284-0.871359191862211-0.533426105477702-85.19873046875-50.86279296875-0.510063511002954-0.299472594142571-0.757698586134211-0.427940693109122-0.735774885677529-0.395127387560933-0.744541261308768-0.378349897586304-0.783997713020653-0.37760822319251-90.70361328125-42.6333007812464-0.927405925758649-0.423405889992864-0.899928746766818-0.384020712532219-0.909806961899449-0.359992984653218-0.957040571147445-0.351322706337669-95.75439453125-33.9497070312536-0.961360134209826-0.328926289366791-0.930218515908564-0.292637941067369-0.937636120101161-0.267921552276675-0.98361294678034-0.254777123001986-100.35107421875-24.81201171875-0.983152825825528-0.231646192689368-0.948776084993369-0.19892269288539-0.953680310738491-0.173896987067565-0.997865503062712-0.156569075217703-104.49365234375-15.2202148437464-0.991788981791615-0.133444585229881-0.95470789177125-0.104717330839776-0.957112675085227-0.0798010349462857-0.999003331737185-0.0586956975457724-108.18212890625-5.17431640625364-1.93489002628121-0.0462461496317701-1.93489002628121 0.0462461496317701-108.18212890625 5.17431640625364-0.999003331737185 0.0586956975457724-0.957112675085227 0.0798010349462857-0.95470789177125 0.104717330839776-0.991788981791615 0.133444585229881-104.49365234375 15.2202148437464-0.997865503062712 0.156569075217703-0.953680310738491 0.173896987067565-0.948776084993369 0.19892269288539-0.983152825825528 0.231646192689368-100.35107421875 24.81201171875-0.98361294678034 0.254777123001986-0.937636120101161 0.267921552276675-0.930218515908564 0.292637941067369-0.961360134209826 0.328926289366791-95.75439453125 33.9497070312536-0.957040571147445 0.351322706337669-0.909806961899449 0.359992984653218-0.899928746766818 0.384020712532219-0.927405925758649 0.423405889992864-90.70361328125 42.6333007812464-0.783997713020653 0.37760822319251-0.744541261308768 0.378349897586304-0.735774885677529 0.395127387560933-0.757698586134211 0.427940693109122-0.510063511002954 0.299472594142571-85.19873046875 50.86279296875-0.871359191862211 0.533426105477702-0.82321124479131 0.532701840784284-0.808746780616275 0.554415592821897-0.827965799340745 0.598567361601454-79.23974609375 58.63818359375-0.814515079668126 0.616886836942285-0.766668525417117 0.61141441404834-0.750128454445076 0.631597589766898-0.764894866748364 0.677436364116147-72.82666015625 65.95947265625-0.749626226377586 0.694272567478038-0.702554562725709 0.684103343097377-0.684103343093739 0.702554562725709-0.694272567478038 0.749626226373948-65.95947265625 72.82666015625-0.677436364116147 0.764894866748364-0.631597589766898 0.750128454445076-0.611414414044702 0.766668525418936-0.616886836945923 0.814515079666307-58.63818359375 79.23974609375-0.598567361601454 0.827965799337107-0.554415592825535 0.808746780618094-0.532701840784284 0.823211244787672-0.533426105474064 0.871359191867668-50.86279296875 85.19873046875-0.29947259414439 0.510063511002954-0.427940693107303 0.757698586130573-0.395127387559114 0.735774885681167-0.378349897586304 0.744541261308768-0.37760822319251 0.783997713020653-42.63330078125 90.70361328125-0.423405889994683 0.927405925762287-0.384020712532219 0.89992874676318-0.35999298464958 0.909806961899449-0.351322706343126 0.957040571149264-33.94970703125 95.75439453125-0.328926289364972 0.961360134213464-0.29263794106555 0.930218515906745-0.267921552278494 0.93763612010298-0.254777123003805 0.983612946776702-24.81201171875 100.351074218754-0.23164619268573 0.983152825825528-0.19892269288539 0.94877608499155-0.173896987065746 0.95368031074031-0.156569075221341 0.997865503060893-15.22021484375 104.493652343746-0.133444585228062 0.991788981795253-0.104717330843414 0.954707891767612-0.0798010349481046 0.957112675088865-0.0586956975421344 0.999003331737185-5.17431640625 108.182128906248zM13272.3401309546-15960.6371374088l-40.9308174906291 87.0815295302728-48.8090688817701 81.7585991914293-56.2541515088506 76.0181235006003-63.268953356157 69.8560249037091-69.8560249037091 63.268953356157-76.0181235006021 56.2541515088506-81.758599191422 48.8090688817665-87.0815295302855 40.9308174906364-91.9915506186135 32.6155912544891-96.4933838050365 23.8581897442691-100.591122372489 14.651784673455-104.286805795071 4.98800435558405-104.286805795071-4.98800435558405-100.591122372489-14.651784673455-96.4933838050365-23.8581897442691-91.9915506186135-32.6155912544891-87.0815295302855-40.9308174906364-81.758599191422-48.8090688817665-76.0181235006021-56.2541515088506-69.8560249037091-63.268953356157-63.268953356157-69.8560249037091-56.2541515088506-76.0181235006003-48.8090688817701-81.7585991914293-40.9308174906291-87.0815295302728-32.6155912544909-91.9915506186226-23.8581897442727-96.4933838050347-14.6517846734514-100.591122372487-4.98800435558587-104.286805795073 4.98800435558587-104.286805795075 14.6517846734532-100.591122372487 23.8581897442691-96.4933838050311 32.6155912544928-91.9915506186262 40.9308174906291-87.0815295302709 48.809068881772-81.7585991914311 56.2541515088487-76.0181235006021 63.268953356157-69.8560249037073 69.8560249037091-63.268953356157 76.0181235006021-56.2541515088487 81.7585991914148-48.8090688817647 87.0815295303109-40.9308174906437 91.9915506186026-32.6155912544891 96.4933838050129-23.8581897442637 100.591122372502-14.6517846734496 104.286805795075-4.98800435558951 104.286805795075 4.98800435558951 100.591122372502 14.6517846734496 96.4933838050129 23.8581897442637 91.9915506186026 32.6155912544891 87.0815295303109 40.9308174906437 81.7585991914148 48.8090688817647 76.0181235006021 56.2541515088487 69.8560249037091 63.268953356157 63.268953356157 69.8560249037073 56.2541515088506 76.0181235006021 48.8090688817701 81.7585991914311 40.9308174906291 87.0815295302709 32.6155912544928 91.9915506186262 23.8581897442691 96.4933838050311 14.6517846734532 100.591122372487 4.98800435558587 104.286805795073-4.98800435558587 104.286805795073-14.6517846734514 100.591122372487-23.8581897442727 96.4933838050347z"/>
          </dr3d:scene>
        </draw:g>
        <draw:connector draw:style-name="gr218" draw:text-style-name="P3" draw:layer="layout" svg:x1="11.309cm" svg:y1="6.28cm" svg:x2="14.109cm" svg:y2="4.171cm" draw:start-shape="id7" draw:start-glue-point="4" draw:end-shape="id9" draw:end-glue-point="7" svg:d="M11309 6280v-1048h2800v-1061" svg:viewBox="0 0 2801 2110">
          <text:p/>
        </draw:connector>
        <draw:g xml:id="id7" draw:id="id7">
          <draw:glue-point draw:id="4" svg:x="0.82cm" svg:y="-3.562cm"/>
          <draw:glue-point draw:id="5" svg:x="0.062cm" svg:y="-4.375cm"/>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219" draw:text-style-name="P10" draw:layer="layout" svg:width="2.118cm" svg:height="1.369cm" svg:x="11.122cm" svg:y="7.666cm" svg:viewBox="0 0 2119 1370" svg:d="M2 1370c176 0 2117-852 2117-1111s-273-259-449-259c0 111-1732 555-1668 1370z">
              <text:p/>
            </draw:path>
            <draw:g>
              <draw:polygon draw:style-name="gr220" draw:text-style-name="P11" draw:layer="layout" svg:width="2.244cm" svg:height="2.034cm" svg:x="8.749cm" svg:y="6.926cm" svg:viewBox="0 0 2245 2035" draw:points="0,740 0,0 2245,1295 2245,2035">
                <text:p/>
              </draw:polygon>
              <draw:polygon draw:style-name="gr221" draw:text-style-name="P12" draw:layer="layout" svg:width="1.924cm" svg:height="1.849cm" svg:x="10.995cm" svg:y="7.111cm" svg:viewBox="0 0 1925 1850" draw:points="0,1850 0,1110 1925,0 1925,740">
                <text:p/>
              </draw:polygon>
              <draw:polygon draw:style-name="gr222" draw:text-style-name="P13" draw:layer="layout" svg:width="4.17cm" svg:height="2.404cm" svg:x="8.749cm" svg:y="5.816cm" svg:viewBox="0 0 4171 2405" draw:points="2245,2405 0,1110 1925,0 4171,1295">
                <text:p/>
              </draw:polygon>
              <draw:line draw:style-name="gr223" draw:text-style-name="P14" draw:layer="layout" svg:x1="9.519cm" svg:y1="7.518cm" svg:x2="9.519cm" svg:y2="7.962cm">
                <text:p/>
              </draw:line>
              <draw:line draw:style-name="gr224" draw:text-style-name="P14" draw:layer="layout" svg:x1="10.932cm" svg:y1="8.466cm" svg:x2="9.905cm" svg:y2="7.874cm">
                <text:p/>
              </draw:line>
              <draw:line draw:style-name="gr225" draw:text-style-name="P14" draw:layer="layout" svg:x1="9.899cm" svg:y1="7.741cm" svg:x2="9.899cm" svg:y2="7.889cm">
                <text:p/>
              </draw:line>
              <draw:line draw:style-name="gr226" draw:text-style-name="P14" draw:layer="layout" svg:x1="10.925cm" svg:y1="8.333cm" svg:x2="10.925cm" svg:y2="8.481cm">
                <text:p/>
              </draw:line>
              <draw:line draw:style-name="gr227" draw:text-style-name="P14" draw:layer="layout" svg:x1="10.926cm" svg:y1="8.333cm" svg:x2="9.899cm" svg:y2="7.741cm">
                <text:p/>
              </draw:line>
              <draw:polygon draw:style-name="gr228" draw:text-style-name="P15" draw:layer="layout" svg:width="0.127cm" svg:height="0.221cm" svg:x="9.648cm" svg:y="7.592cm" svg:viewBox="0 0 128 222" draw:points="0,148 0,0 128,74 128,222">
                <text:p/>
              </draw:polygon>
              <draw:line draw:style-name="gr229" draw:text-style-name="P14" draw:layer="layout" svg:x1="9.391cm" svg:y1="7.444cm" svg:x2="9.391cm" svg:y2="7.888cm">
                <text:p/>
              </draw:line>
              <draw:line draw:style-name="gr230" draw:text-style-name="P14" draw:layer="layout" svg:x1="9.263cm" svg:y1="7.37cm" svg:x2="9.263cm" svg:y2="7.814cm">
                <text:p/>
              </draw:line>
              <draw:line draw:style-name="gr231" draw:text-style-name="P14" draw:layer="layout" svg:x1="9.134cm" svg:y1="7.296cm" svg:x2="9.134cm" svg:y2="7.74cm">
                <text:p/>
              </draw:line>
              <draw:line draw:style-name="gr232" draw:text-style-name="P14" draw:layer="layout" svg:x1="9.006cm" svg:y1="7.222cm" svg:x2="9.006cm" svg:y2="7.666cm">
                <text:p/>
              </draw:line>
              <draw:line draw:style-name="gr233" draw:text-style-name="P14" draw:layer="layout" svg:x1="8.878cm" svg:y1="7.148cm" svg:x2="8.878cm" svg:y2="7.592cm">
                <text:p/>
              </draw:line>
              <draw:polygon draw:style-name="gr234" draw:text-style-name="P11" draw:layer="layout" svg:width="0.127cm" svg:height="0.814cm" svg:x="8.621cm" svg:y="6.852cm" svg:viewBox="0 0 128 815" draw:points="0,740 0,0 128,74 128,815">
                <text:p/>
              </draw:polygon>
              <draw:polygon draw:style-name="gr235" draw:text-style-name="P11" draw:layer="layout" svg:width="0.127cm" svg:height="0.814cm" svg:x="10.995cm" svg:y="8.221cm" svg:viewBox="0 0 128 815" draw:points="0,740 0,0 128,74 128,815">
                <text:p/>
              </draw:polygon>
              <draw:polygon draw:style-name="gr236" draw:text-style-name="P16" draw:layer="layout" svg:width="4.298cm" svg:height="3.219cm" svg:x="8.621cm" svg:y="5.816cm" svg:viewBox="0 0 4299 3220" draw:points="0,1776 0,1036 128,1110 2053,0 4299,1295 4299,2035 2502,3072 2502,3220">
                <text:p/>
              </draw:polygon>
            </draw:g>
          </draw:g>
          <draw:g>
            <draw:polygon draw:style-name="gr237" draw:text-style-name="P17" draw:layer="layout" svg:width="0.746cm" svg:height="0.429cm" svg:x="11.603cm" svg:y="8.097cm" svg:viewBox="0 0 747 430" draw:points="543,430 747,313 204,0 0,117">
              <text:p/>
            </draw:polygon>
            <draw:path draw:style-name="gr238" draw:text-style-name="P18" draw:layer="layout" svg:width="0.474cm" svg:height="0.521cm" svg:x="11.738cm" svg:y="7.926cm" svg:viewBox="0 0 475 522" svg:d="M475 493c0-508-475-704-475-195 68 39 68 39 136 0 0-275 204-78 204 195 67 39 67 39 135 0z">
              <text:p/>
            </draw:path>
            <draw:path draw:style-name="gr239" draw:text-style-name="P19" draw:layer="layout" svg:width="0.271cm" svg:height="0.373cm" svg:x="11.806cm" svg:y="8.035cm" svg:viewBox="0 0 272 374" svg:d="M272 374c-1-352-271-508-272-235">
              <text:p/>
            </draw:path>
            <draw:polygon draw:style-name="gr240" draw:text-style-name="P20" draw:layer="layout" svg:width="0.542cm" svg:height="0.821cm" svg:x="11.603cm" svg:y="8.214cm" svg:viewBox="0 0 543 822" draw:points="543,822 543,313 0,0 0,509">
              <text:p/>
            </draw:polygon>
            <draw:path draw:style-name="gr241" draw:text-style-name="P21" draw:layer="layout" svg:width="0.116cm" svg:height="0.202cm" svg:x="11.824cm" svg:y="8.527cm" svg:viewBox="0 0 117 203" svg:d="M11 85c-68-195 203 0 68 40v78l-68-39z">
              <text:p/>
            </draw:path>
            <draw:polygon draw:style-name="gr242" draw:text-style-name="P22" draw:layer="layout" svg:width="0.203cm" svg:height="0.625cm" svg:x="12.145cm" svg:y="8.41cm" svg:viewBox="0 0 204 626" draw:points="0,626 0,117 204,0 204,509">
              <text:p/>
            </draw:polygon>
            <draw:path draw:style-name="gr243" draw:text-style-name="P19" draw:layer="layout" svg:width="0.746cm" svg:height="1.12cm" svg:x="11.603cm" svg:y="7.915cm" svg:viewBox="0 0 747 1121" svg:d="M136 220c68-430 475-156 475 196l136 78v509l-204 118-543-314v-508z">
              <text:p/>
            </draw:path>
            <draw:path draw:style-name="gr244" draw:text-style-name="P19" draw:layer="layout" svg:width="0.134cm" svg:height="0.124cm" svg:x="11.89cm" svg:y="8.101cm" svg:viewBox="0 0 135 125" svg:d="M0 41c33-100 126 6 135 84z">
              <text:p/>
            </draw:path>
          </draw:g>
        </draw:g>
        <draw:line draw:style-name="gr245" draw:text-style-name="P23" draw:layer="layout" svg:x1="8.872cm" svg:y1="7.718cm" svg:x2="6.066cm" svg:y2="7.711cm">
          <text:p/>
        </draw:line>
        <draw:line draw:style-name="gr246" draw:text-style-name="P23" draw:layer="layout" svg:x1="3.537cm" svg:y1="8.26cm" svg:x2="3.537cm" svg:y2="12.423cm">
          <text:p/>
        </draw:line>
        <draw:frame draw:style-name="gr87" draw:text-style-name="P4" draw:layer="layout" svg:width="2.916cm" svg:height="0.784cm" svg:x="0.006cm" svg:y="3.572cm">
          <draw:text-box>
            <text:p text:style-name="P3"><text:span text:style-name="T2">Router/Modem</text:span></text:p>
          </draw:text-box>
        </draw:frame>
        <draw:line draw:style-name="gr245" draw:text-style-name="P23" draw:layer="layout" svg:x1="3.537cm" svg:y1="3.847cm" svg:x2="3.553cm" svg:y2="5.84cm">
          <text:p/>
        </draw:line>
        <draw:line draw:style-name="gr245" draw:text-style-name="P23" draw:layer="layout" svg:x1="6.066cm" svg:y1="3.995cm" svg:x2="3.26cm" svg:y2="3.988cm">
          <text:p/>
        </draw:line>
        <draw:g xml:id="id8" draw:id="id8">
          <draw:glue-point draw:id="4" svg:x="-1.295cm" svg:y="-5cm"/>
          <draw:glue-point draw:id="5" svg:x="1.667cm" svg:y="-2.5cm"/>
          <draw:glue-point draw:id="6" svg:x="4.26cm" svg:y="-0.312cm"/>
          <draw:glue-point draw:id="7" svg:x="4.26cm" svg:y="0.937cm"/>
          <draw:glue-point draw:id="8" svg:x="4.26cm" svg:y="1.875cm"/>
          <draw:glue-point draw:id="9" svg:x="2.778cm" svg:y="3.125cm"/>
          <draw:glue-point draw:id="10" svg:x="0.556cm" svg:y="5cm"/>
          <draw:glue-point draw:id="11" svg:x="-2.406cm" svg:y="2.5cm"/>
          <draw:glue-point draw:id="12" svg:x="-4.998cm" svg:y="-1.875cm"/>
          <draw:glue-point draw:id="13" svg:x="-2.776cm" svg:y="-3.75cm"/>
          <draw:path draw:style-name="gr247" draw:text-style-name="P10" draw:layer="layout" svg:width="0.932cm" svg:height="0.576cm" svg:x="3.338cm" svg:y="3.538cm" svg:viewBox="0 0 933 577" svg:d="M0 577c213 0 933-222 933-399 0-178-77-178-155-178 0 133-778 399-778 577z">
            <text:p/>
          </draw:path>
          <draw:g>
            <draw:glue-point draw:id="4" svg:x="-0.998cm" svg:y="-5cm"/>
            <draw:glue-point draw:id="5" svg:x="1.801cm" svg:y="-2.812cm"/>
            <draw:glue-point draw:id="6" svg:x="5.001cm" svg:y="-0.312cm"/>
            <draw:glue-point draw:id="7" svg:x="5.001cm" svg:y="0.937cm"/>
            <draw:glue-point draw:id="8" svg:x="5.001cm" svg:y="1.875cm"/>
            <draw:glue-point draw:id="9" svg:x="3.401cm" svg:y="3.125cm"/>
            <draw:glue-point draw:id="10" svg:x="1.001cm" svg:y="5cm"/>
            <draw:glue-point draw:id="11" svg:x="-2.198cm" svg:y="2.5cm"/>
            <draw:glue-point draw:id="12" svg:x="-4.998cm" svg:y="0.312cm"/>
            <draw:glue-point draw:id="13" svg:x="-4.998cm" svg:y="-1.875cm"/>
            <draw:glue-point draw:id="14" svg:x="-2.998cm" svg:y="-3.437cm"/>
            <draw:polygon draw:style-name="gr248" draw:text-style-name="P12" draw:layer="layout" svg:width="0.777cm" svg:height="0.754cm" svg:x="3.338cm" svg:y="3.36cm" svg:viewBox="0 0 778 755" draw:points="0,755 0,444 778,0 778,311">
              <text:p/>
            </draw:polygon>
            <draw:polygon draw:style-name="gr249" draw:text-style-name="P13" draw:layer="layout" svg:width="1.943cm" svg:height="1.108cm" svg:x="2.171cm" svg:y="2.695cm" svg:viewBox="0 0 1944 1109" draw:points="1167,1109 0,444 778,0 1944,665">
              <text:p/>
            </draw:polygon>
            <draw:polygon draw:style-name="gr250" draw:text-style-name="P11" draw:layer="layout" svg:width="1.166cm" svg:height="0.975cm" svg:x="2.171cm" svg:y="3.139cm" svg:viewBox="0 0 1167 976" draw:points="0,311 0,0 1167,665 1167,976">
              <text:p/>
            </draw:polygon>
            <draw:polygon draw:style-name="gr251" draw:text-style-name="P16" draw:layer="layout" svg:width="1.943cm" svg:height="1.419cm" svg:x="2.171cm" svg:y="2.695cm" svg:viewBox="0 0 1944 1420" draw:points="0,755 0,444 778,0 1944,665 1944,976 1167,1420">
              <text:p/>
            </draw:polygon>
            <draw:polygon draw:style-name="gr252" draw:text-style-name="P24" draw:layer="layout" svg:width="0.077cm" svg:height="0.177cm" svg:x="3.104cm" svg:y="3.76cm" svg:viewBox="0 0 78 178" draw:points="0,133 0,0 78,45 78,178">
              <text:p/>
            </draw:polygon>
            <draw:polygon draw:style-name="gr253" draw:text-style-name="P15" draw:layer="layout" svg:width="0.077cm" svg:height="0.177cm" svg:x="2.949cm" svg:y="3.671cm" svg:viewBox="0 0 78 178" draw:points="0,133 0,0 78,45 78,178">
              <text:p/>
            </draw:polygon>
            <draw:line draw:style-name="gr254" draw:text-style-name="P25" draw:layer="layout" svg:x1="2.249cm" svg:y1="3.272cm" svg:x2="2.871cm" svg:y2="3.627cm">
              <text:p/>
            </draw:line>
            <draw:line draw:style-name="gr255" draw:text-style-name="P25" draw:layer="layout" svg:x1="2.249cm" svg:y1="3.316cm" svg:x2="2.871cm" svg:y2="3.671cm">
              <text:p/>
            </draw:line>
            <draw:line draw:style-name="gr256" draw:text-style-name="P25" draw:layer="layout" svg:x1="2.249cm" svg:y1="3.36cm" svg:x2="2.871cm" svg:y2="3.715cm">
              <text:p/>
            </draw:line>
            <draw:line draw:style-name="gr257" draw:text-style-name="P25" draw:layer="layout" svg:x1="2.249cm" svg:y1="3.405cm" svg:x2="2.871cm" svg:y2="3.76cm">
              <text:p/>
            </draw:line>
          </draw:g>
        </draw:g>
        <draw:line draw:style-name="gr245" draw:text-style-name="P23" draw:layer="layout" svg:x1="6.066cm" svg:y1="3.988cm" svg:x2="6.066cm" svg:y2="7.711cm">
          <text:p/>
        </draw:line>
        <draw:g>
          <draw:glue-point draw:id="4" svg:x="-2.272cm" svg:y="3.562cm"/>
          <draw:glue-point draw:id="5" svg:x="-0.714cm" svg:y="5.037cm"/>
          <draw:glue-point draw:id="6" svg:x="2.548cm" svg:y="-2.246cm"/>
          <draw:glue-point draw:id="7" svg:x="-0.743cm" svg:y="0.069cm"/>
          <draw:glue-point draw:id="8" svg:x="2.311cm" svg:y="5.073cm"/>
          <draw:g>
            <draw:glue-point draw:id="4" svg:x="2.319cm" svg:y="5.042cm"/>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258" draw:text-style-name="P10" draw:layer="layout" svg:width="2.118cm" svg:height="1.406cm" svg:x="3.213cm" svg:y="7.273cm" svg:viewBox="0 0 2119 1407" svg:d="M2 1407c176 0 2117-874 2117-1141 0-266-272-266-450-266 0 114-1732 570-1667 1407z">
                <text:p/>
              </draw:path>
              <draw:g>
                <draw:polygon draw:style-name="gr259" draw:text-style-name="P11" draw:layer="layout" svg:width="2.245cm" svg:height="2.09cm" svg:x="0.841cm" svg:y="6.512cm" svg:viewBox="0 0 2246 2091" draw:points="0,762 0,0 2246,1331 2246,2091">
                  <text:p/>
                </draw:polygon>
                <draw:polygon draw:style-name="gr260" draw:text-style-name="P12" draw:layer="layout" svg:width="1.923cm" svg:height="1.9cm" svg:x="3.086cm" svg:y="6.703cm" svg:viewBox="0 0 1924 1901" draw:points="0,1901 0,1140 1924,0 1924,762">
                  <text:p/>
                </draw:polygon>
                <draw:polygon draw:style-name="gr261" draw:text-style-name="P13" draw:layer="layout" svg:width="4.169cm" svg:height="2.47cm" svg:x="0.841cm" svg:y="5.372cm" svg:viewBox="0 0 4170 2471" draw:points="2246,2471 0,1140 1924,0 4170,1331">
                  <text:p/>
                </draw:polygon>
                <draw:line draw:style-name="gr262" draw:text-style-name="P14" draw:layer="layout" svg:x1="1.61cm" svg:y1="7.12cm" svg:x2="1.61cm" svg:y2="7.577cm">
                  <text:p/>
                </draw:line>
                <draw:line draw:style-name="gr263" draw:text-style-name="P14" draw:layer="layout" svg:x1="3.023cm" svg:y1="8.095cm" svg:x2="1.996cm" svg:y2="7.486cm">
                  <text:p/>
                </draw:line>
                <draw:line draw:style-name="gr264" draw:text-style-name="P14" draw:layer="layout" svg:x1="1.99cm" svg:y1="7.349cm" svg:x2="1.99cm" svg:y2="7.502cm">
                  <text:p/>
                </draw:line>
                <draw:line draw:style-name="gr265" draw:text-style-name="P14" draw:layer="layout" svg:x1="3.016cm" svg:y1="7.957cm" svg:x2="3.016cm" svg:y2="8.11cm">
                  <text:p/>
                </draw:line>
                <draw:line draw:style-name="gr266" draw:text-style-name="P14" draw:layer="layout" svg:x1="3.017cm" svg:y1="7.958cm" svg:x2="1.99cm" svg:y2="7.349cm">
                  <text:p/>
                </draw:line>
                <draw:polygon draw:style-name="gr267" draw:text-style-name="P15" draw:layer="layout" svg:width="0.128cm" svg:height="0.228cm" svg:x="1.739cm" svg:y="7.198cm" svg:viewBox="0 0 129 229" draw:points="0,153 0,0 129,76 129,229">
                  <text:p/>
                </draw:polygon>
                <draw:line draw:style-name="gr268" draw:text-style-name="P14" draw:layer="layout" svg:x1="1.481cm" svg:y1="7.045cm" svg:x2="1.481cm" svg:y2="7.502cm">
                  <text:p/>
                </draw:line>
                <draw:line draw:style-name="gr269" draw:text-style-name="P14" draw:layer="layout" svg:x1="1.353cm" svg:y1="6.969cm" svg:x2="1.353cm" svg:y2="7.426cm">
                  <text:p/>
                </draw:line>
                <draw:line draw:style-name="gr270" draw:text-style-name="P14" draw:layer="layout" svg:x1="1.226cm" svg:y1="6.893cm" svg:x2="1.226cm" svg:y2="7.35cm">
                  <text:p/>
                </draw:line>
                <draw:line draw:style-name="gr271" draw:text-style-name="P14" draw:layer="layout" svg:x1="1.098cm" svg:y1="6.816cm" svg:x2="1.098cm" svg:y2="7.273cm">
                  <text:p/>
                </draw:line>
                <draw:line draw:style-name="gr272" draw:text-style-name="P14" draw:layer="layout" svg:x1="0.969cm" svg:y1="6.74cm" svg:x2="0.969cm" svg:y2="7.197cm">
                  <text:p/>
                </draw:line>
                <draw:polygon draw:style-name="gr273" draw:text-style-name="P11" draw:layer="layout" svg:width="0.128cm" svg:height="0.836cm" svg:x="0.712cm" svg:y="6.436cm" svg:viewBox="0 0 129 837" draw:points="0,762 0,0 129,76 129,837">
                  <text:p/>
                </draw:polygon>
                <draw:polygon draw:style-name="gr274" draw:text-style-name="P11" draw:layer="layout" svg:width="0.128cm" svg:height="0.836cm" svg:x="3.086cm" svg:y="7.843cm" svg:viewBox="0 0 129 837" draw:points="0,762 0,0 129,76 129,837">
                  <text:p/>
                </draw:polygon>
                <draw:polygon draw:style-name="gr275" draw:text-style-name="P16" draw:layer="layout" svg:width="4.298cm" svg:height="3.307cm" svg:x="0.712cm" svg:y="5.372cm" svg:viewBox="0 0 4299 3308" draw:points="0,1826 0,1064 129,1140 2053,0 4299,1331 4299,2091 2503,3155 2503,3308">
                  <text:p/>
                </draw:polygon>
              </draw:g>
            </draw:g>
            <draw:g>
              <draw:glue-point draw:id="4" svg:x="-0.119cm" svg:y="0.226cm"/>
              <draw:g>
                <draw:glue-point draw:id="4" svg:x="0cm" svg:y="0cm"/>
                <draw:path draw:style-name="gr276" draw:text-style-name="P10" draw:layer="layout" svg:width="0.472cm" svg:height="0.425cm" svg:x="4.294cm" svg:y="8.603cm" svg:viewBox="0 0 473 426" svg:d="M0 426c206 0 473-122 473-244s-8-182-157-182c0 132-316 254-316 426z">
                  <text:p/>
                </draw:path>
                <draw:path draw:style-name="gr277" draw:text-style-name="P26" draw:layer="layout" svg:width="1.154cm" svg:height="0.732cm" svg:x="3.444cm" svg:y="8.329cm" svg:viewBox="0 0 1155 733" svg:d="M1155 0c0 0 0 488 0 366 2 215-248 367-575 367-329 0-580-152-580-367 0 0 0-151 0-366 0 215 263 366 578 366 316 0 577-151 577-366z">
                  <text:p/>
                </draw:path>
                <draw:path draw:style-name="gr278" draw:text-style-name="P27" draw:layer="layout" svg:width="1.154cm" svg:height="0.732cm" svg:x="3.444cm" svg:y="7.957cm" svg:viewBox="0 0 1155 733" svg:d="M578 0c329 0 577 159 577 366 0 208-248 367-577 367-327 0-578-159-578-367 0-207 251-366 578-366z">
                  <text:p/>
                </draw:path>
                <draw:polygon draw:style-name="gr279" draw:text-style-name="P28" draw:layer="layout" svg:width="0.315cm" svg:height="0.181cm" svg:x="4.075cm" svg:y="8.358cm" svg:viewBox="0 0 316 182" draw:points="157,0 106,31 316,153 263,182 51,60 0,93 0,0">
                  <text:p/>
                </draw:polygon>
                <draw:polygon draw:style-name="gr280" draw:text-style-name="P28" draw:layer="layout" svg:width="0.315cm" svg:height="0.181cm" svg:x="3.657cm" svg:y="8.116cm" svg:viewBox="0 0 316 182" draw:points="263,122 316,93 316,182 157,182 208,153 0,31 51,0">
                  <text:p/>
                </draw:polygon>
                <draw:polygon draw:style-name="gr281" draw:text-style-name="P28" draw:layer="layout" svg:width="0.315cm" svg:height="0.181cm" svg:x="3.657cm" svg:y="8.358cm" svg:viewBox="0 0 316 182" draw:points="51,122 263,0 316,31 106,153 157,182 0,182 0,93">
                  <text:p/>
                </draw:polygon>
                <draw:polygon draw:style-name="gr282" draw:text-style-name="P28" draw:layer="layout" svg:width="0.315cm" svg:height="0.181cm" svg:x="4.075cm" svg:y="8.116cm" svg:viewBox="0 0 316 182" draw:points="208,31 157,0 316,0 316,93 263,60 51,182 0,153">
                  <text:p/>
                </draw:polygon>
                <draw:path draw:style-name="gr283" draw:text-style-name="P27" draw:layer="layout" svg:width="1.154cm" svg:height="0.365cm" svg:x="3.444cm" svg:y="8.452cm" svg:viewBox="0 0 1155 366" svg:d="M1155 0c0 207-248 366-577 366-327 0-578-159-578-366">
                  <text:p/>
                </draw:path>
                <draw:line draw:style-name="gr284" draw:text-style-name="P29" draw:layer="layout" svg:x1="3.497cm" svg:y1="8.481cm" svg:x2="3.497cm" svg:y2="8.603cm">
                  <text:p/>
                </draw:line>
                <draw:line draw:style-name="gr285" draw:text-style-name="P29" draw:layer="layout" svg:x1="3.602cm" svg:y1="8.574cm" svg:x2="3.602cm" svg:y2="8.696cm">
                  <text:p/>
                </draw:line>
                <draw:line draw:style-name="gr286" draw:text-style-name="P29" draw:layer="layout" svg:x1="3.759cm" svg:y1="8.667cm" svg:x2="3.759cm" svg:y2="8.789cm">
                  <text:p/>
                </draw:line>
                <draw:line draw:style-name="gr287" draw:text-style-name="P29" draw:layer="layout" svg:x1="3.916cm" svg:y1="8.696cm" svg:x2="3.916cm" svg:y2="8.818cm">
                  <text:p/>
                </draw:line>
                <draw:line draw:style-name="gr288" draw:text-style-name="P29" draw:layer="layout" svg:x1="4.126cm" svg:y1="8.696cm" svg:x2="4.126cm" svg:y2="8.818cm">
                  <text:p/>
                </draw:line>
                <draw:line draw:style-name="gr289" draw:text-style-name="P29" draw:layer="layout" svg:x1="4.285cm" svg:y1="8.667cm" svg:x2="4.285cm" svg:y2="8.789cm">
                  <text:p/>
                </draw:line>
                <draw:line draw:style-name="gr290" draw:text-style-name="P29" draw:layer="layout" svg:x1="4.442cm" svg:y1="8.574cm" svg:x2="4.442cm" svg:y2="8.696cm">
                  <text:p/>
                </draw:line>
                <draw:line draw:style-name="gr291" draw:text-style-name="P29" draw:layer="layout" svg:x1="4.548cm" svg:y1="8.481cm" svg:x2="4.548cm" svg:y2="8.603cm">
                  <text:p/>
                </draw:line>
                <draw:line draw:style-name="gr292" draw:text-style-name="P29" draw:layer="layout" svg:x1="4.03cm" svg:y1="8.816cm" svg:x2="4.03cm" svg:y2="8.938cm">
                  <text:p/>
                </draw:line>
                <draw:line draw:style-name="gr293" draw:text-style-name="P29" draw:layer="layout" svg:x1="4.234cm" svg:y1="8.787cm" svg:x2="4.234cm" svg:y2="8.909cm">
                  <text:p/>
                </draw:line>
                <draw:line draw:style-name="gr294" draw:text-style-name="P29" draw:layer="layout" svg:x1="4.391cm" svg:y1="8.727cm" svg:x2="4.391cm" svg:y2="8.849cm">
                  <text:p/>
                </draw:line>
                <draw:line draw:style-name="gr295" draw:text-style-name="P29" draw:layer="layout" svg:x1="4.497cm" svg:y1="8.667cm" svg:x2="4.497cm" svg:y2="8.789cm">
                  <text:p/>
                </draw:line>
                <draw:line draw:style-name="gr296" draw:text-style-name="P29" draw:layer="layout" svg:x1="3.812cm" svg:y1="8.787cm" svg:x2="3.812cm" svg:y2="8.909cm">
                  <text:p/>
                </draw:line>
                <draw:line draw:style-name="gr297" draw:text-style-name="P29" draw:layer="layout" svg:x1="3.657cm" svg:y1="8.727cm" svg:x2="3.657cm" svg:y2="8.849cm">
                  <text:p/>
                </draw:line>
                <draw:line draw:style-name="gr298" draw:text-style-name="P29" draw:layer="layout" svg:x1="3.555cm" svg:y1="8.667cm" svg:x2="3.555cm" svg:y2="8.789cm">
                  <text:p/>
                </draw:line>
                <draw:path draw:style-name="gr299" draw:text-style-name="P27" draw:layer="layout" svg:width="1.154cm" svg:height="0.365cm" svg:x="3.444cm" svg:y="8.574cm" svg:viewBox="0 0 1155 366" svg:d="M1155 0c0 207-248 366-577 366-327 0-578-159-578-366">
                  <text:p/>
                </draw:path>
                <draw:line draw:style-name="gr300" draw:text-style-name="P29" draw:layer="layout" svg:x1="3.497cm" svg:y1="8.727cm" svg:x2="3.497cm" svg:y2="8.849cm">
                  <text:p/>
                </draw:line>
                <draw:line draw:style-name="gr301" draw:text-style-name="P29" draw:layer="layout" svg:x1="3.602cm" svg:y1="8.818cm" svg:x2="3.602cm" svg:y2="8.94cm">
                  <text:p/>
                </draw:line>
                <draw:line draw:style-name="gr302" draw:text-style-name="P29" draw:layer="layout" svg:x1="3.759cm" svg:y1="8.909cm" svg:x2="3.759cm" svg:y2="9.031cm">
                  <text:p/>
                </draw:line>
                <draw:line draw:style-name="gr303" draw:text-style-name="P29" draw:layer="layout" svg:x1="3.916cm" svg:y1="8.938cm" svg:x2="3.916cm" svg:y2="9.06cm">
                  <text:p/>
                </draw:line>
                <draw:line draw:style-name="gr304" draw:text-style-name="P29" draw:layer="layout" svg:x1="4.126cm" svg:y1="8.938cm" svg:x2="4.126cm" svg:y2="9.06cm">
                  <text:p/>
                </draw:line>
                <draw:line draw:style-name="gr305" draw:text-style-name="P29" draw:layer="layout" svg:x1="4.285cm" svg:y1="8.909cm" svg:x2="4.285cm" svg:y2="9.031cm">
                  <text:p/>
                </draw:line>
                <draw:line draw:style-name="gr306" draw:text-style-name="P29" draw:layer="layout" svg:x1="4.442cm" svg:y1="8.818cm" svg:x2="4.442cm" svg:y2="8.94cm">
                  <text:p/>
                </draw:line>
                <draw:line draw:style-name="gr307" draw:text-style-name="P29" draw:layer="layout" svg:x1="4.548cm" svg:y1="8.727cm" svg:x2="4.548cm" svg:y2="8.849cm">
                  <text:p/>
                </draw:line>
                <draw:path draw:style-name="gr308" draw:text-style-name="P30" draw:layer="layout" svg:width="1.156cm" svg:height="1.098cm" svg:x="3.444cm" svg:y="7.963cm" svg:viewBox="0 0 1157 1099" svg:d="M578 0c329 0 579 159 579 366l-2 367c0 213-261 366-577 366-315 0-578-153-578-366v-367c0-207 251-366 578-366z">
                  <text:p/>
                </draw:path>
              </draw:g>
            </draw:g>
          </draw:g>
        </draw:g>
        <draw:custom-shape draw:style-name="gr309" draw:text-style-name="P31" draw:layer="layout" svg:width="4cm" svg:height="1.72cm" svg:x="1.2cm" svg:y="0.8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5"><text:span text:style-name="T6">Internet</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tillium Web" svg:font-family="'Titillium Web'"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style:font-face style:name="Noto Sans" svg:font-family="'Noto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微软雅黑" svg:font-family="微软雅黑" style:font-family-generic="system" style:font-pitch="variable"/>
  </office:font-face-decls>
  <office:styles>
    <draw:gradient draw:name="Gradient_20_3" draw:display-name="Gradient 3" draw:style="axial" draw:start-color="#dddddd" draw:end-color="#b2b2b2" draw:start-intensity="100%" draw:end-intensity="100%" draw:angle="0" draw:border="0%"/>
    <draw:gradient draw:name="Gradient_20_5" draw:display-name="Gradient 5" draw:style="square" draw:cx="50%" draw:cy="50%" draw:start-color="#dddddd" draw:end-color="#b2b2b2" draw:start-intensity="100%" draw:end-intensity="100%" draw:angle="0" draw:border="0%"/>
    <draw:gradient draw:name="Greyscale_20_Linear_20_T" draw:display-name="Greyscale Linear T" draw:style="linear" draw:start-color="#000000" draw:end-color="#ffffff" draw:start-intensity="100%" draw:end-intensity="100%" draw:angle="0" draw:border="10%"/>
    <draw:gradient draw:name="Light_20_Grey_20_Linear_20_L" draw:display-name="Light Grey Linear L" draw:style="linear" draw:start-color="#b3b3b3" draw:end-color="#e5e5e5" draw:start-intensity="100%" draw:end-intensity="100%" draw:angle="900" draw:border="10%"/>
    <draw:gradient draw:name="Light_20_Grey_20_Linear_20_T" draw:display-name="Light Grey Linear T" draw:style="linear" draw:start-color="#b3b3b3" draw:end-color="#e5e5e5" draw:start-intensity="100%" draw:end-intensity="100%" draw:angle="0" draw:border="10%"/>
    <draw:gradient draw:name="Light_20_Grey_20_Square_20_BR" draw:display-name="Light Grey Square BR" draw:style="square" draw:cx="30%" draw:cy="30%" draw:start-color="#b3b3b3" draw:end-color="#e5e5e5" draw:start-intensity="100%" draw:end-intensity="100%" draw:angle="0" draw:border="0%"/>
    <draw:gradient draw:name="Light_20_Red_20_Axial_20_H" draw:display-name="Light Red Axial H" draw:style="axial" draw:start-color="#f8e8ea" draw:end-color="#de8e96" draw:start-intensity="100%" draw:end-intensity="100%" draw:angle="900" draw:border="0%"/>
    <draw:gradient draw:name="Light_20_Red_20_Linear_20_L" draw:display-name="Light Red Linear L" draw:style="linear" draw:start-color="#de8e96" draw:end-color="#f8e8ea" draw:start-intensity="100%" draw:end-intensity="100%" draw:angle="900" draw:border="10%"/>
    <draw:gradient draw:name="Light_20_Red_20_Linear_20_T" draw:display-name="Light Red Linear T" draw:style="linear" draw:start-color="#de8e96" draw:end-color="#f8e8ea" draw:start-intensity="100%" draw:end-intensity="100%" draw:angle="0" draw:border="10%"/>
    <draw:gradient draw:name="Light_20_Red_20_Square_20_BR" draw:display-name="Light Red Square BR" draw:style="square" draw:cx="30%" draw:cy="30%" draw:start-color="#de8e96" draw:end-color="#f8e8ea" draw:start-intensity="100%" draw:end-intensity="100%" draw:angle="0" draw:border="0%"/>
    <draw:gradient draw:name="VRT_20_Light_20_Axial_20_V" draw:display-name="VRT Light Axial V" draw:style="axial" draw:start-color="#7fb9dd" draw:end-color="#0073bc" draw:start-intensity="100%" draw:end-intensity="100%" draw:angle="0" draw:border="0%"/>
    <draw:gradient draw:name="VRT_20_Light_20_Linear_20_T" draw:display-name="VRT Light Linear T" draw:style="linear" draw:start-color="#0073bc" draw:end-color="#7fb9dd" draw:start-intensity="100%" draw:end-intensity="100%" draw:angle="0" draw:border="10%"/>
    <draw:marker draw:name="Arrow" svg:viewBox="0 0 20 30" svg:d="M10 0l-10 30h20z"/>
    <draw:marker draw:name="Small_20_Arrow" draw:display-name="Small Arrow" svg:viewBox="0 0 1321 3493" svg:d="M1321 3493h-1321l661-3493z"/>
    <draw:stroke-dash draw:name="Dashed_20__28_var_29__20_1" draw:display-name="Dashed (var) 1" draw:style="rect" draw:dots1="1" draw:dots1-length="0.02cm" draw:dots2="1" draw:dots2-length="0.02cm" draw:distance="0.02cm"/>
    <draw:stroke-dash draw:name="Dashed_20__28_var_29__20_2" draw:display-name="Dashed (var) 2"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Noto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6.79cm" fo:page-height="16.84cm" style:print-orientation="portrait"/>
    </style:page-layout>
    <style:style style:name="Mdp1" style:family="drawing-page">
      <style:drawing-page-properties draw:background-size="border" draw:fill="none" draw:fill-color="#add58a"/>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02T10:09:25.904041657</meta:creation-date>
    <dc:date>2019-02-01T10:42:17.548029866</dc:date>
    <meta:editing-duration>PT52M47S</meta:editing-duration>
    <meta:editing-cycles>14</meta:editing-cycles>
    <meta:generator>LibreOffice/6.0.7.3$Linux_X86_64 LibreOffice_project/dc89aa7a9eabfd848af146d5086077aeed2ae4a5</meta:generator>
    <dc:creator>Thorsten Koslowski</dc:creator>
    <meta:document-statistic meta:object-count="487"/>
  </office:meta>
</office:document-meta>
</file>